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force</text:p>
          </table:table-cell>
          <table:table-cell table:number-columns-repeated="3" table:style-name="ce1" office:value-type="float" office:value="0.0000206926169364234" calcext:value-type="float">
            <text:p>2.07E-05</text:p>
          </table:table-cell>
          <table:table-cell/>
          <table:table-cell table:style-name="ce1" office:value-type="string" calcext:value-type="string">
            <text:p>force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105174471912496" calcext:value-type="float">
            <text:p>1.05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contact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105174471912496" calcext:value-type="float">
            <text:p>1.05E-03</text:p>
          </table:table-cell>
          <table:table-cell table:style-name="ce1"/>
          <table:table-cell office:value-type="string" calcext:value-type="string">
            <text:p>noconnoforce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105174471912496" calcext:value-type="float">
            <text:p>0.001051744719125</text:p>
          </table:table-cell>
          <table:table-cell/>
          <table:table-cell office:value-type="string" calcext:value-type="string">
            <text:p>roll</text:p>
          </table:table-cell>
          <table:table-cell table:number-columns-repeated="3" table:style-name="ce1" office:value-type="float" office:value="0.0000206926169364234" calcext:value-type="float">
            <text:p>2.07E-05</text:p>
          </table:table-cell>
          <table:table-cell office:value-type="string" calcext:value-type="string">
            <text:p>pitch</text:p>
          </table:table-cell>
          <table:table-cell office:value-type="float" office:value="0.00105174471912496" calcext:value-type="float">
            <text:p>0.001051744719125</text:p>
          </table:table-cell>
          <table:table-cell table:number-columns-repeated="2" table:style-name="ce1" office:value-type="float" office:value="0.00105174471912496" calcext:value-type="float">
            <text:p>1.05E-03</text:p>
          </table:table-cell>
        </table:table-row>
        <table:table-row table:style-name="ro1">
          <table:table-cell office:value-type="string" calcext:value-type="string">
            <text:p>noconnoforc</text:p>
          </table:table-cell>
          <table:table-cell table:number-columns-repeated="3" table:style-name="ce1" office:value-type="float" office:value="0.0000379639689871204" calcext:value-type="float">
            <text:p>3.80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198658823639319" calcext:value-type="float">
            <text:p>1.99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198658823639319" calcext:value-type="float">
            <text:p>1.99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198658823639319" calcext:value-type="float">
            <text:p>0.001986588236393</text:p>
          </table:table-cell>
          <table:table-cell/>
          <table:table-cell office:value-type="string" calcext:value-type="string">
            <text:p>imu</text:p>
          </table:table-cell>
          <table:table-cell table:number-columns-repeated="3" table:style-name="ce1" office:value-type="float" office:value="0.0000379639689871204" calcext:value-type="float">
            <text:p>3.80E-05</text:p>
          </table:table-cell>
          <table:table-cell office:value-type="string" calcext:value-type="string">
            <text:p>imu</text:p>
          </table:table-cell>
          <table:table-cell office:value-type="float" office:value="0.00198658823639319" calcext:value-type="float">
            <text:p>0.001986588236393</text:p>
          </table:table-cell>
          <table:table-cell table:number-columns-repeated="2" table:style-name="ce1" office:value-type="float" office:value="0.00198658823639319" calcext:value-type="float">
            <text:p>1.99E-03</text:p>
          </table:table-cell>
        </table:table-row>
        <table:table-row table:style-name="ro1">
          <table:table-cell office:value-type="string" calcext:value-type="string">
            <text:p>con_noforce</text:p>
          </table:table-cell>
          <table:table-cell table:number-columns-repeated="3" table:style-name="ce1" office:value-type="float" office:value="0.0000530565433121814" calcext:value-type="float">
            <text:p>5.31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281824588154801" calcext:value-type="float">
            <text:p>2.82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281824588154801" calcext:value-type="float">
            <text:p>2.82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281824588154801" calcext:value-type="float">
            <text:p>0.002818245881548</text:p>
          </table:table-cell>
          <table:table-cell/>
          <table:table-cell office:value-type="string" calcext:value-type="string">
            <text:p>imu_contacts</text:p>
          </table:table-cell>
          <table:table-cell table:number-columns-repeated="3" table:style-name="ce1" office:value-type="float" office:value="0.0000530565433121814" calcext:value-type="float">
            <text:p>5.31E-05</text:p>
          </table:table-cell>
          <table:table-cell office:value-type="string" calcext:value-type="string">
            <text:p>imu_contacts</text:p>
          </table:table-cell>
          <table:table-cell office:value-type="float" office:value="0.00281824588154801" calcext:value-type="float">
            <text:p>0.002818245881548</text:p>
          </table:table-cell>
          <table:table-cell table:number-columns-repeated="2" table:style-name="ce1" office:value-type="float" office:value="0.00281824588154801" calcext:value-type="float">
            <text:p>2.82E-03</text:p>
          </table:table-cell>
        </table:table-row>
        <table:table-row table:style-name="ro1">
          <table:table-cell/>
          <table:table-cell table:number-columns-repeated="3" table:style-name="ce1" office:value-type="float" office:value="0.0000662737535308732" calcext:value-type="float">
            <text:p>6.63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355873469486859" calcext:value-type="float">
            <text:p>3.56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355873469486859" calcext:value-type="float">
            <text:p>3.56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355873469486859" calcext:value-type="float">
            <text:p>0.003558734694869</text:p>
          </table:table-cell>
          <table:table-cell/>
          <table:table-cell office:value-type="string" calcext:value-type="string">
            <text:p>imu_force</text:p>
          </table:table-cell>
          <table:table-cell table:number-columns-repeated="3" table:style-name="ce1" office:value-type="float" office:value="0.0000662737535308732" calcext:value-type="float">
            <text:p>6.63E-05</text:p>
          </table:table-cell>
          <table:table-cell office:value-type="string" calcext:value-type="string">
            <text:p>imu_force</text:p>
          </table:table-cell>
          <table:table-cell office:value-type="float" office:value="0.00355873469486859" calcext:value-type="float">
            <text:p>0.003558734694869</text:p>
          </table:table-cell>
          <table:table-cell table:number-columns-repeated="2" table:style-name="ce1" office:value-type="float" office:value="0.00355873469486859" calcext:value-type="float">
            <text:p>3.56E-03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3" table:style-name="ce1" office:value-type="float" office:value="0.0000786659370112958" calcext:value-type="float">
            <text:p>7.87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421861433395983" calcext:value-type="float">
            <text:p>4.22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421861433395983" calcext:value-type="float">
            <text:p>4.22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421861433395983" calcext:value-type="float">
            <text:p>0.00421861433396</text:p>
          </table:table-cell>
          <table:table-cell table:number-columns-repeated="2"/>
          <table:table-cell table:number-columns-repeated="3" table:style-name="ce1" office:value-type="float" office:value="0.0000786659370112958" calcext:value-type="float">
            <text:p>7.87E-05</text:p>
          </table:table-cell>
          <table:table-cell/>
          <table:table-cell office:value-type="float" office:value="0.00421861433395983" calcext:value-type="float">
            <text:p>0.00421861433396</text:p>
          </table:table-cell>
          <table:table-cell table:number-columns-repeated="2" table:style-name="ce1" office:value-type="float" office:value="0.00421861433395983" calcext:value-type="float">
            <text:p>4.22E-03</text:p>
          </table:table-cell>
        </table:table-row>
        <table:table-row table:style-name="ro1">
          <table:table-cell office:value-type="string" calcext:value-type="string">
            <text:p>Imu+contacts</text:p>
          </table:table-cell>
          <table:table-cell table:number-columns-repeated="3" table:style-name="ce1" office:value-type="float" office:value="0.0000894986051180757" calcext:value-type="float">
            <text:p>8.95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480709802864231" calcext:value-type="float">
            <text:p>4.81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480709802864231" calcext:value-type="float">
            <text:p>4.81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480709802864231" calcext:value-type="float">
            <text:p>0.004807098028642</text:p>
          </table:table-cell>
          <table:table-cell table:number-columns-repeated="2"/>
          <table:table-cell table:number-columns-repeated="3" table:style-name="ce1" office:value-type="float" office:value="0.0000894986051180757" calcext:value-type="float">
            <text:p>8.95E-05</text:p>
          </table:table-cell>
          <table:table-cell/>
          <table:table-cell office:value-type="float" office:value="0.00480709802864231" calcext:value-type="float">
            <text:p>0.004807098028642</text:p>
          </table:table-cell>
          <table:table-cell table:number-columns-repeated="2" table:style-name="ce1" office:value-type="float" office:value="0.00480709802864231" calcext:value-type="float">
            <text:p>4.81E-03</text:p>
          </table:table-cell>
        </table:table-row>
        <table:table-row table:style-name="ro1">
          <table:table-cell office:value-type="string" calcext:value-type="string">
            <text:p>imu+force</text:p>
          </table:table-cell>
          <table:table-cell table:number-columns-repeated="3" table:style-name="ce1" office:value-type="float" office:value="0.0000989839632512726" calcext:value-type="float">
            <text:p>9.90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533230177111719" calcext:value-type="float">
            <text:p>5.33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table:style-name="ce1" office:value-type="float" office:value="0.00533230177111719" calcext:value-type="float">
            <text:p>5.33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533230177111719" calcext:value-type="float">
            <text:p>0.005332301771117</text:p>
          </table:table-cell>
          <table:table-cell table:number-columns-repeated="2"/>
          <table:table-cell table:number-columns-repeated="3" table:style-name="ce1" office:value-type="float" office:value="0.0000989839632512726" calcext:value-type="float">
            <text:p>9.90E-05</text:p>
          </table:table-cell>
          <table:table-cell/>
          <table:table-cell office:value-type="float" office:value="0.00533230177111719" calcext:value-type="float">
            <text:p>0.005332301771117</text:p>
          </table:table-cell>
          <table:table-cell table:number-columns-repeated="2" table:style-name="ce1" office:value-type="float" office:value="0.00533230177111719" calcext:value-type="float">
            <text:p>5.33E-03</text:p>
          </table:table-cell>
        </table:table-row>
        <table:table-row table:style-name="ro1">
          <table:table-cell/>
          <table:table-cell table:number-columns-repeated="3" office:value-type="float" office:value="0.000107303335391071" calcext:value-type="float">
            <text:p>0.0001073033353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 table:number-columns-repeated="2"/>
          <table:table-cell table:number-columns-repeated="3" office:value-type="float" office:value="0.000107303335391071" calcext:value-type="float">
            <text:p>0.000107303335391</text:p>
          </table:table-cell>
          <table:table-cell/>
          <table:table-cell table:number-columns-repeated="3" office:value-type="float" office:value="0.00580135974739013" calcext:value-type="float">
            <text:p>0.00580135974739</text:p>
          </table:table-cell>
        </table:table-row>
        <table:table-row table:style-name="ro1">
          <table:table-cell/>
          <table:table-cell table:number-columns-repeated="3" office:value-type="float" office:value="0.000114612245612384" calcext:value-type="float">
            <text:p>0.0001146122456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 table:number-columns-repeated="2"/>
          <table:table-cell table:number-columns-repeated="3" office:value-type="float" office:value="0.000114612245612384" calcext:value-type="float">
            <text:p>0.000114612245612</text:p>
          </table:table-cell>
          <table:table-cell/>
          <table:table-cell table:number-columns-repeated="3" office:value-type="float" office:value="0.00622055054841962" calcext:value-type="float">
            <text:p>0.00622055054842</text:p>
          </table:table-cell>
        </table:table-row>
        <table:table-row table:style-name="ro1">
          <table:table-cell/>
          <table:table-cell table:number-columns-repeated="3" office:value-type="float" office:value="0.000120147695659607" calcext:value-type="float">
            <text:p>0.000120147695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 table:number-columns-repeated="2"/>
          <table:table-cell table:number-columns-repeated="3" office:value-type="float" office:value="0.000120147695659607" calcext:value-type="float">
            <text:p>0.00012014769566</text:p>
          </table:table-cell>
          <table:table-cell/>
          <table:table-cell table:number-columns-repeated="3" office:value-type="float" office:value="0.00659538301262592" calcext:value-type="float">
            <text:p>0.006595383012626</text:p>
          </table:table-cell>
        </table:table-row>
        <table:table-row table:style-name="ro1">
          <table:table-cell/>
          <table:table-cell table:number-columns-repeated="3" office:value-type="float" office:value="0.000125097477071206" calcext:value-type="float">
            <text:p>0.0001250974770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 table:number-columns-repeated="2"/>
          <table:table-cell table:number-columns-repeated="3" office:value-type="float" office:value="0.000125097477071206" calcext:value-type="float">
            <text:p>0.000125097477071</text:p>
          </table:table-cell>
          <table:table-cell/>
          <table:table-cell table:number-columns-repeated="3" office:value-type="float" office:value="0.00693076613298732" calcext:value-type="float">
            <text:p>0.006930766132987</text:p>
          </table:table-cell>
        </table:table-row>
        <table:table-row table:style-name="ro1">
          <table:table-cell/>
          <table:table-cell table:number-columns-repeated="3" office:value-type="float" office:value="0.00148360155814224" calcext:value-type="float">
            <text:p>0.0014836015581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 table:number-columns-repeated="2"/>
          <table:table-cell table:number-columns-repeated="3" office:value-type="float" office:value="0.00148360155814224" calcext:value-type="float">
            <text:p>0.001483601558142</text:p>
          </table:table-cell>
          <table:table-cell/>
          <table:table-cell table:number-columns-repeated="3" office:value-type="float" office:value="-0.0235687730814084" calcext:value-type="float">
            <text:p>-0.023568773081408</text:p>
          </table:table-cell>
        </table:table-row>
        <table:table-row table:style-name="ro1">
          <table:table-cell/>
          <table:table-cell table:number-columns-repeated="3" office:value-type="float" office:value="0.00164907597834062" calcext:value-type="float">
            <text:p>0.0016490759783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 table:number-columns-repeated="2"/>
          <table:table-cell table:number-columns-repeated="3" office:value-type="float" office:value="0.00164907597834062" calcext:value-type="float">
            <text:p>0.001649075978341</text:p>
          </table:table-cell>
          <table:table-cell/>
          <table:table-cell table:number-columns-repeated="3" office:value-type="float" office:value="-0.0285357177502095" calcext:value-type="float">
            <text:p>-0.02853571775021</text:p>
          </table:table-cell>
        </table:table-row>
        <table:table-row table:style-name="ro1">
          <table:table-cell/>
          <table:table-cell table:number-columns-repeated="3" office:value-type="float" office:value="0.00182646746060747" calcext:value-type="float">
            <text:p>0.0018264674606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 table:number-columns-repeated="2"/>
          <table:table-cell table:number-columns-repeated="3" office:value-type="float" office:value="0.00182646746060747" calcext:value-type="float">
            <text:p>0.001826467460607</text:p>
          </table:table-cell>
          <table:table-cell/>
          <table:table-cell table:number-columns-repeated="3" office:value-type="float" office:value="-0.030727185154952" calcext:value-type="float">
            <text:p>-0.030727185154952</text:p>
          </table:table-cell>
        </table:table-row>
        <table:table-row table:style-name="ro1">
          <table:table-cell/>
          <table:table-cell table:number-columns-repeated="3" office:value-type="float" office:value="0.00200440319725272" calcext:value-type="float">
            <text:p>0.0020044031972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 table:number-columns-repeated="2"/>
          <table:table-cell table:number-columns-repeated="3" office:value-type="float" office:value="0.00200440319725272" calcext:value-type="float">
            <text:p>0.002004403197253</text:p>
          </table:table-cell>
          <table:table-cell/>
          <table:table-cell table:number-columns-repeated="3" office:value-type="float" office:value="-0.0299216888783705" calcext:value-type="float">
            <text:p>-0.029921688878371</text:p>
          </table:table-cell>
        </table:table-row>
        <table:table-row table:style-name="ro1">
          <table:table-cell/>
          <table:table-cell table:number-columns-repeated="3" office:value-type="float" office:value="0.00218250171459853" calcext:value-type="float">
            <text:p>0.0021825017145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 table:number-columns-repeated="2"/>
          <table:table-cell table:number-columns-repeated="3" office:value-type="float" office:value="0.00218250171459853" calcext:value-type="float">
            <text:p>0.002182501714599</text:p>
          </table:table-cell>
          <table:table-cell/>
          <table:table-cell table:number-columns-repeated="3" office:value-type="float" office:value="-0.025864770313843" calcext:value-type="float">
            <text:p>-0.025864770313843</text:p>
          </table:table-cell>
        </table:table-row>
        <table:table-row table:style-name="ro1">
          <table:table-cell/>
          <table:table-cell table:style-name="ce1" office:value-type="float" office:value="0.00243700110952961" calcext:value-type="float">
            <text:p>2.44E-03</text:p>
          </table:table-cell>
          <table:table-cell table:number-columns-repeated="2" office:value-type="float" office:value="0.00243700110952961" calcext:value-type="float">
            <text:p>0.0024370011095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243700110952961" calcext:value-type="float">
            <text:p>2.44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243700110952961" calcext:value-type="float">
            <text:p>0.00243700110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43700110952961" calcext:value-type="float">
            <text:p>0.00243700110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 table:number-columns-repeated="2"/>
          <table:table-cell table:number-columns-repeated="2" office:value-type="float" office:value="0.00243700110952961" calcext:value-type="float">
            <text:p>0.00243700110953</text:p>
          </table:table-cell>
          <table:table-cell table:style-name="ce1" office:value-type="float" office:value="0.00243700110952961" calcext:value-type="float">
            <text:p>2.44E-03</text:p>
          </table:table-cell>
          <table:table-cell/>
          <table:table-cell table:number-columns-repeated="3" office:value-type="float" office:value="-0.019774413584248" calcext:value-type="float">
            <text:p>-0.019774413584248</text:p>
          </table:table-cell>
        </table:table-row>
        <table:table-row table:style-name="ro1">
          <table:table-cell/>
          <table:table-cell table:style-name="ce1" office:value-type="float" office:value="0.00264616382435735" calcext:value-type="float">
            <text:p>2.65E-03</text:p>
          </table:table-cell>
          <table:table-cell table:number-columns-repeated="2" office:value-type="float" office:value="0.00264616382435735" calcext:value-type="float">
            <text:p>0.002646163824357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264616382435735" calcext:value-type="float">
            <text:p>2.6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264616382435735" calcext:value-type="float">
            <text:p>0.002646163824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64616382435735" calcext:value-type="float">
            <text:p>0.002646163824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 table:number-columns-repeated="2"/>
          <table:table-cell table:number-columns-repeated="2" office:value-type="float" office:value="0.00264616382435735" calcext:value-type="float">
            <text:p>0.002646163824357</text:p>
          </table:table-cell>
          <table:table-cell table:style-name="ce1" office:value-type="float" office:value="0.00264616382435735" calcext:value-type="float">
            <text:p>2.65E-03</text:p>
          </table:table-cell>
          <table:table-cell/>
          <table:table-cell table:number-columns-repeated="3" office:value-type="float" office:value="-0.0155425411139588" calcext:value-type="float">
            <text:p>-0.015542541113959</text:p>
          </table:table-cell>
        </table:table-row>
        <table:table-row table:style-name="ro1">
          <table:table-cell/>
          <table:table-cell table:style-name="ce1" office:value-type="float" office:value="0.00199825634518452" calcext:value-type="float">
            <text:p>2.00E-03</text:p>
          </table:table-cell>
          <table:table-cell table:number-columns-repeated="2" office:value-type="float" office:value="0.00199825634518452" calcext:value-type="float">
            <text:p>0.001998256345185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199825634518452" calcext:value-type="float">
            <text:p>2.00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199825634518452" calcext:value-type="float">
            <text:p>0.0019982563451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99825634518452" calcext:value-type="float">
            <text:p>0.0019982563451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 table:number-columns-repeated="2"/>
          <table:table-cell table:number-columns-repeated="2" office:value-type="float" office:value="0.00199825634518452" calcext:value-type="float">
            <text:p>0.001998256345185</text:p>
          </table:table-cell>
          <table:table-cell table:style-name="ce1" office:value-type="float" office:value="0.00199825634518452" calcext:value-type="float">
            <text:p>2.00E-03</text:p>
          </table:table-cell>
          <table:table-cell/>
          <table:table-cell table:number-columns-repeated="3" office:value-type="float" office:value="-0.0142574938508162" calcext:value-type="float">
            <text:p>-0.014257493850816</text:p>
          </table:table-cell>
        </table:table-row>
        <table:table-row table:style-name="ro1">
          <table:table-cell/>
          <table:table-cell table:style-name="ce1" office:value-type="float" office:value="0.000185598857841645" calcext:value-type="float">
            <text:p>1.86E-04</text:p>
          </table:table-cell>
          <table:table-cell table:number-columns-repeated="2" office:value-type="float" office:value="0.000185598857841645" calcext:value-type="float">
            <text:p>0.000185598857842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185598857841645" calcext:value-type="float">
            <text:p>1.86E-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0185598857841645" calcext:value-type="float">
            <text:p>0.000185598857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85598857841645" calcext:value-type="float">
            <text:p>0.000185598857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 table:number-columns-repeated="2"/>
          <table:table-cell table:number-columns-repeated="2" office:value-type="float" office:value="0.000185598857841645" calcext:value-type="float">
            <text:p>0.000185598857842</text:p>
          </table:table-cell>
          <table:table-cell table:style-name="ce1" office:value-type="float" office:value="0.000185598857841645" calcext:value-type="float">
            <text:p>1.86E-04</text:p>
          </table:table-cell>
          <table:table-cell/>
          <table:table-cell table:number-columns-repeated="3" office:value-type="float" office:value="-0.013090907964029" calcext:value-type="float">
            <text:p>-0.013090907964029</text:p>
          </table:table-cell>
        </table:table-row>
        <table:table-row table:style-name="ro1">
          <table:table-cell/>
          <table:table-cell table:style-name="ce1" office:value-type="float" office:value="-0.00285207291934342" calcext:value-type="float">
            <text:p>-2.85E-03</text:p>
          </table:table-cell>
          <table:table-cell table:number-columns-repeated="2" office:value-type="float" office:value="-0.00285207291934342" calcext:value-type="float">
            <text:p>-0.00285207291934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285207291934342" calcext:value-type="float">
            <text:p>-2.8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1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85207291934342" calcext:value-type="float">
            <text:p>-0.002852072919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85207291934342" calcext:value-type="float">
            <text:p>-0.002852072919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1</text:p>
          </table:table-cell>
          <table:table-cell table:number-columns-repeated="2"/>
          <table:table-cell table:number-columns-repeated="2" office:value-type="float" office:value="-0.00285207291934342" calcext:value-type="float">
            <text:p>-0.002852072919343</text:p>
          </table:table-cell>
          <table:table-cell table:style-name="ce1" office:value-type="float" office:value="-0.00285207291934342" calcext:value-type="float">
            <text:p>-2.85E-03</text:p>
          </table:table-cell>
          <table:table-cell/>
          <table:table-cell table:number-columns-repeated="3" office:value-type="float" office:value="-0.0122308786034614" calcext:value-type="float">
            <text:p>-0.012230878603461</text:p>
          </table:table-cell>
        </table:table-row>
        <table:table-row table:style-name="ro1">
          <table:table-cell/>
          <table:table-cell table:style-name="ce1" office:value-type="float" office:value="-0.00163319852132244" calcext:value-type="float">
            <text:p>-1.63E-03</text:p>
          </table:table-cell>
          <table:table-cell office:value-type="float" office:value="-0.000716385248001199" calcext:value-type="float">
            <text:p>-0.000716385248001</text:p>
          </table:table-cell>
          <table:table-cell office:value-type="float" office:value="-0.00268106926072307" calcext:value-type="float">
            <text:p>-0.00268106926072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163319852132244" calcext:value-type="float">
            <text:p>-1.63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6671459181764" calcext:value-type="float">
            <text:p>-0.011667145918176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68106926072307" calcext:value-type="float">
            <text:p>-0.002681069260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047858452762" calcext:value-type="float">
            <text:p>-0.0104047858452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716385248001199" calcext:value-type="float">
            <text:p>-0.0007163852480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29139731647865" calcext:value-type="float">
            <text:p>-0.009291397316479</text:p>
          </table:table-cell>
          <table:table-cell table:number-columns-repeated="2"/>
          <table:table-cell office:value-type="float" office:value="-0.000716385248001199" calcext:value-type="float">
            <text:p>-0.000716385248001</text:p>
          </table:table-cell>
          <table:table-cell office:value-type="float" office:value="-0.00268106926072307" calcext:value-type="float">
            <text:p>-0.002681069260723</text:p>
          </table:table-cell>
          <table:table-cell table:style-name="ce1" office:value-type="float" office:value="-0.00163319852132244" calcext:value-type="float">
            <text:p>-1.63E-03</text:p>
          </table:table-cell>
          <table:table-cell/>
          <table:table-cell office:value-type="float" office:value="-0.00929139731647865" calcext:value-type="float">
            <text:p>-0.009291397316479</text:p>
          </table:table-cell>
          <table:table-cell office:value-type="float" office:value="-0.0104047858452762" calcext:value-type="float">
            <text:p>-0.010404785845276</text:p>
          </table:table-cell>
          <table:table-cell office:value-type="float" office:value="-0.0116671459181764" calcext:value-type="float">
            <text:p>-0.011667145918176</text:p>
          </table:table-cell>
        </table:table-row>
        <table:table-row table:style-name="ro1">
          <table:table-cell/>
          <table:table-cell table:style-name="ce1" office:value-type="float" office:value="0.000705422306918486" calcext:value-type="float">
            <text:p>7.05E-04</text:p>
          </table:table-cell>
          <table:table-cell office:value-type="float" office:value="0.0020244699489528" calcext:value-type="float">
            <text:p>0.002024469948953</text:p>
          </table:table-cell>
          <table:table-cell office:value-type="float" office:value="-0.00278347874406926" calcext:value-type="float">
            <text:p>-0.00278347874406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705422306918486" calcext:value-type="float">
            <text:p>7.05E-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86955375357666" calcext:value-type="float">
            <text:p>-0.00886955375357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78347874406926" calcext:value-type="float">
            <text:p>-0.0027834787440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61039855600631" calcext:value-type="float">
            <text:p>-0.0096103985560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244699489528" calcext:value-type="float">
            <text:p>0.002024469948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6398184503988" calcext:value-type="float">
            <text:p>-0.00776398184504</text:p>
          </table:table-cell>
          <table:table-cell table:number-columns-repeated="2"/>
          <table:table-cell office:value-type="float" office:value="0.0020244699489528" calcext:value-type="float">
            <text:p>0.002024469948953</text:p>
          </table:table-cell>
          <table:table-cell office:value-type="float" office:value="-0.00278347874406926" calcext:value-type="float">
            <text:p>-0.002783478744069</text:p>
          </table:table-cell>
          <table:table-cell table:style-name="ce1" office:value-type="float" office:value="0.000705422306918486" calcext:value-type="float">
            <text:p>7.05E-04</text:p>
          </table:table-cell>
          <table:table-cell/>
          <table:table-cell office:value-type="float" office:value="-0.00776398184503988" calcext:value-type="float">
            <text:p>-0.00776398184504</text:p>
          </table:table-cell>
          <table:table-cell office:value-type="float" office:value="-0.00961039855600631" calcext:value-type="float">
            <text:p>-0.009610398556006</text:p>
          </table:table-cell>
          <table:table-cell office:value-type="float" office:value="-0.00886955375357666" calcext:value-type="float">
            <text:p>-0.008869553753577</text:p>
          </table:table-cell>
        </table:table-row>
        <table:table-row table:style-name="ro1">
          <table:table-cell/>
          <table:table-cell office:value-type="float" office:value="0.00354817716041741" calcext:value-type="float">
            <text:p>0.003548177160417</text:p>
          </table:table-cell>
          <table:table-cell office:value-type="float" office:value="0.00492554730034524" calcext:value-type="float">
            <text:p>0.004925547300345</text:p>
          </table:table-cell>
          <table:table-cell office:value-type="float" office:value="-0.00371577081047877" calcext:value-type="float">
            <text:p>-0.0037157708104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4817716041741" calcext:value-type="float">
            <text:p>0.0035481771604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85481627011041" calcext:value-type="float">
            <text:p>-0.005854816270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371577081047877" calcext:value-type="float">
            <text:p>-0.0037157708104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46946155994305" calcext:value-type="float">
            <text:p>-0.0084694615599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92554730034524" calcext:value-type="float">
            <text:p>0.0049255473003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0787495817829" calcext:value-type="float">
            <text:p>-0.007107874958178</text:p>
          </table:table-cell>
          <table:table-cell table:number-columns-repeated="2"/>
          <table:table-cell office:value-type="float" office:value="0.00492554730034524" calcext:value-type="float">
            <text:p>0.004925547300345</text:p>
          </table:table-cell>
          <table:table-cell office:value-type="float" office:value="-0.00371577081047877" calcext:value-type="float">
            <text:p>-0.003715770810479</text:p>
          </table:table-cell>
          <table:table-cell office:value-type="float" office:value="0.00354817716041741" calcext:value-type="float">
            <text:p>0.003548177160417</text:p>
          </table:table-cell>
          <table:table-cell/>
          <table:table-cell office:value-type="float" office:value="-0.00710787495817829" calcext:value-type="float">
            <text:p>-0.007107874958178</text:p>
          </table:table-cell>
          <table:table-cell office:value-type="float" office:value="-0.00846946155994305" calcext:value-type="float">
            <text:p>-0.008469461559943</text:p>
          </table:table-cell>
          <table:table-cell office:value-type="float" office:value="-0.00585481627011041" calcext:value-type="float">
            <text:p>-0.00585481627011</text:p>
          </table:table-cell>
        </table:table-row>
        <table:table-row table:style-name="ro1">
          <table:table-cell/>
          <table:table-cell office:value-type="float" office:value="0.00406148057531118" calcext:value-type="float">
            <text:p>0.004061480575311</text:p>
          </table:table-cell>
          <table:table-cell office:value-type="float" office:value="0.00782839736698984" calcext:value-type="float">
            <text:p>0.00782839736699</text:p>
          </table:table-cell>
          <table:table-cell office:value-type="float" office:value="-0.0024189643119288" calcext:value-type="float">
            <text:p>-0.0024189643119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06148057531118" calcext:value-type="float">
            <text:p>0.0040614805753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81207174714603" calcext:value-type="float">
            <text:p>-0.0048120717471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4189643119288" calcext:value-type="float">
            <text:p>-0.0024189643119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31639749501482" calcext:value-type="float">
            <text:p>-0.0063163974950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82839736698984" calcext:value-type="float">
            <text:p>0.007828397366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33250645669495" calcext:value-type="float">
            <text:p>-0.006332506456695</text:p>
          </table:table-cell>
          <table:table-cell table:number-columns-repeated="2"/>
          <table:table-cell office:value-type="float" office:value="0.00782839736698984" calcext:value-type="float">
            <text:p>0.00782839736699</text:p>
          </table:table-cell>
          <table:table-cell office:value-type="float" office:value="-0.0024189643119288" calcext:value-type="float">
            <text:p>-0.002418964311929</text:p>
          </table:table-cell>
          <table:table-cell office:value-type="float" office:value="0.00406148057531118" calcext:value-type="float">
            <text:p>0.004061480575311</text:p>
          </table:table-cell>
          <table:table-cell/>
          <table:table-cell office:value-type="float" office:value="-0.00633250645669495" calcext:value-type="float">
            <text:p>-0.006332506456695</text:p>
          </table:table-cell>
          <table:table-cell office:value-type="float" office:value="-0.00631639749501482" calcext:value-type="float">
            <text:p>-0.006316397495015</text:p>
          </table:table-cell>
          <table:table-cell office:value-type="float" office:value="-0.00481207174714603" calcext:value-type="float">
            <text:p>-0.004812071747146</text:p>
          </table:table-cell>
        </table:table-row>
        <table:table-row table:style-name="ro1">
          <table:table-cell/>
          <table:table-cell office:value-type="float" office:value="0.00292019093648522" calcext:value-type="float">
            <text:p>0.002920190936485</text:p>
          </table:table-cell>
          <table:table-cell office:value-type="float" office:value="0.00978346501362096" calcext:value-type="float">
            <text:p>0.009783465013621</text:p>
          </table:table-cell>
          <table:table-cell office:value-type="float" office:value="-0.00245594528596587" calcext:value-type="float">
            <text:p>-0.0024559452859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92019093648522" calcext:value-type="float">
            <text:p>0.0029201909364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66810200502759" calcext:value-type="float">
            <text:p>-0.0056681020050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45594528596587" calcext:value-type="float">
            <text:p>-0.0024559452859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78208413639924" calcext:value-type="float">
            <text:p>-0.006782084136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78346501362096" calcext:value-type="float">
            <text:p>0.0097834650136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64856488903108" calcext:value-type="float">
            <text:p>-0.006648564889031</text:p>
          </table:table-cell>
          <table:table-cell table:number-columns-repeated="2"/>
          <table:table-cell office:value-type="float" office:value="0.00978346501362096" calcext:value-type="float">
            <text:p>0.009783465013621</text:p>
          </table:table-cell>
          <table:table-cell office:value-type="float" office:value="-0.00245594528596587" calcext:value-type="float">
            <text:p>-0.002455945285966</text:p>
          </table:table-cell>
          <table:table-cell office:value-type="float" office:value="0.00292019093648522" calcext:value-type="float">
            <text:p>0.002920190936485</text:p>
          </table:table-cell>
          <table:table-cell/>
          <table:table-cell office:value-type="float" office:value="-0.00664856488903108" calcext:value-type="float">
            <text:p>-0.006648564889031</text:p>
          </table:table-cell>
          <table:table-cell office:value-type="float" office:value="-0.00678208413639924" calcext:value-type="float">
            <text:p>-0.006782084136399</text:p>
          </table:table-cell>
          <table:table-cell office:value-type="float" office:value="-0.00566810200502759" calcext:value-type="float">
            <text:p>-0.005668102005028</text:p>
          </table:table-cell>
        </table:table-row>
        <table:table-row table:style-name="ro1">
          <table:table-cell/>
          <table:table-cell office:value-type="float" office:value="-0.000197423123598292" calcext:value-type="float">
            <text:p>-0.000197423123598</text:p>
          </table:table-cell>
          <table:table-cell office:value-type="float" office:value="0.00886161051309705" calcext:value-type="float">
            <text:p>0.008861610513097</text:p>
          </table:table-cell>
          <table:table-cell office:value-type="float" office:value="-0.00426475919765949" calcext:value-type="float">
            <text:p>-0.0042647591976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197423123598292" calcext:value-type="float">
            <text:p>-0.000197423123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68983148088493" calcext:value-type="float">
            <text:p>-0.0086898314808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426475919765949" calcext:value-type="float">
            <text:p>-0.0042647591976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1456719397829" calcext:value-type="float">
            <text:p>-0.0094145671939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86161051309705" calcext:value-type="float">
            <text:p>0.0088616105130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9496449947613" calcext:value-type="float">
            <text:p>-0.008794964499476</text:p>
          </table:table-cell>
          <table:table-cell table:number-columns-repeated="2"/>
          <table:table-cell office:value-type="float" office:value="0.00886161051309705" calcext:value-type="float">
            <text:p>0.008861610513097</text:p>
          </table:table-cell>
          <table:table-cell office:value-type="float" office:value="-0.00426475919765949" calcext:value-type="float">
            <text:p>-0.004264759197659</text:p>
          </table:table-cell>
          <table:table-cell office:value-type="float" office:value="-0.000197423123598292" calcext:value-type="float">
            <text:p>-0.000197423123598</text:p>
          </table:table-cell>
          <table:table-cell/>
          <table:table-cell office:value-type="float" office:value="-0.00879496449947613" calcext:value-type="float">
            <text:p>-0.008794964499476</text:p>
          </table:table-cell>
          <table:table-cell office:value-type="float" office:value="-0.00941456719397829" calcext:value-type="float">
            <text:p>-0.009414567193978</text:p>
          </table:table-cell>
          <table:table-cell office:value-type="float" office:value="-0.00868983148088493" calcext:value-type="float">
            <text:p>-0.008689831480885</text:p>
          </table:table-cell>
        </table:table-row>
        <table:table-row table:style-name="ro1">
          <table:table-cell/>
          <table:table-cell office:value-type="float" office:value="-0.00541390044122983" calcext:value-type="float">
            <text:p>-0.00541390044123</text:p>
          </table:table-cell>
          <table:table-cell office:value-type="float" office:value="0.00479200520184154" calcext:value-type="float">
            <text:p>0.004792005201842</text:p>
          </table:table-cell>
          <table:table-cell office:value-type="float" office:value="-0.00799597706835167" calcext:value-type="float">
            <text:p>-0.0079959770683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41390044122983" calcext:value-type="float">
            <text:p>-0.005413900441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57596778253" calcext:value-type="float">
            <text:p>-0.0135575967782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799597706835167" calcext:value-type="float">
            <text:p>-0.007995977068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0970081883514" calcext:value-type="float">
            <text:p>-0.01409700818835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9200520184154" calcext:value-type="float">
            <text:p>0.004792005201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285772316085" calcext:value-type="float">
            <text:p>-0.012528577231609</text:p>
          </table:table-cell>
          <table:table-cell table:number-columns-repeated="2"/>
          <table:table-cell office:value-type="float" office:value="0.00479200520184154" calcext:value-type="float">
            <text:p>0.004792005201842</text:p>
          </table:table-cell>
          <table:table-cell office:value-type="float" office:value="-0.00799597706835167" calcext:value-type="float">
            <text:p>-0.007995977068352</text:p>
          </table:table-cell>
          <table:table-cell office:value-type="float" office:value="-0.00541390044122983" calcext:value-type="float">
            <text:p>-0.00541390044123</text:p>
          </table:table-cell>
          <table:table-cell/>
          <table:table-cell office:value-type="float" office:value="-0.0125285772316085" calcext:value-type="float">
            <text:p>-0.012528577231609</text:p>
          </table:table-cell>
          <table:table-cell office:value-type="float" office:value="-0.0140970081883514" calcext:value-type="float">
            <text:p>-0.014097008188351</text:p>
          </table:table-cell>
          <table:table-cell office:value-type="float" office:value="-0.013557596778253" calcext:value-type="float">
            <text:p>-0.013557596778253</text:p>
          </table:table-cell>
        </table:table-row>
        <table:table-row table:style-name="ro1">
          <table:table-cell/>
          <table:table-cell office:value-type="float" office:value="-0.0127341023551214" calcext:value-type="float">
            <text:p>-0.012734102355121</text:p>
          </table:table-cell>
          <table:table-cell office:value-type="float" office:value="-0.00242909648894446" calcext:value-type="float">
            <text:p>-0.002429096488944</text:p>
          </table:table-cell>
          <table:table-cell office:value-type="float" office:value="-0.013852693789651" calcext:value-type="float">
            <text:p>-0.01385269378965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7341023551214" calcext:value-type="float">
            <text:p>-0.0127341023551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3700184727583" calcext:value-type="float">
            <text:p>-0.02037001847275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852693789651" calcext:value-type="float">
            <text:p>-0.013852693789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810187696473" calcext:value-type="float">
            <text:p>-0.0206810187696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42909648894446" calcext:value-type="float">
            <text:p>-0.002429096488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5453716639046" calcext:value-type="float">
            <text:p>-0.017545371663905</text:p>
          </table:table-cell>
          <table:table-cell table:number-columns-repeated="2"/>
          <table:table-cell office:value-type="float" office:value="-0.00242909648894446" calcext:value-type="float">
            <text:p>-0.002429096488944</text:p>
          </table:table-cell>
          <table:table-cell office:value-type="float" office:value="-0.013852693789651" calcext:value-type="float">
            <text:p>-0.013852693789651</text:p>
          </table:table-cell>
          <table:table-cell office:value-type="float" office:value="-0.0127341023551214" calcext:value-type="float">
            <text:p>-0.012734102355121</text:p>
          </table:table-cell>
          <table:table-cell/>
          <table:table-cell office:value-type="float" office:value="-0.0175453716639046" calcext:value-type="float">
            <text:p>-0.017545371663905</text:p>
          </table:table-cell>
          <table:table-cell office:value-type="float" office:value="-0.0206810187696473" calcext:value-type="float">
            <text:p>-0.020681018769647</text:p>
          </table:table-cell>
          <table:table-cell office:value-type="float" office:value="-0.0203700184727583" calcext:value-type="float">
            <text:p>-0.020370018472758</text:p>
          </table:table-cell>
        </table:table-row>
        <table:table-row table:style-name="ro1">
          <table:table-cell/>
          <table:table-cell office:value-type="float" office:value="-0.0223484773913204" calcext:value-type="float">
            <text:p>-0.02234847739132</text:p>
          </table:table-cell>
          <table:table-cell office:value-type="float" office:value="-0.0122678113918384" calcext:value-type="float">
            <text:p>-0.012267811391838</text:p>
          </table:table-cell>
          <table:table-cell office:value-type="float" office:value="-0.0216985787772704" calcext:value-type="float">
            <text:p>-0.021698578777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484773913204" calcext:value-type="float">
            <text:p>-0.022348477391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8756048335196" calcext:value-type="float">
            <text:p>-0.028875604833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6985787772704" calcext:value-type="float">
            <text:p>-0.021698578777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1462789852806" calcext:value-type="float">
            <text:p>-0.0291462789852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2678113918384" calcext:value-type="float">
            <text:p>-0.012267811391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659419826867" calcext:value-type="float">
            <text:p>-0.023965941982687</text:p>
          </table:table-cell>
          <table:table-cell table:number-columns-repeated="2"/>
          <table:table-cell office:value-type="float" office:value="-0.0122678113918384" calcext:value-type="float">
            <text:p>-0.012267811391838</text:p>
          </table:table-cell>
          <table:table-cell office:value-type="float" office:value="-0.0216985787772704" calcext:value-type="float">
            <text:p>-0.02169857877727</text:p>
          </table:table-cell>
          <table:table-cell office:value-type="float" office:value="-0.0223484773913204" calcext:value-type="float">
            <text:p>-0.02234847739132</text:p>
          </table:table-cell>
          <table:table-cell/>
          <table:table-cell office:value-type="float" office:value="-0.0239659419826867" calcext:value-type="float">
            <text:p>-0.023965941982687</text:p>
          </table:table-cell>
          <table:table-cell office:value-type="float" office:value="-0.0291462789852806" calcext:value-type="float">
            <text:p>-0.029146278985281</text:p>
          </table:table-cell>
          <table:table-cell office:value-type="float" office:value="-0.0288756048335196" calcext:value-type="float">
            <text:p>-0.02887560483352</text:p>
          </table:table-cell>
        </table:table-row>
        <table:table-row table:style-name="ro1">
          <table:table-cell/>
          <table:table-cell office:value-type="float" office:value="-0.0341375792640829" calcext:value-type="float">
            <text:p>-0.034137579264083</text:p>
          </table:table-cell>
          <table:table-cell office:value-type="float" office:value="-0.0244301335734197" calcext:value-type="float">
            <text:p>-0.02443013357342</text:p>
          </table:table-cell>
          <table:table-cell office:value-type="float" office:value="-0.0311401781355965" calcext:value-type="float">
            <text:p>-0.0311401781355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1375792640829" calcext:value-type="float">
            <text:p>-0.034137579264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0723535088604" calcext:value-type="float">
            <text:p>-0.039072353508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11401781355965" calcext:value-type="float">
            <text:p>-0.0311401781355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3515900241947" calcext:value-type="float">
            <text:p>-0.0393515900241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44301335734197" calcext:value-type="float">
            <text:p>-0.02443013357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9301554871828" calcext:value-type="float">
            <text:p>-0.031930155487183</text:p>
          </table:table-cell>
          <table:table-cell table:number-columns-repeated="2"/>
          <table:table-cell office:value-type="float" office:value="-0.0244301335734197" calcext:value-type="float">
            <text:p>-0.02443013357342</text:p>
          </table:table-cell>
          <table:table-cell office:value-type="float" office:value="-0.0311401781355965" calcext:value-type="float">
            <text:p>-0.031140178135597</text:p>
          </table:table-cell>
          <table:table-cell office:value-type="float" office:value="-0.0341375792640829" calcext:value-type="float">
            <text:p>-0.034137579264083</text:p>
          </table:table-cell>
          <table:table-cell/>
          <table:table-cell office:value-type="float" office:value="-0.0319301554871828" calcext:value-type="float">
            <text:p>-0.031930155487183</text:p>
          </table:table-cell>
          <table:table-cell office:value-type="float" office:value="-0.0393515900241947" calcext:value-type="float">
            <text:p>-0.039351590024195</text:p>
          </table:table-cell>
          <table:table-cell office:value-type="float" office:value="-0.0390723535088604" calcext:value-type="float">
            <text:p>-0.03907235350886</text:p>
          </table:table-cell>
        </table:table-row>
        <table:table-row table:style-name="ro1">
          <table:table-cell/>
          <table:table-cell office:value-type="float" office:value="-0.0478520798010811" calcext:value-type="float">
            <text:p>-0.047852079801081</text:p>
          </table:table-cell>
          <table:table-cell office:value-type="float" office:value="-0.0384042331546644" calcext:value-type="float">
            <text:p>-0.038404233154664</text:p>
          </table:table-cell>
          <table:table-cell office:value-type="float" office:value="-0.0422034696693691" calcext:value-type="float">
            <text:p>-0.0422034696693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78520798010811" calcext:value-type="float">
            <text:p>-0.0478520798010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9456217736548" calcext:value-type="float">
            <text:p>-0.0509456217736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22034696693691" calcext:value-type="float">
            <text:p>-0.0422034696693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019806670743" calcext:value-type="float">
            <text:p>-0.0510198066707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84042331546644" calcext:value-type="float">
            <text:p>-0.0384042331546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4393142175883" calcext:value-type="float">
            <text:p>-0.041439314217588</text:p>
          </table:table-cell>
          <table:table-cell table:number-columns-repeated="2"/>
          <table:table-cell office:value-type="float" office:value="-0.0384042331546644" calcext:value-type="float">
            <text:p>-0.038404233154664</text:p>
          </table:table-cell>
          <table:table-cell office:value-type="float" office:value="-0.0422034696693691" calcext:value-type="float">
            <text:p>-0.042203469669369</text:p>
          </table:table-cell>
          <table:table-cell office:value-type="float" office:value="-0.0478520798010811" calcext:value-type="float">
            <text:p>-0.047852079801081</text:p>
          </table:table-cell>
          <table:table-cell/>
          <table:table-cell office:value-type="float" office:value="-0.0414393142175883" calcext:value-type="float">
            <text:p>-0.041439314217588</text:p>
          </table:table-cell>
          <table:table-cell office:value-type="float" office:value="-0.051019806670743" calcext:value-type="float">
            <text:p>-0.051019806670743</text:p>
          </table:table-cell>
          <table:table-cell office:value-type="float" office:value="-0.0509456217736548" calcext:value-type="float">
            <text:p>-0.050945621773655</text:p>
          </table:table-cell>
        </table:table-row>
        <table:table-row table:style-name="ro1">
          <table:table-cell/>
          <table:table-cell office:value-type="float" office:value="-0.063326696733391" calcext:value-type="float">
            <text:p>-0.063326696733391</text:p>
          </table:table-cell>
          <table:table-cell office:value-type="float" office:value="-0.0539484045612888" calcext:value-type="float">
            <text:p>-0.053948404561289</text:p>
          </table:table-cell>
          <table:table-cell office:value-type="float" office:value="-0.0550083230966021" calcext:value-type="float">
            <text:p>-0.0550083230966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3326696733391" calcext:value-type="float">
            <text:p>-0.063326696733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334831655582" calcext:value-type="float">
            <text:p>-0.0643348316555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50083230966021" calcext:value-type="float">
            <text:p>-0.0550083230966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1126305483882" calcext:value-type="float">
            <text:p>-0.0641126305483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39484045612888" calcext:value-type="float">
            <text:p>-0.0539484045612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3755642808724" calcext:value-type="float">
            <text:p>-0.052375564280872</text:p>
          </table:table-cell>
          <table:table-cell table:number-columns-repeated="2"/>
          <table:table-cell office:value-type="float" office:value="-0.0539484045612888" calcext:value-type="float">
            <text:p>-0.053948404561289</text:p>
          </table:table-cell>
          <table:table-cell office:value-type="float" office:value="-0.0550083230966021" calcext:value-type="float">
            <text:p>-0.055008323096602</text:p>
          </table:table-cell>
          <table:table-cell office:value-type="float" office:value="-0.063326696733391" calcext:value-type="float">
            <text:p>-0.063326696733391</text:p>
          </table:table-cell>
          <table:table-cell/>
          <table:table-cell office:value-type="float" office:value="-0.0523755642808724" calcext:value-type="float">
            <text:p>-0.052375564280872</text:p>
          </table:table-cell>
          <table:table-cell office:value-type="float" office:value="-0.0641126305483882" calcext:value-type="float">
            <text:p>-0.064112630548388</text:p>
          </table:table-cell>
          <table:table-cell office:value-type="float" office:value="-0.064334831655582" calcext:value-type="float">
            <text:p>-0.064334831655582</text:p>
          </table:table-cell>
        </table:table-row>
        <table:table-row table:style-name="ro1">
          <table:table-cell/>
          <table:table-cell office:value-type="float" office:value="-0.0806714507051758" calcext:value-type="float">
            <text:p>-0.080671450705176</text:p>
          </table:table-cell>
          <table:table-cell office:value-type="float" office:value="-0.0709854970711972" calcext:value-type="float">
            <text:p>-0.070985497071197</text:p>
          </table:table-cell>
          <table:table-cell office:value-type="float" office:value="-0.0693534937827898" calcext:value-type="float">
            <text:p>-0.069353493782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06714507051758" calcext:value-type="float">
            <text:p>-0.080671450705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91153755804943" calcext:value-type="float">
            <text:p>-0.0791153755804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93534937827898" calcext:value-type="float">
            <text:p>-0.069353493782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536051933322" calcext:value-type="float">
            <text:p>-0.078536051933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09854970711972" calcext:value-type="float">
            <text:p>-0.0709854970711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5611134136009" calcext:value-type="float">
            <text:p>-0.064561113413601</text:p>
          </table:table-cell>
          <table:table-cell table:number-columns-repeated="2"/>
          <table:table-cell office:value-type="float" office:value="-0.0709854970711972" calcext:value-type="float">
            <text:p>-0.070985497071197</text:p>
          </table:table-cell>
          <table:table-cell office:value-type="float" office:value="-0.0693534937827898" calcext:value-type="float">
            <text:p>-0.06935349378279</text:p>
          </table:table-cell>
          <table:table-cell office:value-type="float" office:value="-0.0806714507051758" calcext:value-type="float">
            <text:p>-0.080671450705176</text:p>
          </table:table-cell>
          <table:table-cell/>
          <table:table-cell office:value-type="float" office:value="-0.0645611134136009" calcext:value-type="float">
            <text:p>-0.064561113413601</text:p>
          </table:table-cell>
          <table:table-cell office:value-type="float" office:value="-0.078536051933322" calcext:value-type="float">
            <text:p>-0.078536051933322</text:p>
          </table:table-cell>
          <table:table-cell office:value-type="float" office:value="-0.0791153755804943" calcext:value-type="float">
            <text:p>-0.079115375580494</text:p>
          </table:table-cell>
        </table:table-row>
        <table:table-row table:style-name="ro1">
          <table:table-cell/>
          <table:table-cell office:value-type="float" office:value="-0.0982357230830675" calcext:value-type="float">
            <text:p>-0.098235723083068</text:p>
          </table:table-cell>
          <table:table-cell office:value-type="float" office:value="-0.0892366712852819" calcext:value-type="float">
            <text:p>-0.089236671285282</text:p>
          </table:table-cell>
          <table:table-cell office:value-type="float" office:value="-0.0851146548025571" calcext:value-type="float">
            <text:p>-0.0851146548025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982357230830675" calcext:value-type="float">
            <text:p>-0.0982357230830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4235897487391" calcext:value-type="float">
            <text:p>-0.0942358974873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51146548025571" calcext:value-type="float">
            <text:p>-0.085114654802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41579742258351" calcext:value-type="float">
            <text:p>-0.0941579742258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92366712852819" calcext:value-type="float">
            <text:p>-0.0892366712852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0535549914515" calcext:value-type="float">
            <text:p>-0.078053554991452</text:p>
          </table:table-cell>
          <table:table-cell table:number-columns-repeated="2"/>
          <table:table-cell office:value-type="float" office:value="-0.0892366712852819" calcext:value-type="float">
            <text:p>-0.089236671285282</text:p>
          </table:table-cell>
          <table:table-cell office:value-type="float" office:value="-0.0851146548025571" calcext:value-type="float">
            <text:p>-0.085114654802557</text:p>
          </table:table-cell>
          <table:table-cell office:value-type="float" office:value="-0.0982357230830675" calcext:value-type="float">
            <text:p>-0.098235723083068</text:p>
          </table:table-cell>
          <table:table-cell/>
          <table:table-cell office:value-type="float" office:value="-0.0780535549914515" calcext:value-type="float">
            <text:p>-0.078053554991452</text:p>
          </table:table-cell>
          <table:table-cell office:value-type="float" office:value="-0.0941579742258351" calcext:value-type="float">
            <text:p>-0.094157974225835</text:p>
          </table:table-cell>
          <table:table-cell office:value-type="float" office:value="-0.094235897487391" calcext:value-type="float">
            <text:p>-0.094235897487391</text:p>
          </table:table-cell>
        </table:table-row>
        <table:table-row table:style-name="ro1">
          <table:table-cell/>
          <table:table-cell office:value-type="float" office:value="-0.1157200484091" calcext:value-type="float">
            <text:p>-0.1157200484091</text:p>
          </table:table-cell>
          <table:table-cell office:value-type="float" office:value="-0.108639918466713" calcext:value-type="float">
            <text:p>-0.108639918466713</text:p>
          </table:table-cell>
          <table:table-cell office:value-type="float" office:value="-0.102194290988299" calcext:value-type="float">
            <text:p>-0.1021942909882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157200484091" calcext:value-type="float">
            <text:p>-0.11572004840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0630967270229" calcext:value-type="float">
            <text:p>-0.1106309672702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02194290988299" calcext:value-type="float">
            <text:p>-0.102194290988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0992820421331" calcext:value-type="float">
            <text:p>-0.1109928204213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8639918466713" calcext:value-type="float">
            <text:p>-0.1086399184667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869078331646" calcext:value-type="float">
            <text:p>-0.092869078331646</text:p>
          </table:table-cell>
          <table:table-cell table:number-columns-repeated="2"/>
          <table:table-cell office:value-type="float" office:value="-0.108639918466713" calcext:value-type="float">
            <text:p>-0.108639918466713</text:p>
          </table:table-cell>
          <table:table-cell office:value-type="float" office:value="-0.102194290988299" calcext:value-type="float">
            <text:p>-0.102194290988299</text:p>
          </table:table-cell>
          <table:table-cell office:value-type="float" office:value="-0.1157200484091" calcext:value-type="float">
            <text:p>-0.1157200484091</text:p>
          </table:table-cell>
          <table:table-cell/>
          <table:table-cell office:value-type="float" office:value="-0.092869078331646" calcext:value-type="float">
            <text:p>-0.092869078331646</text:p>
          </table:table-cell>
          <table:table-cell office:value-type="float" office:value="-0.110992820421331" calcext:value-type="float">
            <text:p>-0.110992820421331</text:p>
          </table:table-cell>
          <table:table-cell office:value-type="float" office:value="-0.110630967270229" calcext:value-type="float">
            <text:p>-0.110630967270229</text:p>
          </table:table-cell>
        </table:table-row>
        <table:table-row table:style-name="ro1">
          <table:table-cell/>
          <table:table-cell office:value-type="float" office:value="-0.13440626738159" calcext:value-type="float">
            <text:p>-0.13440626738159</text:p>
          </table:table-cell>
          <table:table-cell office:value-type="float" office:value="-0.1296569431333" calcext:value-type="float">
            <text:p>-0.1296569431333</text:p>
          </table:table-cell>
          <table:table-cell office:value-type="float" office:value="-0.120845988468796" calcext:value-type="float">
            <text:p>-0.1208459884687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3440626738159" calcext:value-type="float">
            <text:p>-0.134406267381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8438682069175" calcext:value-type="float">
            <text:p>-0.1284386820691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20845988468796" calcext:value-type="float">
            <text:p>-0.120845988468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8987237202878" calcext:value-type="float">
            <text:p>-0.1289872372028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96569431333" calcext:value-type="float">
            <text:p>-0.12965694313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888031208096" calcext:value-type="float">
            <text:p>-0.10888031208096</text:p>
          </table:table-cell>
          <table:table-cell table:number-columns-repeated="2"/>
          <table:table-cell office:value-type="float" office:value="-0.1296569431333" calcext:value-type="float">
            <text:p>-0.1296569431333</text:p>
          </table:table-cell>
          <table:table-cell office:value-type="float" office:value="-0.120845988468796" calcext:value-type="float">
            <text:p>-0.120845988468796</text:p>
          </table:table-cell>
          <table:table-cell office:value-type="float" office:value="-0.13440626738159" calcext:value-type="float">
            <text:p>-0.13440626738159</text:p>
          </table:table-cell>
          <table:table-cell/>
          <table:table-cell office:value-type="float" office:value="-0.10888031208096" calcext:value-type="float">
            <text:p>-0.10888031208096</text:p>
          </table:table-cell>
          <table:table-cell office:value-type="float" office:value="-0.128987237202878" calcext:value-type="float">
            <text:p>-0.128987237202878</text:p>
          </table:table-cell>
          <table:table-cell office:value-type="float" office:value="-0.128438682069175" calcext:value-type="float">
            <text:p>-0.128438682069175</text:p>
          </table:table-cell>
        </table:table-row>
        <table:table-row table:style-name="ro1">
          <table:table-cell/>
          <table:table-cell office:value-type="float" office:value="-0.154630957475026" calcext:value-type="float">
            <text:p>-0.154630957475026</text:p>
          </table:table-cell>
          <table:table-cell office:value-type="float" office:value="-0.151797750927517" calcext:value-type="float">
            <text:p>-0.151797750927517</text:p>
          </table:table-cell>
          <table:table-cell office:value-type="float" office:value="-0.14088635990564" calcext:value-type="float">
            <text:p>-0.140886359905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4630957475026" calcext:value-type="float">
            <text:p>-0.154630957475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7656219316432" calcext:value-type="float">
            <text:p>-0.14765621931643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4088635990564" calcext:value-type="float">
            <text:p>-0.14088635990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8316881910064" calcext:value-type="float">
            <text:p>-0.1483168819100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1797750927517" calcext:value-type="float">
            <text:p>-0.1517977509275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6350807892735" calcext:value-type="float">
            <text:p>-0.126350807892735</text:p>
          </table:table-cell>
          <table:table-cell table:number-columns-repeated="2"/>
          <table:table-cell office:value-type="float" office:value="-0.151797750927517" calcext:value-type="float">
            <text:p>-0.151797750927517</text:p>
          </table:table-cell>
          <table:table-cell office:value-type="float" office:value="-0.14088635990564" calcext:value-type="float">
            <text:p>-0.14088635990564</text:p>
          </table:table-cell>
          <table:table-cell office:value-type="float" office:value="-0.154630957475026" calcext:value-type="float">
            <text:p>-0.154630957475026</text:p>
          </table:table-cell>
          <table:table-cell/>
          <table:table-cell office:value-type="float" office:value="-0.126350807892735" calcext:value-type="float">
            <text:p>-0.126350807892735</text:p>
          </table:table-cell>
          <table:table-cell office:value-type="float" office:value="-0.148316881910064" calcext:value-type="float">
            <text:p>-0.148316881910064</text:p>
          </table:table-cell>
          <table:table-cell office:value-type="float" office:value="-0.147656219316432" calcext:value-type="float">
            <text:p>-0.147656219316432</text:p>
          </table:table-cell>
        </table:table-row>
        <table:table-row table:style-name="ro1">
          <table:table-cell/>
          <table:table-cell office:value-type="float" office:value="-0.176511658067669" calcext:value-type="float">
            <text:p>-0.176511658067669</text:p>
          </table:table-cell>
          <table:table-cell office:value-type="float" office:value="-0.175609454138294" calcext:value-type="float">
            <text:p>-0.175609454138294</text:p>
          </table:table-cell>
          <table:table-cell office:value-type="float" office:value="-0.16267633946859" calcext:value-type="float">
            <text:p>-0.162676339468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6511658067669" calcext:value-type="float">
            <text:p>-0.1765116580676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8458031801684" calcext:value-type="float">
            <text:p>-0.1684580318016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6267633946859" calcext:value-type="float">
            <text:p>-0.162676339468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333709649613" calcext:value-type="float">
            <text:p>-0.1693337096496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5609454138294" calcext:value-type="float">
            <text:p>-0.1756094541382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5626621574491" calcext:value-type="float">
            <text:p>-0.145626621574491</text:p>
          </table:table-cell>
          <table:table-cell table:number-columns-repeated="2"/>
          <table:table-cell office:value-type="float" office:value="-0.175609454138294" calcext:value-type="float">
            <text:p>-0.175609454138294</text:p>
          </table:table-cell>
          <table:table-cell office:value-type="float" office:value="-0.16267633946859" calcext:value-type="float">
            <text:p>-0.16267633946859</text:p>
          </table:table-cell>
          <table:table-cell office:value-type="float" office:value="-0.176511658067669" calcext:value-type="float">
            <text:p>-0.176511658067669</text:p>
          </table:table-cell>
          <table:table-cell/>
          <table:table-cell office:value-type="float" office:value="-0.145626621574491" calcext:value-type="float">
            <text:p>-0.145626621574491</text:p>
          </table:table-cell>
          <table:table-cell office:value-type="float" office:value="-0.169333709649613" calcext:value-type="float">
            <text:p>-0.169333709649613</text:p>
          </table:table-cell>
          <table:table-cell office:value-type="float" office:value="-0.168458031801684" calcext:value-type="float">
            <text:p>-0.168458031801684</text:p>
          </table:table-cell>
        </table:table-row>
        <table:table-row table:style-name="ro1">
          <table:table-cell/>
          <table:table-cell office:value-type="float" office:value="-0.200017635965576" calcext:value-type="float">
            <text:p>-0.200017635965576</text:p>
          </table:table-cell>
          <table:table-cell office:value-type="float" office:value="-0.200731240473499" calcext:value-type="float">
            <text:p>-0.200731240473499</text:p>
          </table:table-cell>
          <table:table-cell office:value-type="float" office:value="-0.1862793075688" calcext:value-type="float">
            <text:p>-0.18627930756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0017635965576" calcext:value-type="float">
            <text:p>-0.200017635965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0906345463311" calcext:value-type="float">
            <text:p>-0.1909063454633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862793075688" calcext:value-type="float">
            <text:p>-0.18627930756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2308309268312" calcext:value-type="float">
            <text:p>-0.1923083092683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0731240473499" calcext:value-type="float">
            <text:p>-0.2007312404734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6483353228182" calcext:value-type="float">
            <text:p>-0.166483353228182</text:p>
          </table:table-cell>
          <table:table-cell table:number-columns-repeated="2"/>
          <table:table-cell office:value-type="float" office:value="-0.200731240473499" calcext:value-type="float">
            <text:p>-0.200731240473499</text:p>
          </table:table-cell>
          <table:table-cell office:value-type="float" office:value="-0.1862793075688" calcext:value-type="float">
            <text:p>-0.1862793075688</text:p>
          </table:table-cell>
          <table:table-cell office:value-type="float" office:value="-0.200017635965576" calcext:value-type="float">
            <text:p>-0.200017635965576</text:p>
          </table:table-cell>
          <table:table-cell/>
          <table:table-cell office:value-type="float" office:value="-0.166483353228182" calcext:value-type="float">
            <text:p>-0.166483353228182</text:p>
          </table:table-cell>
          <table:table-cell office:value-type="float" office:value="-0.192308309268312" calcext:value-type="float">
            <text:p>-0.192308309268312</text:p>
          </table:table-cell>
          <table:table-cell office:value-type="float" office:value="-0.190906345463311" calcext:value-type="float">
            <text:p>-0.190906345463311</text:p>
          </table:table-cell>
        </table:table-row>
        <table:table-row table:style-name="ro1">
          <table:table-cell/>
          <table:table-cell office:value-type="float" office:value="-0.214325058543293" calcext:value-type="float">
            <text:p>-0.214325058543293</text:p>
          </table:table-cell>
          <table:table-cell office:value-type="float" office:value="-0.227432542982464" calcext:value-type="float">
            <text:p>-0.227432542982464</text:p>
          </table:table-cell>
          <table:table-cell office:value-type="float" office:value="-0.211564590460222" calcext:value-type="float">
            <text:p>-0.2115645904602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4325058543293" calcext:value-type="float">
            <text:p>-0.214325058543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6234693831264" calcext:value-type="float">
            <text:p>-0.18623469383126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11564590460222" calcext:value-type="float">
            <text:p>-0.2115645904602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6892171233953" calcext:value-type="float">
            <text:p>-0.2168921712339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27432542982464" calcext:value-type="float">
            <text:p>-0.227432542982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8932072822364" calcext:value-type="float">
            <text:p>-0.188932072822364</text:p>
          </table:table-cell>
          <table:table-cell table:number-columns-repeated="2"/>
          <table:table-cell office:value-type="float" office:value="-0.227432542982464" calcext:value-type="float">
            <text:p>-0.227432542982464</text:p>
          </table:table-cell>
          <table:table-cell office:value-type="float" office:value="-0.211564590460222" calcext:value-type="float">
            <text:p>-0.211564590460222</text:p>
          </table:table-cell>
          <table:table-cell office:value-type="float" office:value="-0.214325058543293" calcext:value-type="float">
            <text:p>-0.214325058543293</text:p>
          </table:table-cell>
          <table:table-cell/>
          <table:table-cell office:value-type="float" office:value="-0.188932072822364" calcext:value-type="float">
            <text:p>-0.188932072822364</text:p>
          </table:table-cell>
          <table:table-cell office:value-type="float" office:value="-0.216892171233953" calcext:value-type="float">
            <text:p>-0.216892171233953</text:p>
          </table:table-cell>
          <table:table-cell office:value-type="float" office:value="-0.186234693831264" calcext:value-type="float">
            <text:p>-0.186234693831264</text:p>
          </table:table-cell>
        </table:table-row>
        <table:table-row table:style-name="ro1">
          <table:table-cell/>
          <table:table-cell office:value-type="float" office:value="-0.221421758961177" calcext:value-type="float">
            <text:p>-0.221421758961177</text:p>
          </table:table-cell>
          <table:table-cell office:value-type="float" office:value="-0.255802541569843" calcext:value-type="float">
            <text:p>-0.255802541569843</text:p>
          </table:table-cell>
          <table:table-cell office:value-type="float" office:value="-0.238640887208432" calcext:value-type="float">
            <text:p>-0.2386408872084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21421758961177" calcext:value-type="float">
            <text:p>-0.2214217589611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72848629025553" calcext:value-type="float">
            <text:p>-0.1728486290255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38640887208432" calcext:value-type="float">
            <text:p>-0.2386408872084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43205756824779" calcext:value-type="float">
            <text:p>-0.2432057568247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55802541569843" calcext:value-type="float">
            <text:p>-0.2558025415698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3139868720455" calcext:value-type="float">
            <text:p>-0.213139868720455</text:p>
          </table:table-cell>
          <table:table-cell table:number-columns-repeated="2"/>
          <table:table-cell office:value-type="float" office:value="-0.255802541569843" calcext:value-type="float">
            <text:p>-0.255802541569843</text:p>
          </table:table-cell>
          <table:table-cell office:value-type="float" office:value="-0.238640887208432" calcext:value-type="float">
            <text:p>-0.238640887208432</text:p>
          </table:table-cell>
          <table:table-cell office:value-type="float" office:value="-0.221421758961177" calcext:value-type="float">
            <text:p>-0.221421758961177</text:p>
          </table:table-cell>
          <table:table-cell/>
          <table:table-cell office:value-type="float" office:value="-0.213139868720455" calcext:value-type="float">
            <text:p>-0.213139868720455</text:p>
          </table:table-cell>
          <table:table-cell office:value-type="float" office:value="-0.243205756824779" calcext:value-type="float">
            <text:p>-0.243205756824779</text:p>
          </table:table-cell>
          <table:table-cell office:value-type="float" office:value="-0.172848629025553" calcext:value-type="float">
            <text:p>-0.172848629025553</text:p>
          </table:table-cell>
        </table:table-row>
        <table:table-row table:style-name="ro1">
          <table:table-cell/>
          <table:table-cell office:value-type="float" office:value="-0.219197778950091" calcext:value-type="float">
            <text:p>-0.219197778950091</text:p>
          </table:table-cell>
          <table:table-cell office:value-type="float" office:value="-0.271037940775777" calcext:value-type="float">
            <text:p>-0.271037940775777</text:p>
          </table:table-cell>
          <table:table-cell office:value-type="float" office:value="-0.251561493658701" calcext:value-type="float">
            <text:p>-0.251561493658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9197778950091" calcext:value-type="float">
            <text:p>-0.2191977789500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545197978278" calcext:value-type="float">
            <text:p>-0.1554519797827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51561493658701" calcext:value-type="float">
            <text:p>-0.251561493658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33975912253413" calcext:value-type="float">
            <text:p>-0.2339759122534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1037940775777" calcext:value-type="float">
            <text:p>-0.2710379407757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02835166673165" calcext:value-type="float">
            <text:p>-0.202835166673165</text:p>
          </table:table-cell>
          <table:table-cell table:number-columns-repeated="2"/>
          <table:table-cell office:value-type="float" office:value="-0.271037940775777" calcext:value-type="float">
            <text:p>-0.271037940775777</text:p>
          </table:table-cell>
          <table:table-cell office:value-type="float" office:value="-0.251561493658701" calcext:value-type="float">
            <text:p>-0.251561493658701</text:p>
          </table:table-cell>
          <table:table-cell office:value-type="float" office:value="-0.219197778950091" calcext:value-type="float">
            <text:p>-0.219197778950091</text:p>
          </table:table-cell>
          <table:table-cell/>
          <table:table-cell office:value-type="float" office:value="-0.202835166673165" calcext:value-type="float">
            <text:p>-0.202835166673165</text:p>
          </table:table-cell>
          <table:table-cell office:value-type="float" office:value="-0.233975912253413" calcext:value-type="float">
            <text:p>-0.233975912253413</text:p>
          </table:table-cell>
          <table:table-cell office:value-type="float" office:value="-0.15545197978278" calcext:value-type="float">
            <text:p>-0.15545197978278</text:p>
          </table:table-cell>
        </table:table-row>
        <table:table-row table:style-name="ro1">
          <table:table-cell/>
          <table:table-cell office:value-type="float" office:value="-0.217069601968615" calcext:value-type="float">
            <text:p>-0.217069601968615</text:p>
          </table:table-cell>
          <table:table-cell office:value-type="float" office:value="-0.274241193053957" calcext:value-type="float">
            <text:p>-0.274241193053957</text:p>
          </table:table-cell>
          <table:table-cell office:value-type="float" office:value="-0.249826930984579" calcext:value-type="float">
            <text:p>-0.2498269309845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7069601968615" calcext:value-type="float">
            <text:p>-0.217069601968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38843305099456" calcext:value-type="float">
            <text:p>-0.1388433050994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49826930984579" calcext:value-type="float">
            <text:p>-0.249826930984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9863087258153" calcext:value-type="float">
            <text:p>-0.2198630872581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4241193053957" calcext:value-type="float">
            <text:p>-0.2742411930539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1171872678004" calcext:value-type="float">
            <text:p>-0.191171872678004</text:p>
          </table:table-cell>
          <table:table-cell table:number-columns-repeated="2"/>
          <table:table-cell office:value-type="float" office:value="-0.274241193053957" calcext:value-type="float">
            <text:p>-0.274241193053957</text:p>
          </table:table-cell>
          <table:table-cell office:value-type="float" office:value="-0.249826930984579" calcext:value-type="float">
            <text:p>-0.249826930984579</text:p>
          </table:table-cell>
          <table:table-cell office:value-type="float" office:value="-0.217069601968615" calcext:value-type="float">
            <text:p>-0.217069601968615</text:p>
          </table:table-cell>
          <table:table-cell/>
          <table:table-cell office:value-type="float" office:value="-0.191171872678004" calcext:value-type="float">
            <text:p>-0.191171872678004</text:p>
          </table:table-cell>
          <table:table-cell office:value-type="float" office:value="-0.219863087258153" calcext:value-type="float">
            <text:p>-0.219863087258153</text:p>
          </table:table-cell>
          <table:table-cell office:value-type="float" office:value="-0.138843305099456" calcext:value-type="float">
            <text:p>-0.138843305099456</text:p>
          </table:table-cell>
        </table:table-row>
        <table:table-row table:style-name="ro1">
          <table:table-cell/>
          <table:table-cell office:value-type="float" office:value="-0.212300186253977" calcext:value-type="float">
            <text:p>-0.212300186253977</text:p>
          </table:table-cell>
          <table:table-cell office:value-type="float" office:value="-0.271200251180165" calcext:value-type="float">
            <text:p>-0.271200251180165</text:p>
          </table:table-cell>
          <table:table-cell office:value-type="float" office:value="-0.23868447703198" calcext:value-type="float">
            <text:p>-0.238684477031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2300186253977" calcext:value-type="float">
            <text:p>-0.212300186253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2750678577148" calcext:value-type="float">
            <text:p>-0.12275067857714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3868447703198" calcext:value-type="float">
            <text:p>-0.238684477031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04358013321872" calcext:value-type="float">
            <text:p>-0.2043580133218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1200251180165" calcext:value-type="float">
            <text:p>-0.2712002511801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78640836056241" calcext:value-type="float">
            <text:p>-0.178640836056241</text:p>
          </table:table-cell>
          <table:table-cell table:number-columns-repeated="2"/>
          <table:table-cell office:value-type="float" office:value="-0.271200251180165" calcext:value-type="float">
            <text:p>-0.271200251180165</text:p>
          </table:table-cell>
          <table:table-cell office:value-type="float" office:value="-0.23868447703198" calcext:value-type="float">
            <text:p>-0.23868447703198</text:p>
          </table:table-cell>
          <table:table-cell office:value-type="float" office:value="-0.212300186253977" calcext:value-type="float">
            <text:p>-0.212300186253977</text:p>
          </table:table-cell>
          <table:table-cell/>
          <table:table-cell office:value-type="float" office:value="-0.178640836056241" calcext:value-type="float">
            <text:p>-0.178640836056241</text:p>
          </table:table-cell>
          <table:table-cell office:value-type="float" office:value="-0.204358013321872" calcext:value-type="float">
            <text:p>-0.204358013321872</text:p>
          </table:table-cell>
          <table:table-cell office:value-type="float" office:value="-0.122750678577148" calcext:value-type="float">
            <text:p>-0.122750678577148</text:p>
          </table:table-cell>
        </table:table-row>
        <table:table-row table:style-name="ro1">
          <table:table-cell/>
          <table:table-cell office:value-type="float" office:value="-0.20466552818196" calcext:value-type="float">
            <text:p>-0.20466552818196</text:p>
          </table:table-cell>
          <table:table-cell office:value-type="float" office:value="-0.255575325135807" calcext:value-type="float">
            <text:p>-0.255575325135807</text:p>
          </table:table-cell>
          <table:table-cell office:value-type="float" office:value="-0.217347785751326" calcext:value-type="float">
            <text:p>-0.2173477857513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466552818196" calcext:value-type="float">
            <text:p>-0.204665528181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6338700593333" calcext:value-type="float">
            <text:p>-0.10633870059333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17347785751326" calcext:value-type="float">
            <text:p>-0.2173477857513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6220823450455" calcext:value-type="float">
            <text:p>-0.1862208234504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55575325135807" calcext:value-type="float">
            <text:p>-0.255575325135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8755848261446" calcext:value-type="float">
            <text:p>-0.158755848261446</text:p>
          </table:table-cell>
          <table:table-cell table:number-columns-repeated="2"/>
          <table:table-cell office:value-type="float" office:value="-0.255575325135807" calcext:value-type="float">
            <text:p>-0.255575325135807</text:p>
          </table:table-cell>
          <table:table-cell office:value-type="float" office:value="-0.217347785751326" calcext:value-type="float">
            <text:p>-0.217347785751326</text:p>
          </table:table-cell>
          <table:table-cell office:value-type="float" office:value="-0.20466552818196" calcext:value-type="float">
            <text:p>-0.20466552818196</text:p>
          </table:table-cell>
          <table:table-cell/>
          <table:table-cell office:value-type="float" office:value="-0.158755848261446" calcext:value-type="float">
            <text:p>-0.158755848261446</text:p>
          </table:table-cell>
          <table:table-cell office:value-type="float" office:value="-0.186220823450455" calcext:value-type="float">
            <text:p>-0.186220823450455</text:p>
          </table:table-cell>
          <table:table-cell office:value-type="float" office:value="-0.106338700593333" calcext:value-type="float">
            <text:p>-0.106338700593333</text:p>
          </table:table-cell>
        </table:table-row>
        <table:table-row table:style-name="ro1">
          <table:table-cell/>
          <table:table-cell office:value-type="float" office:value="-0.196009451735685" calcext:value-type="float">
            <text:p>-0.196009451735685</text:p>
          </table:table-cell>
          <table:table-cell office:value-type="float" office:value="-0.234290716731424" calcext:value-type="float">
            <text:p>-0.234290716731424</text:p>
          </table:table-cell>
          <table:table-cell office:value-type="float" office:value="-0.196141912207046" calcext:value-type="float">
            <text:p>-0.1961419122070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96009451735685" calcext:value-type="float">
            <text:p>-0.196009451735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02025510203024" calcext:value-type="float">
            <text:p>-0.0902025510203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96141912207046" calcext:value-type="float">
            <text:p>-0.1961419122070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77448106361" calcext:value-type="float">
            <text:p>-0.169774481063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34290716731424" calcext:value-type="float">
            <text:p>-0.2342907167314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37932376449084" calcext:value-type="float">
            <text:p>-0.137932376449084</text:p>
          </table:table-cell>
          <table:table-cell table:number-columns-repeated="2"/>
          <table:table-cell office:value-type="float" office:value="-0.234290716731424" calcext:value-type="float">
            <text:p>-0.234290716731424</text:p>
          </table:table-cell>
          <table:table-cell office:value-type="float" office:value="-0.196141912207046" calcext:value-type="float">
            <text:p>-0.196141912207046</text:p>
          </table:table-cell>
          <table:table-cell office:value-type="float" office:value="-0.196009451735685" calcext:value-type="float">
            <text:p>-0.196009451735685</text:p>
          </table:table-cell>
          <table:table-cell/>
          <table:table-cell office:value-type="float" office:value="-0.137932376449084" calcext:value-type="float">
            <text:p>-0.137932376449084</text:p>
          </table:table-cell>
          <table:table-cell office:value-type="float" office:value="-0.16977448106361" calcext:value-type="float">
            <text:p>-0.16977448106361</text:p>
          </table:table-cell>
          <table:table-cell office:value-type="float" office:value="-0.0902025510203024" calcext:value-type="float">
            <text:p>-0.090202551020302</text:p>
          </table:table-cell>
        </table:table-row>
        <table:table-row table:style-name="ro1">
          <table:table-cell/>
          <table:table-cell office:value-type="float" office:value="-0.187806310031788" calcext:value-type="float">
            <text:p>-0.187806310031788</text:p>
          </table:table-cell>
          <table:table-cell office:value-type="float" office:value="-0.213260697610589" calcext:value-type="float">
            <text:p>-0.213260697610589</text:p>
          </table:table-cell>
          <table:table-cell office:value-type="float" office:value="-0.175041930176086" calcext:value-type="float">
            <text:p>-0.1750419301760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87806310031788" calcext:value-type="float">
            <text:p>-0.1878063100317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67882106600365" calcext:value-type="float">
            <text:p>-0.0767882106600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75041930176086" calcext:value-type="float">
            <text:p>-0.175041930176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4449242456526" calcext:value-type="float">
            <text:p>-0.1544492424565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3260697610589" calcext:value-type="float">
            <text:p>-0.213260697610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8618288741484" calcext:value-type="float">
            <text:p>-0.118618288741484</text:p>
          </table:table-cell>
          <table:table-cell table:number-columns-repeated="2"/>
          <table:table-cell office:value-type="float" office:value="-0.213260697610589" calcext:value-type="float">
            <text:p>-0.213260697610589</text:p>
          </table:table-cell>
          <table:table-cell office:value-type="float" office:value="-0.175041930176086" calcext:value-type="float">
            <text:p>-0.175041930176086</text:p>
          </table:table-cell>
          <table:table-cell office:value-type="float" office:value="-0.187806310031788" calcext:value-type="float">
            <text:p>-0.187806310031788</text:p>
          </table:table-cell>
          <table:table-cell/>
          <table:table-cell office:value-type="float" office:value="-0.118618288741484" calcext:value-type="float">
            <text:p>-0.118618288741484</text:p>
          </table:table-cell>
          <table:table-cell office:value-type="float" office:value="-0.154449242456526" calcext:value-type="float">
            <text:p>-0.154449242456526</text:p>
          </table:table-cell>
          <table:table-cell office:value-type="float" office:value="-0.0767882106600365" calcext:value-type="float">
            <text:p>-0.076788210660037</text:p>
          </table:table-cell>
        </table:table-row>
        <table:table-row table:style-name="ro1">
          <table:table-cell/>
          <table:table-cell office:value-type="float" office:value="-0.178943076789721" calcext:value-type="float">
            <text:p>-0.178943076789721</text:p>
          </table:table-cell>
          <table:table-cell office:value-type="float" office:value="-0.192408628561689" calcext:value-type="float">
            <text:p>-0.192408628561689</text:p>
          </table:table-cell>
          <table:table-cell office:value-type="float" office:value="-0.153974582665786" calcext:value-type="float">
            <text:p>-0.1539745826657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8943076789721" calcext:value-type="float">
            <text:p>-0.1789430767897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6633271425219" calcext:value-type="float">
            <text:p>-0.0646633271425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53974582665786" calcext:value-type="float">
            <text:p>-0.1539745826657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0275240549466" calcext:value-type="float">
            <text:p>-0.1402752405494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92408628561689" calcext:value-type="float">
            <text:p>-0.1924086285616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0713561689671" calcext:value-type="float">
            <text:p>-0.100713561689671</text:p>
          </table:table-cell>
          <table:table-cell table:number-columns-repeated="2"/>
          <table:table-cell office:value-type="float" office:value="-0.192408628561689" calcext:value-type="float">
            <text:p>-0.192408628561689</text:p>
          </table:table-cell>
          <table:table-cell office:value-type="float" office:value="-0.153974582665786" calcext:value-type="float">
            <text:p>-0.153974582665786</text:p>
          </table:table-cell>
          <table:table-cell office:value-type="float" office:value="-0.178943076789721" calcext:value-type="float">
            <text:p>-0.178943076789721</text:p>
          </table:table-cell>
          <table:table-cell/>
          <table:table-cell office:value-type="float" office:value="-0.100713561689671" calcext:value-type="float">
            <text:p>-0.100713561689671</text:p>
          </table:table-cell>
          <table:table-cell office:value-type="float" office:value="-0.140275240549466" calcext:value-type="float">
            <text:p>-0.140275240549466</text:p>
          </table:table-cell>
          <table:table-cell office:value-type="float" office:value="-0.0646633271425219" calcext:value-type="float">
            <text:p>-0.064663327142522</text:p>
          </table:table-cell>
        </table:table-row>
        <table:table-row table:style-name="ro1">
          <table:table-cell/>
          <table:table-cell office:value-type="float" office:value="-0.168333782539704" calcext:value-type="float">
            <text:p>-0.168333782539704</text:p>
          </table:table-cell>
          <table:table-cell office:value-type="float" office:value="-0.17159386176897" calcext:value-type="float">
            <text:p>-0.17159386176897</text:p>
          </table:table-cell>
          <table:table-cell office:value-type="float" office:value="-0.132943302510586" calcext:value-type="float">
            <text:p>-0.132943302510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68333782539704" calcext:value-type="float">
            <text:p>-0.1683337825397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9710495242991" calcext:value-type="float">
            <text:p>-0.0529710495242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32943302510586" calcext:value-type="float">
            <text:p>-0.1329433025105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7143934601645" calcext:value-type="float">
            <text:p>-0.1271439346016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159386176897" calcext:value-type="float">
            <text:p>-0.17159386176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41027897464988" calcext:value-type="float">
            <text:p>-0.084102789746499</text:p>
          </table:table-cell>
          <table:table-cell table:number-columns-repeated="2"/>
          <table:table-cell office:value-type="float" office:value="-0.17159386176897" calcext:value-type="float">
            <text:p>-0.17159386176897</text:p>
          </table:table-cell>
          <table:table-cell office:value-type="float" office:value="-0.132943302510586" calcext:value-type="float">
            <text:p>-0.132943302510586</text:p>
          </table:table-cell>
          <table:table-cell office:value-type="float" office:value="-0.168333782539704" calcext:value-type="float">
            <text:p>-0.168333782539704</text:p>
          </table:table-cell>
          <table:table-cell/>
          <table:table-cell office:value-type="float" office:value="-0.0841027897464988" calcext:value-type="float">
            <text:p>-0.084102789746499</text:p>
          </table:table-cell>
          <table:table-cell office:value-type="float" office:value="-0.127143934601645" calcext:value-type="float">
            <text:p>-0.127143934601645</text:p>
          </table:table-cell>
          <table:table-cell office:value-type="float" office:value="-0.0529710495242991" calcext:value-type="float">
            <text:p>-0.052971049524299</text:p>
          </table:table-cell>
        </table:table-row>
        <table:table-row table:style-name="ro1">
          <table:table-cell/>
          <table:table-cell office:value-type="float" office:value="-0.155960315323357" calcext:value-type="float">
            <text:p>-0.155960315323357</text:p>
          </table:table-cell>
          <table:table-cell office:value-type="float" office:value="-0.150732087350457" calcext:value-type="float">
            <text:p>-0.150732087350457</text:p>
          </table:table-cell>
          <table:table-cell office:value-type="float" office:value="-0.111779220543739" calcext:value-type="float">
            <text:p>-0.1117792205437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5960315323357" calcext:value-type="float">
            <text:p>-0.155960315323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6899610705175" calcext:value-type="float">
            <text:p>-0.04168996107051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11779220543739" calcext:value-type="float">
            <text:p>-0.1117792205437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492479633974" calcext:value-type="float">
            <text:p>-0.114924796339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0732087350457" calcext:value-type="float">
            <text:p>-0.1507320873504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5093397820541" calcext:value-type="float">
            <text:p>-0.068509339782054</text:p>
          </table:table-cell>
          <table:table-cell table:number-columns-repeated="2"/>
          <table:table-cell office:value-type="float" office:value="-0.150732087350457" calcext:value-type="float">
            <text:p>-0.150732087350457</text:p>
          </table:table-cell>
          <table:table-cell office:value-type="float" office:value="-0.111779220543739" calcext:value-type="float">
            <text:p>-0.111779220543739</text:p>
          </table:table-cell>
          <table:table-cell office:value-type="float" office:value="-0.155960315323357" calcext:value-type="float">
            <text:p>-0.155960315323357</text:p>
          </table:table-cell>
          <table:table-cell/>
          <table:table-cell office:value-type="float" office:value="-0.0685093397820541" calcext:value-type="float">
            <text:p>-0.068509339782054</text:p>
          </table:table-cell>
          <table:table-cell office:value-type="float" office:value="-0.11492479633974" calcext:value-type="float">
            <text:p>-0.11492479633974</text:p>
          </table:table-cell>
          <table:table-cell office:value-type="float" office:value="-0.0416899610705175" calcext:value-type="float">
            <text:p>-0.041689961070518</text:p>
          </table:table-cell>
        </table:table-row>
        <table:table-row table:style-name="ro1">
          <table:table-cell/>
          <table:table-cell office:value-type="float" office:value="-0.141410470093433" calcext:value-type="float">
            <text:p>-0.141410470093433</text:p>
          </table:table-cell>
          <table:table-cell office:value-type="float" office:value="-0.12976633341632" calcext:value-type="float">
            <text:p>-0.12976633341632</text:p>
          </table:table-cell>
          <table:table-cell office:value-type="float" office:value="-0.0904317667520636" calcext:value-type="float">
            <text:p>-0.0904317667520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41410470093433" calcext:value-type="float">
            <text:p>-0.1414104700934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3731790793736" calcext:value-type="float">
            <text:p>-0.030373179079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04317667520636" calcext:value-type="float">
            <text:p>-0.0904317667520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3316095188193" calcext:value-type="float">
            <text:p>-0.1033160951881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976633341632" calcext:value-type="float">
            <text:p>-0.129766333416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604083776597" calcext:value-type="float">
            <text:p>-0.053604083776597</text:p>
          </table:table-cell>
          <table:table-cell table:number-columns-repeated="2"/>
          <table:table-cell office:value-type="float" office:value="-0.12976633341632" calcext:value-type="float">
            <text:p>-0.12976633341632</text:p>
          </table:table-cell>
          <table:table-cell office:value-type="float" office:value="-0.0904317667520636" calcext:value-type="float">
            <text:p>-0.090431766752064</text:p>
          </table:table-cell>
          <table:table-cell office:value-type="float" office:value="-0.141410470093433" calcext:value-type="float">
            <text:p>-0.141410470093433</text:p>
          </table:table-cell>
          <table:table-cell/>
          <table:table-cell office:value-type="float" office:value="-0.053604083776597" calcext:value-type="float">
            <text:p>-0.053604083776597</text:p>
          </table:table-cell>
          <table:table-cell office:value-type="float" office:value="-0.103316095188193" calcext:value-type="float">
            <text:p>-0.103316095188193</text:p>
          </table:table-cell>
          <table:table-cell office:value-type="float" office:value="-0.0303731790793736" calcext:value-type="float">
            <text:p>-0.030373179079374</text:p>
          </table:table-cell>
        </table:table-row>
        <table:table-row table:style-name="ro1">
          <table:table-cell/>
          <table:table-cell office:value-type="float" office:value="-0.124368933500022" calcext:value-type="float">
            <text:p>-0.124368933500022</text:p>
          </table:table-cell>
          <table:table-cell office:value-type="float" office:value="-0.108658560011868" calcext:value-type="float">
            <text:p>-0.108658560011868</text:p>
          </table:table-cell>
          <table:table-cell office:value-type="float" office:value="-0.0688629809133383" calcext:value-type="float">
            <text:p>-0.0688629809133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4368933500022" calcext:value-type="float">
            <text:p>-0.1243689335000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6644713134865" calcext:value-type="float">
            <text:p>-0.01866447131348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88629809133383" calcext:value-type="float">
            <text:p>-0.0688629809133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018960361701" calcext:value-type="float">
            <text:p>-0.092018960361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8658560011868" calcext:value-type="float">
            <text:p>-0.1086585600118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0718186332027" calcext:value-type="float">
            <text:p>-0.039071818633203</text:p>
          </table:table-cell>
          <table:table-cell table:number-columns-repeated="2"/>
          <table:table-cell office:value-type="float" office:value="-0.108658560011868" calcext:value-type="float">
            <text:p>-0.108658560011868</text:p>
          </table:table-cell>
          <table:table-cell office:value-type="float" office:value="-0.0688629809133383" calcext:value-type="float">
            <text:p>-0.068862980913338</text:p>
          </table:table-cell>
          <table:table-cell office:value-type="float" office:value="-0.124368933500022" calcext:value-type="float">
            <text:p>-0.124368933500022</text:p>
          </table:table-cell>
          <table:table-cell/>
          <table:table-cell office:value-type="float" office:value="-0.0390718186332027" calcext:value-type="float">
            <text:p>-0.039071818633203</text:p>
          </table:table-cell>
          <table:table-cell office:value-type="float" office:value="-0.092018960361701" calcext:value-type="float">
            <text:p>-0.092018960361701</text:p>
          </table:table-cell>
          <table:table-cell office:value-type="float" office:value="-0.0186644713134865" calcext:value-type="float">
            <text:p>-0.018664471313487</text:p>
          </table:table-cell>
        </table:table-row>
        <table:table-row table:style-name="ro1">
          <table:table-cell/>
          <table:table-cell office:value-type="float" office:value="-0.104556034263332" calcext:value-type="float">
            <text:p>-0.104556034263332</text:p>
          </table:table-cell>
          <table:table-cell office:value-type="float" office:value="-0.0873900847228016" calcext:value-type="float">
            <text:p>-0.087390084722802</text:p>
          </table:table-cell>
          <table:table-cell office:value-type="float" office:value="-0.0470484354370952" calcext:value-type="float">
            <text:p>-0.0470484354370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4556034263332" calcext:value-type="float">
            <text:p>-0.1045560342633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27625049597693" calcext:value-type="float">
            <text:p>-0.00627625049597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70484354370952" calcext:value-type="float">
            <text:p>-0.0470484354370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07784118089608" calcext:value-type="float">
            <text:p>-0.0807784118089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73900847228016" calcext:value-type="float">
            <text:p>-0.0873900847228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6415062010349" calcext:value-type="float">
            <text:p>-0.024641506201035</text:p>
          </table:table-cell>
          <table:table-cell table:number-columns-repeated="2"/>
          <table:table-cell office:value-type="float" office:value="-0.0873900847228016" calcext:value-type="float">
            <text:p>-0.087390084722802</text:p>
          </table:table-cell>
          <table:table-cell office:value-type="float" office:value="-0.0470484354370952" calcext:value-type="float">
            <text:p>-0.047048435437095</text:p>
          </table:table-cell>
          <table:table-cell office:value-type="float" office:value="-0.104556034263332" calcext:value-type="float">
            <text:p>-0.104556034263332</text:p>
          </table:table-cell>
          <table:table-cell/>
          <table:table-cell office:value-type="float" office:value="-0.0246415062010349" calcext:value-type="float">
            <text:p>-0.024641506201035</text:p>
          </table:table-cell>
          <table:table-cell office:value-type="float" office:value="-0.0807784118089608" calcext:value-type="float">
            <text:p>-0.080778411808961</text:p>
          </table:table-cell>
          <table:table-cell office:value-type="float" office:value="-0.00627625049597693" calcext:value-type="float">
            <text:p>-0.006276250495977</text:p>
          </table:table-cell>
        </table:table-row>
        <table:table-row table:style-name="ro1">
          <table:table-cell/>
          <table:table-cell office:value-type="float" office:value="-0.0816877154224497" calcext:value-type="float">
            <text:p>-0.08168771542245</text:p>
          </table:table-cell>
          <table:table-cell office:value-type="float" office:value="-0.0659580501024467" calcext:value-type="float">
            <text:p>-0.065958050102447</text:p>
          </table:table-cell>
          <table:table-cell office:value-type="float" office:value="-0.0249734112899064" calcext:value-type="float">
            <text:p>-0.0249734112899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16877154224497" calcext:value-type="float">
            <text:p>-0.08168771542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0894443946688" calcext:value-type="float">
            <text:p>0.0072089444394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9734112899064" calcext:value-type="float">
            <text:p>-0.0249734112899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3897266463196" calcext:value-type="float">
            <text:p>-0.069389726646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59580501024467" calcext:value-type="float">
            <text:p>-0.0659580501024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0920963775171" calcext:value-type="float">
            <text:p>-0.010092096377517</text:p>
          </table:table-cell>
          <table:table-cell table:number-columns-repeated="2"/>
          <table:table-cell office:value-type="float" office:value="-0.0659580501024467" calcext:value-type="float">
            <text:p>-0.065958050102447</text:p>
          </table:table-cell>
          <table:table-cell office:value-type="float" office:value="-0.0249734112899064" calcext:value-type="float">
            <text:p>-0.024973411289906</text:p>
          </table:table-cell>
          <table:table-cell office:value-type="float" office:value="-0.0816877154224497" calcext:value-type="float">
            <text:p>-0.08168771542245</text:p>
          </table:table-cell>
          <table:table-cell/>
          <table:table-cell office:value-type="float" office:value="-0.0100920963775171" calcext:value-type="float">
            <text:p>-0.010092096377517</text:p>
          </table:table-cell>
          <table:table-cell office:value-type="float" office:value="-0.0693897266463196" calcext:value-type="float">
            <text:p>-0.06938972664632</text:p>
          </table:table-cell>
          <table:table-cell office:value-type="float" office:value="0.00720894443946688" calcext:value-type="float">
            <text:p>0.007208944439467</text:p>
          </table:table-cell>
        </table:table-row>
        <table:table-row table:style-name="ro1">
          <table:table-cell/>
          <table:table-cell office:value-type="float" office:value="-0.0557167468541131" calcext:value-type="float">
            <text:p>-0.055716746854113</text:p>
          </table:table-cell>
          <table:table-cell office:value-type="float" office:value="-0.0443641170911743" calcext:value-type="float">
            <text:p>-0.044364117091174</text:p>
          </table:table-cell>
          <table:table-cell office:value-type="float" office:value="-0.00262884879815764" calcext:value-type="float">
            <text:p>-0.0026288487981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7167468541131" calcext:value-type="float">
            <text:p>-0.0557167468541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7988718037846" calcext:value-type="float">
            <text:p>0.0217988718037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62884879815764" calcext:value-type="float">
            <text:p>-0.002628848798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6907397699939" calcext:value-type="float">
            <text:p>-0.0576907397699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3641170911743" calcext:value-type="float">
            <text:p>-0.0443641170911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510791630263" calcext:value-type="float">
            <text:p>0.004751079163026</text:p>
          </table:table-cell>
          <table:table-cell table:number-columns-repeated="2"/>
          <table:table-cell office:value-type="float" office:value="-0.0443641170911743" calcext:value-type="float">
            <text:p>-0.044364117091174</text:p>
          </table:table-cell>
          <table:table-cell office:value-type="float" office:value="-0.00262884879815764" calcext:value-type="float">
            <text:p>-0.002628848798158</text:p>
          </table:table-cell>
          <table:table-cell office:value-type="float" office:value="-0.0557167468541131" calcext:value-type="float">
            <text:p>-0.055716746854113</text:p>
          </table:table-cell>
          <table:table-cell/>
          <table:table-cell office:value-type="float" office:value="0.0047510791630263" calcext:value-type="float">
            <text:p>0.004751079163026</text:p>
          </table:table-cell>
          <table:table-cell office:value-type="float" office:value="-0.0576907397699939" calcext:value-type="float">
            <text:p>-0.057690739769994</text:p>
          </table:table-cell>
          <table:table-cell office:value-type="float" office:value="0.0217988718037846" calcext:value-type="float">
            <text:p>0.021798871803785</text:p>
          </table:table-cell>
        </table:table-row>
        <table:table-row table:style-name="ro1">
          <table:table-cell/>
          <table:table-cell office:value-type="float" office:value="-0.0264557349165541" calcext:value-type="float">
            <text:p>-0.026455734916554</text:p>
          </table:table-cell>
          <table:table-cell office:value-type="float" office:value="-0.022606056468059" calcext:value-type="float">
            <text:p>-0.022606056468059</text:p>
          </table:table-cell>
          <table:table-cell office:value-type="float" office:value="0.0199950024863182" calcext:value-type="float">
            <text:p>0.019995002486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4557349165541" calcext:value-type="float">
            <text:p>-0.0264557349165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77712237697729" calcext:value-type="float">
            <text:p>0.0377712237697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99950024863182" calcext:value-type="float">
            <text:p>0.019995002486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5509865205376" calcext:value-type="float">
            <text:p>-0.0455509865205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606056468059" calcext:value-type="float">
            <text:p>-0.0226060564680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0224010291402" calcext:value-type="float">
            <text:p>0.02002240102914</text:p>
          </table:table-cell>
          <table:table-cell table:number-columns-repeated="2"/>
          <table:table-cell office:value-type="float" office:value="-0.022606056468059" calcext:value-type="float">
            <text:p>-0.022606056468059</text:p>
          </table:table-cell>
          <table:table-cell office:value-type="float" office:value="0.0199950024863182" calcext:value-type="float">
            <text:p>0.019995002486318</text:p>
          </table:table-cell>
          <table:table-cell office:value-type="float" office:value="-0.0264557349165541" calcext:value-type="float">
            <text:p>-0.026455734916554</text:p>
          </table:table-cell>
          <table:table-cell/>
          <table:table-cell office:value-type="float" office:value="0.0200224010291402" calcext:value-type="float">
            <text:p>0.02002240102914</text:p>
          </table:table-cell>
          <table:table-cell office:value-type="float" office:value="-0.0455509865205376" calcext:value-type="float">
            <text:p>-0.045550986520538</text:p>
          </table:table-cell>
          <table:table-cell office:value-type="float" office:value="0.0377712237697729" calcext:value-type="float">
            <text:p>0.037771223769773</text:p>
          </table:table-cell>
        </table:table-row>
        <table:table-row table:style-name="ro1">
          <table:table-cell/>
          <table:table-cell office:value-type="float" office:value="-0.0278568544679342" calcext:value-type="float">
            <text:p>-0.027856854467934</text:p>
          </table:table-cell>
          <table:table-cell office:value-type="float" office:value="-0.000661755108774007" calcext:value-type="float">
            <text:p>-0.000661755108774</text:p>
          </table:table-cell>
          <table:table-cell office:value-type="float" office:value="0.0243465831439946" calcext:value-type="float">
            <text:p>0.0243465831439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78568544679342" calcext:value-type="float">
            <text:p>-0.0278568544679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44760472405346" calcext:value-type="float">
            <text:p>0.0344760472405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43465831439946" calcext:value-type="float">
            <text:p>0.0243465831439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5932835927831" calcext:value-type="float">
            <text:p>-0.0485932835927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661755108774007" calcext:value-type="float">
            <text:p>-0.000661755108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8272331557839" calcext:value-type="float">
            <text:p>0.035827233155784</text:p>
          </table:table-cell>
          <table:table-cell table:number-columns-repeated="2"/>
          <table:table-cell office:value-type="float" office:value="-0.000661755108774007" calcext:value-type="float">
            <text:p>-0.000661755108774</text:p>
          </table:table-cell>
          <table:table-cell office:value-type="float" office:value="0.0243465831439946" calcext:value-type="float">
            <text:p>0.024346583143995</text:p>
          </table:table-cell>
          <table:table-cell office:value-type="float" office:value="-0.0278568544679342" calcext:value-type="float">
            <text:p>-0.027856854467934</text:p>
          </table:table-cell>
          <table:table-cell/>
          <table:table-cell office:value-type="float" office:value="0.0358272331557839" calcext:value-type="float">
            <text:p>0.035827233155784</text:p>
          </table:table-cell>
          <table:table-cell office:value-type="float" office:value="-0.0485932835927831" calcext:value-type="float">
            <text:p>-0.048593283592783</text:p>
          </table:table-cell>
          <table:table-cell office:value-type="float" office:value="0.0344760472405346" calcext:value-type="float">
            <text:p>0.034476047240535</text:p>
          </table:table-cell>
        </table:table-row>
        <table:table-row table:style-name="ro1">
          <table:table-cell/>
          <table:table-cell office:value-type="float" office:value="-0.0303540348622052" calcext:value-type="float">
            <text:p>-0.030354034862205</text:p>
          </table:table-cell>
          <table:table-cell office:value-type="float" office:value="-0.0030194627805478" calcext:value-type="float">
            <text:p>-0.003019462780548</text:p>
          </table:table-cell>
          <table:table-cell office:value-type="float" office:value="0.0309342636585782" calcext:value-type="float">
            <text:p>0.0309342636585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3540348622052" calcext:value-type="float">
            <text:p>-0.0303540348622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2559962649661" calcext:value-type="float">
            <text:p>0.0352559962649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9342636585782" calcext:value-type="float">
            <text:p>0.0309342636585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6132205198637" calcext:value-type="float">
            <text:p>-0.0516132205198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0194627805478" calcext:value-type="float">
            <text:p>-0.0030194627805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1506517642652" calcext:value-type="float">
            <text:p>0.035150651764265</text:p>
          </table:table-cell>
          <table:table-cell table:number-columns-repeated="2"/>
          <table:table-cell office:value-type="float" office:value="-0.0030194627805478" calcext:value-type="float">
            <text:p>-0.003019462780548</text:p>
          </table:table-cell>
          <table:table-cell office:value-type="float" office:value="0.0309342636585782" calcext:value-type="float">
            <text:p>0.030934263658578</text:p>
          </table:table-cell>
          <table:table-cell office:value-type="float" office:value="-0.0303540348622052" calcext:value-type="float">
            <text:p>-0.030354034862205</text:p>
          </table:table-cell>
          <table:table-cell/>
          <table:table-cell office:value-type="float" office:value="0.0351506517642652" calcext:value-type="float">
            <text:p>0.035150651764265</text:p>
          </table:table-cell>
          <table:table-cell office:value-type="float" office:value="-0.0516132205198637" calcext:value-type="float">
            <text:p>-0.051613220519864</text:p>
          </table:table-cell>
          <table:table-cell office:value-type="float" office:value="0.0352559962649661" calcext:value-type="float">
            <text:p>0.035255996264966</text:p>
          </table:table-cell>
        </table:table-row>
        <table:table-row table:style-name="ro1">
          <table:table-cell/>
          <table:table-cell office:value-type="float" office:value="-0.0315700065118539" calcext:value-type="float">
            <text:p>-0.031570006511854</text:p>
          </table:table-cell>
          <table:table-cell office:value-type="float" office:value="-0.00372664489665576" calcext:value-type="float">
            <text:p>-0.003726644896656</text:p>
          </table:table-cell>
          <table:table-cell office:value-type="float" office:value="0.0372449089729443" calcext:value-type="float">
            <text:p>0.0372449089729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15700065118539" calcext:value-type="float">
            <text:p>-0.0315700065118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7514645806431" calcext:value-type="float">
            <text:p>0.03275146458064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2449089729443" calcext:value-type="float">
            <text:p>0.037244908972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3430337541381" calcext:value-type="float">
            <text:p>-0.0553430337541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2664489665576" calcext:value-type="float">
            <text:p>-0.003726644896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8797587321152" calcext:value-type="float">
            <text:p>0.033879758732115</text:p>
          </table:table-cell>
          <table:table-cell table:number-columns-repeated="2"/>
          <table:table-cell office:value-type="float" office:value="-0.00372664489665576" calcext:value-type="float">
            <text:p>-0.003726644896656</text:p>
          </table:table-cell>
          <table:table-cell office:value-type="float" office:value="0.0372449089729443" calcext:value-type="float">
            <text:p>0.037244908972944</text:p>
          </table:table-cell>
          <table:table-cell office:value-type="float" office:value="-0.0315700065118539" calcext:value-type="float">
            <text:p>-0.031570006511854</text:p>
          </table:table-cell>
          <table:table-cell/>
          <table:table-cell office:value-type="float" office:value="0.0338797587321152" calcext:value-type="float">
            <text:p>0.033879758732115</text:p>
          </table:table-cell>
          <table:table-cell office:value-type="float" office:value="-0.0553430337541381" calcext:value-type="float">
            <text:p>-0.055343033754138</text:p>
          </table:table-cell>
          <table:table-cell office:value-type="float" office:value="0.0327514645806431" calcext:value-type="float">
            <text:p>0.032751464580643</text:p>
          </table:table-cell>
        </table:table-row>
        <table:table-row table:style-name="ro1">
          <table:table-cell/>
          <table:table-cell office:value-type="float" office:value="-0.0320142622484963" calcext:value-type="float">
            <text:p>-0.032014262248496</text:p>
          </table:table-cell>
          <table:table-cell office:value-type="float" office:value="-0.0054813443742963" calcext:value-type="float">
            <text:p>-0.005481344374296</text:p>
          </table:table-cell>
          <table:table-cell office:value-type="float" office:value="0.043847926347492" calcext:value-type="float">
            <text:p>0.043847926347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0142622484963" calcext:value-type="float">
            <text:p>-0.0320142622484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0556636815116" calcext:value-type="float">
            <text:p>0.03005566368151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3847926347492" calcext:value-type="float">
            <text:p>0.043847926347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93240545321754" calcext:value-type="float">
            <text:p>-0.0593240545321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4813443742963" calcext:value-type="float">
            <text:p>-0.0054813443742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3936291418648" calcext:value-type="float">
            <text:p>0.033393629141865</text:p>
          </table:table-cell>
          <table:table-cell table:number-columns-repeated="2"/>
          <table:table-cell office:value-type="float" office:value="-0.0054813443742963" calcext:value-type="float">
            <text:p>-0.005481344374296</text:p>
          </table:table-cell>
          <table:table-cell office:value-type="float" office:value="0.043847926347492" calcext:value-type="float">
            <text:p>0.043847926347492</text:p>
          </table:table-cell>
          <table:table-cell office:value-type="float" office:value="-0.0320142622484963" calcext:value-type="float">
            <text:p>-0.032014262248496</text:p>
          </table:table-cell>
          <table:table-cell/>
          <table:table-cell office:value-type="float" office:value="0.0333936291418648" calcext:value-type="float">
            <text:p>0.033393629141865</text:p>
          </table:table-cell>
          <table:table-cell office:value-type="float" office:value="-0.0593240545321754" calcext:value-type="float">
            <text:p>-0.059324054532175</text:p>
          </table:table-cell>
          <table:table-cell office:value-type="float" office:value="0.0300556636815116" calcext:value-type="float">
            <text:p>0.030055663681512</text:p>
          </table:table-cell>
        </table:table-row>
        <table:table-row table:style-name="ro1">
          <table:table-cell/>
          <table:table-cell office:value-type="float" office:value="-0.0324070297075557" calcext:value-type="float">
            <text:p>-0.032407029707556</text:p>
          </table:table-cell>
          <table:table-cell office:value-type="float" office:value="-0.00693131154937148" calcext:value-type="float">
            <text:p>-0.006931311549371</text:p>
          </table:table-cell>
          <table:table-cell office:value-type="float" office:value="0.0506634714520828" calcext:value-type="float">
            <text:p>0.0506634714520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4070297075557" calcext:value-type="float">
            <text:p>-0.0324070297075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3920701896014" calcext:value-type="float">
            <text:p>0.0273920701896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06634714520828" calcext:value-type="float">
            <text:p>0.050663471452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5836205199519" calcext:value-type="float">
            <text:p>-0.0635836205199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93131154937148" calcext:value-type="float">
            <text:p>-0.0069313115493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6007010738834" calcext:value-type="float">
            <text:p>0.032600701073883</text:p>
          </table:table-cell>
          <table:table-cell table:number-columns-repeated="2"/>
          <table:table-cell office:value-type="float" office:value="-0.00693131154937148" calcext:value-type="float">
            <text:p>-0.006931311549371</text:p>
          </table:table-cell>
          <table:table-cell office:value-type="float" office:value="0.0506634714520828" calcext:value-type="float">
            <text:p>0.050663471452083</text:p>
          </table:table-cell>
          <table:table-cell office:value-type="float" office:value="-0.0324070297075557" calcext:value-type="float">
            <text:p>-0.032407029707556</text:p>
          </table:table-cell>
          <table:table-cell/>
          <table:table-cell office:value-type="float" office:value="0.0326007010738834" calcext:value-type="float">
            <text:p>0.032600701073883</text:p>
          </table:table-cell>
          <table:table-cell office:value-type="float" office:value="-0.0635836205199519" calcext:value-type="float">
            <text:p>-0.063583620519952</text:p>
          </table:table-cell>
          <table:table-cell office:value-type="float" office:value="0.0273920701896014" calcext:value-type="float">
            <text:p>0.027392070189601</text:p>
          </table:table-cell>
        </table:table-row>
        <table:table-row table:style-name="ro1">
          <table:table-cell/>
          <table:table-cell office:value-type="float" office:value="-0.0329067413886539" calcext:value-type="float">
            <text:p>-0.032906741388654</text:p>
          </table:table-cell>
          <table:table-cell office:value-type="float" office:value="-0.00809707651326307" calcext:value-type="float">
            <text:p>-0.008097076513263</text:p>
          </table:table-cell>
          <table:table-cell office:value-type="float" office:value="0.0577532443711468" calcext:value-type="float">
            <text:p>0.0577532443711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067413886539" calcext:value-type="float">
            <text:p>-0.032906741388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0376348581342" calcext:value-type="float">
            <text:p>0.025037634858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77532443711468" calcext:value-type="float">
            <text:p>0.0577532443711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0793620683018" calcext:value-type="float">
            <text:p>-0.0680793620683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09707651326307" calcext:value-type="float">
            <text:p>-0.0080970765132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6129403752944" calcext:value-type="float">
            <text:p>0.031612940375294</text:p>
          </table:table-cell>
          <table:table-cell table:number-columns-repeated="2"/>
          <table:table-cell office:value-type="float" office:value="-0.00809707651326307" calcext:value-type="float">
            <text:p>-0.008097076513263</text:p>
          </table:table-cell>
          <table:table-cell office:value-type="float" office:value="0.0577532443711468" calcext:value-type="float">
            <text:p>0.057753244371147</text:p>
          </table:table-cell>
          <table:table-cell office:value-type="float" office:value="-0.0329067413886539" calcext:value-type="float">
            <text:p>-0.032906741388654</text:p>
          </table:table-cell>
          <table:table-cell/>
          <table:table-cell office:value-type="float" office:value="0.0316129403752944" calcext:value-type="float">
            <text:p>0.031612940375294</text:p>
          </table:table-cell>
          <table:table-cell office:value-type="float" office:value="-0.0680793620683018" calcext:value-type="float">
            <text:p>-0.068079362068302</text:p>
          </table:table-cell>
          <table:table-cell office:value-type="float" office:value="0.0250376348581342" calcext:value-type="float">
            <text:p>0.025037634858134</text:p>
          </table:table-cell>
        </table:table-row>
        <table:table-row table:style-name="ro1">
          <table:table-cell/>
          <table:table-cell office:value-type="float" office:value="-0.0335165632988418" calcext:value-type="float">
            <text:p>-0.033516563298842</text:p>
          </table:table-cell>
          <table:table-cell office:value-type="float" office:value="-0.00905382759296428" calcext:value-type="float">
            <text:p>-0.009053827592964</text:p>
          </table:table-cell>
          <table:table-cell office:value-type="float" office:value="0.0650645651342183" calcext:value-type="float">
            <text:p>0.0650645651342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35165632988418" calcext:value-type="float">
            <text:p>-0.033516563298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8097397957987" calcext:value-type="float">
            <text:p>0.0228097397957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650645651342183" calcext:value-type="float">
            <text:p>0.0650645651342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9347238842688" calcext:value-type="float">
            <text:p>-0.0729347238842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05382759296428" calcext:value-type="float">
            <text:p>-0.0090538275929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4425916737691" calcext:value-type="float">
            <text:p>0.030442591673769</text:p>
          </table:table-cell>
          <table:table-cell table:number-columns-repeated="2"/>
          <table:table-cell office:value-type="float" office:value="-0.00905382759296428" calcext:value-type="float">
            <text:p>-0.009053827592964</text:p>
          </table:table-cell>
          <table:table-cell office:value-type="float" office:value="0.0650645651342183" calcext:value-type="float">
            <text:p>0.065064565134218</text:p>
          </table:table-cell>
          <table:table-cell office:value-type="float" office:value="-0.0335165632988418" calcext:value-type="float">
            <text:p>-0.033516563298842</text:p>
          </table:table-cell>
          <table:table-cell/>
          <table:table-cell office:value-type="float" office:value="0.0304425916737691" calcext:value-type="float">
            <text:p>0.030442591673769</text:p>
          </table:table-cell>
          <table:table-cell office:value-type="float" office:value="-0.0729347238842688" calcext:value-type="float">
            <text:p>-0.072934723884269</text:p>
          </table:table-cell>
          <table:table-cell office:value-type="float" office:value="0.0228097397957987" calcext:value-type="float">
            <text:p>0.022809739795799</text:p>
          </table:table-cell>
        </table:table-row>
        <table:table-row table:style-name="ro1">
          <table:table-cell/>
          <table:table-cell office:value-type="float" office:value="-0.0342196332029454" calcext:value-type="float">
            <text:p>-0.034219633202945</text:p>
          </table:table-cell>
          <table:table-cell office:value-type="float" office:value="-0.00985727929588487" calcext:value-type="float">
            <text:p>-0.009857279295885</text:p>
          </table:table-cell>
          <table:table-cell office:value-type="float" office:value="0.0726864021332496" calcext:value-type="float">
            <text:p>0.072686402133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2196332029454" calcext:value-type="float">
            <text:p>-0.0342196332029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8195345103421" calcext:value-type="float">
            <text:p>0.0208195345103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26864021332496" calcext:value-type="float">
            <text:p>0.07268640213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952917586901" calcext:value-type="float">
            <text:p>-0.0779529175869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85727929588487" calcext:value-type="float">
            <text:p>-0.0098572792958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1529482331444" calcext:value-type="float">
            <text:p>0.029152948233144</text:p>
          </table:table-cell>
          <table:table-cell table:number-columns-repeated="2"/>
          <table:table-cell office:value-type="float" office:value="-0.00985727929588487" calcext:value-type="float">
            <text:p>-0.009857279295885</text:p>
          </table:table-cell>
          <table:table-cell office:value-type="float" office:value="0.0726864021332496" calcext:value-type="float">
            <text:p>0.07268640213325</text:p>
          </table:table-cell>
          <table:table-cell office:value-type="float" office:value="-0.0342196332029454" calcext:value-type="float">
            <text:p>-0.034219633202945</text:p>
          </table:table-cell>
          <table:table-cell/>
          <table:table-cell office:value-type="float" office:value="0.0291529482331444" calcext:value-type="float">
            <text:p>0.029152948233144</text:p>
          </table:table-cell>
          <table:table-cell office:value-type="float" office:value="-0.077952917586901" calcext:value-type="float">
            <text:p>-0.077952917586901</text:p>
          </table:table-cell>
          <table:table-cell office:value-type="float" office:value="0.0208195345103421" calcext:value-type="float">
            <text:p>0.020819534510342</text:p>
          </table:table-cell>
        </table:table-row>
        <table:table-row table:style-name="ro1">
          <table:table-cell/>
          <table:table-cell office:value-type="float" office:value="-0.0350660658331867" calcext:value-type="float">
            <text:p>-0.035066065833187</text:p>
          </table:table-cell>
          <table:table-cell office:value-type="float" office:value="-0.0105806333029437" calcext:value-type="float">
            <text:p>-0.010580633302944</text:p>
          </table:table-cell>
          <table:table-cell office:value-type="float" office:value="0.0806136549981056" calcext:value-type="float">
            <text:p>0.0806136549981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50660658331867" calcext:value-type="float">
            <text:p>-0.0350660658331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2533047559198" calcext:value-type="float">
            <text:p>0.019253304755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06136549981056" calcext:value-type="float">
            <text:p>0.0806136549981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1426349131699" calcext:value-type="float">
            <text:p>-0.083142634913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5806333029437" calcext:value-type="float">
            <text:p>-0.010580633302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8053958024467" calcext:value-type="float">
            <text:p>0.027805395802447</text:p>
          </table:table-cell>
          <table:table-cell table:number-columns-repeated="2"/>
          <table:table-cell office:value-type="float" office:value="-0.0105806333029437" calcext:value-type="float">
            <text:p>-0.010580633302944</text:p>
          </table:table-cell>
          <table:table-cell office:value-type="float" office:value="0.0806136549981056" calcext:value-type="float">
            <text:p>0.080613654998106</text:p>
          </table:table-cell>
          <table:table-cell office:value-type="float" office:value="-0.0350660658331867" calcext:value-type="float">
            <text:p>-0.035066065833187</text:p>
          </table:table-cell>
          <table:table-cell/>
          <table:table-cell office:value-type="float" office:value="0.0278053958024467" calcext:value-type="float">
            <text:p>0.027805395802447</text:p>
          </table:table-cell>
          <table:table-cell office:value-type="float" office:value="-0.0831426349131699" calcext:value-type="float">
            <text:p>-0.08314263491317</text:p>
          </table:table-cell>
          <table:table-cell office:value-type="float" office:value="0.0192533047559198" calcext:value-type="float">
            <text:p>0.01925330475592</text:p>
          </table:table-cell>
        </table:table-row>
        <table:table-row table:style-name="ro1">
          <table:table-cell/>
          <table:table-cell office:value-type="float" office:value="-0.0361315524301666" calcext:value-type="float">
            <text:p>-0.036131552430167</text:p>
          </table:table-cell>
          <table:table-cell office:value-type="float" office:value="-0.0113120898443745" calcext:value-type="float">
            <text:p>-0.011312089844375</text:p>
          </table:table-cell>
          <table:table-cell office:value-type="float" office:value="0.0888188177470353" calcext:value-type="float">
            <text:p>0.0888188177470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1315524301666" calcext:value-type="float">
            <text:p>-0.0361315524301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9165837720037" calcext:value-type="float">
            <text:p>0.01791658377200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88188177470353" calcext:value-type="float">
            <text:p>0.0888188177470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84680883832774" calcext:value-type="float">
            <text:p>-0.0884680883832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3120898443745" calcext:value-type="float">
            <text:p>-0.0113120898443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64436854656407" calcext:value-type="float">
            <text:p>0.026443685465641</text:p>
          </table:table-cell>
          <table:table-cell table:number-columns-repeated="2"/>
          <table:table-cell office:value-type="float" office:value="-0.0113120898443745" calcext:value-type="float">
            <text:p>-0.011312089844375</text:p>
          </table:table-cell>
          <table:table-cell office:value-type="float" office:value="0.0888188177470353" calcext:value-type="float">
            <text:p>0.088818817747035</text:p>
          </table:table-cell>
          <table:table-cell office:value-type="float" office:value="-0.0361315524301666" calcext:value-type="float">
            <text:p>-0.036131552430167</text:p>
          </table:table-cell>
          <table:table-cell/>
          <table:table-cell office:value-type="float" office:value="0.0264436854656407" calcext:value-type="float">
            <text:p>0.026443685465641</text:p>
          </table:table-cell>
          <table:table-cell office:value-type="float" office:value="-0.0884680883832774" calcext:value-type="float">
            <text:p>-0.088468088383277</text:p>
          </table:table-cell>
          <table:table-cell office:value-type="float" office:value="0.0179165837720037" calcext:value-type="float">
            <text:p>0.017916583772004</text:p>
          </table:table-cell>
        </table:table-row>
        <table:table-row table:style-name="ro1">
          <table:table-cell/>
          <table:table-cell office:value-type="float" office:value="-0.0373173091958613" calcext:value-type="float">
            <text:p>-0.037317309195861</text:p>
          </table:table-cell>
          <table:table-cell office:value-type="float" office:value="-0.0121252962381896" calcext:value-type="float">
            <text:p>-0.01212529623819</text:p>
          </table:table-cell>
          <table:table-cell office:value-type="float" office:value="0.0972912334882273" calcext:value-type="float">
            <text:p>0.0972912334882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73173091958613" calcext:value-type="float">
            <text:p>-0.0373173091958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184773798601" calcext:value-type="float">
            <text:p>0.016818477379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72912334882273" calcext:value-type="float">
            <text:p>0.0972912334882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39010145744373" calcext:value-type="float">
            <text:p>-0.0939010145744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1252962381896" calcext:value-type="float">
            <text:p>-0.01212529623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0697015583388" calcext:value-type="float">
            <text:p>0.025069701558339</text:p>
          </table:table-cell>
          <table:table-cell table:number-columns-repeated="2"/>
          <table:table-cell office:value-type="float" office:value="-0.0121252962381896" calcext:value-type="float">
            <text:p>-0.01212529623819</text:p>
          </table:table-cell>
          <table:table-cell office:value-type="float" office:value="0.0972912334882273" calcext:value-type="float">
            <text:p>0.097291233488227</text:p>
          </table:table-cell>
          <table:table-cell office:value-type="float" office:value="-0.0373173091958613" calcext:value-type="float">
            <text:p>-0.037317309195861</text:p>
          </table:table-cell>
          <table:table-cell/>
          <table:table-cell office:value-type="float" office:value="0.0250697015583388" calcext:value-type="float">
            <text:p>0.025069701558339</text:p>
          </table:table-cell>
          <table:table-cell office:value-type="float" office:value="-0.0939010145744373" calcext:value-type="float">
            <text:p>-0.093901014574437</text:p>
          </table:table-cell>
          <table:table-cell office:value-type="float" office:value="0.0168184773798601" calcext:value-type="float">
            <text:p>0.01681847737986</text:p>
          </table:table-cell>
        </table:table-row>
        <table:table-row table:style-name="ro1">
          <table:table-cell/>
          <table:table-cell office:value-type="float" office:value="-0.0395217412531799" calcext:value-type="float">
            <text:p>-0.03952174125318</text:p>
          </table:table-cell>
          <table:table-cell office:value-type="float" office:value="-0.013644794320037" calcext:value-type="float">
            <text:p>-0.013644794320037</text:p>
          </table:table-cell>
          <table:table-cell office:value-type="float" office:value="0.105275324439491" calcext:value-type="float">
            <text:p>0.1052753244394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95217412531799" calcext:value-type="float">
            <text:p>-0.03952174125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6752012174279" calcext:value-type="float">
            <text:p>0.0166752012174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05275324439491" calcext:value-type="float">
            <text:p>0.1052753244394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88924303416543" calcext:value-type="float">
            <text:p>-0.0988924303416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644794320037" calcext:value-type="float">
            <text:p>-0.0136447943200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4411528245089" calcext:value-type="float">
            <text:p>0.024441152824509</text:p>
          </table:table-cell>
          <table:table-cell table:number-columns-repeated="2"/>
          <table:table-cell office:value-type="float" office:value="-0.013644794320037" calcext:value-type="float">
            <text:p>-0.013644794320037</text:p>
          </table:table-cell>
          <table:table-cell office:value-type="float" office:value="0.105275324439491" calcext:value-type="float">
            <text:p>0.105275324439491</text:p>
          </table:table-cell>
          <table:table-cell office:value-type="float" office:value="-0.0395217412531799" calcext:value-type="float">
            <text:p>-0.03952174125318</text:p>
          </table:table-cell>
          <table:table-cell/>
          <table:table-cell office:value-type="float" office:value="0.0244411528245089" calcext:value-type="float">
            <text:p>0.024441152824509</text:p>
          </table:table-cell>
          <table:table-cell office:value-type="float" office:value="-0.0988924303416543" calcext:value-type="float">
            <text:p>-0.098892430341654</text:p>
          </table:table-cell>
          <table:table-cell office:value-type="float" office:value="0.0166752012174279" calcext:value-type="float">
            <text:p>0.016675201217428</text:p>
          </table:table-cell>
        </table:table-row>
        <table:table-row table:style-name="ro1">
          <table:table-cell/>
          <table:table-cell office:value-type="float" office:value="-0.0405646645115156" calcext:value-type="float">
            <text:p>-0.040564664511516</text:p>
          </table:table-cell>
          <table:table-cell office:value-type="float" office:value="-0.0133260222747417" calcext:value-type="float">
            <text:p>-0.013326022274742</text:p>
          </table:table-cell>
          <table:table-cell office:value-type="float" office:value="0.114438507581325" calcext:value-type="float">
            <text:p>0.1144385075813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05646645115156" calcext:value-type="float">
            <text:p>-0.0405646645115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2252818452736" calcext:value-type="float">
            <text:p>0.0202252818452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14438507581325" calcext:value-type="float">
            <text:p>0.114438507581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329582000275" calcext:value-type="float">
            <text:p>-0.1023295820002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3260222747417" calcext:value-type="float">
            <text:p>-0.0133260222747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221778778202" calcext:value-type="float">
            <text:p>0.02432217787782</text:p>
          </table:table-cell>
          <table:table-cell table:number-columns-repeated="2"/>
          <table:table-cell office:value-type="float" office:value="-0.0133260222747417" calcext:value-type="float">
            <text:p>-0.013326022274742</text:p>
          </table:table-cell>
          <table:table-cell office:value-type="float" office:value="0.114438507581325" calcext:value-type="float">
            <text:p>0.114438507581325</text:p>
          </table:table-cell>
          <table:table-cell office:value-type="float" office:value="-0.0405646645115156" calcext:value-type="float">
            <text:p>-0.040564664511516</text:p>
          </table:table-cell>
          <table:table-cell/>
          <table:table-cell office:value-type="float" office:value="0.0243221778778202" calcext:value-type="float">
            <text:p>0.02432217787782</text:p>
          </table:table-cell>
          <table:table-cell office:value-type="float" office:value="-0.102329582000275" calcext:value-type="float">
            <text:p>-0.102329582000275</text:p>
          </table:table-cell>
          <table:table-cell office:value-type="float" office:value="0.0202252818452736" calcext:value-type="float">
            <text:p>0.020225281845274</text:p>
          </table:table-cell>
        </table:table-row>
        <table:table-row table:style-name="ro1">
          <table:table-cell/>
          <table:table-cell office:value-type="float" office:value="-0.0418643906481405" calcext:value-type="float">
            <text:p>-0.041864390648141</text:p>
          </table:table-cell>
          <table:table-cell office:value-type="float" office:value="-0.013433946848758" calcext:value-type="float">
            <text:p>-0.013433946848758</text:p>
          </table:table-cell>
          <table:table-cell office:value-type="float" office:value="0.123706381360144" calcext:value-type="float">
            <text:p>0.1237063813601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8643906481405" calcext:value-type="float">
            <text:p>-0.0418643906481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644145059514" calcext:value-type="float">
            <text:p>0.0236441450595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23706381360144" calcext:value-type="float">
            <text:p>0.1237063813601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5982274129625" calcext:value-type="float">
            <text:p>-0.1059822741296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433946848758" calcext:value-type="float">
            <text:p>-0.0134339468487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033878690512" calcext:value-type="float">
            <text:p>0.024303387869051</text:p>
          </table:table-cell>
          <table:table-cell table:number-columns-repeated="2"/>
          <table:table-cell office:value-type="float" office:value="-0.013433946848758" calcext:value-type="float">
            <text:p>-0.013433946848758</text:p>
          </table:table-cell>
          <table:table-cell office:value-type="float" office:value="0.123706381360144" calcext:value-type="float">
            <text:p>0.123706381360144</text:p>
          </table:table-cell>
          <table:table-cell office:value-type="float" office:value="-0.0418643906481405" calcext:value-type="float">
            <text:p>-0.041864390648141</text:p>
          </table:table-cell>
          <table:table-cell/>
          <table:table-cell office:value-type="float" office:value="0.0243033878690512" calcext:value-type="float">
            <text:p>0.024303387869051</text:p>
          </table:table-cell>
          <table:table-cell office:value-type="float" office:value="-0.105982274129625" calcext:value-type="float">
            <text:p>-0.105982274129625</text:p>
          </table:table-cell>
          <table:table-cell office:value-type="float" office:value="0.023644145059514" calcext:value-type="float">
            <text:p>0.023644145059514</text:p>
          </table:table-cell>
        </table:table-row>
        <table:table-row table:style-name="ro1">
          <table:table-cell/>
          <table:table-cell office:value-type="float" office:value="-0.0436849723206293" calcext:value-type="float">
            <text:p>-0.043684972320629</text:p>
          </table:table-cell>
          <table:table-cell office:value-type="float" office:value="-0.0140340949978831" calcext:value-type="float">
            <text:p>-0.014034094997883</text:p>
          </table:table-cell>
          <table:table-cell office:value-type="float" office:value="0.112706218332683" calcext:value-type="float">
            <text:p>0.1127062183326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6849723206293" calcext:value-type="float">
            <text:p>-0.0436849723206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1904945754079" calcext:value-type="float">
            <text:p>0.027190494575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12706218332683" calcext:value-type="float">
            <text:p>0.112706218332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65768892066708" calcext:value-type="float">
            <text:p>-0.0965768892066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0340949978831" calcext:value-type="float">
            <text:p>-0.0140340949978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782464050993" calcext:value-type="float">
            <text:p>0.024378246405099</text:p>
          </table:table-cell>
          <table:table-cell table:number-columns-repeated="2"/>
          <table:table-cell office:value-type="float" office:value="-0.0140340949978831" calcext:value-type="float">
            <text:p>-0.014034094997883</text:p>
          </table:table-cell>
          <table:table-cell office:value-type="float" office:value="0.112706218332683" calcext:value-type="float">
            <text:p>0.112706218332683</text:p>
          </table:table-cell>
          <table:table-cell office:value-type="float" office:value="-0.0436849723206293" calcext:value-type="float">
            <text:p>-0.043684972320629</text:p>
          </table:table-cell>
          <table:table-cell/>
          <table:table-cell office:value-type="float" office:value="0.0243782464050993" calcext:value-type="float">
            <text:p>0.024378246405099</text:p>
          </table:table-cell>
          <table:table-cell office:value-type="float" office:value="-0.0965768892066708" calcext:value-type="float">
            <text:p>-0.096576889206671</text:p>
          </table:table-cell>
          <table:table-cell office:value-type="float" office:value="0.0271904945754079" calcext:value-type="float">
            <text:p>0.027190494575408</text:p>
          </table:table-cell>
        </table:table-row>
        <table:table-row table:style-name="ro1">
          <table:table-cell/>
          <table:table-cell office:value-type="float" office:value="-0.0444944870835417" calcext:value-type="float">
            <text:p>-0.044494487083542</text:p>
          </table:table-cell>
          <table:table-cell office:value-type="float" office:value="-0.0144744966277142" calcext:value-type="float">
            <text:p>-0.014474496627714</text:p>
          </table:table-cell>
          <table:table-cell office:value-type="float" office:value="0.0978273840869247" calcext:value-type="float">
            <text:p>0.0978273840869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4944870835417" calcext:value-type="float">
            <text:p>-0.0444944870835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6803082260388" calcext:value-type="float">
            <text:p>0.0296803082260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78273840869247" calcext:value-type="float">
            <text:p>0.0978273840869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9663096567586" calcext:value-type="float">
            <text:p>-0.0839663096567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4744966277142" calcext:value-type="float">
            <text:p>-0.014474496627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0329062090454" calcext:value-type="float">
            <text:p>0.023032906209045</text:p>
          </table:table-cell>
          <table:table-cell table:number-columns-repeated="2"/>
          <table:table-cell office:value-type="float" office:value="-0.0144744966277142" calcext:value-type="float">
            <text:p>-0.014474496627714</text:p>
          </table:table-cell>
          <table:table-cell office:value-type="float" office:value="0.0978273840869247" calcext:value-type="float">
            <text:p>0.097827384086925</text:p>
          </table:table-cell>
          <table:table-cell office:value-type="float" office:value="-0.0444944870835417" calcext:value-type="float">
            <text:p>-0.044494487083542</text:p>
          </table:table-cell>
          <table:table-cell/>
          <table:table-cell office:value-type="float" office:value="0.0230329062090454" calcext:value-type="float">
            <text:p>0.023032906209045</text:p>
          </table:table-cell>
          <table:table-cell office:value-type="float" office:value="-0.0839663096567586" calcext:value-type="float">
            <text:p>-0.083966309656759</text:p>
          </table:table-cell>
          <table:table-cell office:value-type="float" office:value="0.0296803082260388" calcext:value-type="float">
            <text:p>0.029680308226039</text:p>
          </table:table-cell>
        </table:table-row>
        <table:table-row table:style-name="ro1">
          <table:table-cell/>
          <table:table-cell office:value-type="float" office:value="-0.04482222910907" calcext:value-type="float">
            <text:p>-0.04482222910907</text:p>
          </table:table-cell>
          <table:table-cell office:value-type="float" office:value="-0.0147159162119045" calcext:value-type="float">
            <text:p>-0.014715916211905</text:p>
          </table:table-cell>
          <table:table-cell office:value-type="float" office:value="0.0709562676317035" calcext:value-type="float">
            <text:p>0.070956267631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82222910907" calcext:value-type="float">
            <text:p>-0.044822229109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5100509696641" calcext:value-type="float">
            <text:p>0.03151005096966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09562676317035" calcext:value-type="float">
            <text:p>0.0709562676317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5304110945059" calcext:value-type="float">
            <text:p>-0.0665304110945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7159162119045" calcext:value-type="float">
            <text:p>-0.0147159162119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1803906231509" calcext:value-type="float">
            <text:p>0.020180390623151</text:p>
          </table:table-cell>
          <table:table-cell table:number-columns-repeated="2"/>
          <table:table-cell office:value-type="float" office:value="-0.0147159162119045" calcext:value-type="float">
            <text:p>-0.014715916211905</text:p>
          </table:table-cell>
          <table:table-cell office:value-type="float" office:value="0.0709562676317035" calcext:value-type="float">
            <text:p>0.070956267631704</text:p>
          </table:table-cell>
          <table:table-cell office:value-type="float" office:value="-0.04482222910907" calcext:value-type="float">
            <text:p>-0.04482222910907</text:p>
          </table:table-cell>
          <table:table-cell/>
          <table:table-cell office:value-type="float" office:value="0.0201803906231509" calcext:value-type="float">
            <text:p>0.020180390623151</text:p>
          </table:table-cell>
          <table:table-cell office:value-type="float" office:value="-0.0665304110945059" calcext:value-type="float">
            <text:p>-0.066530411094506</text:p>
          </table:table-cell>
          <table:table-cell office:value-type="float" office:value="0.0315100509696641" calcext:value-type="float">
            <text:p>0.031510050969664</text:p>
          </table:table-cell>
        </table:table-row>
        <table:table-row table:style-name="ro1">
          <table:table-cell/>
          <table:table-cell office:value-type="float" office:value="-0.0158987101015599" calcext:value-type="float">
            <text:p>-0.01589871010156</text:p>
          </table:table-cell>
          <table:table-cell office:value-type="float" office:value="-0.0148371313603511" calcext:value-type="float">
            <text:p>-0.014837131360351</text:p>
          </table:table-cell>
          <table:table-cell office:value-type="float" office:value="0.0368391496467885" calcext:value-type="float">
            <text:p>0.0368391496467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58987101015599" calcext:value-type="float">
            <text:p>-0.015898710101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1452684320207" calcext:value-type="float">
            <text:p>0.0251452684320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8391496467885" calcext:value-type="float">
            <text:p>0.0368391496467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541948643686" calcext:value-type="float">
            <text:p>-0.046541948643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8371313603511" calcext:value-type="float">
            <text:p>-0.014837131360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075580038997" calcext:value-type="float">
            <text:p>0.016075580038997</text:p>
          </table:table-cell>
          <table:table-cell table:number-columns-repeated="2"/>
          <table:table-cell office:value-type="float" office:value="-0.0148371313603511" calcext:value-type="float">
            <text:p>-0.014837131360351</text:p>
          </table:table-cell>
          <table:table-cell office:value-type="float" office:value="0.0368391496467885" calcext:value-type="float">
            <text:p>0.036839149646789</text:p>
          </table:table-cell>
          <table:table-cell office:value-type="float" office:value="-0.0158987101015599" calcext:value-type="float">
            <text:p>-0.01589871010156</text:p>
          </table:table-cell>
          <table:table-cell/>
          <table:table-cell office:value-type="float" office:value="0.016075580038997" calcext:value-type="float">
            <text:p>0.016075580038997</text:p>
          </table:table-cell>
          <table:table-cell office:value-type="float" office:value="-0.046541948643686" calcext:value-type="float">
            <text:p>-0.046541948643686</text:p>
          </table:table-cell>
          <table:table-cell office:value-type="float" office:value="0.0251452684320207" calcext:value-type="float">
            <text:p>0.025145268432021</text:p>
          </table:table-cell>
        </table:table-row>
        <table:table-row table:style-name="ro1">
          <table:table-cell/>
          <table:table-cell office:value-type="float" office:value="0.016909957185326" calcext:value-type="float">
            <text:p>0.016909957185326</text:p>
          </table:table-cell>
          <table:table-cell office:value-type="float" office:value="-0.0148865166710979" calcext:value-type="float">
            <text:p>-0.014886516671098</text:p>
          </table:table-cell>
          <table:table-cell office:value-type="float" office:value="0.0029451392098893" calcext:value-type="float">
            <text:p>0.0029451392098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909957185326" calcext:value-type="float">
            <text:p>0.0169099571853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5605317968363" calcext:value-type="float">
            <text:p>0.01256053179683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9451392098893" calcext:value-type="float">
            <text:p>0.0029451392098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2072350795805" calcext:value-type="float">
            <text:p>-0.0282072350795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8865166710979" calcext:value-type="float">
            <text:p>-0.0148865166710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0237696932784" calcext:value-type="float">
            <text:p>0.011023769693278</text:p>
          </table:table-cell>
          <table:table-cell table:number-columns-repeated="2"/>
          <table:table-cell office:value-type="float" office:value="-0.0148865166710979" calcext:value-type="float">
            <text:p>-0.014886516671098</text:p>
          </table:table-cell>
          <table:table-cell office:value-type="float" office:value="0.0029451392098893" calcext:value-type="float">
            <text:p>0.002945139209889</text:p>
          </table:table-cell>
          <table:table-cell office:value-type="float" office:value="0.016909957185326" calcext:value-type="float">
            <text:p>0.016909957185326</text:p>
          </table:table-cell>
          <table:table-cell/>
          <table:table-cell office:value-type="float" office:value="0.0110237696932784" calcext:value-type="float">
            <text:p>0.011023769693278</text:p>
          </table:table-cell>
          <table:table-cell office:value-type="float" office:value="-0.0282072350795805" calcext:value-type="float">
            <text:p>-0.028207235079581</text:p>
          </table:table-cell>
          <table:table-cell office:value-type="float" office:value="0.0125605317968363" calcext:value-type="float">
            <text:p>0.012560531796836</text:p>
          </table:table-cell>
        </table:table-row>
        <table:table-row table:style-name="ro1">
          <table:table-cell/>
          <table:table-cell office:value-type="float" office:value="0.0160262065563914" calcext:value-type="float">
            <text:p>0.016026206556391</text:p>
          </table:table-cell>
          <table:table-cell office:value-type="float" office:value="0.00214685895284094" calcext:value-type="float">
            <text:p>0.002146858952841</text:p>
          </table:table-cell>
          <table:table-cell office:value-type="float" office:value="-0.0304510642424744" calcext:value-type="float">
            <text:p>-0.0304510642424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0262065563914" calcext:value-type="float">
            <text:p>0.016026206556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7337751615819" calcext:value-type="float">
            <text:p>0.0147337751615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04510642424744" calcext:value-type="float">
            <text:p>-0.0304510642424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8183641668406" calcext:value-type="float">
            <text:p>-0.0118183641668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4685895284094" calcext:value-type="float">
            <text:p>0.0021468589528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53380604234579" calcext:value-type="float">
            <text:p>0.003533806042346</text:p>
          </table:table-cell>
          <table:table-cell table:number-columns-repeated="2"/>
          <table:table-cell office:value-type="float" office:value="0.00214685895284094" calcext:value-type="float">
            <text:p>0.002146858952841</text:p>
          </table:table-cell>
          <table:table-cell office:value-type="float" office:value="-0.0304510642424744" calcext:value-type="float">
            <text:p>-0.030451064242474</text:p>
          </table:table-cell>
          <table:table-cell office:value-type="float" office:value="0.0160262065563914" calcext:value-type="float">
            <text:p>0.016026206556391</text:p>
          </table:table-cell>
          <table:table-cell/>
          <table:table-cell office:value-type="float" office:value="0.00353380604234579" calcext:value-type="float">
            <text:p>0.003533806042346</text:p>
          </table:table-cell>
          <table:table-cell office:value-type="float" office:value="-0.0118183641668406" calcext:value-type="float">
            <text:p>-0.011818364166841</text:p>
          </table:table-cell>
          <table:table-cell office:value-type="float" office:value="0.0147337751615819" calcext:value-type="float">
            <text:p>0.014733775161582</text:p>
          </table:table-cell>
        </table:table-row>
        <table:table-row table:style-name="ro1">
          <table:table-cell/>
          <table:table-cell office:value-type="float" office:value="0.0165822024214624" calcext:value-type="float">
            <text:p>0.016582202421462</text:p>
          </table:table-cell>
          <table:table-cell office:value-type="float" office:value="0.0205092690729415" calcext:value-type="float">
            <text:p>0.020509269072942</text:p>
          </table:table-cell>
          <table:table-cell office:value-type="float" office:value="-0.0276980910595644" calcext:value-type="float">
            <text:p>-0.0276980910595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5822024214624" calcext:value-type="float">
            <text:p>0.0165822024214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8158021344816" calcext:value-type="float">
            <text:p>0.0158158021344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76980910595644" calcext:value-type="float">
            <text:p>-0.027698091059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5156447833215" calcext:value-type="float">
            <text:p>-0.0094515644783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5092690729415" calcext:value-type="float">
            <text:p>0.0205092690729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65221674208103" calcext:value-type="float">
            <text:p>-0.005652216742081</text:p>
          </table:table-cell>
          <table:table-cell table:number-columns-repeated="2"/>
          <table:table-cell office:value-type="float" office:value="0.0205092690729415" calcext:value-type="float">
            <text:p>0.020509269072942</text:p>
          </table:table-cell>
          <table:table-cell office:value-type="float" office:value="-0.0276980910595644" calcext:value-type="float">
            <text:p>-0.027698091059564</text:p>
          </table:table-cell>
          <table:table-cell office:value-type="float" office:value="0.0165822024214624" calcext:value-type="float">
            <text:p>0.016582202421462</text:p>
          </table:table-cell>
          <table:table-cell/>
          <table:table-cell office:value-type="float" office:value="-0.00565221674208103" calcext:value-type="float">
            <text:p>-0.005652216742081</text:p>
          </table:table-cell>
          <table:table-cell office:value-type="float" office:value="-0.00945156447833215" calcext:value-type="float">
            <text:p>-0.009451564478332</text:p>
          </table:table-cell>
          <table:table-cell office:value-type="float" office:value="0.0158158021344816" calcext:value-type="float">
            <text:p>0.015815802134482</text:p>
          </table:table-cell>
        </table:table-row>
        <table:table-row table:style-name="ro1">
          <table:table-cell/>
          <table:table-cell office:value-type="float" office:value="0.0183547334019984" calcext:value-type="float">
            <text:p>0.018354733401998</text:p>
          </table:table-cell>
          <table:table-cell office:value-type="float" office:value="0.0212723309368755" calcext:value-type="float">
            <text:p>0.021272330936876</text:p>
          </table:table-cell>
          <table:table-cell office:value-type="float" office:value="-0.0246077643084764" calcext:value-type="float">
            <text:p>-0.0246077643084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3547334019984" calcext:value-type="float">
            <text:p>0.018354733401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3279347351339" calcext:value-type="float">
            <text:p>0.015327934735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6077643084764" calcext:value-type="float">
            <text:p>-0.0246077643084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540623226596" calcext:value-type="float">
            <text:p>-0.011454062322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2723309368755" calcext:value-type="float">
            <text:p>0.0212723309368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90027904797126" calcext:value-type="float">
            <text:p>-0.005900279047971</text:p>
          </table:table-cell>
          <table:table-cell table:number-columns-repeated="2"/>
          <table:table-cell office:value-type="float" office:value="0.0212723309368755" calcext:value-type="float">
            <text:p>0.021272330936876</text:p>
          </table:table-cell>
          <table:table-cell office:value-type="float" office:value="-0.0246077643084764" calcext:value-type="float">
            <text:p>-0.024607764308476</text:p>
          </table:table-cell>
          <table:table-cell office:value-type="float" office:value="0.0183547334019984" calcext:value-type="float">
            <text:p>0.018354733401998</text:p>
          </table:table-cell>
          <table:table-cell/>
          <table:table-cell office:value-type="float" office:value="-0.00590027904797126" calcext:value-type="float">
            <text:p>-0.005900279047971</text:p>
          </table:table-cell>
          <table:table-cell office:value-type="float" office:value="-0.0114540623226596" calcext:value-type="float">
            <text:p>-0.01145406232266</text:p>
          </table:table-cell>
          <table:table-cell office:value-type="float" office:value="0.0153279347351339" calcext:value-type="float">
            <text:p>0.015327934735134</text:p>
          </table:table-cell>
        </table:table-row>
        <table:table-row table:style-name="ro1">
          <table:table-cell/>
          <table:table-cell office:value-type="float" office:value="0.0168447054908601" calcext:value-type="float">
            <text:p>0.01684470549086</text:p>
          </table:table-cell>
          <table:table-cell office:value-type="float" office:value="0.0186964753931055" calcext:value-type="float">
            <text:p>0.018696475393106</text:p>
          </table:table-cell>
          <table:table-cell office:value-type="float" office:value="-0.021487714869804" calcext:value-type="float">
            <text:p>-0.0214877148698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8447054908601" calcext:value-type="float">
            <text:p>0.01684470549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5373041385191" calcext:value-type="float">
            <text:p>0.0145373041385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487714869804" calcext:value-type="float">
            <text:p>-0.0214877148698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9881334380475" calcext:value-type="float">
            <text:p>-0.0139881334380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6964753931055" calcext:value-type="float">
            <text:p>0.0186964753931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3392707765865" calcext:value-type="float">
            <text:p>-0.007133927077659</text:p>
          </table:table-cell>
          <table:table-cell table:number-columns-repeated="2"/>
          <table:table-cell office:value-type="float" office:value="0.0186964753931055" calcext:value-type="float">
            <text:p>0.018696475393106</text:p>
          </table:table-cell>
          <table:table-cell office:value-type="float" office:value="-0.021487714869804" calcext:value-type="float">
            <text:p>-0.021487714869804</text:p>
          </table:table-cell>
          <table:table-cell office:value-type="float" office:value="0.0168447054908601" calcext:value-type="float">
            <text:p>0.01684470549086</text:p>
          </table:table-cell>
          <table:table-cell/>
          <table:table-cell office:value-type="float" office:value="-0.00713392707765865" calcext:value-type="float">
            <text:p>-0.007133927077659</text:p>
          </table:table-cell>
          <table:table-cell office:value-type="float" office:value="-0.0139881334380475" calcext:value-type="float">
            <text:p>-0.013988133438048</text:p>
          </table:table-cell>
          <table:table-cell office:value-type="float" office:value="0.0145373041385191" calcext:value-type="float">
            <text:p>0.014537304138519</text:p>
          </table:table-cell>
        </table:table-row>
        <table:table-row table:style-name="ro1">
          <table:table-cell/>
          <table:table-cell office:value-type="float" office:value="0.0154319545022387" calcext:value-type="float">
            <text:p>0.015431954502239</text:p>
          </table:table-cell>
          <table:table-cell office:value-type="float" office:value="0.015718579957343" calcext:value-type="float">
            <text:p>0.015718579957343</text:p>
          </table:table-cell>
          <table:table-cell office:value-type="float" office:value="-0.0183710855716933" calcext:value-type="float">
            <text:p>-0.0183710855716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4319545022387" calcext:value-type="float">
            <text:p>0.0154319545022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200794139345" calcext:value-type="float">
            <text:p>0.0127200794139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83710855716933" calcext:value-type="float">
            <text:p>-0.0183710855716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733821248313" calcext:value-type="float">
            <text:p>-0.0164733821248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718579957343" calcext:value-type="float">
            <text:p>0.015718579957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9558653673933" calcext:value-type="float">
            <text:p>-0.008995586536739</text:p>
          </table:table-cell>
          <table:table-cell table:number-columns-repeated="2"/>
          <table:table-cell office:value-type="float" office:value="0.015718579957343" calcext:value-type="float">
            <text:p>0.015718579957343</text:p>
          </table:table-cell>
          <table:table-cell office:value-type="float" office:value="-0.0183710855716933" calcext:value-type="float">
            <text:p>-0.018371085571693</text:p>
          </table:table-cell>
          <table:table-cell office:value-type="float" office:value="0.0154319545022387" calcext:value-type="float">
            <text:p>0.015431954502239</text:p>
          </table:table-cell>
          <table:table-cell/>
          <table:table-cell office:value-type="float" office:value="-0.00899558653673933" calcext:value-type="float">
            <text:p>-0.008995586536739</text:p>
          </table:table-cell>
          <table:table-cell office:value-type="float" office:value="-0.0164733821248313" calcext:value-type="float">
            <text:p>-0.016473382124831</text:p>
          </table:table-cell>
          <table:table-cell office:value-type="float" office:value="0.0127200794139345" calcext:value-type="float">
            <text:p>0.012720079413935</text:p>
          </table:table-cell>
        </table:table-row>
        <table:table-row table:style-name="ro1">
          <table:table-cell/>
          <table:table-cell office:value-type="float" office:value="0.012734313642328" calcext:value-type="float">
            <text:p>0.012734313642328</text:p>
          </table:table-cell>
          <table:table-cell office:value-type="float" office:value="0.0124432248058091" calcext:value-type="float">
            <text:p>0.012443224805809</text:p>
          </table:table-cell>
          <table:table-cell office:value-type="float" office:value="-0.0187814568750074" calcext:value-type="float">
            <text:p>-0.0187814568750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734313642328" calcext:value-type="float">
            <text:p>0.0127343136423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0092252205493" calcext:value-type="float">
            <text:p>0.01100922522054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87814568750074" calcext:value-type="float">
            <text:p>-0.0187814568750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6782455146528" calcext:value-type="float">
            <text:p>-0.0196782455146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4432248058091" calcext:value-type="float">
            <text:p>0.0124432248058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153648027532" calcext:value-type="float">
            <text:p>-0.011415364802753</text:p>
          </table:table-cell>
          <table:table-cell table:number-columns-repeated="2"/>
          <table:table-cell office:value-type="float" office:value="0.0124432248058091" calcext:value-type="float">
            <text:p>0.012443224805809</text:p>
          </table:table-cell>
          <table:table-cell office:value-type="float" office:value="-0.0187814568750074" calcext:value-type="float">
            <text:p>-0.018781456875007</text:p>
          </table:table-cell>
          <table:table-cell office:value-type="float" office:value="0.012734313642328" calcext:value-type="float">
            <text:p>0.012734313642328</text:p>
          </table:table-cell>
          <table:table-cell/>
          <table:table-cell office:value-type="float" office:value="-0.0114153648027532" calcext:value-type="float">
            <text:p>-0.011415364802753</text:p>
          </table:table-cell>
          <table:table-cell office:value-type="float" office:value="-0.0196782455146528" calcext:value-type="float">
            <text:p>-0.019678245514653</text:p>
          </table:table-cell>
          <table:table-cell office:value-type="float" office:value="0.0110092252205493" calcext:value-type="float">
            <text:p>0.011009225220549</text:p>
          </table:table-cell>
        </table:table-row>
        <table:table-row table:style-name="ro1">
          <table:table-cell/>
          <table:table-cell office:value-type="float" office:value="0.0100913314203834" calcext:value-type="float">
            <text:p>0.010091331420383</text:p>
          </table:table-cell>
          <table:table-cell office:value-type="float" office:value="0.00861803761511062" calcext:value-type="float">
            <text:p>0.008618037615111</text:p>
          </table:table-cell>
          <table:table-cell office:value-type="float" office:value="-0.0227751050534025" calcext:value-type="float">
            <text:p>-0.0227751050534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913314203834" calcext:value-type="float">
            <text:p>0.0100913314203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01922433492031" calcext:value-type="float">
            <text:p>0.008019224334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27751050534025" calcext:value-type="float">
            <text:p>-0.0227751050534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2720383500492" calcext:value-type="float">
            <text:p>-0.0232720383500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61803761511062" calcext:value-type="float">
            <text:p>0.0086180376151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563445545655" calcext:value-type="float">
            <text:p>-0.014356344554566</text:p>
          </table:table-cell>
          <table:table-cell table:number-columns-repeated="2"/>
          <table:table-cell office:value-type="float" office:value="0.00861803761511062" calcext:value-type="float">
            <text:p>0.008618037615111</text:p>
          </table:table-cell>
          <table:table-cell office:value-type="float" office:value="-0.0227751050534025" calcext:value-type="float">
            <text:p>-0.022775105053403</text:p>
          </table:table-cell>
          <table:table-cell office:value-type="float" office:value="0.0100913314203834" calcext:value-type="float">
            <text:p>0.010091331420383</text:p>
          </table:table-cell>
          <table:table-cell/>
          <table:table-cell office:value-type="float" office:value="-0.0143563445545655" calcext:value-type="float">
            <text:p>-0.014356344554566</text:p>
          </table:table-cell>
          <table:table-cell office:value-type="float" office:value="-0.0232720383500492" calcext:value-type="float">
            <text:p>-0.023272038350049</text:p>
          </table:table-cell>
          <table:table-cell office:value-type="float" office:value="0.00801922433492031" calcext:value-type="float">
            <text:p>0.00801922433492</text:p>
          </table:table-cell>
        </table:table-row>
        <table:table-row table:style-name="ro1">
          <table:table-cell/>
          <table:table-cell office:value-type="float" office:value="0.00675588177368111" calcext:value-type="float">
            <text:p>0.006755881773681</text:p>
          </table:table-cell>
          <table:table-cell office:value-type="float" office:value="0.00428474465717938" calcext:value-type="float">
            <text:p>0.004284744657179</text:p>
          </table:table-cell>
          <table:table-cell office:value-type="float" office:value="-0.0273536014677763" calcext:value-type="float">
            <text:p>-0.027353601467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75588177368111" calcext:value-type="float">
            <text:p>0.006755881773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5659368777671" calcext:value-type="float">
            <text:p>0.0045659368777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73536014677763" calcext:value-type="float">
            <text:p>-0.027353601467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6827727491039" calcext:value-type="float">
            <text:p>-0.0276827727491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28474465717938" calcext:value-type="float">
            <text:p>0.0042847446571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7790309405702" calcext:value-type="float">
            <text:p>-0.01777903094057</text:p>
          </table:table-cell>
          <table:table-cell table:number-columns-repeated="2"/>
          <table:table-cell office:value-type="float" office:value="0.00428474465717938" calcext:value-type="float">
            <text:p>0.004284744657179</text:p>
          </table:table-cell>
          <table:table-cell office:value-type="float" office:value="-0.0273536014677763" calcext:value-type="float">
            <text:p>-0.027353601467776</text:p>
          </table:table-cell>
          <table:table-cell office:value-type="float" office:value="0.00675588177368111" calcext:value-type="float">
            <text:p>0.006755881773681</text:p>
          </table:table-cell>
          <table:table-cell/>
          <table:table-cell office:value-type="float" office:value="-0.0177790309405702" calcext:value-type="float">
            <text:p>-0.01777903094057</text:p>
          </table:table-cell>
          <table:table-cell office:value-type="float" office:value="-0.0276827727491039" calcext:value-type="float">
            <text:p>-0.027682772749104</text:p>
          </table:table-cell>
          <table:table-cell office:value-type="float" office:value="0.0045659368777671" calcext:value-type="float">
            <text:p>0.004565936877767</text:p>
          </table:table-cell>
        </table:table-row>
        <table:table-row table:style-name="ro1">
          <table:table-cell/>
          <table:table-cell office:value-type="float" office:value="0.00307721690605383" calcext:value-type="float">
            <text:p>0.003077216906054</text:p>
          </table:table-cell>
          <table:table-cell office:value-type="float" office:value="-0.000518925540079667" calcext:value-type="float">
            <text:p>-0.00051892554008</text:p>
          </table:table-cell>
          <table:table-cell office:value-type="float" office:value="-0.0323658221696766" calcext:value-type="float">
            <text:p>-0.0323658221696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07721690605383" calcext:value-type="float">
            <text:p>0.0030772169060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951946266347825" calcext:value-type="float">
            <text:p>0.00095194626634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23658221696766" calcext:value-type="float">
            <text:p>-0.0323658221696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482453723302" calcext:value-type="float">
            <text:p>-0.0327482453723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518925540079667" calcext:value-type="float">
            <text:p>-0.00051892554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32064207895" calcext:value-type="float">
            <text:p>-0.02168320642079</text:p>
          </table:table-cell>
          <table:table-cell table:number-columns-repeated="2"/>
          <table:table-cell office:value-type="float" office:value="-0.000518925540079667" calcext:value-type="float">
            <text:p>-0.00051892554008</text:p>
          </table:table-cell>
          <table:table-cell office:value-type="float" office:value="-0.0323658221696766" calcext:value-type="float">
            <text:p>-0.032365822169677</text:p>
          </table:table-cell>
          <table:table-cell office:value-type="float" office:value="0.00307721690605383" calcext:value-type="float">
            <text:p>0.003077216906054</text:p>
          </table:table-cell>
          <table:table-cell/>
          <table:table-cell office:value-type="float" office:value="-0.0216832064207895" calcext:value-type="float">
            <text:p>-0.02168320642079</text:p>
          </table:table-cell>
          <table:table-cell office:value-type="float" office:value="-0.0327482453723302" calcext:value-type="float">
            <text:p>-0.03274824537233</text:p>
          </table:table-cell>
          <table:table-cell office:value-type="float" office:value="0.000951946266347825" calcext:value-type="float">
            <text:p>0.000951946266348</text:p>
          </table:table-cell>
        </table:table-row>
        <table:table-row table:style-name="ro1">
          <table:table-cell/>
          <table:table-cell office:value-type="float" office:value="-0.00103825567642394" calcext:value-type="float">
            <text:p>-0.001038255676424</text:p>
          </table:table-cell>
          <table:table-cell office:value-type="float" office:value="-0.00581583585485549" calcext:value-type="float">
            <text:p>-0.005815835854855</text:p>
          </table:table-cell>
          <table:table-cell office:value-type="float" office:value="-0.0378848910208749" calcext:value-type="float">
            <text:p>-0.0378848910208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03825567642394" calcext:value-type="float">
            <text:p>-0.0010382556764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16821168474568" calcext:value-type="float">
            <text:p>-0.0031682116847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78848910208749" calcext:value-type="float">
            <text:p>-0.0378848910208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3862914831565" calcext:value-type="float">
            <text:p>-0.0383862914831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81583585485549" calcext:value-type="float">
            <text:p>-0.0058158358548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939797671427" calcext:value-type="float">
            <text:p>-0.025939797671427</text:p>
          </table:table-cell>
          <table:table-cell table:number-columns-repeated="2"/>
          <table:table-cell office:value-type="float" office:value="-0.00581583585485549" calcext:value-type="float">
            <text:p>-0.005815835854855</text:p>
          </table:table-cell>
          <table:table-cell office:value-type="float" office:value="-0.0378848910208749" calcext:value-type="float">
            <text:p>-0.037884891020875</text:p>
          </table:table-cell>
          <table:table-cell office:value-type="float" office:value="-0.00103825567642394" calcext:value-type="float">
            <text:p>-0.001038255676424</text:p>
          </table:table-cell>
          <table:table-cell/>
          <table:table-cell office:value-type="float" office:value="-0.025939797671427" calcext:value-type="float">
            <text:p>-0.025939797671427</text:p>
          </table:table-cell>
          <table:table-cell office:value-type="float" office:value="-0.0383862914831565" calcext:value-type="float">
            <text:p>-0.038386291483157</text:p>
          </table:table-cell>
          <table:table-cell office:value-type="float" office:value="-0.00316821168474568" calcext:value-type="float">
            <text:p>-0.003168211684746</text:p>
          </table:table-cell>
        </table:table-row>
        <table:table-row table:style-name="ro1">
          <table:table-cell/>
          <table:table-cell office:value-type="float" office:value="-0.00561167130915045" calcext:value-type="float">
            <text:p>-0.00561167130915</text:p>
          </table:table-cell>
          <table:table-cell office:value-type="float" office:value="-0.0115131632778336" calcext:value-type="float">
            <text:p>-0.011513163277834</text:p>
          </table:table-cell>
          <table:table-cell office:value-type="float" office:value="-0.0438869667919817" calcext:value-type="float">
            <text:p>-0.0438869667919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61167130915045" calcext:value-type="float">
            <text:p>-0.00561167130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9798436407194" calcext:value-type="float">
            <text:p>-0.0077979843640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38869667919817" calcext:value-type="float">
            <text:p>-0.0438869667919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5778817219889" calcext:value-type="float">
            <text:p>-0.0445778817219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5131632778336" calcext:value-type="float">
            <text:p>-0.0115131632778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66229977021" calcext:value-type="float">
            <text:p>-0.03066229977021</text:p>
          </table:table-cell>
          <table:table-cell table:number-columns-repeated="2"/>
          <table:table-cell office:value-type="float" office:value="-0.0115131632778336" calcext:value-type="float">
            <text:p>-0.011513163277834</text:p>
          </table:table-cell>
          <table:table-cell office:value-type="float" office:value="-0.0438869667919817" calcext:value-type="float">
            <text:p>-0.043886966791982</text:p>
          </table:table-cell>
          <table:table-cell office:value-type="float" office:value="-0.00561167130915045" calcext:value-type="float">
            <text:p>-0.00561167130915</text:p>
          </table:table-cell>
          <table:table-cell/>
          <table:table-cell office:value-type="float" office:value="-0.03066229977021" calcext:value-type="float">
            <text:p>-0.03066229977021</text:p>
          </table:table-cell>
          <table:table-cell office:value-type="float" office:value="-0.0445778817219889" calcext:value-type="float">
            <text:p>-0.044577881721989</text:p>
          </table:table-cell>
          <table:table-cell office:value-type="float" office:value="-0.00779798436407194" calcext:value-type="float">
            <text:p>-0.007797984364072</text:p>
          </table:table-cell>
        </table:table-row>
        <table:table-row table:style-name="ro1">
          <table:table-cell/>
          <table:table-cell office:value-type="float" office:value="-0.0105245426116606" calcext:value-type="float">
            <text:p>-0.010524542611661</text:p>
          </table:table-cell>
          <table:table-cell office:value-type="float" office:value="-0.0175903449015744" calcext:value-type="float">
            <text:p>-0.017590344901574</text:p>
          </table:table-cell>
          <table:table-cell office:value-type="float" office:value="-0.0503702147594444" calcext:value-type="float">
            <text:p>-0.0503702147594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5245426116606" calcext:value-type="float">
            <text:p>-0.0105245426116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99524722805" calcext:value-type="float">
            <text:p>-0.0128599524722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03702147594444" calcext:value-type="float">
            <text:p>-0.0503702147594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2393831734561" calcext:value-type="float">
            <text:p>-0.0512393831734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75903449015744" calcext:value-type="float">
            <text:p>-0.0175903449015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8661932766483" calcext:value-type="float">
            <text:p>-0.035866193276648</text:p>
          </table:table-cell>
          <table:table-cell table:number-columns-repeated="2"/>
          <table:table-cell office:value-type="float" office:value="-0.0175903449015744" calcext:value-type="float">
            <text:p>-0.017590344901574</text:p>
          </table:table-cell>
          <table:table-cell office:value-type="float" office:value="-0.0503702147594444" calcext:value-type="float">
            <text:p>-0.050370214759444</text:p>
          </table:table-cell>
          <table:table-cell office:value-type="float" office:value="-0.0105245426116606" calcext:value-type="float">
            <text:p>-0.010524542611661</text:p>
          </table:table-cell>
          <table:table-cell/>
          <table:table-cell office:value-type="float" office:value="-0.0358661932766483" calcext:value-type="float">
            <text:p>-0.035866193276648</text:p>
          </table:table-cell>
          <table:table-cell office:value-type="float" office:value="-0.0512393831734561" calcext:value-type="float">
            <text:p>-0.051239383173456</text:p>
          </table:table-cell>
          <table:table-cell office:value-type="float" office:value="-0.0128599524722805" calcext:value-type="float">
            <text:p>-0.012859952472281</text:p>
          </table:table-cell>
        </table:table-row>
        <table:table-row table:style-name="ro1">
          <table:table-cell/>
          <table:table-cell office:value-type="float" office:value="-0.0157517744373101" calcext:value-type="float">
            <text:p>-0.01575177443731</text:p>
          </table:table-cell>
          <table:table-cell office:value-type="float" office:value="-0.0240406612183867" calcext:value-type="float">
            <text:p>-0.024040661218387</text:p>
          </table:table-cell>
          <table:table-cell office:value-type="float" office:value="-0.0572313610937811" calcext:value-type="float">
            <text:p>-0.0572313610937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57517744373101" calcext:value-type="float">
            <text:p>-0.01575177443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3565359405268" calcext:value-type="float">
            <text:p>-0.0183565359405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72313610937811" calcext:value-type="float">
            <text:p>-0.0572313610937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4468524839582" calcext:value-type="float">
            <text:p>-0.0584468524839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40406612183867" calcext:value-type="float">
            <text:p>-0.0240406612183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5640273831927" calcext:value-type="float">
            <text:p>-0.041564027383193</text:p>
          </table:table-cell>
          <table:table-cell table:number-columns-repeated="2"/>
          <table:table-cell office:value-type="float" office:value="-0.0240406612183867" calcext:value-type="float">
            <text:p>-0.024040661218387</text:p>
          </table:table-cell>
          <table:table-cell office:value-type="float" office:value="-0.0572313610937811" calcext:value-type="float">
            <text:p>-0.057231361093781</text:p>
          </table:table-cell>
          <table:table-cell office:value-type="float" office:value="-0.0157517744373101" calcext:value-type="float">
            <text:p>-0.01575177443731</text:p>
          </table:table-cell>
          <table:table-cell/>
          <table:table-cell office:value-type="float" office:value="-0.0415640273831927" calcext:value-type="float">
            <text:p>-0.041564027383193</text:p>
          </table:table-cell>
          <table:table-cell office:value-type="float" office:value="-0.0584468524839582" calcext:value-type="float">
            <text:p>-0.058446852483958</text:p>
          </table:table-cell>
          <table:table-cell office:value-type="float" office:value="-0.0183565359405268" calcext:value-type="float">
            <text:p>-0.018356535940527</text:p>
          </table:table-cell>
        </table:table-row>
        <table:table-row table:style-name="ro1">
          <table:table-cell/>
          <table:table-cell office:value-type="float" office:value="-0.0213264327641842" calcext:value-type="float">
            <text:p>-0.021326432764184</text:p>
          </table:table-cell>
          <table:table-cell office:value-type="float" office:value="-0.0308475660035141" calcext:value-type="float">
            <text:p>-0.030847566003514</text:p>
          </table:table-cell>
          <table:table-cell office:value-type="float" office:value="-0.0644487662449976" calcext:value-type="float">
            <text:p>-0.0644487662449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13264327641842" calcext:value-type="float">
            <text:p>-0.021326432764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2795162909799" calcext:value-type="float">
            <text:p>-0.0242795162909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44487662449976" calcext:value-type="float">
            <text:p>-0.064448766244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1642659185951" calcext:value-type="float">
            <text:p>-0.0661642659185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8475660035141" calcext:value-type="float">
            <text:p>-0.0308475660035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77386955934449" calcext:value-type="float">
            <text:p>-0.047738695593445</text:p>
          </table:table-cell>
          <table:table-cell table:number-columns-repeated="2"/>
          <table:table-cell office:value-type="float" office:value="-0.0308475660035141" calcext:value-type="float">
            <text:p>-0.030847566003514</text:p>
          </table:table-cell>
          <table:table-cell office:value-type="float" office:value="-0.0644487662449976" calcext:value-type="float">
            <text:p>-0.064448766244998</text:p>
          </table:table-cell>
          <table:table-cell office:value-type="float" office:value="-0.0213264327641842" calcext:value-type="float">
            <text:p>-0.021326432764184</text:p>
          </table:table-cell>
          <table:table-cell/>
          <table:table-cell office:value-type="float" office:value="-0.0477386955934449" calcext:value-type="float">
            <text:p>-0.047738695593445</text:p>
          </table:table-cell>
          <table:table-cell office:value-type="float" office:value="-0.0661642659185951" calcext:value-type="float">
            <text:p>-0.066164265918595</text:p>
          </table:table-cell>
          <table:table-cell office:value-type="float" office:value="-0.0242795162909799" calcext:value-type="float">
            <text:p>-0.02427951629098</text:p>
          </table:table-cell>
        </table:table-row>
        <table:table-row table:style-name="ro1">
          <table:table-cell/>
          <table:table-cell office:value-type="float" office:value="-0.0270827079623384" calcext:value-type="float">
            <text:p>-0.027082707962338</text:p>
          </table:table-cell>
          <table:table-cell office:value-type="float" office:value="-0.0380156441821225" calcext:value-type="float">
            <text:p>-0.038015644182123</text:p>
          </table:table-cell>
          <table:table-cell office:value-type="float" office:value="-0.071954517726183" calcext:value-type="float">
            <text:p>-0.0719545177261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70827079623384" calcext:value-type="float">
            <text:p>-0.0270827079623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5480403797256" calcext:value-type="float">
            <text:p>-0.0305480403797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1954517726183" calcext:value-type="float">
            <text:p>-0.071954517726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43911850870307" calcext:value-type="float">
            <text:p>-0.0743911850870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80156441821225" calcext:value-type="float">
            <text:p>-0.0380156441821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44238820755123" calcext:value-type="float">
            <text:p>-0.054423882075512</text:p>
          </table:table-cell>
          <table:table-cell table:number-columns-repeated="2"/>
          <table:table-cell office:value-type="float" office:value="-0.0380156441821225" calcext:value-type="float">
            <text:p>-0.038015644182123</text:p>
          </table:table-cell>
          <table:table-cell office:value-type="float" office:value="-0.071954517726183" calcext:value-type="float">
            <text:p>-0.071954517726183</text:p>
          </table:table-cell>
          <table:table-cell office:value-type="float" office:value="-0.0270827079623384" calcext:value-type="float">
            <text:p>-0.027082707962338</text:p>
          </table:table-cell>
          <table:table-cell/>
          <table:table-cell office:value-type="float" office:value="-0.0544238820755123" calcext:value-type="float">
            <text:p>-0.054423882075512</text:p>
          </table:table-cell>
          <table:table-cell office:value-type="float" office:value="-0.0743911850870307" calcext:value-type="float">
            <text:p>-0.074391185087031</text:p>
          </table:table-cell>
          <table:table-cell office:value-type="float" office:value="-0.0305480403797256" calcext:value-type="float">
            <text:p>-0.030548040379726</text:p>
          </table:table-cell>
        </table:table-row>
        <table:table-row table:style-name="ro1">
          <table:table-cell/>
          <table:table-cell office:value-type="float" office:value="-0.0329723439149417" calcext:value-type="float">
            <text:p>-0.032972343914942</text:p>
          </table:table-cell>
          <table:table-cell office:value-type="float" office:value="-0.045516471549642" calcext:value-type="float">
            <text:p>-0.045516471549642</text:p>
          </table:table-cell>
          <table:table-cell office:value-type="float" office:value="-0.0798399810266568" calcext:value-type="float">
            <text:p>-0.0798399810266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723439149417" calcext:value-type="float">
            <text:p>-0.0329723439149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71501211388286" calcext:value-type="float">
            <text:p>-0.0371501211388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98399810266568" calcext:value-type="float">
            <text:p>-0.079839981026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29154387153631" calcext:value-type="float">
            <text:p>-0.0829154387153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5516471549642" calcext:value-type="float">
            <text:p>-0.045516471549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5765151649789" calcext:value-type="float">
            <text:p>-0.061576515164979</text:p>
          </table:table-cell>
          <table:table-cell table:number-columns-repeated="2"/>
          <table:table-cell office:value-type="float" office:value="-0.045516471549642" calcext:value-type="float">
            <text:p>-0.045516471549642</text:p>
          </table:table-cell>
          <table:table-cell office:value-type="float" office:value="-0.0798399810266568" calcext:value-type="float">
            <text:p>-0.079839981026657</text:p>
          </table:table-cell>
          <table:table-cell office:value-type="float" office:value="-0.0329723439149417" calcext:value-type="float">
            <text:p>-0.032972343914942</text:p>
          </table:table-cell>
          <table:table-cell/>
          <table:table-cell office:value-type="float" office:value="-0.0615765151649789" calcext:value-type="float">
            <text:p>-0.061576515164979</text:p>
          </table:table-cell>
          <table:table-cell office:value-type="float" office:value="-0.0829154387153631" calcext:value-type="float">
            <text:p>-0.082915438715363</text:p>
          </table:table-cell>
          <table:table-cell office:value-type="float" office:value="-0.0371501211388286" calcext:value-type="float">
            <text:p>-0.037150121138829</text:p>
          </table:table-cell>
        </table:table-row>
        <table:table-row table:style-name="ro1">
          <table:table-cell/>
          <table:table-cell office:value-type="float" office:value="-0.0360119407062043" calcext:value-type="float">
            <text:p>-0.036011940706204</text:p>
          </table:table-cell>
          <table:table-cell office:value-type="float" office:value="-0.0542787964026549" calcext:value-type="float">
            <text:p>-0.054278796402655</text:p>
          </table:table-cell>
          <table:table-cell office:value-type="float" office:value="-0.0863043189964201" calcext:value-type="float">
            <text:p>-0.086304318996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0119407062043" calcext:value-type="float">
            <text:p>-0.036011940706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1236139908581" calcext:value-type="float">
            <text:p>-0.04312361399085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63043189964201" calcext:value-type="float">
            <text:p>-0.08630431899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90508720489381" calcext:value-type="float">
            <text:p>-0.0890508720489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42787964026549" calcext:value-type="float">
            <text:p>-0.0542787964026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50711945774787" calcext:value-type="float">
            <text:p>-0.065071194577479</text:p>
          </table:table-cell>
          <table:table-cell table:number-columns-repeated="2"/>
          <table:table-cell office:value-type="float" office:value="-0.0542787964026549" calcext:value-type="float">
            <text:p>-0.054278796402655</text:p>
          </table:table-cell>
          <table:table-cell office:value-type="float" office:value="-0.0863043189964201" calcext:value-type="float">
            <text:p>-0.08630431899642</text:p>
          </table:table-cell>
          <table:table-cell office:value-type="float" office:value="-0.0360119407062043" calcext:value-type="float">
            <text:p>-0.036011940706204</text:p>
          </table:table-cell>
          <table:table-cell/>
          <table:table-cell office:value-type="float" office:value="-0.0650711945774787" calcext:value-type="float">
            <text:p>-0.065071194577479</text:p>
          </table:table-cell>
          <table:table-cell office:value-type="float" office:value="-0.0890508720489381" calcext:value-type="float">
            <text:p>-0.089050872048938</text:p>
          </table:table-cell>
          <table:table-cell office:value-type="float" office:value="-0.0431236139908581" calcext:value-type="float">
            <text:p>-0.043123613990858</text:p>
          </table:table-cell>
        </table:table-row>
        <table:table-row table:style-name="ro1">
          <table:table-cell/>
          <table:table-cell office:value-type="float" office:value="-0.0397732092336945" calcext:value-type="float">
            <text:p>-0.039773209233695</text:p>
          </table:table-cell>
          <table:table-cell office:value-type="float" office:value="-0.0627986768835723" calcext:value-type="float">
            <text:p>-0.062798676883572</text:p>
          </table:table-cell>
          <table:table-cell office:value-type="float" office:value="-0.0924814698910011" calcext:value-type="float">
            <text:p>-0.0924814698910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97732092336945" calcext:value-type="float">
            <text:p>-0.0397732092336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1491730570833" calcext:value-type="float">
            <text:p>-0.04914917305708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24814698910011" calcext:value-type="float">
            <text:p>-0.0924814698910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54615628493452" calcext:value-type="float">
            <text:p>-0.0954615628493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27986768835723" calcext:value-type="float">
            <text:p>-0.0627986768835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6094402091355" calcext:value-type="float">
            <text:p>-0.068609440209136</text:p>
          </table:table-cell>
          <table:table-cell table:number-columns-repeated="2"/>
          <table:table-cell office:value-type="float" office:value="-0.0627986768835723" calcext:value-type="float">
            <text:p>-0.062798676883572</text:p>
          </table:table-cell>
          <table:table-cell office:value-type="float" office:value="-0.0924814698910011" calcext:value-type="float">
            <text:p>-0.092481469891001</text:p>
          </table:table-cell>
          <table:table-cell office:value-type="float" office:value="-0.0397732092336945" calcext:value-type="float">
            <text:p>-0.039773209233695</text:p>
          </table:table-cell>
          <table:table-cell/>
          <table:table-cell office:value-type="float" office:value="-0.0686094402091355" calcext:value-type="float">
            <text:p>-0.068609440209136</text:p>
          </table:table-cell>
          <table:table-cell office:value-type="float" office:value="-0.0954615628493452" calcext:value-type="float">
            <text:p>-0.095461562849345</text:p>
          </table:table-cell>
          <table:table-cell office:value-type="float" office:value="-0.0491491730570833" calcext:value-type="float">
            <text:p>-0.049149173057083</text:p>
          </table:table-cell>
        </table:table-row>
        <table:table-row table:style-name="ro1">
          <table:table-cell/>
          <table:table-cell office:value-type="float" office:value="-0.0437297904571433" calcext:value-type="float">
            <text:p>-0.043729790457143</text:p>
          </table:table-cell>
          <table:table-cell office:value-type="float" office:value="-0.0711084994657539" calcext:value-type="float">
            <text:p>-0.071108499465754</text:p>
          </table:table-cell>
          <table:table-cell office:value-type="float" office:value="-0.0994109670233596" calcext:value-type="float">
            <text:p>-0.099410967023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7297904571433" calcext:value-type="float">
            <text:p>-0.0437297904571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4441544383375" calcext:value-type="float">
            <text:p>-0.05544415443833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94109670233596" calcext:value-type="float">
            <text:p>-0.099410967023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254516068044" calcext:value-type="float">
            <text:p>-0.102254516068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11084994657539" calcext:value-type="float">
            <text:p>-0.0711084994657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7808908186892" calcext:value-type="float">
            <text:p>-0.073780890818689</text:p>
          </table:table-cell>
          <table:table-cell table:number-columns-repeated="2"/>
          <table:table-cell office:value-type="float" office:value="-0.0711084994657539" calcext:value-type="float">
            <text:p>-0.071108499465754</text:p>
          </table:table-cell>
          <table:table-cell office:value-type="float" office:value="-0.0994109670233596" calcext:value-type="float">
            <text:p>-0.09941096702336</text:p>
          </table:table-cell>
          <table:table-cell office:value-type="float" office:value="-0.0437297904571433" calcext:value-type="float">
            <text:p>-0.043729790457143</text:p>
          </table:table-cell>
          <table:table-cell/>
          <table:table-cell office:value-type="float" office:value="-0.0737808908186892" calcext:value-type="float">
            <text:p>-0.073780890818689</text:p>
          </table:table-cell>
          <table:table-cell office:value-type="float" office:value="-0.102254516068044" calcext:value-type="float">
            <text:p>-0.102254516068044</text:p>
          </table:table-cell>
          <table:table-cell office:value-type="float" office:value="-0.0554441544383375" calcext:value-type="float">
            <text:p>-0.055444154438338</text:p>
          </table:table-cell>
        </table:table-row>
        <table:table-row table:style-name="ro1">
          <table:table-cell/>
          <table:table-cell office:value-type="float" office:value="-0.0494698179480487" calcext:value-type="float">
            <text:p>-0.049469817948049</text:p>
          </table:table-cell>
          <table:table-cell office:value-type="float" office:value="-0.0791155251986943" calcext:value-type="float">
            <text:p>-0.079115525198694</text:p>
          </table:table-cell>
          <table:table-cell office:value-type="float" office:value="-0.0924933189985159" calcext:value-type="float">
            <text:p>-0.0924933189985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4698179480487" calcext:value-type="float">
            <text:p>-0.0494698179480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3349816962905" calcext:value-type="float">
            <text:p>-0.0633349816962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24933189985159" calcext:value-type="float">
            <text:p>-0.0924933189985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6499485855558" calcext:value-type="float">
            <text:p>-0.0926499485855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91155251986943" calcext:value-type="float">
            <text:p>-0.0791155251986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04159303659332" calcext:value-type="float">
            <text:p>-0.080415930365933</text:p>
          </table:table-cell>
          <table:table-cell table:number-columns-repeated="2"/>
          <table:table-cell office:value-type="float" office:value="-0.0791155251986943" calcext:value-type="float">
            <text:p>-0.079115525198694</text:p>
          </table:table-cell>
          <table:table-cell office:value-type="float" office:value="-0.0924933189985159" calcext:value-type="float">
            <text:p>-0.092493318998516</text:p>
          </table:table-cell>
          <table:table-cell office:value-type="float" office:value="-0.0494698179480487" calcext:value-type="float">
            <text:p>-0.049469817948049</text:p>
          </table:table-cell>
          <table:table-cell/>
          <table:table-cell office:value-type="float" office:value="-0.0804159303659332" calcext:value-type="float">
            <text:p>-0.080415930365933</text:p>
          </table:table-cell>
          <table:table-cell office:value-type="float" office:value="-0.0926499485855558" calcext:value-type="float">
            <text:p>-0.092649948585556</text:p>
          </table:table-cell>
          <table:table-cell office:value-type="float" office:value="-0.0633349816962905" calcext:value-type="float">
            <text:p>-0.063334981696291</text:p>
          </table:table-cell>
        </table:table-row>
        <table:table-row table:style-name="ro1">
          <table:table-cell/>
          <table:table-cell office:value-type="float" office:value="-0.055967265177238" calcext:value-type="float">
            <text:p>-0.055967265177238</text:p>
          </table:table-cell>
          <table:table-cell office:value-type="float" office:value="-0.0869590800556848" calcext:value-type="float">
            <text:p>-0.086959080055685</text:p>
          </table:table-cell>
          <table:table-cell office:value-type="float" office:value="-0.0854789115262342" calcext:value-type="float">
            <text:p>-0.0854789115262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967265177238" calcext:value-type="float">
            <text:p>-0.0559672651772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0600027752997" calcext:value-type="float">
            <text:p>-0.07206000277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54789115262342" calcext:value-type="float">
            <text:p>-0.0854789115262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41763865091522" calcext:value-type="float">
            <text:p>-0.0841763865091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69590800556848" calcext:value-type="float">
            <text:p>-0.086959080055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83323772751904" calcext:value-type="float">
            <text:p>-0.08833237727519</text:p>
          </table:table-cell>
          <table:table-cell table:number-columns-repeated="2"/>
          <table:table-cell office:value-type="float" office:value="-0.0869590800556848" calcext:value-type="float">
            <text:p>-0.086959080055685</text:p>
          </table:table-cell>
          <table:table-cell office:value-type="float" office:value="-0.0854789115262342" calcext:value-type="float">
            <text:p>-0.085478911526234</text:p>
          </table:table-cell>
          <table:table-cell office:value-type="float" office:value="-0.055967265177238" calcext:value-type="float">
            <text:p>-0.055967265177238</text:p>
          </table:table-cell>
          <table:table-cell/>
          <table:table-cell office:value-type="float" office:value="-0.0883323772751904" calcext:value-type="float">
            <text:p>-0.08833237727519</text:p>
          </table:table-cell>
          <table:table-cell office:value-type="float" office:value="-0.0841763865091522" calcext:value-type="float">
            <text:p>-0.084176386509152</text:p>
          </table:table-cell>
          <table:table-cell office:value-type="float" office:value="-0.0720600027752997" calcext:value-type="float">
            <text:p>-0.0720600027753</text:p>
          </table:table-cell>
        </table:table-row>
        <table:table-row table:style-name="ro1">
          <table:table-cell/>
          <table:table-cell office:value-type="float" office:value="-0.0496047456463971" calcext:value-type="float">
            <text:p>-0.049604745646397</text:p>
          </table:table-cell>
          <table:table-cell office:value-type="float" office:value="-0.0841258477226046" calcext:value-type="float">
            <text:p>-0.084125847722605</text:p>
          </table:table-cell>
          <table:table-cell office:value-type="float" office:value="-0.0783449391014685" calcext:value-type="float">
            <text:p>-0.0783449391014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6047456463971" calcext:value-type="float">
            <text:p>-0.0496047456463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8518707858031" calcext:value-type="float">
            <text:p>-0.06385187078580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83449391014685" calcext:value-type="float">
            <text:p>-0.078344939101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2149028420733" calcext:value-type="float">
            <text:p>-0.07721490284207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41258477226046" calcext:value-type="float">
            <text:p>-0.0841258477226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4888503432135" calcext:value-type="float">
            <text:p>-0.078488850343214</text:p>
          </table:table-cell>
          <table:table-cell table:number-columns-repeated="2"/>
          <table:table-cell office:value-type="float" office:value="-0.0841258477226046" calcext:value-type="float">
            <text:p>-0.084125847722605</text:p>
          </table:table-cell>
          <table:table-cell office:value-type="float" office:value="-0.0783449391014685" calcext:value-type="float">
            <text:p>-0.078344939101469</text:p>
          </table:table-cell>
          <table:table-cell office:value-type="float" office:value="-0.0496047456463971" calcext:value-type="float">
            <text:p>-0.049604745646397</text:p>
          </table:table-cell>
          <table:table-cell/>
          <table:table-cell office:value-type="float" office:value="-0.0784888503432135" calcext:value-type="float">
            <text:p>-0.078488850343214</text:p>
          </table:table-cell>
          <table:table-cell office:value-type="float" office:value="-0.0772149028420733" calcext:value-type="float">
            <text:p>-0.077214902842073</text:p>
          </table:table-cell>
          <table:table-cell office:value-type="float" office:value="-0.0638518707858031" calcext:value-type="float">
            <text:p>-0.063851870785803</text:p>
          </table:table-cell>
        </table:table-row>
        <table:table-row table:style-name="ro1">
          <table:table-cell/>
          <table:table-cell office:value-type="float" office:value="-0.0417237064010228" calcext:value-type="float">
            <text:p>-0.041723706401023</text:p>
          </table:table-cell>
          <table:table-cell office:value-type="float" office:value="-0.0772198701203522" calcext:value-type="float">
            <text:p>-0.077219870120352</text:p>
          </table:table-cell>
          <table:table-cell office:value-type="float" office:value="-0.0698308483940261" calcext:value-type="float">
            <text:p>-0.0698308483940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7237064010228" calcext:value-type="float">
            <text:p>-0.0417237064010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60647579711553" calcext:value-type="float">
            <text:p>-0.0560647579711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98308483940261" calcext:value-type="float">
            <text:p>-0.069830848394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1149741340893" calcext:value-type="float">
            <text:p>-0.0721149741340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72198701203522" calcext:value-type="float">
            <text:p>-0.077219870120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9437290533293" calcext:value-type="float">
            <text:p>-0.068943729053329</text:p>
          </table:table-cell>
          <table:table-cell table:number-columns-repeated="2"/>
          <table:table-cell office:value-type="float" office:value="-0.0772198701203522" calcext:value-type="float">
            <text:p>-0.077219870120352</text:p>
          </table:table-cell>
          <table:table-cell office:value-type="float" office:value="-0.0698308483940261" calcext:value-type="float">
            <text:p>-0.069830848394026</text:p>
          </table:table-cell>
          <table:table-cell office:value-type="float" office:value="-0.0417237064010228" calcext:value-type="float">
            <text:p>-0.041723706401023</text:p>
          </table:table-cell>
          <table:table-cell/>
          <table:table-cell office:value-type="float" office:value="-0.0689437290533293" calcext:value-type="float">
            <text:p>-0.068943729053329</text:p>
          </table:table-cell>
          <table:table-cell office:value-type="float" office:value="-0.0721149741340893" calcext:value-type="float">
            <text:p>-0.072114974134089</text:p>
          </table:table-cell>
          <table:table-cell office:value-type="float" office:value="-0.0560647579711553" calcext:value-type="float">
            <text:p>-0.056064757971155</text:p>
          </table:table-cell>
        </table:table-row>
        <table:table-row table:style-name="ro1">
          <table:table-cell/>
          <table:table-cell office:value-type="float" office:value="-0.0306924111105066" calcext:value-type="float">
            <text:p>-0.030692411110507</text:p>
          </table:table-cell>
          <table:table-cell office:value-type="float" office:value="-0.0677719370750858" calcext:value-type="float">
            <text:p>-0.067771937075086</text:p>
          </table:table-cell>
          <table:table-cell office:value-type="float" office:value="-0.0585185816148487" calcext:value-type="float">
            <text:p>-0.0585185816148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6924111105066" calcext:value-type="float">
            <text:p>-0.030692411110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75344071941213" calcext:value-type="float">
            <text:p>-0.0475344071941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85185816148487" calcext:value-type="float">
            <text:p>-0.0585185816148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0149197208252" calcext:value-type="float">
            <text:p>-0.0670149197208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77719370750858" calcext:value-type="float">
            <text:p>-0.067771937075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2127477642976" calcext:value-type="float">
            <text:p>-0.058212747764298</text:p>
          </table:table-cell>
          <table:table-cell table:number-columns-repeated="2"/>
          <table:table-cell office:value-type="float" office:value="-0.0677719370750858" calcext:value-type="float">
            <text:p>-0.067771937075086</text:p>
          </table:table-cell>
          <table:table-cell office:value-type="float" office:value="-0.0585185816148487" calcext:value-type="float">
            <text:p>-0.058518581614849</text:p>
          </table:table-cell>
          <table:table-cell office:value-type="float" office:value="-0.0306924111105066" calcext:value-type="float">
            <text:p>-0.030692411110507</text:p>
          </table:table-cell>
          <table:table-cell/>
          <table:table-cell office:value-type="float" office:value="-0.0582127477642976" calcext:value-type="float">
            <text:p>-0.058212747764298</text:p>
          </table:table-cell>
          <table:table-cell office:value-type="float" office:value="-0.0670149197208252" calcext:value-type="float">
            <text:p>-0.067014919720825</text:p>
          </table:table-cell>
          <table:table-cell office:value-type="float" office:value="-0.0475344071941213" calcext:value-type="float">
            <text:p>-0.047534407194121</text:p>
          </table:table-cell>
        </table:table-row>
        <table:table-row table:style-name="ro1">
          <table:table-cell/>
          <table:table-cell office:value-type="float" office:value="-0.0177115565419966" calcext:value-type="float">
            <text:p>-0.017711556541997</text:p>
          </table:table-cell>
          <table:table-cell office:value-type="float" office:value="-0.0553162451680385" calcext:value-type="float">
            <text:p>-0.055316245168039</text:p>
          </table:table-cell>
          <table:table-cell office:value-type="float" office:value="-0.0455269274855137" calcext:value-type="float">
            <text:p>-0.0455269274855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77115565419966" calcext:value-type="float">
            <text:p>-0.017711556541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6326207637737" calcext:value-type="float">
            <text:p>-0.0386326207637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55269274855137" calcext:value-type="float">
            <text:p>-0.0455269274855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2515909830389" calcext:value-type="float">
            <text:p>-0.0612515909830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3162451680385" calcext:value-type="float">
            <text:p>-0.0553162451680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2150480580147" calcext:value-type="float">
            <text:p>-0.046215048058015</text:p>
          </table:table-cell>
          <table:table-cell table:number-columns-repeated="2"/>
          <table:table-cell office:value-type="float" office:value="-0.0553162451680385" calcext:value-type="float">
            <text:p>-0.055316245168039</text:p>
          </table:table-cell>
          <table:table-cell office:value-type="float" office:value="-0.0455269274855137" calcext:value-type="float">
            <text:p>-0.045526927485514</text:p>
          </table:table-cell>
          <table:table-cell office:value-type="float" office:value="-0.0177115565419966" calcext:value-type="float">
            <text:p>-0.017711556541997</text:p>
          </table:table-cell>
          <table:table-cell/>
          <table:table-cell office:value-type="float" office:value="-0.0462150480580147" calcext:value-type="float">
            <text:p>-0.046215048058015</text:p>
          </table:table-cell>
          <table:table-cell office:value-type="float" office:value="-0.0612515909830389" calcext:value-type="float">
            <text:p>-0.061251590983039</text:p>
          </table:table-cell>
          <table:table-cell office:value-type="float" office:value="-0.0386326207637737" calcext:value-type="float">
            <text:p>-0.038632620763774</text:p>
          </table:table-cell>
        </table:table-row>
        <table:table-row table:style-name="ro1">
          <table:table-cell/>
          <table:table-cell office:value-type="float" office:value="-0.00233276435356251" calcext:value-type="float">
            <text:p>-0.002332764353563</text:p>
          </table:table-cell>
          <table:table-cell office:value-type="float" office:value="-0.0400041663095854" calcext:value-type="float">
            <text:p>-0.040004166309585</text:p>
          </table:table-cell>
          <table:table-cell office:value-type="float" office:value="-0.0304549843384884" calcext:value-type="float">
            <text:p>-0.0304549843384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33276435356251" calcext:value-type="float">
            <text:p>-0.002332764353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6059840310812" calcext:value-type="float">
            <text:p>-0.0286059840310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04549843384884" calcext:value-type="float">
            <text:p>-0.0304549843384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43194934623983" calcext:value-type="float">
            <text:p>-0.0543194934623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00041663095854" calcext:value-type="float">
            <text:p>-0.0400041663095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462168531646" calcext:value-type="float">
            <text:p>-0.032746216853165</text:p>
          </table:table-cell>
          <table:table-cell table:number-columns-repeated="2"/>
          <table:table-cell office:value-type="float" office:value="-0.0400041663095854" calcext:value-type="float">
            <text:p>-0.040004166309585</text:p>
          </table:table-cell>
          <table:table-cell office:value-type="float" office:value="-0.0304549843384884" calcext:value-type="float">
            <text:p>-0.030454984338488</text:p>
          </table:table-cell>
          <table:table-cell office:value-type="float" office:value="-0.00233276435356251" calcext:value-type="float">
            <text:p>-0.002332764353563</text:p>
          </table:table-cell>
          <table:table-cell/>
          <table:table-cell office:value-type="float" office:value="-0.0327462168531646" calcext:value-type="float">
            <text:p>-0.032746216853165</text:p>
          </table:table-cell>
          <table:table-cell office:value-type="float" office:value="-0.0543194934623983" calcext:value-type="float">
            <text:p>-0.054319493462398</text:p>
          </table:table-cell>
          <table:table-cell office:value-type="float" office:value="-0.0286059840310812" calcext:value-type="float">
            <text:p>-0.028605984031081</text:p>
          </table:table-cell>
        </table:table-row>
        <table:table-row table:style-name="ro1">
          <table:table-cell/>
          <table:table-cell office:value-type="float" office:value="0.0154945896526215" calcext:value-type="float">
            <text:p>0.015494589652622</text:p>
          </table:table-cell>
          <table:table-cell office:value-type="float" office:value="-0.0217323796766482" calcext:value-type="float">
            <text:p>-0.021732379676648</text:p>
          </table:table-cell>
          <table:table-cell office:value-type="float" office:value="-0.0131229794519035" calcext:value-type="float">
            <text:p>-0.013122979451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4945896526215" calcext:value-type="float">
            <text:p>0.0154945896526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2327956219232" calcext:value-type="float">
            <text:p>-0.0172327956219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1229794519035" calcext:value-type="float">
            <text:p>-0.013122979451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898009643855" calcext:value-type="float">
            <text:p>-0.0458980096438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17323796766482" calcext:value-type="float">
            <text:p>-0.0217323796766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4866322409688" calcext:value-type="float">
            <text:p>-0.017486632240969</text:p>
          </table:table-cell>
          <table:table-cell table:number-columns-repeated="2"/>
          <table:table-cell office:value-type="float" office:value="-0.0217323796766482" calcext:value-type="float">
            <text:p>-0.021732379676648</text:p>
          </table:table-cell>
          <table:table-cell office:value-type="float" office:value="-0.0131229794519035" calcext:value-type="float">
            <text:p>-0.013122979451904</text:p>
          </table:table-cell>
          <table:table-cell office:value-type="float" office:value="0.0154945896526215" calcext:value-type="float">
            <text:p>0.015494589652622</text:p>
          </table:table-cell>
          <table:table-cell/>
          <table:table-cell office:value-type="float" office:value="-0.0174866322409688" calcext:value-type="float">
            <text:p>-0.017486632240969</text:p>
          </table:table-cell>
          <table:table-cell office:value-type="float" office:value="-0.045898009643855" calcext:value-type="float">
            <text:p>-0.045898009643855</text:p>
          </table:table-cell>
          <table:table-cell office:value-type="float" office:value="-0.0172327956219232" calcext:value-type="float">
            <text:p>-0.017232795621923</text:p>
          </table:table-cell>
        </table:table-row>
        <table:table-row table:style-name="ro1">
          <table:table-cell/>
          <table:table-cell office:value-type="float" office:value="0.0147176521520051" calcext:value-type="float">
            <text:p>0.014717652152005</text:p>
          </table:table-cell>
          <table:table-cell office:value-type="float" office:value="-0.000741848500426466" calcext:value-type="float">
            <text:p>-0.000741848500426</text:p>
          </table:table-cell>
          <table:table-cell office:value-type="float" office:value="0.00660458906679488" calcext:value-type="float">
            <text:p>0.0066045890667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176521520051" calcext:value-type="float">
            <text:p>0.0147176521520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0123150289203" calcext:value-type="float">
            <text:p>-0.019012315028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660458906679488" calcext:value-type="float">
            <text:p>0.006604589066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763404678584" calcext:value-type="float">
            <text:p>-0.0357634046785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741848500426466" calcext:value-type="float">
            <text:p>-0.0007418485004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534959015516093" calcext:value-type="float">
            <text:p>-0.000534959015516</text:p>
          </table:table-cell>
          <table:table-cell table:number-columns-repeated="2"/>
          <table:table-cell office:value-type="float" office:value="-0.000741848500426466" calcext:value-type="float">
            <text:p>-0.000741848500426</text:p>
          </table:table-cell>
          <table:table-cell office:value-type="float" office:value="0.00660458906679488" calcext:value-type="float">
            <text:p>0.006604589066795</text:p>
          </table:table-cell>
          <table:table-cell office:value-type="float" office:value="0.0147176521520051" calcext:value-type="float">
            <text:p>0.014717652152005</text:p>
          </table:table-cell>
          <table:table-cell/>
          <table:table-cell office:value-type="float" office:value="-0.000534959015516093" calcext:value-type="float">
            <text:p>-0.000534959015516</text:p>
          </table:table-cell>
          <table:table-cell office:value-type="float" office:value="-0.035763404678584" calcext:value-type="float">
            <text:p>-0.035763404678584</text:p>
          </table:table-cell>
          <table:table-cell office:value-type="float" office:value="-0.0190123150289203" calcext:value-type="float">
            <text:p>-0.01901231502892</text:p>
          </table:table-cell>
        </table:table-row>
        <table:table-row table:style-name="ro1">
          <table:table-cell/>
          <table:table-cell office:value-type="float" office:value="0.0147806809036735" calcext:value-type="float">
            <text:p>0.014780680903674</text:p>
          </table:table-cell>
          <table:table-cell office:value-type="float" office:value="0.0228158609668217" calcext:value-type="float">
            <text:p>0.022815860966822</text:p>
          </table:table-cell>
          <table:table-cell office:value-type="float" office:value="0.0289149908550201" calcext:value-type="float">
            <text:p>0.028914990855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806809036735" calcext:value-type="float">
            <text:p>0.0147806809036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96144909228" calcext:value-type="float">
            <text:p>-0.0216896144909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9149908550201" calcext:value-type="float">
            <text:p>0.02891499085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670902965659" calcext:value-type="float">
            <text:p>-0.0236709029656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8158609668217" calcext:value-type="float">
            <text:p>0.0228158609668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149701605467" calcext:value-type="float">
            <text:p>0.018149701605467</text:p>
          </table:table-cell>
          <table:table-cell table:number-columns-repeated="2"/>
          <table:table-cell office:value-type="float" office:value="0.0228158609668217" calcext:value-type="float">
            <text:p>0.022815860966822</text:p>
          </table:table-cell>
          <table:table-cell office:value-type="float" office:value="0.0289149908550201" calcext:value-type="float">
            <text:p>0.02891499085502</text:p>
          </table:table-cell>
          <table:table-cell office:value-type="float" office:value="0.0147806809036735" calcext:value-type="float">
            <text:p>0.014780680903674</text:p>
          </table:table-cell>
          <table:table-cell/>
          <table:table-cell office:value-type="float" office:value="0.018149701605467" calcext:value-type="float">
            <text:p>0.018149701605467</text:p>
          </table:table-cell>
          <table:table-cell office:value-type="float" office:value="-0.023670902965659" calcext:value-type="float">
            <text:p>-0.023670902965659</text:p>
          </table:table-cell>
          <table:table-cell office:value-type="float" office:value="-0.0216896144909228" calcext:value-type="float">
            <text:p>-0.021689614490923</text:p>
          </table:table-cell>
        </table:table-row>
        <table:table-row table:style-name="ro1">
          <table:table-cell/>
          <table:table-cell office:value-type="float" office:value="0.0149881054546505" calcext:value-type="float">
            <text:p>0.014988105454651</text:p>
          </table:table-cell>
          <table:table-cell office:value-type="float" office:value="0.0216979311594178" calcext:value-type="float">
            <text:p>0.021697931159418</text:p>
          </table:table-cell>
          <table:table-cell office:value-type="float" office:value="0.0306634655242744" calcext:value-type="float">
            <text:p>0.0306634655242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9881054546505" calcext:value-type="float">
            <text:p>0.014988105454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8320859645503" calcext:value-type="float">
            <text:p>-0.024832085964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6634655242744" calcext:value-type="float">
            <text:p>0.0306634655242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0473226683651" calcext:value-type="float">
            <text:p>-0.0270473226683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6979311594178" calcext:value-type="float">
            <text:p>0.0216979311594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5871930971503" calcext:value-type="float">
            <text:p>0.01558719309715</text:p>
          </table:table-cell>
          <table:table-cell table:number-columns-repeated="2"/>
          <table:table-cell office:value-type="float" office:value="0.0216979311594178" calcext:value-type="float">
            <text:p>0.021697931159418</text:p>
          </table:table-cell>
          <table:table-cell office:value-type="float" office:value="0.0306634655242744" calcext:value-type="float">
            <text:p>0.030663465524274</text:p>
          </table:table-cell>
          <table:table-cell office:value-type="float" office:value="0.0149881054546505" calcext:value-type="float">
            <text:p>0.014988105454651</text:p>
          </table:table-cell>
          <table:table-cell/>
          <table:table-cell office:value-type="float" office:value="0.0155871930971503" calcext:value-type="float">
            <text:p>0.01558719309715</text:p>
          </table:table-cell>
          <table:table-cell office:value-type="float" office:value="-0.0270473226683651" calcext:value-type="float">
            <text:p>-0.027047322668365</text:p>
          </table:table-cell>
          <table:table-cell office:value-type="float" office:value="-0.0248320859645503" calcext:value-type="float">
            <text:p>-0.02483208596455</text:p>
          </table:table-cell>
        </table:table-row>
        <table:table-row table:style-name="ro1">
          <table:table-cell/>
          <table:table-cell office:value-type="float" office:value="0.0162134810679407" calcext:value-type="float">
            <text:p>0.016213481067941</text:p>
          </table:table-cell>
          <table:table-cell office:value-type="float" office:value="0.0210462278384619" calcext:value-type="float">
            <text:p>0.021046227838462</text:p>
          </table:table-cell>
          <table:table-cell office:value-type="float" office:value="0.0334302828667219" calcext:value-type="float">
            <text:p>0.0334302828667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2134810679407" calcext:value-type="float">
            <text:p>0.0162134810679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7578991442761" calcext:value-type="float">
            <text:p>-0.02775789914427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4302828667219" calcext:value-type="float">
            <text:p>0.0334302828667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0787411928865" calcext:value-type="float">
            <text:p>-0.0290787411928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0462278384619" calcext:value-type="float">
            <text:p>0.0210462278384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4799658479421" calcext:value-type="float">
            <text:p>0.012479965847942</text:p>
          </table:table-cell>
          <table:table-cell table:number-columns-repeated="2"/>
          <table:table-cell office:value-type="float" office:value="0.0210462278384619" calcext:value-type="float">
            <text:p>0.021046227838462</text:p>
          </table:table-cell>
          <table:table-cell office:value-type="float" office:value="0.0334302828667219" calcext:value-type="float">
            <text:p>0.033430282866722</text:p>
          </table:table-cell>
          <table:table-cell office:value-type="float" office:value="0.0162134810679407" calcext:value-type="float">
            <text:p>0.016213481067941</text:p>
          </table:table-cell>
          <table:table-cell/>
          <table:table-cell office:value-type="float" office:value="0.0124799658479421" calcext:value-type="float">
            <text:p>0.012479965847942</text:p>
          </table:table-cell>
          <table:table-cell office:value-type="float" office:value="-0.0290787411928865" calcext:value-type="float">
            <text:p>-0.029078741192887</text:p>
          </table:table-cell>
          <table:table-cell office:value-type="float" office:value="-0.0277578991442761" calcext:value-type="float">
            <text:p>-0.027757899144276</text:p>
          </table:table-cell>
        </table:table-row>
        <table:table-row table:style-name="ro1">
          <table:table-cell/>
          <table:table-cell office:value-type="float" office:value="0.0175007543948201" calcext:value-type="float">
            <text:p>0.01750075439482</text:p>
          </table:table-cell>
          <table:table-cell office:value-type="float" office:value="0.0213657814436513" calcext:value-type="float">
            <text:p>0.021365781443651</text:p>
          </table:table-cell>
          <table:table-cell office:value-type="float" office:value="0.0367541230028859" calcext:value-type="float">
            <text:p>0.036754123002886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0.0175007543948201" calcext:value-type="float">
            <text:p>0.017500754394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4159875543025" calcext:value-type="float">
            <text:p>-0.03041598755430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7541230028859" calcext:value-type="float">
            <text:p>0.0367541230028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0892431285501" calcext:value-type="float">
            <text:p>-0.032089243128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3657814436513" calcext:value-type="float">
            <text:p>0.021365781443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3606153104259" calcext:value-type="float">
            <text:p>0.010360615310426</text:p>
          </table:table-cell>
          <table:table-cell table:number-columns-repeated="2"/>
          <table:table-cell office:value-type="float" office:value="0.0213657814436513" calcext:value-type="float">
            <text:p>0.021365781443651</text:p>
          </table:table-cell>
          <table:table-cell office:value-type="float" office:value="0.0367541230028859" calcext:value-type="float">
            <text:p>0.036754123002886</text:p>
          </table:table-cell>
          <table:table-cell office:value-type="float" office:value="0.0175007543948201" calcext:value-type="float">
            <text:p>0.01750075439482</text:p>
          </table:table-cell>
          <table:table-cell/>
          <table:table-cell office:value-type="float" office:value="0.0103606153104259" calcext:value-type="float">
            <text:p>0.010360615310426</text:p>
          </table:table-cell>
          <table:table-cell office:value-type="float" office:value="-0.0320892431285501" calcext:value-type="float">
            <text:p>-0.03208924312855</text:p>
          </table:table-cell>
          <table:table-cell office:value-type="float" office:value="-0.0304159875543025" calcext:value-type="float">
            <text:p>-0.030415987554303</text:p>
          </table:table-cell>
        </table:table-row>
        <table:table-row table:style-name="ro1">
          <table:table-cell/>
          <table:table-cell office:value-type="float" office:value="0.0193042027536091" calcext:value-type="float">
            <text:p>0.019304202753609</text:p>
          </table:table-cell>
          <table:table-cell office:value-type="float" office:value="0.0219424165860824" calcext:value-type="float">
            <text:p>0.021942416586082</text:p>
          </table:table-cell>
          <table:table-cell office:value-type="float" office:value="0.0410034508973796" calcext:value-type="float">
            <text:p>0.041003450897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3042027536091" calcext:value-type="float">
            <text:p>0.0193042027536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509567044308" calcext:value-type="float">
            <text:p>-0.033509567044308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410034508973796" calcext:value-type="float">
            <text:p>0.041003450897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951566241372" calcext:value-type="float">
            <text:p>-0.0359515662413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9424165860824" calcext:value-type="float">
            <text:p>0.021942416586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5402633924371" calcext:value-type="float">
            <text:p>0.007754026339244</text:p>
          </table:table-cell>
          <table:table-cell table:number-columns-repeated="2"/>
          <table:table-cell office:value-type="float" office:value="0.0219424165860824" calcext:value-type="float">
            <text:p>0.021942416586082</text:p>
          </table:table-cell>
          <table:table-cell office:value-type="float" office:value="0.0410034508973796" calcext:value-type="float">
            <text:p>0.04100345089738</text:p>
          </table:table-cell>
          <table:table-cell office:value-type="float" office:value="0.0193042027536091" calcext:value-type="float">
            <text:p>0.019304202753609</text:p>
          </table:table-cell>
          <table:table-cell/>
          <table:table-cell office:value-type="float" office:value="0.00775402633924371" calcext:value-type="float">
            <text:p>0.007754026339244</text:p>
          </table:table-cell>
          <table:table-cell office:value-type="float" office:value="-0.035951566241372" calcext:value-type="float">
            <text:p>-0.035951566241372</text:p>
          </table:table-cell>
          <table:table-cell office:value-type="float" office:value="-0.033509567044308" calcext:value-type="float">
            <text:p>-0.033509567044308</text:p>
          </table:table-cell>
        </table:table-row>
        <table:table-row table:style-name="ro1">
          <table:table-cell/>
          <table:table-cell office:value-type="float" office:value="0.0212386875572863" calcext:value-type="float">
            <text:p>0.021238687557286</text:p>
          </table:table-cell>
          <table:table-cell office:value-type="float" office:value="0.0228873440831274" calcext:value-type="float">
            <text:p>0.022887344083127</text:p>
          </table:table-cell>
          <table:table-cell office:value-type="float" office:value="0.0454259265731932" calcext:value-type="float">
            <text:p>0.0454259265731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2386875572863" calcext:value-type="float">
            <text:p>0.0212386875572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4793907143727" calcext:value-type="float">
            <text:p>-0.0364793907143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54259265731932" calcext:value-type="float">
            <text:p>0.0454259265731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00213989249615" calcext:value-type="float">
            <text:p>-0.0400213989249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8873440831274" calcext:value-type="float">
            <text:p>0.0228873440831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2556769243776" calcext:value-type="float">
            <text:p>0.005025567692438</text:p>
          </table:table-cell>
          <table:table-cell table:number-columns-repeated="2"/>
          <table:table-cell office:value-type="float" office:value="0.0228873440831274" calcext:value-type="float">
            <text:p>0.022887344083127</text:p>
          </table:table-cell>
          <table:table-cell office:value-type="float" office:value="0.0454259265731932" calcext:value-type="float">
            <text:p>0.045425926573193</text:p>
          </table:table-cell>
          <table:table-cell office:value-type="float" office:value="0.0212386875572863" calcext:value-type="float">
            <text:p>0.021238687557286</text:p>
          </table:table-cell>
          <table:table-cell/>
          <table:table-cell office:value-type="float" office:value="0.00502556769243776" calcext:value-type="float">
            <text:p>0.005025567692438</text:p>
          </table:table-cell>
          <table:table-cell office:value-type="float" office:value="-0.0400213989249615" calcext:value-type="float">
            <text:p>-0.040021398924962</text:p>
          </table:table-cell>
          <table:table-cell office:value-type="float" office:value="-0.0364793907143727" calcext:value-type="float">
            <text:p>-0.036479390714373</text:p>
          </table:table-cell>
        </table:table-row>
        <table:table-row table:style-name="ro1">
          <table:table-cell/>
          <table:table-cell office:value-type="float" office:value="0.0236197695499483" calcext:value-type="float">
            <text:p>0.023619769549948</text:p>
          </table:table-cell>
          <table:table-cell office:value-type="float" office:value="0.0240621498976832" calcext:value-type="float">
            <text:p>0.024062149897683</text:p>
          </table:table-cell>
          <table:table-cell office:value-type="float" office:value="0.0500467468072529" calcext:value-type="float">
            <text:p>0.0500467468072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36197695499483" calcext:value-type="float">
            <text:p>0.0236197695499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7506136462909" calcext:value-type="float">
            <text:p>-0.0397506136462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00467468072529" calcext:value-type="float">
            <text:p>0.05004674680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2191254550659" calcext:value-type="float">
            <text:p>-0.0442191254550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0621498976832" calcext:value-type="float">
            <text:p>0.024062149897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04251991575051" calcext:value-type="float">
            <text:p>0.002042519915751</text:p>
          </table:table-cell>
          <table:table-cell table:number-columns-repeated="2"/>
          <table:table-cell office:value-type="float" office:value="0.0240621498976832" calcext:value-type="float">
            <text:p>0.024062149897683</text:p>
          </table:table-cell>
          <table:table-cell office:value-type="float" office:value="0.0500467468072529" calcext:value-type="float">
            <text:p>0.050046746807253</text:p>
          </table:table-cell>
          <table:table-cell office:value-type="float" office:value="0.0236197695499483" calcext:value-type="float">
            <text:p>0.023619769549948</text:p>
          </table:table-cell>
          <table:table-cell/>
          <table:table-cell office:value-type="float" office:value="0.00204251991575051" calcext:value-type="float">
            <text:p>0.002042519915751</text:p>
          </table:table-cell>
          <table:table-cell office:value-type="float" office:value="-0.0442191254550659" calcext:value-type="float">
            <text:p>-0.044219125455066</text:p>
          </table:table-cell>
          <table:table-cell office:value-type="float" office:value="-0.0397506136462909" calcext:value-type="float">
            <text:p>-0.039750613646291</text:p>
          </table:table-cell>
        </table:table-row>
        <table:table-row table:style-name="ro1">
          <table:table-cell/>
          <table:table-cell office:value-type="float" office:value="0.0262860278084042" calcext:value-type="float">
            <text:p>0.026286027808404</text:p>
          </table:table-cell>
          <table:table-cell office:value-type="float" office:value="0.0254913462416558" calcext:value-type="float">
            <text:p>0.025491346241656</text:p>
          </table:table-cell>
          <table:table-cell office:value-type="float" office:value="0.0548057174035675" calcext:value-type="float">
            <text:p>0.0548057174035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2860278084042" calcext:value-type="float">
            <text:p>0.0262860278084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1674045699941" calcext:value-type="float">
            <text:p>-0.0431674045699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48057174035675" calcext:value-type="float">
            <text:p>0.0548057174035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665100078704" calcext:value-type="float">
            <text:p>-0.048665100078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4913462416558" calcext:value-type="float">
            <text:p>0.025491346241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12611019103466" calcext:value-type="float">
            <text:p>-0.001126110191035</text:p>
          </table:table-cell>
          <table:table-cell table:number-columns-repeated="2"/>
          <table:table-cell office:value-type="float" office:value="0.0254913462416558" calcext:value-type="float">
            <text:p>0.025491346241656</text:p>
          </table:table-cell>
          <table:table-cell office:value-type="float" office:value="0.0548057174035675" calcext:value-type="float">
            <text:p>0.054805717403568</text:p>
          </table:table-cell>
          <table:table-cell office:value-type="float" office:value="0.0262860278084042" calcext:value-type="float">
            <text:p>0.026286027808404</text:p>
          </table:table-cell>
          <table:table-cell/>
          <table:table-cell office:value-type="float" office:value="-0.00112611019103466" calcext:value-type="float">
            <text:p>-0.001126110191035</text:p>
          </table:table-cell>
          <table:table-cell office:value-type="float" office:value="-0.048665100078704" calcext:value-type="float">
            <text:p>-0.048665100078704</text:p>
          </table:table-cell>
          <table:table-cell office:value-type="float" office:value="-0.0431674045699941" calcext:value-type="float">
            <text:p>-0.043167404569994</text:p>
          </table:table-cell>
        </table:table-row>
        <table:table-row table:style-name="ro1">
          <table:table-cell/>
          <table:table-cell office:value-type="float" office:value="0.0294458217733448" calcext:value-type="float">
            <text:p>0.029445821773345</text:p>
          </table:table-cell>
          <table:table-cell office:value-type="float" office:value="0.0271197507477895" calcext:value-type="float">
            <text:p>0.02711975074779</text:p>
          </table:table-cell>
          <table:table-cell office:value-type="float" office:value="0.0597276385432825" calcext:value-type="float">
            <text:p>0.0597276385432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4458217733448" calcext:value-type="float">
            <text:p>0.0294458217733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9236960941319" calcext:value-type="float">
            <text:p>-0.04692369609413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97276385432825" calcext:value-type="float">
            <text:p>0.0597276385432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2233444404404" calcext:value-type="float">
            <text:p>-0.05322334444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1197507477895" calcext:value-type="float">
            <text:p>0.027119750747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41941997751231" calcext:value-type="float">
            <text:p>-0.004419419977512</text:p>
          </table:table-cell>
          <table:table-cell table:number-columns-repeated="2"/>
          <table:table-cell office:value-type="float" office:value="0.0271197507477895" calcext:value-type="float">
            <text:p>0.02711975074779</text:p>
          </table:table-cell>
          <table:table-cell office:value-type="float" office:value="0.0597276385432825" calcext:value-type="float">
            <text:p>0.059727638543283</text:p>
          </table:table-cell>
          <table:table-cell office:value-type="float" office:value="0.0294458217733448" calcext:value-type="float">
            <text:p>0.029445821773345</text:p>
          </table:table-cell>
          <table:table-cell/>
          <table:table-cell office:value-type="float" office:value="-0.00441941997751231" calcext:value-type="float">
            <text:p>-0.004419419977512</text:p>
          </table:table-cell>
          <table:table-cell office:value-type="float" office:value="-0.0532233444404404" calcext:value-type="float">
            <text:p>-0.05322334444044</text:p>
          </table:table-cell>
          <table:table-cell office:value-type="float" office:value="-0.0469236960941319" calcext:value-type="float">
            <text:p>-0.046923696094132</text:p>
          </table:table-cell>
        </table:table-row>
        <table:table-row table:style-name="ro1">
          <table:table-cell/>
          <table:table-cell office:value-type="float" office:value="0.0329646964478949" calcext:value-type="float">
            <text:p>0.032964696447895</text:p>
          </table:table-cell>
          <table:table-cell office:value-type="float" office:value="0.0289040273725224" calcext:value-type="float">
            <text:p>0.028904027372522</text:p>
          </table:table-cell>
          <table:table-cell office:value-type="float" office:value="0.0647989035977204" calcext:value-type="float">
            <text:p>0.064798903597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9646964478949" calcext:value-type="float">
            <text:p>0.0329646964478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8778850985747" calcext:value-type="float">
            <text:p>-0.0508778850985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647989035977204" calcext:value-type="float">
            <text:p>0.064798903597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8817888124815" calcext:value-type="float">
            <text:p>-0.0578817888124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9040273725224" calcext:value-type="float">
            <text:p>0.0289040273725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9680873799896" calcext:value-type="float">
            <text:p>-0.007796808737999</text:p>
          </table:table-cell>
          <table:table-cell table:number-columns-repeated="2"/>
          <table:table-cell office:value-type="float" office:value="0.0289040273725224" calcext:value-type="float">
            <text:p>0.028904027372522</text:p>
          </table:table-cell>
          <table:table-cell office:value-type="float" office:value="0.0647989035977204" calcext:value-type="float">
            <text:p>0.06479890359772</text:p>
          </table:table-cell>
          <table:table-cell office:value-type="float" office:value="0.0329646964478949" calcext:value-type="float">
            <text:p>0.032964696447895</text:p>
          </table:table-cell>
          <table:table-cell/>
          <table:table-cell office:value-type="float" office:value="-0.00779680873799896" calcext:value-type="float">
            <text:p>-0.007796808737999</text:p>
          </table:table-cell>
          <table:table-cell office:value-type="float" office:value="-0.0578817888124815" calcext:value-type="float">
            <text:p>-0.057881788812482</text:p>
          </table:table-cell>
          <table:table-cell office:value-type="float" office:value="-0.0508778850985747" calcext:value-type="float">
            <text:p>-0.050877885098575</text:p>
          </table:table-cell>
        </table:table-row>
        <table:table-row table:style-name="ro1">
          <table:table-cell/>
          <table:table-cell office:value-type="float" office:value="0.036891526743158" calcext:value-type="float">
            <text:p>0.036891526743158</text:p>
          </table:table-cell>
          <table:table-cell office:value-type="float" office:value="0.030824451311872" calcext:value-type="float">
            <text:p>0.030824451311872</text:p>
          </table:table-cell>
          <table:table-cell office:value-type="float" office:value="0.0700174602793239" calcext:value-type="float">
            <text:p>0.0700174602793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891526743158" calcext:value-type="float">
            <text:p>0.036891526743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0606568914745" calcext:value-type="float">
            <text:p>-0.0550606568914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00174602793239" calcext:value-type="float">
            <text:p>0.0700174602793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26357434660907" calcext:value-type="float">
            <text:p>-0.0626357434660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0824451311872" calcext:value-type="float">
            <text:p>0.0308244513118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2226050221992" calcext:value-type="float">
            <text:p>-0.011222605022199</text:p>
          </table:table-cell>
          <table:table-cell table:number-columns-repeated="2"/>
          <table:table-cell office:value-type="float" office:value="0.030824451311872" calcext:value-type="float">
            <text:p>0.030824451311872</text:p>
          </table:table-cell>
          <table:table-cell office:value-type="float" office:value="0.0700174602793239" calcext:value-type="float">
            <text:p>0.070017460279324</text:p>
          </table:table-cell>
          <table:table-cell office:value-type="float" office:value="0.036891526743158" calcext:value-type="float">
            <text:p>0.036891526743158</text:p>
          </table:table-cell>
          <table:table-cell/>
          <table:table-cell office:value-type="float" office:value="-0.0112226050221992" calcext:value-type="float">
            <text:p>-0.011222605022199</text:p>
          </table:table-cell>
          <table:table-cell office:value-type="float" office:value="-0.0626357434660907" calcext:value-type="float">
            <text:p>-0.062635743466091</text:p>
          </table:table-cell>
          <table:table-cell office:value-type="float" office:value="-0.0550606568914745" calcext:value-type="float">
            <text:p>-0.055060656891475</text:p>
          </table:table-cell>
        </table:table-row>
        <table:table-row table:style-name="ro1">
          <table:table-cell/>
          <table:table-cell office:value-type="float" office:value="0.0405111900799564" calcext:value-type="float">
            <text:p>0.040511190079956</text:p>
          </table:table-cell>
          <table:table-cell office:value-type="float" office:value="0.0323372008055597" calcext:value-type="float">
            <text:p>0.03233720080556</text:p>
          </table:table-cell>
          <table:table-cell office:value-type="float" office:value="0.0749646533338686" calcext:value-type="float">
            <text:p>0.0749646533338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05111900799564" calcext:value-type="float">
            <text:p>0.0405111900799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8723808183004" calcext:value-type="float">
            <text:p>-0.058872380818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49646533338686" calcext:value-type="float">
            <text:p>0.0749646533338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1390730941608" calcext:value-type="float">
            <text:p>-0.0671390730941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3372008055597" calcext:value-type="float">
            <text:p>0.032337200805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051540957189" calcext:value-type="float">
            <text:p>-0.014305154095719</text:p>
          </table:table-cell>
          <table:table-cell table:number-columns-repeated="2"/>
          <table:table-cell office:value-type="float" office:value="0.0323372008055597" calcext:value-type="float">
            <text:p>0.03233720080556</text:p>
          </table:table-cell>
          <table:table-cell office:value-type="float" office:value="0.0749646533338686" calcext:value-type="float">
            <text:p>0.074964653333869</text:p>
          </table:table-cell>
          <table:table-cell office:value-type="float" office:value="0.0405111900799564" calcext:value-type="float">
            <text:p>0.040511190079956</text:p>
          </table:table-cell>
          <table:table-cell/>
          <table:table-cell office:value-type="float" office:value="-0.0143051540957189" calcext:value-type="float">
            <text:p>-0.014305154095719</text:p>
          </table:table-cell>
          <table:table-cell office:value-type="float" office:value="-0.0671390730941608" calcext:value-type="float">
            <text:p>-0.067139073094161</text:p>
          </table:table-cell>
          <table:table-cell office:value-type="float" office:value="-0.0588723808183004" calcext:value-type="float">
            <text:p>-0.0588723808183</text:p>
          </table:table-cell>
        </table:table-row>
        <table:table-row table:style-name="ro1">
          <table:table-cell/>
          <table:table-cell office:value-type="float" office:value="0.0451531131853006" calcext:value-type="float">
            <text:p>0.045153113185301</text:p>
          </table:table-cell>
          <table:table-cell office:value-type="float" office:value="0.0357342492275949" calcext:value-type="float">
            <text:p>0.035734249227595</text:p>
          </table:table-cell>
          <table:table-cell office:value-type="float" office:value="0.0804924870491463" calcext:value-type="float">
            <text:p>0.0804924870491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51531131853006" calcext:value-type="float">
            <text:p>0.0451531131853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99257074811068" calcext:value-type="float">
            <text:p>-0.05992570748110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04924870491463" calcext:value-type="float">
            <text:p>0.0804924870491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1176063840683" calcext:value-type="float">
            <text:p>-0.0691176063840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7342492275949" calcext:value-type="float">
            <text:p>0.0357342492275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138291045434" calcext:value-type="float">
            <text:p>-0.016813829104543</text:p>
          </table:table-cell>
          <table:table-cell table:number-columns-repeated="2"/>
          <table:table-cell office:value-type="float" office:value="0.0357342492275949" calcext:value-type="float">
            <text:p>0.035734249227595</text:p>
          </table:table-cell>
          <table:table-cell office:value-type="float" office:value="0.0804924870491463" calcext:value-type="float">
            <text:p>0.080492487049146</text:p>
          </table:table-cell>
          <table:table-cell office:value-type="float" office:value="0.0451531131853006" calcext:value-type="float">
            <text:p>0.045153113185301</text:p>
          </table:table-cell>
          <table:table-cell/>
          <table:table-cell office:value-type="float" office:value="-0.0168138291045434" calcext:value-type="float">
            <text:p>-0.016813829104543</text:p>
          </table:table-cell>
          <table:table-cell office:value-type="float" office:value="-0.0691176063840683" calcext:value-type="float">
            <text:p>-0.069117606384068</text:p>
          </table:table-cell>
          <table:table-cell office:value-type="float" office:value="-0.0599257074811068" calcext:value-type="float">
            <text:p>-0.059925707481107</text:p>
          </table:table-cell>
        </table:table-row>
        <table:table-row table:style-name="ro1">
          <table:table-cell/>
          <table:table-cell office:value-type="float" office:value="0.0499518866728281" calcext:value-type="float">
            <text:p>0.049951886672828</text:p>
          </table:table-cell>
          <table:table-cell office:value-type="float" office:value="0.0387712863174034" calcext:value-type="float">
            <text:p>0.038771286317403</text:p>
          </table:table-cell>
          <table:table-cell office:value-type="float" office:value="0.0861563384883416" calcext:value-type="float">
            <text:p>0.0861563384883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9518866728281" calcext:value-type="float">
            <text:p>0.0499518866728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7405657251817" calcext:value-type="float">
            <text:p>-0.0617405657251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61563384883416" calcext:value-type="float">
            <text:p>0.086156338488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11784385325855" calcext:value-type="float">
            <text:p>-0.071178438532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87712863174034" calcext:value-type="float">
            <text:p>0.0387712863174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5771984684643" calcext:value-type="float">
            <text:p>-0.019577198468464</text:p>
          </table:table-cell>
          <table:table-cell table:number-columns-repeated="2"/>
          <table:table-cell office:value-type="float" office:value="0.0387712863174034" calcext:value-type="float">
            <text:p>0.038771286317403</text:p>
          </table:table-cell>
          <table:table-cell office:value-type="float" office:value="0.0861563384883416" calcext:value-type="float">
            <text:p>0.086156338488342</text:p>
          </table:table-cell>
          <table:table-cell office:value-type="float" office:value="0.0499518866728281" calcext:value-type="float">
            <text:p>0.049951886672828</text:p>
          </table:table-cell>
          <table:table-cell/>
          <table:table-cell office:value-type="float" office:value="-0.0195771984684643" calcext:value-type="float">
            <text:p>-0.019577198468464</text:p>
          </table:table-cell>
          <table:table-cell office:value-type="float" office:value="-0.0711784385325855" calcext:value-type="float">
            <text:p>-0.071178438532586</text:p>
          </table:table-cell>
          <table:table-cell office:value-type="float" office:value="-0.0617405657251817" calcext:value-type="float">
            <text:p>-0.061740565725182</text:p>
          </table:table-cell>
        </table:table-row>
        <table:table-row table:style-name="ro1">
          <table:table-cell/>
          <table:table-cell office:value-type="float" office:value="0.0548816009276913" calcext:value-type="float">
            <text:p>0.054881600927691</text:p>
          </table:table-cell>
          <table:table-cell office:value-type="float" office:value="0.0414538506353802" calcext:value-type="float">
            <text:p>0.04145385063538</text:p>
          </table:table-cell>
          <table:table-cell office:value-type="float" office:value="0.0918932155549785" calcext:value-type="float">
            <text:p>0.0918932155549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48816009276913" calcext:value-type="float">
            <text:p>0.0548816009276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298599495801" calcext:value-type="float">
            <text:p>-0.0632985994958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18932155549785" calcext:value-type="float">
            <text:p>0.0918932155549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2463248122802" calcext:value-type="float">
            <text:p>-0.073246324812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14538506353802" calcext:value-type="float">
            <text:p>0.041453850635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7365821363729" calcext:value-type="float">
            <text:p>-0.021736582136373</text:p>
          </table:table-cell>
          <table:table-cell table:number-columns-repeated="2"/>
          <table:table-cell office:value-type="float" office:value="0.0414538506353802" calcext:value-type="float">
            <text:p>0.04145385063538</text:p>
          </table:table-cell>
          <table:table-cell office:value-type="float" office:value="0.0918932155549785" calcext:value-type="float">
            <text:p>0.091893215554979</text:p>
          </table:table-cell>
          <table:table-cell office:value-type="float" office:value="0.0548816009276913" calcext:value-type="float">
            <text:p>0.054881600927691</text:p>
          </table:table-cell>
          <table:table-cell/>
          <table:table-cell office:value-type="float" office:value="-0.0217365821363729" calcext:value-type="float">
            <text:p>-0.021736582136373</text:p>
          </table:table-cell>
          <table:table-cell office:value-type="float" office:value="-0.0732463248122802" calcext:value-type="float">
            <text:p>-0.07324632481228</text:p>
          </table:table-cell>
          <table:table-cell office:value-type="float" office:value="-0.063298599495801" calcext:value-type="float">
            <text:p>-0.063298599495801</text:p>
          </table:table-cell>
        </table:table-row>
        <table:table-row table:style-name="ro1">
          <table:table-cell/>
          <table:table-cell office:value-type="float" office:value="0.061002998116912" calcext:value-type="float">
            <text:p>0.061002998116912</text:p>
          </table:table-cell>
          <table:table-cell office:value-type="float" office:value="0.0441881638401115" calcext:value-type="float">
            <text:p>0.044188163840112</text:p>
          </table:table-cell>
          <table:table-cell office:value-type="float" office:value="0.0985577832038782" calcext:value-type="float">
            <text:p>0.0985577832038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1002998116912" calcext:value-type="float">
            <text:p>0.061002998116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158589961984" calcext:value-type="float">
            <text:p>-0.0661585899619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85577832038782" calcext:value-type="float">
            <text:p>0.0985577832038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62618266871429" calcext:value-type="float">
            <text:p>-0.0762618266871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41881638401115" calcext:value-type="float">
            <text:p>0.0441881638401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002365094484" calcext:value-type="float">
            <text:p>-0.025002365094484</text:p>
          </table:table-cell>
          <table:table-cell table:number-columns-repeated="2"/>
          <table:table-cell office:value-type="float" office:value="0.0441881638401115" calcext:value-type="float">
            <text:p>0.044188163840112</text:p>
          </table:table-cell>
          <table:table-cell office:value-type="float" office:value="0.0985577832038782" calcext:value-type="float">
            <text:p>0.098557783203878</text:p>
          </table:table-cell>
          <table:table-cell office:value-type="float" office:value="0.061002998116912" calcext:value-type="float">
            <text:p>0.061002998116912</text:p>
          </table:table-cell>
          <table:table-cell/>
          <table:table-cell office:value-type="float" office:value="-0.025002365094484" calcext:value-type="float">
            <text:p>-0.025002365094484</text:p>
          </table:table-cell>
          <table:table-cell office:value-type="float" office:value="-0.0762618266871429" calcext:value-type="float">
            <text:p>-0.076261826687143</text:p>
          </table:table-cell>
          <table:table-cell office:value-type="float" office:value="-0.066158589961984" calcext:value-type="float">
            <text:p>-0.066158589961984</text:p>
          </table:table-cell>
        </table:table-row>
        <table:table-row table:style-name="ro1">
          <table:table-cell/>
          <table:table-cell office:value-type="float" office:value="0.067981491872365" calcext:value-type="float">
            <text:p>0.067981491872365</text:p>
          </table:table-cell>
          <table:table-cell office:value-type="float" office:value="0.0470728789301768" calcext:value-type="float">
            <text:p>0.047072878930177</text:p>
          </table:table-cell>
          <table:table-cell office:value-type="float" office:value="0.0883518379194915" calcext:value-type="float">
            <text:p>0.088351837919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7981491872365" calcext:value-type="float">
            <text:p>0.0679814918723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00106041594004" calcext:value-type="float">
            <text:p>-0.07001060415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83518379194915" calcext:value-type="float">
            <text:p>0.088351837919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7296497226794" calcext:value-type="float">
            <text:p>-0.0647296497226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70728789301768" calcext:value-type="float">
            <text:p>0.0470728789301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6844928983331" calcext:value-type="float">
            <text:p>-0.029684492898333</text:p>
          </table:table-cell>
          <table:table-cell table:number-columns-repeated="2"/>
          <table:table-cell office:value-type="float" office:value="0.0470728789301768" calcext:value-type="float">
            <text:p>0.047072878930177</text:p>
          </table:table-cell>
          <table:table-cell office:value-type="float" office:value="0.0883518379194915" calcext:value-type="float">
            <text:p>0.088351837919492</text:p>
          </table:table-cell>
          <table:table-cell office:value-type="float" office:value="0.067981491872365" calcext:value-type="float">
            <text:p>0.067981491872365</text:p>
          </table:table-cell>
          <table:table-cell/>
          <table:table-cell office:value-type="float" office:value="-0.0296844928983331" calcext:value-type="float">
            <text:p>-0.029684492898333</text:p>
          </table:table-cell>
          <table:table-cell office:value-type="float" office:value="-0.0647296497226794" calcext:value-type="float">
            <text:p>-0.064729649722679</text:p>
          </table:table-cell>
          <table:table-cell office:value-type="float" office:value="-0.0700106041594004" calcext:value-type="float">
            <text:p>-0.0700106041594</text:p>
          </table:table-cell>
        </table:table-row>
        <table:table-row table:style-name="ro1">
          <table:table-cell/>
          <table:table-cell office:value-type="float" office:value="0.0558444950684245" calcext:value-type="float">
            <text:p>0.055844495068425</text:p>
          </table:table-cell>
          <table:table-cell office:value-type="float" office:value="0.0500442739627057" calcext:value-type="float">
            <text:p>0.050044273962706</text:p>
          </table:table-cell>
          <table:table-cell office:value-type="float" office:value="0.0741500177784837" calcext:value-type="float">
            <text:p>0.0741500177784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58444950684245" calcext:value-type="float">
            <text:p>0.055844495068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4645751415491" calcext:value-type="float">
            <text:p>-0.05746457514154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41500177784837" calcext:value-type="float">
            <text:p>0.0741500177784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8740541465744" calcext:value-type="float">
            <text:p>-0.0508740541465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00442739627057" calcext:value-type="float">
            <text:p>0.0500442739627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4252445628657" calcext:value-type="float">
            <text:p>-0.035425244562866</text:p>
          </table:table-cell>
          <table:table-cell table:number-columns-repeated="2"/>
          <table:table-cell office:value-type="float" office:value="0.0500442739627057" calcext:value-type="float">
            <text:p>0.050044273962706</text:p>
          </table:table-cell>
          <table:table-cell office:value-type="float" office:value="0.0741500177784837" calcext:value-type="float">
            <text:p>0.074150017778484</text:p>
          </table:table-cell>
          <table:table-cell office:value-type="float" office:value="0.0558444950684245" calcext:value-type="float">
            <text:p>0.055844495068425</text:p>
          </table:table-cell>
          <table:table-cell/>
          <table:table-cell office:value-type="float" office:value="-0.0354252445628657" calcext:value-type="float">
            <text:p>-0.035425244562866</text:p>
          </table:table-cell>
          <table:table-cell office:value-type="float" office:value="-0.0508740541465744" calcext:value-type="float">
            <text:p>-0.050874054146574</text:p>
          </table:table-cell>
          <table:table-cell office:value-type="float" office:value="-0.0574645751415491" calcext:value-type="float">
            <text:p>-0.057464575141549</text:p>
          </table:table-cell>
        </table:table-row>
        <table:table-row table:style-name="ro1">
          <table:table-cell/>
          <table:table-cell office:value-type="float" office:value="0.0424031516225108" calcext:value-type="float">
            <text:p>0.042403151622511</text:p>
          </table:table-cell>
          <table:table-cell office:value-type="float" office:value="0.0436903748207154" calcext:value-type="float">
            <text:p>0.043690374820715</text:p>
          </table:table-cell>
          <table:table-cell office:value-type="float" office:value="0.0493219686455897" calcext:value-type="float">
            <text:p>0.049321968645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24031516225108" calcext:value-type="float">
            <text:p>0.0424031516225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0547091616172" calcext:value-type="float">
            <text:p>-0.0460547091616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93219686455897" calcext:value-type="float">
            <text:p>0.049321968645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0600358784886" calcext:value-type="float">
            <text:p>-0.0340600358784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36903748207154" calcext:value-type="float">
            <text:p>0.0436903748207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0615344092841" calcext:value-type="float">
            <text:p>-0.030061534409284</text:p>
          </table:table-cell>
          <table:table-cell table:number-columns-repeated="2"/>
          <table:table-cell office:value-type="float" office:value="0.0436903748207154" calcext:value-type="float">
            <text:p>0.043690374820715</text:p>
          </table:table-cell>
          <table:table-cell office:value-type="float" office:value="0.0493219686455897" calcext:value-type="float">
            <text:p>0.04932196864559</text:p>
          </table:table-cell>
          <table:table-cell office:value-type="float" office:value="0.0424031516225108" calcext:value-type="float">
            <text:p>0.042403151622511</text:p>
          </table:table-cell>
          <table:table-cell/>
          <table:table-cell office:value-type="float" office:value="-0.0300615344092841" calcext:value-type="float">
            <text:p>-0.030061534409284</text:p>
          </table:table-cell>
          <table:table-cell office:value-type="float" office:value="-0.0340600358784886" calcext:value-type="float">
            <text:p>-0.034060035878489</text:p>
          </table:table-cell>
          <table:table-cell office:value-type="float" office:value="-0.0460547091616172" calcext:value-type="float">
            <text:p>-0.046054709161617</text:p>
          </table:table-cell>
        </table:table-row>
        <table:table-row table:style-name="ro1">
          <table:table-cell/>
          <table:table-cell office:value-type="float" office:value="0.0266158727372818" calcext:value-type="float">
            <text:p>0.026615872737282</text:p>
          </table:table-cell>
          <table:table-cell office:value-type="float" office:value="0.031087088891813" calcext:value-type="float">
            <text:p>0.031087088891813</text:p>
          </table:table-cell>
          <table:table-cell office:value-type="float" office:value="0.0214215092175172" calcext:value-type="float">
            <text:p>0.0214215092175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6158727372818" calcext:value-type="float">
            <text:p>0.0266158727372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3960033119864" calcext:value-type="float">
            <text:p>-0.0353960033119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215092175172" calcext:value-type="float">
            <text:p>0.0214215092175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7085086856307" calcext:value-type="float">
            <text:p>-0.0167085086856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087088891813" calcext:value-type="float">
            <text:p>0.0310870888918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2275153463277" calcext:value-type="float">
            <text:p>-0.023227515346328</text:p>
          </table:table-cell>
          <table:table-cell table:number-columns-repeated="2"/>
          <table:table-cell office:value-type="float" office:value="0.031087088891813" calcext:value-type="float">
            <text:p>0.031087088891813</text:p>
          </table:table-cell>
          <table:table-cell office:value-type="float" office:value="0.0214215092175172" calcext:value-type="float">
            <text:p>0.021421509217517</text:p>
          </table:table-cell>
          <table:table-cell office:value-type="float" office:value="0.0266158727372818" calcext:value-type="float">
            <text:p>0.026615872737282</text:p>
          </table:table-cell>
          <table:table-cell/>
          <table:table-cell office:value-type="float" office:value="-0.0232275153463277" calcext:value-type="float">
            <text:p>-0.023227515346328</text:p>
          </table:table-cell>
          <table:table-cell office:value-type="float" office:value="-0.0167085086856307" calcext:value-type="float">
            <text:p>-0.016708508685631</text:p>
          </table:table-cell>
          <table:table-cell office:value-type="float" office:value="-0.0353960033119864" calcext:value-type="float">
            <text:p>-0.035396003311986</text:p>
          </table:table-cell>
        </table:table-row>
        <table:table-row table:style-name="ro1">
          <table:table-cell/>
          <table:table-cell office:value-type="float" office:value="0.00827587527085027" calcext:value-type="float">
            <text:p>0.00827587527085</text:p>
          </table:table-cell>
          <table:table-cell office:value-type="float" office:value="0.0149309362159613" calcext:value-type="float">
            <text:p>0.014930936215961</text:p>
          </table:table-cell>
          <table:table-cell office:value-type="float" office:value="-0.00625073143276823" calcext:value-type="float">
            <text:p>-0.0062507314327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7587527085027" calcext:value-type="float">
            <text:p>0.008275875270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5815584304646" calcext:value-type="float">
            <text:p>-0.02458155843046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25073143276823" calcext:value-type="float">
            <text:p>-0.0062507314327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04043038232397" calcext:value-type="float">
            <text:p>-0.0010404303823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9309362159613" calcext:value-type="float">
            <text:p>0.0149309362159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7221980127214" calcext:value-type="float">
            <text:p>-0.015722198012721</text:p>
          </table:table-cell>
          <table:table-cell table:number-columns-repeated="2"/>
          <table:table-cell office:value-type="float" office:value="0.0149309362159613" calcext:value-type="float">
            <text:p>0.014930936215961</text:p>
          </table:table-cell>
          <table:table-cell office:value-type="float" office:value="-0.00625073143276823" calcext:value-type="float">
            <text:p>-0.006250731432768</text:p>
          </table:table-cell>
          <table:table-cell office:value-type="float" office:value="0.00827587527085027" calcext:value-type="float">
            <text:p>0.00827587527085</text:p>
          </table:table-cell>
          <table:table-cell/>
          <table:table-cell office:value-type="float" office:value="-0.0157221980127214" calcext:value-type="float">
            <text:p>-0.015722198012721</text:p>
          </table:table-cell>
          <table:table-cell office:value-type="float" office:value="-0.00104043038232397" calcext:value-type="float">
            <text:p>-0.001040430382324</text:p>
          </table:table-cell>
          <table:table-cell office:value-type="float" office:value="-0.0245815584304646" calcext:value-type="float">
            <text:p>-0.024581558430465</text:p>
          </table:table-cell>
        </table:table-row>
        <table:table-row table:style-name="ro1">
          <table:table-cell/>
          <table:table-cell office:value-type="float" office:value="-0.0127074959390132" calcext:value-type="float">
            <text:p>-0.012707495939013</text:p>
          </table:table-cell>
          <table:table-cell office:value-type="float" office:value="-0.00408239743792383" calcext:value-type="float">
            <text:p>-0.004082397437924</text:p>
          </table:table-cell>
          <table:table-cell office:value-type="float" office:value="-0.00612723196392679" calcext:value-type="float">
            <text:p>-0.0061272319639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7074959390132" calcext:value-type="float">
            <text:p>-0.012707495939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3505953828248" calcext:value-type="float">
            <text:p>-0.01335059538282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12723196392679" calcext:value-type="float">
            <text:p>-0.0061272319639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74737310735664" calcext:value-type="float">
            <text:p>0.0017473731073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08239743792383" calcext:value-type="float">
            <text:p>-0.0040823974379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3248920546406" calcext:value-type="float">
            <text:p>-0.007732489205464</text:p>
          </table:table-cell>
          <table:table-cell table:number-columns-repeated="2"/>
          <table:table-cell office:value-type="float" office:value="-0.00408239743792383" calcext:value-type="float">
            <text:p>-0.004082397437924</text:p>
          </table:table-cell>
          <table:table-cell office:value-type="float" office:value="-0.00612723196392679" calcext:value-type="float">
            <text:p>-0.006127231963927</text:p>
          </table:table-cell>
          <table:table-cell office:value-type="float" office:value="-0.0127074959390132" calcext:value-type="float">
            <text:p>-0.012707495939013</text:p>
          </table:table-cell>
          <table:table-cell/>
          <table:table-cell office:value-type="float" office:value="-0.00773248920546406" calcext:value-type="float">
            <text:p>-0.007732489205464</text:p>
          </table:table-cell>
          <table:table-cell office:value-type="float" office:value="0.00174737310735664" calcext:value-type="float">
            <text:p>0.001747373107357</text:p>
          </table:table-cell>
          <table:table-cell office:value-type="float" office:value="-0.0133505953828248" calcext:value-type="float">
            <text:p>-0.013350595382825</text:p>
          </table:table-cell>
        </table:table-row>
        <table:table-row table:style-name="ro1">
          <table:table-cell/>
          <table:table-cell office:value-type="float" office:value="-0.0114024239153174" calcext:value-type="float">
            <text:p>-0.011402423915317</text:p>
          </table:table-cell>
          <table:table-cell office:value-type="float" office:value="-0.0023361860282426" calcext:value-type="float">
            <text:p>-0.002336186028243</text:p>
          </table:table-cell>
          <table:table-cell office:value-type="float" office:value="-0.00537016173915012" calcext:value-type="float">
            <text:p>-0.00537016173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4024239153174" calcext:value-type="float">
            <text:p>-0.0114024239153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886336184699" calcext:value-type="float">
            <text:p>-0.0128886336184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537016173915012" calcext:value-type="float">
            <text:p>-0.00537016173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23421695642802" calcext:value-type="float">
            <text:p>0.0042342169564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3361860282426" calcext:value-type="float">
            <text:p>-0.0023361860282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46026166207036" calcext:value-type="float">
            <text:p>-0.00746026166207</text:p>
          </table:table-cell>
          <table:table-cell table:number-columns-repeated="2"/>
          <table:table-cell office:value-type="float" office:value="-0.0023361860282426" calcext:value-type="float">
            <text:p>-0.002336186028243</text:p>
          </table:table-cell>
          <table:table-cell office:value-type="float" office:value="-0.00537016173915012" calcext:value-type="float">
            <text:p>-0.00537016173915</text:p>
          </table:table-cell>
          <table:table-cell office:value-type="float" office:value="-0.0114024239153174" calcext:value-type="float">
            <text:p>-0.011402423915317</text:p>
          </table:table-cell>
          <table:table-cell/>
          <table:table-cell office:value-type="float" office:value="-0.00746026166207036" calcext:value-type="float">
            <text:p>-0.00746026166207</text:p>
          </table:table-cell>
          <table:table-cell office:value-type="float" office:value="0.00423421695642802" calcext:value-type="float">
            <text:p>0.004234216956428</text:p>
          </table:table-cell>
          <table:table-cell office:value-type="float" office:value="-0.0128886336184699" calcext:value-type="float">
            <text:p>-0.01288863361847</text:p>
          </table:table-cell>
        </table:table-row>
        <table:table-row table:style-name="ro1">
          <table:table-cell/>
          <table:table-cell office:value-type="float" office:value="-0.0128833780425794" calcext:value-type="float">
            <text:p>-0.012883378042579</text:p>
          </table:table-cell>
          <table:table-cell office:value-type="float" office:value="-0.00290804082211955" calcext:value-type="float">
            <text:p>-0.00290804082212</text:p>
          </table:table-cell>
          <table:table-cell office:value-type="float" office:value="-0.00458419363019407" calcext:value-type="float">
            <text:p>-0.0045841936301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8833780425794" calcext:value-type="float">
            <text:p>-0.012883378042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081831177283" calcext:value-type="float">
            <text:p>-0.010308183117728</text:p>
          </table:table-cell>
          <table:table-cell table:number-columns-repeated="3"/>
          <table:table-cell table:style-name="ce1"/>
          <table:table-cell office:value-type="string" calcext:value-type="string">
            <text:p>ROLL:</text:p>
          </table:table-cell>
          <table:table-cell office:value-type="float" office:value="-0.00458419363019407" calcext:value-type="float">
            <text:p>-0.0045841936301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19381170492018" calcext:value-type="float">
            <text:p>0.00619381170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0804082211955" calcext:value-type="float">
            <text:p>-0.002908040822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2885355744044" calcext:value-type="float">
            <text:p>-0.00852885355744</text:p>
          </table:table-cell>
          <table:table-cell table:number-columns-repeated="2"/>
          <table:table-cell office:value-type="float" office:value="-0.00290804082211955" calcext:value-type="float">
            <text:p>-0.00290804082212</text:p>
          </table:table-cell>
          <table:table-cell office:value-type="float" office:value="-0.00458419363019407" calcext:value-type="float">
            <text:p>-0.004584193630194</text:p>
          </table:table-cell>
          <table:table-cell office:value-type="float" office:value="-0.0128833780425794" calcext:value-type="float">
            <text:p>-0.012883378042579</text:p>
          </table:table-cell>
          <table:table-cell/>
          <table:table-cell office:value-type="float" office:value="-0.00852885355744044" calcext:value-type="float">
            <text:p>-0.00852885355744</text:p>
          </table:table-cell>
          <table:table-cell office:value-type="float" office:value="0.00619381170492018" calcext:value-type="float">
            <text:p>0.00619381170492</text:p>
          </table:table-cell>
          <table:table-cell office:value-type="float" office:value="-0.0103081831177283" calcext:value-type="float">
            <text:p>-0.010308183117728</text:p>
          </table:table-cell>
        </table:table-row>
        <table:table-row table:style-name="ro1">
          <table:table-cell/>
          <table:table-cell office:value-type="float" office:value="-0.0106963734869434" calcext:value-type="float">
            <text:p>-0.010696373486943</text:p>
          </table:table-cell>
          <table:table-cell office:value-type="float" office:value="-0.00282991525633856" calcext:value-type="float">
            <text:p>-0.002829915256339</text:p>
          </table:table-cell>
          <table:table-cell office:value-type="float" office:value="-0.000987050840941445" calcext:value-type="float">
            <text:p>-0.0009870508409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6963734869434" calcext:value-type="float">
            <text:p>-0.0106963734869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4713553543491" calcext:value-type="float">
            <text:p>-0.0091471355354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0987050840941445" calcext:value-type="float">
            <text:p>-0.0009870508409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4103724717296" calcext:value-type="float">
            <text:p>0.00734103724717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82991525633856" calcext:value-type="float">
            <text:p>-0.0028299152563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449954614413" calcext:value-type="float">
            <text:p>-0.010144995461441</text:p>
          </table:table-cell>
          <table:table-cell table:number-columns-repeated="2"/>
          <table:table-cell office:value-type="float" office:value="-0.00282991525633856" calcext:value-type="float">
            <text:p>-0.002829915256339</text:p>
          </table:table-cell>
          <table:table-cell office:value-type="float" office:value="-0.000987050840941445" calcext:value-type="float">
            <text:p>-0.000987050840941</text:p>
          </table:table-cell>
          <table:table-cell office:value-type="float" office:value="-0.0106963734869434" calcext:value-type="float">
            <text:p>-0.010696373486943</text:p>
          </table:table-cell>
          <table:table-cell/>
          <table:table-cell office:value-type="float" office:value="-0.0101449954614413" calcext:value-type="float">
            <text:p>-0.010144995461441</text:p>
          </table:table-cell>
          <table:table-cell office:value-type="float" office:value="0.00734103724717296" calcext:value-type="float">
            <text:p>0.007341037247173</text:p>
          </table:table-cell>
          <table:table-cell office:value-type="float" office:value="-0.00914713553543491" calcext:value-type="float">
            <text:p>-0.009147135535435</text:p>
          </table:table-cell>
        </table:table-row>
        <table:table-row table:style-name="ro1">
          <table:table-cell/>
          <table:table-cell office:value-type="float" office:value="-0.0106391869532101" calcext:value-type="float">
            <text:p>-0.01063918695321</text:p>
          </table:table-cell>
          <table:table-cell office:value-type="float" office:value="-0.00358302921417994" calcext:value-type="float">
            <text:p>-0.00358302921418</text:p>
          </table:table-cell>
          <table:table-cell office:value-type="float" office:value="0.00458372972060255" calcext:value-type="float">
            <text:p>0.0045837297206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6391869532101" calcext:value-type="float">
            <text:p>-0.010639186953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69727075816634" calcext:value-type="float">
            <text:p>-0.0076972707581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458372972060255" calcext:value-type="float">
            <text:p>0.0045837297206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4335731467999" calcext:value-type="float">
            <text:p>0.007643357314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58302921417994" calcext:value-type="float">
            <text:p>-0.003583029214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385120294951" calcext:value-type="float">
            <text:p>-0.012385120294951</text:p>
          </table:table-cell>
          <table:table-cell table:number-columns-repeated="2"/>
          <table:table-cell office:value-type="float" office:value="-0.00358302921417994" calcext:value-type="float">
            <text:p>-0.00358302921418</text:p>
          </table:table-cell>
          <table:table-cell office:value-type="float" office:value="0.00458372972060255" calcext:value-type="float">
            <text:p>0.004583729720603</text:p>
          </table:table-cell>
          <table:table-cell office:value-type="float" office:value="-0.0106391869532101" calcext:value-type="float">
            <text:p>-0.01063918695321</text:p>
          </table:table-cell>
          <table:table-cell/>
          <table:table-cell office:value-type="float" office:value="-0.012385120294951" calcext:value-type="float">
            <text:p>-0.012385120294951</text:p>
          </table:table-cell>
          <table:table-cell office:value-type="float" office:value="0.00764335731467999" calcext:value-type="float">
            <text:p>0.00764335731468</text:p>
          </table:table-cell>
          <table:table-cell office:value-type="float" office:value="-0.00769727075816634" calcext:value-type="float">
            <text:p>-0.007697270758166</text:p>
          </table:table-cell>
        </table:table-row>
        <table:table-row table:style-name="ro1">
          <table:table-cell/>
          <table:table-cell office:value-type="float" office:value="-0.00943681201796344" calcext:value-type="float">
            <text:p>-0.009436812017963</text:p>
          </table:table-cell>
          <table:table-cell office:value-type="float" office:value="-0.00530951793812077" calcext:value-type="float">
            <text:p>-0.005309517938121</text:p>
          </table:table-cell>
          <table:table-cell office:value-type="float" office:value="0.00518758192617646" calcext:value-type="float">
            <text:p>0.0051875819261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43681201796344" calcext:value-type="float">
            <text:p>-0.009436812017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44883090503251" calcext:value-type="float">
            <text:p>-0.00744883090503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518758192617646" calcext:value-type="float">
            <text:p>0.005187581926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73842822772887" calcext:value-type="float">
            <text:p>0.0057384282277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30951793812077" calcext:value-type="float">
            <text:p>-0.0053095179381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1802429073769" calcext:value-type="float">
            <text:p>-0.015180242907377</text:p>
          </table:table-cell>
          <table:table-cell table:number-columns-repeated="2"/>
          <table:table-cell office:value-type="float" office:value="-0.00530951793812077" calcext:value-type="float">
            <text:p>-0.005309517938121</text:p>
          </table:table-cell>
          <table:table-cell office:value-type="float" office:value="0.00518758192617646" calcext:value-type="float">
            <text:p>0.005187581926176</text:p>
          </table:table-cell>
          <table:table-cell office:value-type="float" office:value="-0.00943681201796344" calcext:value-type="float">
            <text:p>-0.009436812017963</text:p>
          </table:table-cell>
          <table:table-cell/>
          <table:table-cell office:value-type="float" office:value="-0.0151802429073769" calcext:value-type="float">
            <text:p>-0.015180242907377</text:p>
          </table:table-cell>
          <table:table-cell office:value-type="float" office:value="0.00573842822772887" calcext:value-type="float">
            <text:p>0.005738428227729</text:p>
          </table:table-cell>
          <table:table-cell office:value-type="float" office:value="-0.00744883090503251" calcext:value-type="float">
            <text:p>-0.007448830905033</text:p>
          </table:table-cell>
        </table:table-row>
        <table:table-row table:style-name="ro1">
          <table:table-cell/>
          <table:table-cell office:value-type="float" office:value="-0.00954966929962974" calcext:value-type="float">
            <text:p>-0.00954966929963</text:p>
          </table:table-cell>
          <table:table-cell office:value-type="float" office:value="-0.00787969944568345" calcext:value-type="float">
            <text:p>-0.007879699445683</text:p>
          </table:table-cell>
          <table:table-cell office:value-type="float" office:value="0.00353960698595369" calcext:value-type="float">
            <text:p>0.0035396069859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54966929962974" calcext:value-type="float">
            <text:p>-0.00954966929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0096685550578" calcext:value-type="float">
            <text:p>-0.0077009668555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353960698595369" calcext:value-type="float">
            <text:p>0.0035396069859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1112964993592" calcext:value-type="float">
            <text:p>0.0041111296499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87969944568345" calcext:value-type="float">
            <text:p>-0.007879699445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024899296356" calcext:value-type="float">
            <text:p>-0.018502489929636</text:p>
          </table:table-cell>
          <table:table-cell table:number-columns-repeated="2"/>
          <table:table-cell office:value-type="float" office:value="-0.00787969944568345" calcext:value-type="float">
            <text:p>-0.007879699445683</text:p>
          </table:table-cell>
          <table:table-cell office:value-type="float" office:value="0.00353960698595369" calcext:value-type="float">
            <text:p>0.003539606985954</text:p>
          </table:table-cell>
          <table:table-cell office:value-type="float" office:value="-0.00954966929962974" calcext:value-type="float">
            <text:p>-0.00954966929963</text:p>
          </table:table-cell>
          <table:table-cell/>
          <table:table-cell office:value-type="float" office:value="-0.0185024899296356" calcext:value-type="float">
            <text:p>-0.018502489929636</text:p>
          </table:table-cell>
          <table:table-cell office:value-type="float" office:value="0.00411112964993592" calcext:value-type="float">
            <text:p>0.004111129649936</text:p>
          </table:table-cell>
          <table:table-cell office:value-type="float" office:value="-0.00770096685550578" calcext:value-type="float">
            <text:p>-0.007700966855506</text:p>
          </table:table-cell>
        </table:table-row>
        <table:table-row table:style-name="ro1">
          <table:table-cell/>
          <table:table-cell office:value-type="float" office:value="-0.00970590468207255" calcext:value-type="float">
            <text:p>-0.009705904682073</text:p>
          </table:table-cell>
          <table:table-cell office:value-type="float" office:value="-0.0109441570589756" calcext:value-type="float">
            <text:p>-0.010944157058976</text:p>
          </table:table-cell>
          <table:table-cell office:value-type="float" office:value="0.00187853538572048" calcext:value-type="float">
            <text:p>0.001878535385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70590468207255" calcext:value-type="float">
            <text:p>-0.0097059046820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3443901287397" calcext:value-type="float">
            <text:p>-0.0087344390128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87853538572048" calcext:value-type="float">
            <text:p>0.001878535385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16570914820478" calcext:value-type="float">
            <text:p>0.002165709148205</text:p>
          </table:table-cell>
          <table:table-cell table:style-name="ce1"/>
          <table:table-cell office:value-type="string" calcext:value-type="string">
            <text:p>ROLL:</text:p>
          </table:table-cell>
          <table:table-cell office:value-type="float" office:value="-0.0109441570589756" calcext:value-type="float">
            <text:p>-0.0109441570589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1497316000145" calcext:value-type="float">
            <text:p>-0.022149731600015</text:p>
          </table:table-cell>
          <table:table-cell table:number-columns-repeated="2"/>
          <table:table-cell office:value-type="float" office:value="-0.0109441570589756" calcext:value-type="float">
            <text:p>-0.010944157058976</text:p>
          </table:table-cell>
          <table:table-cell office:value-type="float" office:value="0.00187853538572048" calcext:value-type="float">
            <text:p>0.00187853538572</text:p>
          </table:table-cell>
          <table:table-cell office:value-type="float" office:value="-0.00970590468207255" calcext:value-type="float">
            <text:p>-0.009705904682073</text:p>
          </table:table-cell>
          <table:table-cell/>
          <table:table-cell office:value-type="float" office:value="-0.0221497316000145" calcext:value-type="float">
            <text:p>-0.022149731600015</text:p>
          </table:table-cell>
          <table:table-cell office:value-type="float" office:value="0.00216570914820478" calcext:value-type="float">
            <text:p>0.002165709148205</text:p>
          </table:table-cell>
          <table:table-cell office:value-type="float" office:value="-0.00873443901287397" calcext:value-type="float">
            <text:p>-0.008734439012874</text:p>
          </table:table-cell>
        </table:table-row>
        <table:table-row table:style-name="ro1">
          <table:table-cell/>
          <table:table-cell office:value-type="float" office:value="-0.010847459107086" calcext:value-type="float">
            <text:p>-0.010847459107086</text:p>
          </table:table-cell>
          <table:table-cell office:value-type="float" office:value="-0.0143737833203994" calcext:value-type="float">
            <text:p>-0.014373783320399</text:p>
          </table:table-cell>
          <table:table-cell office:value-type="float" office:value="0.00016031568661394" calcext:value-type="float">
            <text:p>0.0001603156866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847459107086" calcext:value-type="float">
            <text:p>-0.010847459107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255439651373" calcext:value-type="float">
            <text:p>-0.0101255439651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6031568661394" calcext:value-type="float">
            <text:p>0.000160315686614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-0.00000777973293903866" calcext:value-type="float">
            <text:p>-7.78E-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3737833203994" calcext:value-type="float">
            <text:p>-0.014373783320399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26143112589038" calcext:value-type="float">
            <text:p>-0.026143112589038</text:p>
          </table:table-cell>
          <table:table-cell table:number-columns-repeated="2"/>
          <table:table-cell office:value-type="float" office:value="-0.0143737833203994" calcext:value-type="float">
            <text:p>-0.014373783320399</text:p>
          </table:table-cell>
          <table:table-cell office:value-type="float" office:value="0.00016031568661394" calcext:value-type="float">
            <text:p>0.000160315686614</text:p>
          </table:table-cell>
          <table:table-cell office:value-type="float" office:value="-0.010847459107086" calcext:value-type="float">
            <text:p>-0.010847459107086</text:p>
          </table:table-cell>
          <table:table-cell/>
          <table:table-cell office:value-type="float" office:value="-0.026143112589038" calcext:value-type="float">
            <text:p>-0.026143112589038</text:p>
          </table:table-cell>
          <table:table-cell table:style-name="ce1" office:value-type="float" office:value="-0.00000777973293903866" calcext:value-type="float">
            <text:p>-7.78E-06</text:p>
          </table:table-cell>
          <table:table-cell office:value-type="float" office:value="-0.0101255439651373" calcext:value-type="float">
            <text:p>-0.010125543965137</text:p>
          </table:table-cell>
        </table:table-row>
        <table:table-row table:style-name="ro1">
          <table:table-cell/>
          <table:table-cell office:value-type="float" office:value="-0.012408765169351" calcext:value-type="float">
            <text:p>-0.012408765169351</text:p>
          </table:table-cell>
          <table:table-cell office:value-type="float" office:value="-0.0182401475249464" calcext:value-type="float">
            <text:p>-0.018240147524946</text:p>
          </table:table-cell>
          <table:table-cell office:value-type="float" office:value="-0.00167915779807548" calcext:value-type="float">
            <text:p>-0.0016791577980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408765169351" calcext:value-type="float">
            <text:p>-0.012408765169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1213183693903" calcext:value-type="float">
            <text:p>-0.012121318369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167915779807548" calcext:value-type="float">
            <text:p>-0.001679157798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43914978352545" calcext:value-type="float">
            <text:p>-0.0024391497835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82401475249464" calcext:value-type="float">
            <text:p>-0.018240147524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3799960888737" calcext:value-type="float">
            <text:p>-0.030379996088874</text:p>
          </table:table-cell>
          <table:table-cell table:number-columns-repeated="2"/>
          <table:table-cell office:value-type="float" office:value="-0.0182401475249464" calcext:value-type="float">
            <text:p>-0.018240147524946</text:p>
          </table:table-cell>
          <table:table-cell office:value-type="float" office:value="-0.00167915779807548" calcext:value-type="float">
            <text:p>-0.001679157798075</text:p>
          </table:table-cell>
          <table:table-cell office:value-type="float" office:value="-0.012408765169351" calcext:value-type="float">
            <text:p>-0.012408765169351</text:p>
          </table:table-cell>
          <table:table-cell/>
          <table:table-cell office:value-type="float" office:value="-0.0303799960888737" calcext:value-type="float">
            <text:p>-0.030379996088874</text:p>
          </table:table-cell>
          <table:table-cell office:value-type="float" office:value="-0.00243914978352545" calcext:value-type="float">
            <text:p>-0.002439149783525</text:p>
          </table:table-cell>
          <table:table-cell office:value-type="float" office:value="-0.0121213183693903" calcext:value-type="float">
            <text:p>-0.01212131836939</text:p>
          </table:table-cell>
        </table:table-row>
        <table:table-row table:style-name="ro1">
          <table:table-cell/>
          <table:table-cell office:value-type="float" office:value="-0.0145191269991721" calcext:value-type="float">
            <text:p>-0.014519126999172</text:p>
          </table:table-cell>
          <table:table-cell office:value-type="float" office:value="-0.0224437012371254" calcext:value-type="float">
            <text:p>-0.022443701237125</text:p>
          </table:table-cell>
          <table:table-cell office:value-type="float" office:value="-0.00367527086332206" calcext:value-type="float">
            <text:p>-0.003675270863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5191269991721" calcext:value-type="float">
            <text:p>-0.0145191269991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4947611089674" calcext:value-type="float">
            <text:p>-0.0144947611089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367527086332206" calcext:value-type="float">
            <text:p>-0.0036752708633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05278704358917" calcext:value-type="float">
            <text:p>-0.0050527870435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4437012371254" calcext:value-type="float">
            <text:p>-0.0224437012371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9449102256401" calcext:value-type="float">
            <text:p>-0.03494491022564</text:p>
          </table:table-cell>
          <table:table-cell table:number-columns-repeated="2"/>
          <table:table-cell office:value-type="float" office:value="-0.0224437012371254" calcext:value-type="float">
            <text:p>-0.022443701237125</text:p>
          </table:table-cell>
          <table:table-cell office:value-type="float" office:value="-0.00367527086332206" calcext:value-type="float">
            <text:p>-0.003675270863322</text:p>
          </table:table-cell>
          <table:table-cell office:value-type="float" office:value="-0.0145191269991721" calcext:value-type="float">
            <text:p>-0.014519126999172</text:p>
          </table:table-cell>
          <table:table-cell/>
          <table:table-cell office:value-type="float" office:value="-0.0349449102256401" calcext:value-type="float">
            <text:p>-0.03494491022564</text:p>
          </table:table-cell>
          <table:table-cell office:value-type="float" office:value="-0.00505278704358917" calcext:value-type="float">
            <text:p>-0.005052787043589</text:p>
          </table:table-cell>
          <table:table-cell office:value-type="float" office:value="-0.0144947611089674" calcext:value-type="float">
            <text:p>-0.014494761108967</text:p>
          </table:table-cell>
        </table:table-row>
        <table:table-row table:style-name="ro1">
          <table:table-cell/>
          <table:table-cell office:value-type="float" office:value="-0.0169938167575317" calcext:value-type="float">
            <text:p>-0.016993816757532</text:p>
          </table:table-cell>
          <table:table-cell office:value-type="float" office:value="-0.0269672246364395" calcext:value-type="float">
            <text:p>-0.02696722463644</text:p>
          </table:table-cell>
          <table:table-cell office:value-type="float" office:value="-0.00583965827553414" calcext:value-type="float">
            <text:p>-0.0058396582755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69938167575317" calcext:value-type="float">
            <text:p>-0.01699381675753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172615555029568" calcext:value-type="float">
            <text:p>-0.01726155550295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583965827553414" calcext:value-type="float">
            <text:p>-0.005839658275534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0776700941958619" calcext:value-type="float">
            <text:p>-0.007767009419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9672246364395" calcext:value-type="float">
            <text:p>-0.026967224636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807883776284" calcext:value-type="float">
            <text:p>-0.039807883776284</text:p>
          </table:table-cell>
          <table:table-cell table:number-columns-repeated="2"/>
          <table:table-cell office:value-type="float" office:value="-0.0269672246364395" calcext:value-type="float">
            <text:p>-0.02696722463644</text:p>
          </table:table-cell>
          <table:table-cell office:value-type="float" office:value="-0.00583965827553414" calcext:value-type="float">
            <text:p>-0.005839658275534</text:p>
          </table:table-cell>
          <table:table-cell office:value-type="float" office:value="-0.0169938167575317" calcext:value-type="float">
            <text:p>-0.016993816757532</text:p>
          </table:table-cell>
          <table:table-cell/>
          <table:table-cell office:value-type="float" office:value="-0.039807883776284" calcext:value-type="float">
            <text:p>-0.039807883776284</text:p>
          </table:table-cell>
          <table:table-cell office:value-type="float" office:value="-0.00776700941958619" calcext:value-type="float">
            <text:p>-0.007767009419586</text:p>
          </table:table-cell>
          <table:table-cell office:value-type="float" office:value="-0.0172615555029568" calcext:value-type="float">
            <text:p>-0.017261555502957</text:p>
          </table:table-cell>
        </table:table-row>
        <table:table-row table:style-name="ro1">
          <table:table-cell/>
          <table:table-cell office:value-type="float" office:value="-0.0197767320037654" calcext:value-type="float">
            <text:p>-0.019776732003765</text:p>
          </table:table-cell>
          <table:table-cell office:value-type="float" office:value="-0.0317686290165987" calcext:value-type="float">
            <text:p>-0.031768629016599</text:p>
          </table:table-cell>
          <table:table-cell office:value-type="float" office:value="-0.00805631102122874" calcext:value-type="float">
            <text:p>-0.008056311021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97767320037654" calcext:value-type="float">
            <text:p>-0.0197767320037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3085289752774" calcext:value-type="float">
            <text:p>-0.02030852897527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805631102122874" calcext:value-type="float">
            <text:p>-0.008056311021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5784785702021" calcext:value-type="float">
            <text:p>-0.0105784785702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17686290165987" calcext:value-type="float">
            <text:p>-0.031768629016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9472083493635" calcext:value-type="float">
            <text:p>-0.044947208349364</text:p>
          </table:table-cell>
          <table:table-cell table:number-columns-repeated="2"/>
          <table:table-cell office:value-type="float" office:value="-0.0317686290165987" calcext:value-type="float">
            <text:p>-0.031768629016599</text:p>
          </table:table-cell>
          <table:table-cell office:value-type="float" office:value="-0.00805631102122874" calcext:value-type="float">
            <text:p>-0.008056311021229</text:p>
          </table:table-cell>
          <table:table-cell office:value-type="float" office:value="-0.0197767320037654" calcext:value-type="float">
            <text:p>-0.019776732003765</text:p>
          </table:table-cell>
          <table:table-cell/>
          <table:table-cell office:value-type="float" office:value="-0.0449472083493635" calcext:value-type="float">
            <text:p>-0.044947208349364</text:p>
          </table:table-cell>
          <table:table-cell office:value-type="float" office:value="-0.0105784785702021" calcext:value-type="float">
            <text:p>-0.010578478570202</text:p>
          </table:table-cell>
          <table:table-cell office:value-type="float" office:value="-0.0203085289752774" calcext:value-type="float">
            <text:p>-0.020308528975277</text:p>
          </table:table-cell>
        </table:table-row>
        <table:table-row table:style-name="ro1">
          <table:table-cell/>
          <table:table-cell office:value-type="float" office:value="-0.0227557873906726" calcext:value-type="float">
            <text:p>-0.022755787390673</text:p>
          </table:table-cell>
          <table:table-cell office:value-type="float" office:value="-0.0368120405371543" calcext:value-type="float">
            <text:p>-0.036812040537154</text:p>
          </table:table-cell>
          <table:table-cell office:value-type="float" office:value="-0.010267591558774" calcext:value-type="float">
            <text:p>-0.0102675915587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7557873906726" calcext:value-type="float">
            <text:p>-0.0227557873906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6432132385023" calcext:value-type="float">
            <text:p>-0.0236432132385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267591558774" calcext:value-type="float">
            <text:p>-0.010267591558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320965572289" calcext:value-type="float">
            <text:p>-0.013432096557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8120405371543" calcext:value-type="float">
            <text:p>-0.0368120405371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3169088973792" calcext:value-type="float">
            <text:p>-0.050316908897379</text:p>
          </table:table-cell>
          <table:table-cell table:number-columns-repeated="2"/>
          <table:table-cell office:value-type="float" office:value="-0.0368120405371543" calcext:value-type="float">
            <text:p>-0.036812040537154</text:p>
          </table:table-cell>
          <table:table-cell office:value-type="float" office:value="-0.010267591558774" calcext:value-type="float">
            <text:p>-0.010267591558774</text:p>
          </table:table-cell>
          <table:table-cell office:value-type="float" office:value="-0.0227557873906726" calcext:value-type="float">
            <text:p>-0.022755787390673</text:p>
          </table:table-cell>
          <table:table-cell/>
          <table:table-cell office:value-type="float" office:value="-0.0503169088973792" calcext:value-type="float">
            <text:p>-0.050316908897379</text:p>
          </table:table-cell>
          <table:table-cell office:value-type="float" office:value="-0.0134320965572289" calcext:value-type="float">
            <text:p>-0.013432096557229</text:p>
          </table:table-cell>
          <table:table-cell office:value-type="float" office:value="-0.0236432132385023" calcext:value-type="float">
            <text:p>-0.023643213238502</text:p>
          </table:table-cell>
        </table:table-row>
        <table:table-row table:style-name="ro1">
          <table:table-cell/>
          <table:table-cell office:value-type="float" office:value="-0.0236570434341258" calcext:value-type="float">
            <text:p>-0.023657043434126</text:p>
          </table:table-cell>
          <table:table-cell office:value-type="float" office:value="-0.0431299915247452" calcext:value-type="float">
            <text:p>-0.043129991524745</text:p>
          </table:table-cell>
          <table:table-cell office:value-type="float" office:value="-0.010266789471276" calcext:value-type="float">
            <text:p>-0.0102667894712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36570434341258" calcext:value-type="float">
            <text:p>-0.0236570434341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413225939002" calcext:value-type="float">
            <text:p>-0.0264132259390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266789471276" calcext:value-type="float">
            <text:p>-0.0102667894712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007170502572" calcext:value-type="float">
            <text:p>-0.0134007170502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1299915247452" calcext:value-type="float">
            <text:p>-0.0431299915247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8393027132959" calcext:value-type="float">
            <text:p>-0.051839302713296</text:p>
          </table:table-cell>
          <table:table-cell table:number-columns-repeated="2"/>
          <table:table-cell office:value-type="float" office:value="-0.0431299915247452" calcext:value-type="float">
            <text:p>-0.043129991524745</text:p>
          </table:table-cell>
          <table:table-cell office:value-type="float" office:value="-0.010266789471276" calcext:value-type="float">
            <text:p>-0.010266789471276</text:p>
          </table:table-cell>
          <table:table-cell office:value-type="float" office:value="-0.0236570434341258" calcext:value-type="float">
            <text:p>-0.023657043434126</text:p>
          </table:table-cell>
          <table:table-cell/>
          <table:table-cell office:value-type="float" office:value="-0.0518393027132959" calcext:value-type="float">
            <text:p>-0.051839302713296</text:p>
          </table:table-cell>
          <table:table-cell office:value-type="float" office:value="-0.0134007170502572" calcext:value-type="float">
            <text:p>-0.013400717050257</text:p>
          </table:table-cell>
          <table:table-cell office:value-type="float" office:value="-0.026413225939002" calcext:value-type="float">
            <text:p>-0.026413225939002</text:p>
          </table:table-cell>
        </table:table-row>
        <table:table-row table:style-name="ro1">
          <table:table-cell/>
          <table:table-cell office:value-type="float" office:value="-0.0254395153412795" calcext:value-type="float">
            <text:p>-0.02543951534128</text:p>
          </table:table-cell>
          <table:table-cell office:value-type="float" office:value="-0.0491860025456148" calcext:value-type="float">
            <text:p>-0.049186002545615</text:p>
          </table:table-cell>
          <table:table-cell office:value-type="float" office:value="-0.00994890357261471" calcext:value-type="float">
            <text:p>-0.0099489035726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54395153412795" calcext:value-type="float">
            <text:p>-0.025439515341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3941269096523" calcext:value-type="float">
            <text:p>-0.0283941269096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994890357261471" calcext:value-type="float">
            <text:p>-0.009948903572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19382712568" calcext:value-type="float">
            <text:p>-0.0130919382712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1860025456148" calcext:value-type="float">
            <text:p>-0.049186002545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3597639050995" calcext:value-type="float">
            <text:p>-0.0533597639051</text:p>
          </table:table-cell>
          <table:table-cell table:number-columns-repeated="2"/>
          <table:table-cell office:value-type="float" office:value="-0.0491860025456148" calcext:value-type="float">
            <text:p>-0.049186002545615</text:p>
          </table:table-cell>
          <table:table-cell office:value-type="float" office:value="-0.00994890357261471" calcext:value-type="float">
            <text:p>-0.009948903572615</text:p>
          </table:table-cell>
          <table:table-cell office:value-type="float" office:value="-0.0254395153412795" calcext:value-type="float">
            <text:p>-0.02543951534128</text:p>
          </table:table-cell>
          <table:table-cell/>
          <table:table-cell office:value-type="float" office:value="-0.0533597639050995" calcext:value-type="float">
            <text:p>-0.0533597639051</text:p>
          </table:table-cell>
          <table:table-cell office:value-type="float" office:value="-0.0130919382712568" calcext:value-type="float">
            <text:p>-0.013091938271257</text:p>
          </table:table-cell>
          <table:table-cell office:value-type="float" office:value="-0.0283941269096523" calcext:value-type="float">
            <text:p>-0.028394126909652</text:p>
          </table:table-cell>
        </table:table-row>
        <table:table-row table:style-name="ro1">
          <table:table-cell/>
          <table:table-cell office:value-type="float" office:value="-0.0263719387377858" calcext:value-type="float">
            <text:p>-0.026371938737786</text:p>
          </table:table-cell>
          <table:table-cell office:value-type="float" office:value="-0.0551026862179705" calcext:value-type="float">
            <text:p>-0.055102686217971</text:p>
          </table:table-cell>
          <table:table-cell office:value-type="float" office:value="-0.010328256056459" calcext:value-type="float">
            <text:p>-0.0103282560564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3719387377858" calcext:value-type="float">
            <text:p>-0.0263719387377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4608158845171" calcext:value-type="float">
            <text:p>-0.0314608158845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328256056459" calcext:value-type="float">
            <text:p>-0.0103282560564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9143043996297" calcext:value-type="float">
            <text:p>-0.012914304399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1026862179705" calcext:value-type="float">
            <text:p>-0.0551026862179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64991676433122" calcext:value-type="float">
            <text:p>-0.056499167643312</text:p>
          </table:table-cell>
          <table:table-cell table:number-columns-repeated="2"/>
          <table:table-cell office:value-type="float" office:value="-0.0551026862179705" calcext:value-type="float">
            <text:p>-0.055102686217971</text:p>
          </table:table-cell>
          <table:table-cell office:value-type="float" office:value="-0.010328256056459" calcext:value-type="float">
            <text:p>-0.010328256056459</text:p>
          </table:table-cell>
          <table:table-cell office:value-type="float" office:value="-0.0263719387377858" calcext:value-type="float">
            <text:p>-0.026371938737786</text:p>
          </table:table-cell>
          <table:table-cell/>
          <table:table-cell office:value-type="float" office:value="-0.0564991676433122" calcext:value-type="float">
            <text:p>-0.056499167643312</text:p>
          </table:table-cell>
          <table:table-cell office:value-type="float" office:value="-0.0129143043996297" calcext:value-type="float">
            <text:p>-0.01291430439963</text:p>
          </table:table-cell>
          <table:table-cell office:value-type="float" office:value="-0.0314608158845171" calcext:value-type="float">
            <text:p>-0.031460815884517</text:p>
          </table:table-cell>
        </table:table-row>
        <table:table-row table:style-name="ro1">
          <table:table-cell/>
          <table:table-cell office:value-type="float" office:value="-0.0297677679554021" calcext:value-type="float">
            <text:p>-0.029767767955402</text:p>
          </table:table-cell>
          <table:table-cell office:value-type="float" office:value="-0.0607583803036709" calcext:value-type="float">
            <text:p>-0.060758380303671</text:p>
          </table:table-cell>
          <table:table-cell office:value-type="float" office:value="-0.0105761008535311" calcext:value-type="float">
            <text:p>-0.0105761008535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97677679554021" calcext:value-type="float">
            <text:p>-0.0297677679554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5717958365058" calcext:value-type="float">
            <text:p>-0.0355717958365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5761008535311" calcext:value-type="float">
            <text:p>-0.010576100853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122122338216" calcext:value-type="float">
            <text:p>-0.0131122122338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07583803036709" calcext:value-type="float">
            <text:p>-0.0607583803036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0957038957753" calcext:value-type="float">
            <text:p>-0.061095703895775</text:p>
          </table:table-cell>
          <table:table-cell table:number-columns-repeated="2"/>
          <table:table-cell office:value-type="float" office:value="-0.0607583803036709" calcext:value-type="float">
            <text:p>-0.060758380303671</text:p>
          </table:table-cell>
          <table:table-cell office:value-type="float" office:value="-0.0105761008535311" calcext:value-type="float">
            <text:p>-0.010576100853531</text:p>
          </table:table-cell>
          <table:table-cell office:value-type="float" office:value="-0.0297677679554021" calcext:value-type="float">
            <text:p>-0.029767767955402</text:p>
          </table:table-cell>
          <table:table-cell/>
          <table:table-cell office:value-type="float" office:value="-0.0610957038957753" calcext:value-type="float">
            <text:p>-0.061095703895775</text:p>
          </table:table-cell>
          <table:table-cell office:value-type="float" office:value="-0.0131122122338216" calcext:value-type="float">
            <text:p>-0.013112212233822</text:p>
          </table:table-cell>
          <table:table-cell office:value-type="float" office:value="-0.0355717958365058" calcext:value-type="float">
            <text:p>-0.035571795836506</text:p>
          </table:table-cell>
        </table:table-row>
        <table:table-row table:style-name="ro1">
          <table:table-cell/>
          <table:table-cell office:value-type="float" office:value="-0.0329282498965435" calcext:value-type="float">
            <text:p>-0.032928249896544</text:p>
          </table:table-cell>
          <table:table-cell office:value-type="float" office:value="-0.0662831680756314" calcext:value-type="float">
            <text:p>-0.066283168075631</text:p>
          </table:table-cell>
          <table:table-cell office:value-type="float" office:value="-0.0110950465812135" calcext:value-type="float">
            <text:p>-0.0110950465812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282498965435" calcext:value-type="float">
            <text:p>-0.0329282498965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07436588213139" calcext:value-type="float">
            <text:p>-0.0407436588213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0950465812135" calcext:value-type="float">
            <text:p>-0.0110950465812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92627208354" calcext:value-type="float">
            <text:p>-0.0138926272083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62831680756314" calcext:value-type="float">
            <text:p>-0.0662831680756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9373345047903" calcext:value-type="float">
            <text:p>-0.06693733450479</text:p>
          </table:table-cell>
          <table:table-cell table:number-columns-repeated="2"/>
          <table:table-cell office:value-type="float" office:value="-0.0662831680756314" calcext:value-type="float">
            <text:p>-0.066283168075631</text:p>
          </table:table-cell>
          <table:table-cell office:value-type="float" office:value="-0.0110950465812135" calcext:value-type="float">
            <text:p>-0.011095046581214</text:p>
          </table:table-cell>
          <table:table-cell office:value-type="float" office:value="-0.0329282498965435" calcext:value-type="float">
            <text:p>-0.032928249896544</text:p>
          </table:table-cell>
          <table:table-cell/>
          <table:table-cell office:value-type="float" office:value="-0.0669373345047903" calcext:value-type="float">
            <text:p>-0.06693733450479</text:p>
          </table:table-cell>
          <table:table-cell office:value-type="float" office:value="-0.013892627208354" calcext:value-type="float">
            <text:p>-0.013892627208354</text:p>
          </table:table-cell>
          <table:table-cell office:value-type="float" office:value="-0.0407436588213139" calcext:value-type="float">
            <text:p>-0.040743658821314</text:p>
          </table:table-cell>
        </table:table-row>
        <table:table-row table:style-name="ro1">
          <table:table-cell/>
          <table:table-cell office:value-type="float" office:value="-0.036350142860183" calcext:value-type="float">
            <text:p>-0.036350142860183</text:p>
          </table:table-cell>
          <table:table-cell office:value-type="float" office:value="-0.0717134722291581" calcext:value-type="float">
            <text:p>-0.071713472229158</text:p>
          </table:table-cell>
          <table:table-cell office:value-type="float" office:value="-0.011683790222685" calcext:value-type="float">
            <text:p>-0.01168379022268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350142860183" calcext:value-type="float">
            <text:p>-0.036350142860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7366659762261" calcext:value-type="float">
            <text:p>-0.0467366659762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683790222685" calcext:value-type="float">
            <text:p>-0.011683790222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652523356613" calcext:value-type="float">
            <text:p>-0.0146525233566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17134722291581" calcext:value-type="float">
            <text:p>-0.071713472229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7231514772426" calcext:value-type="float">
            <text:p>-0.073723151477243</text:p>
          </table:table-cell>
          <table:table-cell table:number-columns-repeated="2"/>
          <table:table-cell office:value-type="float" office:value="-0.0717134722291581" calcext:value-type="float">
            <text:p>-0.071713472229158</text:p>
          </table:table-cell>
          <table:table-cell office:value-type="float" office:value="-0.011683790222685" calcext:value-type="float">
            <text:p>-0.011683790222685</text:p>
          </table:table-cell>
          <table:table-cell office:value-type="float" office:value="-0.036350142860183" calcext:value-type="float">
            <text:p>-0.036350142860183</text:p>
          </table:table-cell>
          <table:table-cell/>
          <table:table-cell office:value-type="float" office:value="-0.0737231514772426" calcext:value-type="float">
            <text:p>-0.073723151477243</text:p>
          </table:table-cell>
          <table:table-cell office:value-type="float" office:value="-0.014652523356613" calcext:value-type="float">
            <text:p>-0.014652523356613</text:p>
          </table:table-cell>
          <table:table-cell office:value-type="float" office:value="-0.0467366659762261" calcext:value-type="float">
            <text:p>-0.046736665976226</text:p>
          </table:table-cell>
        </table:table-row>
        <table:table-row table:style-name="ro1">
          <table:table-cell/>
          <table:table-cell office:value-type="float" office:value="-0.0231312555067312" calcext:value-type="float">
            <text:p>-0.023131255506731</text:p>
          </table:table-cell>
          <table:table-cell office:value-type="float" office:value="-0.0655806752082861" calcext:value-type="float">
            <text:p>-0.065580675208286</text:p>
          </table:table-cell>
          <table:table-cell office:value-type="float" office:value="-0.0120379164158974" calcext:value-type="float">
            <text:p>-0.0120379164158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31312555067312" calcext:value-type="float">
            <text:p>-0.023131255506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472845213865" calcext:value-type="float">
            <text:p>-0.03347284521386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20379164158974" calcext:value-type="float">
            <text:p>-0.012037916415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4818865701424" calcext:value-type="float">
            <text:p>-0.0154818865701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55806752082861" calcext:value-type="float">
            <text:p>-0.0655806752082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0870169352988" calcext:value-type="float">
            <text:p>-0.063087016935299</text:p>
          </table:table-cell>
          <table:table-cell table:number-columns-repeated="2"/>
          <table:table-cell office:value-type="float" office:value="-0.0655806752082861" calcext:value-type="float">
            <text:p>-0.065580675208286</text:p>
          </table:table-cell>
          <table:table-cell office:value-type="float" office:value="-0.0120379164158974" calcext:value-type="float">
            <text:p>-0.012037916415897</text:p>
          </table:table-cell>
          <table:table-cell office:value-type="float" office:value="-0.0231312555067312" calcext:value-type="float">
            <text:p>-0.023131255506731</text:p>
          </table:table-cell>
          <table:table-cell/>
          <table:table-cell office:value-type="float" office:value="-0.0630870169352988" calcext:value-type="float">
            <text:p>-0.063087016935299</text:p>
          </table:table-cell>
          <table:table-cell office:value-type="float" office:value="-0.0154818865701424" calcext:value-type="float">
            <text:p>-0.015481886570142</text:p>
          </table:table-cell>
          <table:table-cell office:value-type="float" office:value="-0.033472845213865" calcext:value-type="float">
            <text:p>-0.033472845213865</text:p>
          </table:table-cell>
        </table:table-row>
        <table:table-row table:style-name="ro1">
          <table:table-cell/>
          <table:table-cell office:value-type="float" office:value="-0.00918287985462747" calcext:value-type="float">
            <text:p>-0.009182879854627</text:p>
          </table:table-cell>
          <table:table-cell office:value-type="float" office:value="-0.0547329664866433" calcext:value-type="float">
            <text:p>-0.054732966486643</text:p>
          </table:table-cell>
          <table:table-cell office:value-type="float" office:value="0.000561129704653165" calcext:value-type="float">
            <text:p>0.0005611297046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18287985462747" calcext:value-type="float">
            <text:p>-0.0091828798546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5697091427896" calcext:value-type="float">
            <text:p>-0.0215697091427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561129704653165" calcext:value-type="float">
            <text:p>0.0005611297046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446623293904313" calcext:value-type="float">
            <text:p>-0.000446623293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47329664866433" calcext:value-type="float">
            <text:p>-0.0547329664866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1344353854191" calcext:value-type="float">
            <text:p>-0.052134435385419</text:p>
          </table:table-cell>
          <table:table-cell table:number-columns-repeated="2"/>
          <table:table-cell office:value-type="float" office:value="-0.0547329664866433" calcext:value-type="float">
            <text:p>-0.054732966486643</text:p>
          </table:table-cell>
          <table:table-cell office:value-type="float" office:value="0.000561129704653165" calcext:value-type="float">
            <text:p>0.000561129704653</text:p>
          </table:table-cell>
          <table:table-cell office:value-type="float" office:value="-0.00918287985462747" calcext:value-type="float">
            <text:p>-0.009182879854627</text:p>
          </table:table-cell>
          <table:table-cell/>
          <table:table-cell office:value-type="float" office:value="-0.0521344353854191" calcext:value-type="float">
            <text:p>-0.052134435385419</text:p>
          </table:table-cell>
          <table:table-cell office:value-type="float" office:value="-0.000446623293904313" calcext:value-type="float">
            <text:p>-0.000446623293904</text:p>
          </table:table-cell>
          <table:table-cell office:value-type="float" office:value="-0.0215697091427896" calcext:value-type="float">
            <text:p>-0.02156970914279</text:p>
          </table:table-cell>
        </table:table-row>
        <table:table-row table:style-name="ro1">
          <table:table-cell/>
          <table:table-cell office:value-type="float" office:value="0.00552053069953146" calcext:value-type="float">
            <text:p>0.005520530699531</text:p>
          </table:table-cell>
          <table:table-cell office:value-type="float" office:value="-0.0419864992740499" calcext:value-type="float">
            <text:p>-0.04198649927405</text:p>
          </table:table-cell>
          <table:table-cell office:value-type="float" office:value="-0.000825183348740306" calcext:value-type="float">
            <text:p>-0.000825183348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52053069953146" calcext:value-type="float">
            <text:p>0.005520530699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5461441319435" calcext:value-type="float">
            <text:p>-0.0091546144131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0825183348740306" calcext:value-type="float">
            <text:p>-0.000825183348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47050550844424" calcext:value-type="float">
            <text:p>0.0024705055084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9864992740499" calcext:value-type="float">
            <text:p>-0.04198649927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8410454759725" calcext:value-type="float">
            <text:p>-0.039841045475973</text:p>
          </table:table-cell>
          <table:table-cell table:number-columns-repeated="2"/>
          <table:table-cell office:value-type="float" office:value="-0.0419864992740499" calcext:value-type="float">
            <text:p>-0.04198649927405</text:p>
          </table:table-cell>
          <table:table-cell office:value-type="float" office:value="-0.000825183348740306" calcext:value-type="float">
            <text:p>-0.00082518334874</text:p>
          </table:table-cell>
          <table:table-cell office:value-type="float" office:value="0.00552053069953146" calcext:value-type="float">
            <text:p>0.005520530699531</text:p>
          </table:table-cell>
          <table:table-cell/>
          <table:table-cell office:value-type="float" office:value="-0.0398410454759725" calcext:value-type="float">
            <text:p>-0.039841045475973</text:p>
          </table:table-cell>
          <table:table-cell office:value-type="float" office:value="0.00247050550844424" calcext:value-type="float">
            <text:p>0.002470505508444</text:p>
          </table:table-cell>
          <table:table-cell office:value-type="float" office:value="-0.00915461441319435" calcext:value-type="float">
            <text:p>-0.009154614413194</text:p>
          </table:table-cell>
        </table:table-row>
        <table:table-row table:style-name="ro1">
          <table:table-cell/>
          <table:table-cell office:value-type="float" office:value="0.00165776533675688" calcext:value-type="float">
            <text:p>0.001657765336757</text:p>
          </table:table-cell>
          <table:table-cell office:value-type="float" office:value="-0.026776909314583" calcext:value-type="float">
            <text:p>-0.026776909314583</text:p>
          </table:table-cell>
          <table:table-cell office:value-type="float" office:value="-0.00258748307968587" calcext:value-type="float">
            <text:p>-0.002587483079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5776533675688" calcext:value-type="float">
            <text:p>0.0016577653367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3310745889024" calcext:value-type="float">
            <text:p>-0.0079331074588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58748307968587" calcext:value-type="float">
            <text:p>-0.002587483079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9849089963407" calcext:value-type="float">
            <text:p>0.0049984908996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776909314583" calcext:value-type="float">
            <text:p>-0.0267769093145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9933474164984" calcext:value-type="float">
            <text:p>-0.025993347416498</text:p>
          </table:table-cell>
          <table:table-cell table:number-columns-repeated="2"/>
          <table:table-cell office:value-type="float" office:value="-0.026776909314583" calcext:value-type="float">
            <text:p>-0.026776909314583</text:p>
          </table:table-cell>
          <table:table-cell office:value-type="float" office:value="-0.00258748307968587" calcext:value-type="float">
            <text:p>-0.002587483079686</text:p>
          </table:table-cell>
          <table:table-cell office:value-type="float" office:value="0.00165776533675688" calcext:value-type="float">
            <text:p>0.001657765336757</text:p>
          </table:table-cell>
          <table:table-cell/>
          <table:table-cell office:value-type="float" office:value="-0.0259933474164984" calcext:value-type="float">
            <text:p>-0.025993347416498</text:p>
          </table:table-cell>
          <table:table-cell office:value-type="float" office:value="0.00499849089963407" calcext:value-type="float">
            <text:p>0.004998490899634</text:p>
          </table:table-cell>
          <table:table-cell office:value-type="float" office:value="-0.00793310745889024" calcext:value-type="float">
            <text:p>-0.00793310745889</text:p>
          </table:table-cell>
        </table:table-row>
        <table:table-row table:style-name="ro1">
          <table:table-cell/>
          <table:table-cell office:value-type="float" office:value="-0.00219506785820434" calcext:value-type="float">
            <text:p>-0.002195067858204</text:p>
          </table:table-cell>
          <table:table-cell office:value-type="float" office:value="-0.00929536234211903" calcext:value-type="float">
            <text:p>-0.009295362342119</text:p>
          </table:table-cell>
          <table:table-cell office:value-type="float" office:value="-0.00418046721035312" calcext:value-type="float">
            <text:p>-0.0041804672103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19506785820434" calcext:value-type="float">
            <text:p>-0.002195067858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2446928837419" calcext:value-type="float">
            <text:p>-0.007524469288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418046721035312" calcext:value-type="float">
            <text:p>-0.004180467210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47583312537414" calcext:value-type="float">
            <text:p>0.0064758331253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29536234211903" calcext:value-type="float">
            <text:p>-0.0092953623421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565334757418" calcext:value-type="float">
            <text:p>-0.010456533475742</text:p>
          </table:table-cell>
          <table:table-cell table:number-columns-repeated="2"/>
          <table:table-cell office:value-type="float" office:value="-0.00929536234211903" calcext:value-type="float">
            <text:p>-0.009295362342119</text:p>
          </table:table-cell>
          <table:table-cell office:value-type="float" office:value="-0.00418046721035312" calcext:value-type="float">
            <text:p>-0.004180467210353</text:p>
          </table:table-cell>
          <table:table-cell office:value-type="float" office:value="-0.00219506785820434" calcext:value-type="float">
            <text:p>-0.002195067858204</text:p>
          </table:table-cell>
          <table:table-cell/>
          <table:table-cell office:value-type="float" office:value="-0.0104565334757418" calcext:value-type="float">
            <text:p>-0.010456533475742</text:p>
          </table:table-cell>
          <table:table-cell office:value-type="float" office:value="0.00647583312537414" calcext:value-type="float">
            <text:p>0.006475833125374</text:p>
          </table:table-cell>
          <table:table-cell office:value-type="float" office:value="-0.00752446928837419" calcext:value-type="float">
            <text:p>-0.007524469288374</text:p>
          </table:table-cell>
        </table:table-row>
        <table:table-row table:style-name="ro1">
          <table:table-cell/>
          <table:table-cell office:value-type="float" office:value="-0.00569916799833682" calcext:value-type="float">
            <text:p>-0.005699167998337</text:p>
          </table:table-cell>
          <table:table-cell office:value-type="float" office:value="0.0105347635165916" calcext:value-type="float">
            <text:p>0.010534763516592</text:p>
          </table:table-cell>
          <table:table-cell office:value-type="float" office:value="-0.00692499962834927" calcext:value-type="float">
            <text:p>-0.0069249996283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69916799833682" calcext:value-type="float">
            <text:p>-0.0056991679983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9160117730565" calcext:value-type="float">
            <text:p>-0.0079916011773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92499962834927" calcext:value-type="float">
            <text:p>-0.0069249996283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0112823760825" calcext:value-type="float">
            <text:p>0.0077011282376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5347635165916" calcext:value-type="float">
            <text:p>0.0105347635165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738641068304" calcext:value-type="float">
            <text:p>0.00697386410683</text:p>
          </table:table-cell>
          <table:table-cell table:number-columns-repeated="2"/>
          <table:table-cell office:value-type="float" office:value="0.0105347635165916" calcext:value-type="float">
            <text:p>0.010534763516592</text:p>
          </table:table-cell>
          <table:table-cell office:value-type="float" office:value="-0.00692499962834927" calcext:value-type="float">
            <text:p>-0.006924999628349</text:p>
          </table:table-cell>
          <table:table-cell office:value-type="float" office:value="-0.00569916799833682" calcext:value-type="float">
            <text:p>-0.005699167998337</text:p>
          </table:table-cell>
          <table:table-cell/>
          <table:table-cell office:value-type="float" office:value="0.0069738641068304" calcext:value-type="float">
            <text:p>0.00697386410683</text:p>
          </table:table-cell>
          <table:table-cell office:value-type="float" office:value="0.00770112823760825" calcext:value-type="float">
            <text:p>0.007701128237608</text:p>
          </table:table-cell>
          <table:table-cell office:value-type="float" office:value="-0.00799160117730565" calcext:value-type="float">
            <text:p>-0.007991601177306</text:p>
          </table:table-cell>
        </table:table-row>
        <table:table-row table:style-name="ro1">
          <table:table-cell/>
          <table:table-cell office:value-type="float" office:value="-0.0074206523731333" calcext:value-type="float">
            <text:p>-0.007420652373133</text:p>
          </table:table-cell>
          <table:table-cell office:value-type="float" office:value="0.00744918209797989" calcext:value-type="float">
            <text:p>0.00744918209798</text:p>
          </table:table-cell>
          <table:table-cell office:value-type="float" office:value="-0.00904956193881867" calcext:value-type="float">
            <text:p>-0.00904956193881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4206523731333" calcext:value-type="float">
            <text:p>-0.0074206523731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0285567855913" calcext:value-type="float">
            <text:p>-0.007802855678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904956193881867" calcext:value-type="float">
            <text:p>-0.009049561938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93815298190307" calcext:value-type="float">
            <text:p>0.0089381529819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44918209797989" calcext:value-type="float">
            <text:p>0.007449182097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5929896809184" calcext:value-type="float">
            <text:p>0.008359298968092</text:p>
          </table:table-cell>
          <table:table-cell table:number-columns-repeated="2"/>
          <table:table-cell office:value-type="float" office:value="0.00744918209797989" calcext:value-type="float">
            <text:p>0.00744918209798</text:p>
          </table:table-cell>
          <table:table-cell office:value-type="float" office:value="-0.00904956193881867" calcext:value-type="float">
            <text:p>-0.009049561938819</text:p>
          </table:table-cell>
          <table:table-cell office:value-type="float" office:value="-0.0074206523731333" calcext:value-type="float">
            <text:p>-0.007420652373133</text:p>
          </table:table-cell>
          <table:table-cell/>
          <table:table-cell office:value-type="float" office:value="0.00835929896809184" calcext:value-type="float">
            <text:p>0.008359298968092</text:p>
          </table:table-cell>
          <table:table-cell office:value-type="float" office:value="0.00893815298190307" calcext:value-type="float">
            <text:p>0.008938152981903</text:p>
          </table:table-cell>
          <table:table-cell office:value-type="float" office:value="-0.00780285567855913" calcext:value-type="float">
            <text:p>-0.007802855678559</text:p>
          </table:table-cell>
        </table:table-row>
        <table:table-row table:style-name="ro1">
          <table:table-cell/>
          <table:table-cell office:value-type="float" office:value="-0.00903941779555479" calcext:value-type="float">
            <text:p>-0.009039417795555</text:p>
          </table:table-cell>
          <table:table-cell office:value-type="float" office:value="0.00357722616301052" calcext:value-type="float">
            <text:p>0.003577226163011</text:p>
          </table:table-cell>
          <table:table-cell office:value-type="float" office:value="-0.010465115034293" calcext:value-type="float">
            <text:p>-0.0104651150342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03941779555479" calcext:value-type="float">
            <text:p>-0.009039417795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2334139199024" calcext:value-type="float">
            <text:p>-0.007523341391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465115034293" calcext:value-type="float">
            <text:p>-0.010465115034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54188605267634" calcext:value-type="float">
            <text:p>0.0095418860526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7722616301052" calcext:value-type="float">
            <text:p>0.0035772261630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68212544023886" calcext:value-type="float">
            <text:p>0.008682125440239</text:p>
          </table:table-cell>
          <table:table-cell table:number-columns-repeated="2"/>
          <table:table-cell office:value-type="float" office:value="0.00357722616301052" calcext:value-type="float">
            <text:p>0.003577226163011</text:p>
          </table:table-cell>
          <table:table-cell office:value-type="float" office:value="-0.010465115034293" calcext:value-type="float">
            <text:p>-0.010465115034293</text:p>
          </table:table-cell>
          <table:table-cell office:value-type="float" office:value="-0.00903941779555479" calcext:value-type="float">
            <text:p>-0.009039417795555</text:p>
          </table:table-cell>
          <table:table-cell/>
          <table:table-cell office:value-type="float" office:value="0.00868212544023886" calcext:value-type="float">
            <text:p>0.008682125440239</text:p>
          </table:table-cell>
          <table:table-cell office:value-type="float" office:value="0.00954188605267634" calcext:value-type="float">
            <text:p>0.009541886052676</text:p>
          </table:table-cell>
          <table:table-cell office:value-type="float" office:value="-0.00752334139199024" calcext:value-type="float">
            <text:p>-0.00752334139199</text:p>
          </table:table-cell>
        </table:table-row>
        <table:table-row table:style-name="ro1">
          <table:table-cell/>
          <table:table-cell office:value-type="float" office:value="-0.00964061122735581" calcext:value-type="float">
            <text:p>-0.009640611227356</text:p>
          </table:table-cell>
          <table:table-cell office:value-type="float" office:value="0.00202138434957095" calcext:value-type="float">
            <text:p>0.002021384349571</text:p>
          </table:table-cell>
          <table:table-cell office:value-type="float" office:value="-0.0116756245516839" calcext:value-type="float">
            <text:p>-0.0116756245516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64061122735581" calcext:value-type="float">
            <text:p>-0.0096406112273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24729099312983" calcext:value-type="float">
            <text:p>-0.0082472909931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6756245516839" calcext:value-type="float">
            <text:p>-0.0116756245516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8708700395251" calcext:value-type="float">
            <text:p>0.0097870870039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2138434957095" calcext:value-type="float">
            <text:p>0.0020213843495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5022065870246" calcext:value-type="float">
            <text:p>0.009750220658702</text:p>
          </table:table-cell>
          <table:table-cell table:number-columns-repeated="2"/>
          <table:table-cell office:value-type="float" office:value="0.00202138434957095" calcext:value-type="float">
            <text:p>0.002021384349571</text:p>
          </table:table-cell>
          <table:table-cell office:value-type="float" office:value="-0.0116756245516839" calcext:value-type="float">
            <text:p>-0.011675624551684</text:p>
          </table:table-cell>
          <table:table-cell office:value-type="float" office:value="-0.00964061122735581" calcext:value-type="float">
            <text:p>-0.009640611227356</text:p>
          </table:table-cell>
          <table:table-cell/>
          <table:table-cell office:value-type="float" office:value="0.00975022065870246" calcext:value-type="float">
            <text:p>0.009750220658702</text:p>
          </table:table-cell>
          <table:table-cell office:value-type="float" office:value="0.00978708700395251" calcext:value-type="float">
            <text:p>0.009787087003953</text:p>
          </table:table-cell>
          <table:table-cell office:value-type="float" office:value="-0.00824729099312983" calcext:value-type="float">
            <text:p>-0.00824729099313</text:p>
          </table:table-cell>
        </table:table-row>
        <table:table-row table:style-name="ro1">
          <table:table-cell/>
          <table:table-cell office:value-type="float" office:value="-0.0103832015106967" calcext:value-type="float">
            <text:p>-0.010383201510697</text:p>
          </table:table-cell>
          <table:table-cell office:value-type="float" office:value="0.00101204140048352" calcext:value-type="float">
            <text:p>0.001012041400484</text:p>
          </table:table-cell>
          <table:table-cell office:value-type="float" office:value="-0.0125114271724314" calcext:value-type="float">
            <text:p>-0.0125114271724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3832015106967" calcext:value-type="float">
            <text:p>-0.0103832015106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1059495386189" calcext:value-type="float">
            <text:p>-0.00871059495386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25114271724314" calcext:value-type="float">
            <text:p>-0.012511427172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5018966226746" calcext:value-type="float">
            <text:p>0.0098501896622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01204140048352" calcext:value-type="float">
            <text:p>0.0010120414004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9735697698981" calcext:value-type="float">
            <text:p>0.00989735697699</text:p>
          </table:table-cell>
          <table:table-cell table:number-columns-repeated="2"/>
          <table:table-cell office:value-type="float" office:value="0.00101204140048352" calcext:value-type="float">
            <text:p>0.001012041400484</text:p>
          </table:table-cell>
          <table:table-cell office:value-type="float" office:value="-0.0125114271724314" calcext:value-type="float">
            <text:p>-0.012511427172431</text:p>
          </table:table-cell>
          <table:table-cell office:value-type="float" office:value="-0.0103832015106967" calcext:value-type="float">
            <text:p>-0.010383201510697</text:p>
          </table:table-cell>
          <table:table-cell/>
          <table:table-cell office:value-type="float" office:value="0.00989735697698981" calcext:value-type="float">
            <text:p>0.00989735697699</text:p>
          </table:table-cell>
          <table:table-cell office:value-type="float" office:value="0.00985018966226746" calcext:value-type="float">
            <text:p>0.009850189662267</text:p>
          </table:table-cell>
          <table:table-cell office:value-type="float" office:value="-0.00871059495386189" calcext:value-type="float">
            <text:p>-0.008710594953862</text:p>
          </table:table-cell>
        </table:table-row>
        <table:table-row table:style-name="ro1">
          <table:table-cell/>
          <table:table-cell office:value-type="float" office:value="-0.0104261334325978" calcext:value-type="float">
            <text:p>-0.010426133432598</text:p>
          </table:table-cell>
          <table:table-cell office:value-type="float" office:value="0.000791165247892753" calcext:value-type="float">
            <text:p>0.000791165247893</text:p>
          </table:table-cell>
          <table:table-cell office:value-type="float" office:value="-0.0131722554090402" calcext:value-type="float">
            <text:p>-0.01317225540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4261334325978" calcext:value-type="float">
            <text:p>-0.010426133432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78513433277279" calcext:value-type="float">
            <text:p>-0.0097851343327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1722554090402" calcext:value-type="float">
            <text:p>-0.01317225540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68805294967982" calcext:value-type="float">
            <text:p>0.009688052949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91165247892753" calcext:value-type="float">
            <text:p>0.0007911652478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38124216105076" calcext:value-type="float">
            <text:p>0.009381242161051</text:p>
          </table:table-cell>
          <table:table-cell table:number-columns-repeated="2"/>
          <table:table-cell office:value-type="float" office:value="0.000791165247892753" calcext:value-type="float">
            <text:p>0.000791165247893</text:p>
          </table:table-cell>
          <table:table-cell office:value-type="float" office:value="-0.0131722554090402" calcext:value-type="float">
            <text:p>-0.01317225540904</text:p>
          </table:table-cell>
          <table:table-cell office:value-type="float" office:value="-0.0104261334325978" calcext:value-type="float">
            <text:p>-0.010426133432598</text:p>
          </table:table-cell>
          <table:table-cell/>
          <table:table-cell office:value-type="float" office:value="0.00938124216105076" calcext:value-type="float">
            <text:p>0.009381242161051</text:p>
          </table:table-cell>
          <table:table-cell office:value-type="float" office:value="0.00968805294967982" calcext:value-type="float">
            <text:p>0.00968805294968</text:p>
          </table:table-cell>
          <table:table-cell office:value-type="float" office:value="-0.00978513433277279" calcext:value-type="float">
            <text:p>-0.009785134332773</text:p>
          </table:table-cell>
        </table:table-row>
        <table:table-row table:style-name="ro1">
          <table:table-cell/>
          <table:table-cell office:value-type="float" office:value="-0.0103545031425425" calcext:value-type="float">
            <text:p>-0.010354503142543</text:p>
          </table:table-cell>
          <table:table-cell office:value-type="float" office:value="0.00135236442013814" calcext:value-type="float">
            <text:p>0.001352364420138</text:p>
          </table:table-cell>
          <table:table-cell office:value-type="float" office:value="-0.0138854497143849" calcext:value-type="float">
            <text:p>-0.01388544971438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3545031425425" calcext:value-type="float">
            <text:p>-0.0103545031425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9832827945338" calcext:value-type="float">
            <text:p>-0.0109832827945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8854497143849" calcext:value-type="float">
            <text:p>-0.013885449714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44043617390257" calcext:value-type="float">
            <text:p>0.0094404361739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35236442013814" calcext:value-type="float">
            <text:p>0.0013523644201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19390619639633" calcext:value-type="float">
            <text:p>0.008193906196396</text:p>
          </table:table-cell>
          <table:table-cell table:number-columns-repeated="2"/>
          <table:table-cell office:value-type="float" office:value="0.00135236442013814" calcext:value-type="float">
            <text:p>0.001352364420138</text:p>
          </table:table-cell>
          <table:table-cell office:value-type="float" office:value="-0.0138854497143849" calcext:value-type="float">
            <text:p>-0.013885449714385</text:p>
          </table:table-cell>
          <table:table-cell office:value-type="float" office:value="-0.0103545031425425" calcext:value-type="float">
            <text:p>-0.010354503142543</text:p>
          </table:table-cell>
          <table:table-cell/>
          <table:table-cell office:value-type="float" office:value="0.00819390619639633" calcext:value-type="float">
            <text:p>0.008193906196396</text:p>
          </table:table-cell>
          <table:table-cell office:value-type="float" office:value="0.00944043617390257" calcext:value-type="float">
            <text:p>0.009440436173903</text:p>
          </table:table-cell>
          <table:table-cell office:value-type="float" office:value="-0.0109832827945338" calcext:value-type="float">
            <text:p>-0.010983282794534</text:p>
          </table:table-cell>
        </table:table-row>
        <table:table-row table:style-name="ro1">
          <table:table-cell/>
          <table:table-cell office:value-type="float" office:value="-0.0097004136197781" calcext:value-type="float">
            <text:p>-0.009700413619778</text:p>
          </table:table-cell>
          <table:table-cell office:value-type="float" office:value="0.00201816632403751" calcext:value-type="float">
            <text:p>0.002018166324038</text:p>
          </table:table-cell>
          <table:table-cell office:value-type="float" office:value="-0.0145742119737135" calcext:value-type="float">
            <text:p>-0.0145742119737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7004136197781" calcext:value-type="float">
            <text:p>-0.009700413619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349448318468" calcext:value-type="float">
            <text:p>-0.01253494483184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45742119737135" calcext:value-type="float">
            <text:p>-0.014574211973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12317163930804" calcext:value-type="float">
            <text:p>0.0091231716393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1816632403751" calcext:value-type="float">
            <text:p>0.0020181663240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78887108963992" calcext:value-type="float">
            <text:p>0.00678887108964</text:p>
          </table:table-cell>
          <table:table-cell table:number-columns-repeated="2"/>
          <table:table-cell office:value-type="float" office:value="0.00201816632403751" calcext:value-type="float">
            <text:p>0.002018166324038</text:p>
          </table:table-cell>
          <table:table-cell office:value-type="float" office:value="-0.0145742119737135" calcext:value-type="float">
            <text:p>-0.014574211973714</text:p>
          </table:table-cell>
          <table:table-cell office:value-type="float" office:value="-0.0097004136197781" calcext:value-type="float">
            <text:p>-0.009700413619778</text:p>
          </table:table-cell>
          <table:table-cell/>
          <table:table-cell office:value-type="float" office:value="0.00678887108963992" calcext:value-type="float">
            <text:p>0.00678887108964</text:p>
          </table:table-cell>
          <table:table-cell office:value-type="float" office:value="0.00912317163930804" calcext:value-type="float">
            <text:p>0.009123171639308</text:p>
          </table:table-cell>
          <table:table-cell office:value-type="float" office:value="-0.0125349448318468" calcext:value-type="float">
            <text:p>-0.012534944831847</text:p>
          </table:table-cell>
        </table:table-row>
        <table:table-row table:style-name="ro1">
          <table:table-cell/>
          <table:table-cell office:value-type="float" office:value="-0.00882147373285836" calcext:value-type="float">
            <text:p>-0.008821473732858</text:p>
          </table:table-cell>
          <table:table-cell office:value-type="float" office:value="0.00274685346949317" calcext:value-type="float">
            <text:p>0.002746853469493</text:p>
          </table:table-cell>
          <table:table-cell office:value-type="float" office:value="-0.0152544919835299" calcext:value-type="float">
            <text:p>-0.015254491983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82147373285836" calcext:value-type="float">
            <text:p>-0.0088214737328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245693153968" calcext:value-type="float">
            <text:p>-0.01432456931539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52544919835299" calcext:value-type="float">
            <text:p>-0.01525449198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5047901905887" calcext:value-type="float">
            <text:p>0.0087504790190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74685346949317" calcext:value-type="float">
            <text:p>0.0027468534694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26078387956089" calcext:value-type="float">
            <text:p>0.005260783879561</text:p>
          </table:table-cell>
          <table:table-cell table:number-columns-repeated="2"/>
          <table:table-cell office:value-type="float" office:value="0.00274685346949317" calcext:value-type="float">
            <text:p>0.002746853469493</text:p>
          </table:table-cell>
          <table:table-cell office:value-type="float" office:value="-0.0152544919835299" calcext:value-type="float">
            <text:p>-0.01525449198353</text:p>
          </table:table-cell>
          <table:table-cell office:value-type="float" office:value="-0.00882147373285836" calcext:value-type="float">
            <text:p>-0.008821473732858</text:p>
          </table:table-cell>
          <table:table-cell/>
          <table:table-cell office:value-type="float" office:value="0.00526078387956089" calcext:value-type="float">
            <text:p>0.005260783879561</text:p>
          </table:table-cell>
          <table:table-cell office:value-type="float" office:value="0.00875047901905887" calcext:value-type="float">
            <text:p>0.008750479019059</text:p>
          </table:table-cell>
          <table:table-cell office:value-type="float" office:value="-0.0143245693153968" calcext:value-type="float">
            <text:p>-0.014324569315397</text:p>
          </table:table-cell>
        </table:table-row>
        <table:table-row table:style-name="ro1">
          <table:table-cell/>
          <table:table-cell office:value-type="float" office:value="-0.00751284043975184" calcext:value-type="float">
            <text:p>-0.007512840439752</text:p>
          </table:table-cell>
          <table:table-cell office:value-type="float" office:value="0.00350695076082862" calcext:value-type="float">
            <text:p>0.003506950760829</text:p>
          </table:table-cell>
          <table:table-cell office:value-type="float" office:value="-0.0159802641725871" calcext:value-type="float">
            <text:p>-0.0159802641725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51284043975184" calcext:value-type="float">
            <text:p>-0.007512840439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3640768725592" calcext:value-type="float">
            <text:p>-0.016364076872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59802641725871" calcext:value-type="float">
            <text:p>-0.0159802641725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4482144281286" calcext:value-type="float">
            <text:p>0.0083448214428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0695076082862" calcext:value-type="float">
            <text:p>0.0035069507608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5079228675196" calcext:value-type="float">
            <text:p>0.003650792286752</text:p>
          </table:table-cell>
          <table:table-cell table:number-columns-repeated="2"/>
          <table:table-cell office:value-type="float" office:value="0.00350695076082862" calcext:value-type="float">
            <text:p>0.003506950760829</text:p>
          </table:table-cell>
          <table:table-cell office:value-type="float" office:value="-0.0159802641725871" calcext:value-type="float">
            <text:p>-0.015980264172587</text:p>
          </table:table-cell>
          <table:table-cell office:value-type="float" office:value="-0.00751284043975184" calcext:value-type="float">
            <text:p>-0.007512840439752</text:p>
          </table:table-cell>
          <table:table-cell/>
          <table:table-cell office:value-type="float" office:value="0.00365079228675196" calcext:value-type="float">
            <text:p>0.003650792286752</text:p>
          </table:table-cell>
          <table:table-cell office:value-type="float" office:value="0.00834482144281286" calcext:value-type="float">
            <text:p>0.008344821442813</text:p>
          </table:table-cell>
          <table:table-cell office:value-type="float" office:value="-0.0163640768725592" calcext:value-type="float">
            <text:p>-0.016364076872559</text:p>
          </table:table-cell>
        </table:table-row>
        <table:table-row table:style-name="ro1">
          <table:table-cell/>
          <table:table-cell office:value-type="float" office:value="-0.00601180356418421" calcext:value-type="float">
            <text:p>-0.006011803564184</text:p>
          </table:table-cell>
          <table:table-cell office:value-type="float" office:value="0.00430957839831408" calcext:value-type="float">
            <text:p>0.004309578398314</text:p>
          </table:table-cell>
          <table:table-cell office:value-type="float" office:value="-0.0167980018989767" calcext:value-type="float">
            <text:p>-0.0167980018989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01180356418421" calcext:value-type="float">
            <text:p>-0.006011803564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680039618144" calcext:value-type="float">
            <text:p>-0.0185680039618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67980018989767" calcext:value-type="float">
            <text:p>-0.016798001898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94854659277623" calcext:value-type="float">
            <text:p>0.007948546592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0957839831408" calcext:value-type="float">
            <text:p>0.0043095783983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97831783736883" calcext:value-type="float">
            <text:p>0.001978317837369</text:p>
          </table:table-cell>
          <table:table-cell table:number-columns-repeated="2"/>
          <table:table-cell office:value-type="float" office:value="0.00430957839831408" calcext:value-type="float">
            <text:p>0.004309578398314</text:p>
          </table:table-cell>
          <table:table-cell office:value-type="float" office:value="-0.0167980018989767" calcext:value-type="float">
            <text:p>-0.016798001898977</text:p>
          </table:table-cell>
          <table:table-cell office:value-type="float" office:value="-0.00601180356418421" calcext:value-type="float">
            <text:p>-0.006011803564184</text:p>
          </table:table-cell>
          <table:table-cell/>
          <table:table-cell office:value-type="float" office:value="0.00197831783736883" calcext:value-type="float">
            <text:p>0.001978317837369</text:p>
          </table:table-cell>
          <table:table-cell office:value-type="float" office:value="0.00794854659277623" calcext:value-type="float">
            <text:p>0.007948546592776</text:p>
          </table:table-cell>
          <table:table-cell office:value-type="float" office:value="-0.0185680039618144" calcext:value-type="float">
            <text:p>-0.018568003961814</text:p>
          </table:table-cell>
        </table:table-row>
        <table:table-row table:style-name="ro1">
          <table:table-cell/>
          <table:table-cell office:value-type="float" office:value="-0.00429653360198576" calcext:value-type="float">
            <text:p>-0.004296533601986</text:p>
          </table:table-cell>
          <table:table-cell office:value-type="float" office:value="0.00516836471607353" calcext:value-type="float">
            <text:p>0.005168364716074</text:p>
          </table:table-cell>
          <table:table-cell office:value-type="float" office:value="-0.0177484629120065" calcext:value-type="float">
            <text:p>-0.0177484629120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29653360198576" calcext:value-type="float">
            <text:p>-0.0042965336019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190777387543" calcext:value-type="float">
            <text:p>-0.0209190777387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77484629120065" calcext:value-type="float">
            <text:p>-0.0177484629120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0259994265845" calcext:value-type="float">
            <text:p>0.0076025999426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6836471607353" calcext:value-type="float">
            <text:p>0.0051683647160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191550890182331" calcext:value-type="float">
            <text:p>0.000191550890182</text:p>
          </table:table-cell>
          <table:table-cell table:number-columns-repeated="2"/>
          <table:table-cell office:value-type="float" office:value="0.00516836471607353" calcext:value-type="float">
            <text:p>0.005168364716074</text:p>
          </table:table-cell>
          <table:table-cell office:value-type="float" office:value="-0.0177484629120065" calcext:value-type="float">
            <text:p>-0.017748462912007</text:p>
          </table:table-cell>
          <table:table-cell office:value-type="float" office:value="-0.00429653360198576" calcext:value-type="float">
            <text:p>-0.004296533601986</text:p>
          </table:table-cell>
          <table:table-cell/>
          <table:table-cell office:value-type="float" office:value="0.000191550890182331" calcext:value-type="float">
            <text:p>0.000191550890182</text:p>
          </table:table-cell>
          <table:table-cell office:value-type="float" office:value="0.00760259994265845" calcext:value-type="float">
            <text:p>0.007602599942658</text:p>
          </table:table-cell>
          <table:table-cell office:value-type="float" office:value="-0.0209190777387543" calcext:value-type="float">
            <text:p>-0.020919077738754</text:p>
          </table:table-cell>
        </table:table-row>
        <table:table-row table:style-name="ro1">
          <table:table-cell/>
          <table:table-cell office:value-type="float" office:value="-0.00294155987493624" calcext:value-type="float">
            <text:p>-0.002941559874936</text:p>
          </table:table-cell>
          <table:table-cell office:value-type="float" office:value="0.00570141173145363" calcext:value-type="float">
            <text:p>0.005701411731454</text:p>
          </table:table-cell>
          <table:table-cell office:value-type="float" office:value="-0.0193438972112679" calcext:value-type="float">
            <text:p>-0.0193438972112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4155987493624" calcext:value-type="float">
            <text:p>-0.0029415598749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9296015590291" calcext:value-type="float">
            <text:p>-0.0229296015590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93438972112679" calcext:value-type="float">
            <text:p>-0.0193438972112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211882333459" calcext:value-type="float">
            <text:p>0.0077211882333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0141173145363" calcext:value-type="float">
            <text:p>0.0057014117314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26354765954709" calcext:value-type="float">
            <text:p>-0.001263547659547</text:p>
          </table:table-cell>
          <table:table-cell table:number-columns-repeated="2"/>
          <table:table-cell office:value-type="float" office:value="0.00570141173145363" calcext:value-type="float">
            <text:p>0.005701411731454</text:p>
          </table:table-cell>
          <table:table-cell office:value-type="float" office:value="-0.0193438972112679" calcext:value-type="float">
            <text:p>-0.019343897211268</text:p>
          </table:table-cell>
          <table:table-cell office:value-type="float" office:value="-0.00294155987493624" calcext:value-type="float">
            <text:p>-0.002941559874936</text:p>
          </table:table-cell>
          <table:table-cell/>
          <table:table-cell office:value-type="float" office:value="-0.00126354765954709" calcext:value-type="float">
            <text:p>-0.001263547659547</text:p>
          </table:table-cell>
          <table:table-cell office:value-type="float" office:value="0.0077211882333459" calcext:value-type="float">
            <text:p>0.007721188233346</text:p>
          </table:table-cell>
          <table:table-cell office:value-type="float" office:value="-0.0229296015590291" calcext:value-type="float">
            <text:p>-0.022929601559029</text:p>
          </table:table-cell>
        </table:table-row>
        <table:table-row table:style-name="ro1">
          <table:table-cell/>
          <table:table-cell office:value-type="float" office:value="-0.000370712737323302" calcext:value-type="float">
            <text:p>-0.000370712737323</text:p>
          </table:table-cell>
          <table:table-cell office:value-type="float" office:value="0.00877204791540632" calcext:value-type="float">
            <text:p>0.008772047915406</text:p>
          </table:table-cell>
          <table:table-cell office:value-type="float" office:value="-0.0203488913251676" calcext:value-type="float">
            <text:p>-0.0203488913251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370712737323302" calcext:value-type="float">
            <text:p>-0.0003707127373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4896110269593" calcext:value-type="float">
            <text:p>-0.0214896110269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03488913251676" calcext:value-type="float">
            <text:p>-0.0203488913251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8136172593986" calcext:value-type="float">
            <text:p>0.010813617259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77204791540632" calcext:value-type="float">
            <text:p>0.0087720479154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92550590519968" calcext:value-type="float">
            <text:p>-0.0029255059052</text:p>
          </table:table-cell>
          <table:table-cell table:number-columns-repeated="2"/>
          <table:table-cell office:value-type="float" office:value="0.00877204791540632" calcext:value-type="float">
            <text:p>0.008772047915406</text:p>
          </table:table-cell>
          <table:table-cell office:value-type="float" office:value="-0.0203488913251676" calcext:value-type="float">
            <text:p>-0.020348891325168</text:p>
          </table:table-cell>
          <table:table-cell office:value-type="float" office:value="-0.000370712737323302" calcext:value-type="float">
            <text:p>-0.000370712737323</text:p>
          </table:table-cell>
          <table:table-cell/>
          <table:table-cell office:value-type="float" office:value="-0.00292550590519968" calcext:value-type="float">
            <text:p>-0.0029255059052</text:p>
          </table:table-cell>
          <table:table-cell office:value-type="float" office:value="0.0108136172593986" calcext:value-type="float">
            <text:p>0.010813617259399</text:p>
          </table:table-cell>
          <table:table-cell office:value-type="float" office:value="-0.0214896110269593" calcext:value-type="float">
            <text:p>-0.021489611026959</text:p>
          </table:table-cell>
        </table:table-row>
        <table:table-row table:style-name="ro1">
          <table:table-cell/>
          <table:table-cell office:value-type="float" office:value="0.00206603104926965" calcext:value-type="float">
            <text:p>0.00206603104927</text:p>
          </table:table-cell>
          <table:table-cell office:value-type="float" office:value="0.0117803852859534" calcext:value-type="float">
            <text:p>0.011780385285953</text:p>
          </table:table-cell>
          <table:table-cell office:value-type="float" office:value="-0.0216361234301749" calcext:value-type="float">
            <text:p>-0.0216361234301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6603104926965" calcext:value-type="float">
            <text:p>0.002066031049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7778520966705" calcext:value-type="float">
            <text:p>-0.0207778520966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6361234301749" calcext:value-type="float">
            <text:p>-0.021636123430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871165005711" calcext:value-type="float">
            <text:p>0.0134871165005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7803852859534" calcext:value-type="float">
            <text:p>0.011780385285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43541801647061" calcext:value-type="float">
            <text:p>-0.004435418016471</text:p>
          </table:table-cell>
          <table:table-cell table:number-columns-repeated="2"/>
          <table:table-cell office:value-type="float" office:value="0.0117803852859534" calcext:value-type="float">
            <text:p>0.011780385285953</text:p>
          </table:table-cell>
          <table:table-cell office:value-type="float" office:value="-0.0216361234301749" calcext:value-type="float">
            <text:p>-0.021636123430175</text:p>
          </table:table-cell>
          <table:table-cell office:value-type="float" office:value="0.00206603104926965" calcext:value-type="float">
            <text:p>0.00206603104927</text:p>
          </table:table-cell>
          <table:table-cell/>
          <table:table-cell office:value-type="float" office:value="-0.00443541801647061" calcext:value-type="float">
            <text:p>-0.004435418016471</text:p>
          </table:table-cell>
          <table:table-cell office:value-type="float" office:value="0.0134871165005711" calcext:value-type="float">
            <text:p>0.013487116500571</text:p>
          </table:table-cell>
          <table:table-cell office:value-type="float" office:value="-0.0207778520966705" calcext:value-type="float">
            <text:p>-0.020777852096671</text:p>
          </table:table-cell>
        </table:table-row>
        <table:table-row table:style-name="ro1">
          <table:table-cell/>
          <table:table-cell office:value-type="float" office:value="0.00462064107302676" calcext:value-type="float">
            <text:p>0.004620641073027</text:p>
          </table:table-cell>
          <table:table-cell office:value-type="float" office:value="0.0142502929409066" calcext:value-type="float">
            <text:p>0.014250292940907</text:p>
          </table:table-cell>
          <table:table-cell office:value-type="float" office:value="-0.0233271794532357" calcext:value-type="float">
            <text:p>-0.0233271794532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2064107302676" calcext:value-type="float">
            <text:p>0.0046206410730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6898192656679" calcext:value-type="float">
            <text:p>-0.01968981926566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33271794532357" calcext:value-type="float">
            <text:p>-0.0233271794532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742167349989" calcext:value-type="float">
            <text:p>0.0168742167349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2502929409066" calcext:value-type="float">
            <text:p>0.0142502929409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87608050810789" calcext:value-type="float">
            <text:p>-0.005876080508108</text:p>
          </table:table-cell>
          <table:table-cell table:number-columns-repeated="2"/>
          <table:table-cell office:value-type="float" office:value="0.0142502929409066" calcext:value-type="float">
            <text:p>0.014250292940907</text:p>
          </table:table-cell>
          <table:table-cell office:value-type="float" office:value="-0.0233271794532357" calcext:value-type="float">
            <text:p>-0.023327179453236</text:p>
          </table:table-cell>
          <table:table-cell office:value-type="float" office:value="0.00462064107302676" calcext:value-type="float">
            <text:p>0.004620641073027</text:p>
          </table:table-cell>
          <table:table-cell/>
          <table:table-cell office:value-type="float" office:value="-0.00587608050810789" calcext:value-type="float">
            <text:p>-0.005876080508108</text:p>
          </table:table-cell>
          <table:table-cell office:value-type="float" office:value="0.0168742167349989" calcext:value-type="float">
            <text:p>0.016874216734999</text:p>
          </table:table-cell>
          <table:table-cell office:value-type="float" office:value="-0.0196898192656679" calcext:value-type="float">
            <text:p>-0.019689819265668</text:p>
          </table:table-cell>
        </table:table-row>
        <table:table-row table:style-name="ro1">
          <table:table-cell/>
          <table:table-cell office:value-type="float" office:value="0.0080332435634398" calcext:value-type="float">
            <text:p>0.00803324356344</text:p>
          </table:table-cell>
          <table:table-cell office:value-type="float" office:value="0.0167957348517624" calcext:value-type="float">
            <text:p>0.016795734851762</text:p>
          </table:table-cell>
          <table:table-cell office:value-type="float" office:value="-0.0241947486262321" calcext:value-type="float">
            <text:p>-0.0241947486262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0332435634398" calcext:value-type="float">
            <text:p>0.008033243563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99288774893582" calcext:value-type="float">
            <text:p>-1.99E-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1947486262321" calcext:value-type="float">
            <text:p>-0.0241947486262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4561306646815" calcext:value-type="float">
            <text:p>0.019456130664682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0.0167957348517624" calcext:value-type="float">
            <text:p>0.01679573485176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0868701285997787" calcext:value-type="float">
            <text:p>-0.008687012859978</text:p>
          </table:table-cell>
          <table:table-cell table:number-columns-repeated="2"/>
          <table:table-cell office:value-type="float" office:value="0.0167957348517624" calcext:value-type="float">
            <text:p>0.016795734851762</text:p>
          </table:table-cell>
          <table:table-cell office:value-type="float" office:value="-0.0241947486262321" calcext:value-type="float">
            <text:p>-0.024194748626232</text:p>
          </table:table-cell>
          <table:table-cell office:value-type="float" office:value="0.0080332435634398" calcext:value-type="float">
            <text:p>0.00803324356344</text:p>
          </table:table-cell>
          <table:table-cell/>
          <table:table-cell office:value-type="float" office:value="-0.00868701285997787" calcext:value-type="float">
            <text:p>-0.008687012859978</text:p>
          </table:table-cell>
          <table:table-cell office:value-type="float" office:value="0.0194561306646815" calcext:value-type="float">
            <text:p>0.019456130664682</text:p>
          </table:table-cell>
          <table:table-cell table:style-name="ce1" office:value-type="float" office:value="-0.0199288774893582" calcext:value-type="float">
            <text:p>-1.99E-02</text:p>
          </table:table-cell>
        </table:table-row>
        <table:table-row table:style-name="ro1">
          <table:table-cell/>
          <table:table-cell office:value-type="float" office:value="0.011969373443594" calcext:value-type="float">
            <text:p>0.011969373443594</text:p>
          </table:table-cell>
          <table:table-cell office:value-type="float" office:value="0.0194474214480171" calcext:value-type="float">
            <text:p>0.019447421448017</text:p>
          </table:table-cell>
          <table:table-cell office:value-type="float" office:value="-0.0249833611769384" calcext:value-type="float">
            <text:p>-0.0249833611769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969373443594" calcext:value-type="float">
            <text:p>0.0119693734435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310965309094" calcext:value-type="float">
            <text:p>-0.0209310965309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9833611769384" calcext:value-type="float">
            <text:p>-0.024983361176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4050203121789" calcext:value-type="float">
            <text:p>0.0214050203121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4474214480171" calcext:value-type="float">
            <text:p>0.0194474214480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39235569135" calcext:value-type="float">
            <text:p>-0.012853923556914</text:p>
          </table:table-cell>
          <table:table-cell table:number-columns-repeated="2"/>
          <table:table-cell office:value-type="float" office:value="0.0194474214480171" calcext:value-type="float">
            <text:p>0.019447421448017</text:p>
          </table:table-cell>
          <table:table-cell office:value-type="float" office:value="-0.0249833611769384" calcext:value-type="float">
            <text:p>-0.024983361176938</text:p>
          </table:table-cell>
          <table:table-cell office:value-type="float" office:value="0.011969373443594" calcext:value-type="float">
            <text:p>0.011969373443594</text:p>
          </table:table-cell>
          <table:table-cell/>
          <table:table-cell office:value-type="float" office:value="-0.0128539235569135" calcext:value-type="float">
            <text:p>-0.012853923556914</text:p>
          </table:table-cell>
          <table:table-cell office:value-type="float" office:value="0.0214050203121789" calcext:value-type="float">
            <text:p>0.021405020312179</text:p>
          </table:table-cell>
          <table:table-cell office:value-type="float" office:value="-0.0209310965309094" calcext:value-type="float">
            <text:p>-0.020931096530909</text:p>
          </table:table-cell>
        </table:table-row>
        <table:table-row table:style-name="ro1">
          <table:table-cell/>
          <table:table-cell office:value-type="float" office:value="0.016318471145428" calcext:value-type="float">
            <text:p>0.016318471145428</text:p>
          </table:table-cell>
          <table:table-cell office:value-type="float" office:value="0.0221492801812702" calcext:value-type="float">
            <text:p>0.02214928018127</text:p>
          </table:table-cell>
          <table:table-cell office:value-type="float" office:value="-0.0115151390852212" calcext:value-type="float">
            <text:p>-0.0115151390852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318471145428" calcext:value-type="float">
            <text:p>0.0163184711454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8157503222701" calcext:value-type="float">
            <text:p>-0.022815750322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5151390852212" calcext:value-type="float">
            <text:p>-0.0115151390852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841762197006" calcext:value-type="float">
            <text:p>0.012784176219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1492801812702" calcext:value-type="float">
            <text:p>0.022149280181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0352924591001" calcext:value-type="float">
            <text:p>-0.0180352924591</text:p>
          </table:table-cell>
          <table:table-cell table:number-columns-repeated="2"/>
          <table:table-cell office:value-type="float" office:value="0.0221492801812702" calcext:value-type="float">
            <text:p>0.02214928018127</text:p>
          </table:table-cell>
          <table:table-cell office:value-type="float" office:value="-0.0115151390852212" calcext:value-type="float">
            <text:p>-0.011515139085221</text:p>
          </table:table-cell>
          <table:table-cell office:value-type="float" office:value="0.016318471145428" calcext:value-type="float">
            <text:p>0.016318471145428</text:p>
          </table:table-cell>
          <table:table-cell/>
          <table:table-cell office:value-type="float" office:value="-0.0180352924591001" calcext:value-type="float">
            <text:p>-0.0180352924591</text:p>
          </table:table-cell>
          <table:table-cell office:value-type="float" office:value="0.0127841762197006" calcext:value-type="float">
            <text:p>0.012784176219701</text:p>
          </table:table-cell>
          <table:table-cell office:value-type="float" office:value="-0.0228157503222701" calcext:value-type="float">
            <text:p>-0.02281575032227</text:p>
          </table:table-cell>
        </table:table-row>
        <table:table-row table:style-name="ro1">
          <table:table-cell/>
          <table:table-cell office:value-type="float" office:value="0.0209801075043428" calcext:value-type="float">
            <text:p>0.020980107504343</text:p>
          </table:table-cell>
          <table:table-cell office:value-type="float" office:value="0.0248747846068891" calcext:value-type="float">
            <text:p>0.024874784606889</text:p>
          </table:table-cell>
          <table:table-cell office:value-type="float" office:value="0.00546491106213029" calcext:value-type="float">
            <text:p>0.005464911062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9801075043428" calcext:value-type="float">
            <text:p>0.020980107504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2888798569178" calcext:value-type="float">
            <text:p>-0.02528887985691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546491106213029" calcext:value-type="float">
            <text:p>0.005464911062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47134100089916" calcext:value-type="float">
            <text:p>0.0014713410008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8747846068891" calcext:value-type="float">
            <text:p>0.0248747846068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023162667754" calcext:value-type="float">
            <text:p>-0.023902316266775</text:p>
          </table:table-cell>
          <table:table-cell table:number-columns-repeated="2"/>
          <table:table-cell office:value-type="float" office:value="0.0248747846068891" calcext:value-type="float">
            <text:p>0.024874784606889</text:p>
          </table:table-cell>
          <table:table-cell office:value-type="float" office:value="0.00546491106213029" calcext:value-type="float">
            <text:p>0.00546491106213</text:p>
          </table:table-cell>
          <table:table-cell office:value-type="float" office:value="0.0209801075043428" calcext:value-type="float">
            <text:p>0.020980107504343</text:p>
          </table:table-cell>
          <table:table-cell/>
          <table:table-cell office:value-type="float" office:value="-0.0239023162667754" calcext:value-type="float">
            <text:p>-0.023902316266775</text:p>
          </table:table-cell>
          <table:table-cell office:value-type="float" office:value="0.00147134100089916" calcext:value-type="float">
            <text:p>0.001471341000899</text:p>
          </table:table-cell>
          <table:table-cell office:value-type="float" office:value="-0.0252888798569178" calcext:value-type="float">
            <text:p>-0.025288879856918</text:p>
          </table:table-cell>
        </table:table-row>
        <table:table-row table:style-name="ro1">
          <table:table-cell/>
          <table:table-cell office:value-type="float" office:value="0.003698064959153" calcext:value-type="float">
            <text:p>0.003698064959153</text:p>
          </table:table-cell>
          <table:table-cell office:value-type="float" office:value="0.0275961384145829" calcext:value-type="float">
            <text:p>0.027596138414583</text:p>
          </table:table-cell>
          <table:table-cell office:value-type="float" office:value="0.00804330357341" calcext:value-type="float">
            <text:p>0.008043303573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698064959153" calcext:value-type="float">
            <text:p>0.0036980649591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7590836550228" calcext:value-type="float">
            <text:p>-0.0079759083655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04330357341" calcext:value-type="float">
            <text:p>0.00804330357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8470725551999" calcext:value-type="float">
            <text:p>0.005084707255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5961384145829" calcext:value-type="float">
            <text:p>0.0275961384145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1486869262439" calcext:value-type="float">
            <text:p>-0.030148686926244</text:p>
          </table:table-cell>
          <table:table-cell table:number-columns-repeated="2"/>
          <table:table-cell office:value-type="float" office:value="0.0275961384145829" calcext:value-type="float">
            <text:p>0.027596138414583</text:p>
          </table:table-cell>
          <table:table-cell office:value-type="float" office:value="0.00804330357341" calcext:value-type="float">
            <text:p>0.00804330357341</text:p>
          </table:table-cell>
          <table:table-cell office:value-type="float" office:value="0.003698064959153" calcext:value-type="float">
            <text:p>0.003698064959153</text:p>
          </table:table-cell>
          <table:table-cell/>
          <table:table-cell office:value-type="float" office:value="-0.0301486869262439" calcext:value-type="float">
            <text:p>-0.030148686926244</text:p>
          </table:table-cell>
          <table:table-cell office:value-type="float" office:value="0.00508470725551999" calcext:value-type="float">
            <text:p>0.00508470725552</text:p>
          </table:table-cell>
          <table:table-cell office:value-type="float" office:value="-0.00797590836550228" calcext:value-type="float">
            <text:p>-0.007975908365502</text:p>
          </table:table-cell>
        </table:table-row>
        <table:table-row table:style-name="ro1">
          <table:table-cell/>
          <table:table-cell office:value-type="float" office:value="0.00949067066866447" calcext:value-type="float">
            <text:p>0.009490670668664</text:p>
          </table:table-cell>
          <table:table-cell office:value-type="float" office:value="0.0175120738197296" calcext:value-type="float">
            <text:p>0.01751207381973</text:p>
          </table:table-cell>
          <table:table-cell office:value-type="float" office:value="0.0088674250929117" calcext:value-type="float">
            <text:p>0.0088674250929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49067066866447" calcext:value-type="float">
            <text:p>0.0094906706686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90129212377077" calcext:value-type="float">
            <text:p>-0.0029012921237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8674250929117" calcext:value-type="float">
            <text:p>0.008867425092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8574159169818" calcext:value-type="float">
            <text:p>0.0076857415916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5120738197296" calcext:value-type="float">
            <text:p>0.017512073819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54961497279" calcext:value-type="float">
            <text:p>-0.021685496149728</text:p>
          </table:table-cell>
          <table:table-cell table:number-columns-repeated="2"/>
          <table:table-cell office:value-type="float" office:value="0.0175120738197296" calcext:value-type="float">
            <text:p>0.01751207381973</text:p>
          </table:table-cell>
          <table:table-cell office:value-type="float" office:value="0.0088674250929117" calcext:value-type="float">
            <text:p>0.008867425092912</text:p>
          </table:table-cell>
          <table:table-cell office:value-type="float" office:value="0.00949067066866447" calcext:value-type="float">
            <text:p>0.009490670668664</text:p>
          </table:table-cell>
          <table:table-cell/>
          <table:table-cell office:value-type="float" office:value="-0.0216854961497279" calcext:value-type="float">
            <text:p>-0.021685496149728</text:p>
          </table:table-cell>
          <table:table-cell office:value-type="float" office:value="0.00768574159169818" calcext:value-type="float">
            <text:p>0.007685741591698</text:p>
          </table:table-cell>
          <table:table-cell office:value-type="float" office:value="-0.00290129212377077" calcext:value-type="float">
            <text:p>-0.002901292123771</text:p>
          </table:table-cell>
        </table:table-row>
        <table:table-row table:style-name="ro1">
          <table:table-cell/>
          <table:table-cell office:value-type="float" office:value="0.0120580504795999" calcext:value-type="float">
            <text:p>0.0120580504796</text:p>
          </table:table-cell>
          <table:table-cell office:value-type="float" office:value="0.000371650373421319" calcext:value-type="float">
            <text:p>0.000371650373421</text:p>
          </table:table-cell>
          <table:table-cell office:value-type="float" office:value="0.0100991831089695" calcext:value-type="float">
            <text:p>0.010099183108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0580504795999" calcext:value-type="float">
            <text:p>0.0120580504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6825939053715" calcext:value-type="float">
            <text:p>0.0036682593905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0991831089695" calcext:value-type="float">
            <text:p>0.01009918310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0169626327908" calcext:value-type="float">
            <text:p>0.0087016962632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371650373421319" calcext:value-type="float">
            <text:p>0.0003716503734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2419303138243" calcext:value-type="float">
            <text:p>-0.011241930313824</text:p>
          </table:table-cell>
          <table:table-cell table:number-columns-repeated="2"/>
          <table:table-cell office:value-type="float" office:value="0.000371650373421319" calcext:value-type="float">
            <text:p>0.000371650373421</text:p>
          </table:table-cell>
          <table:table-cell office:value-type="float" office:value="0.0100991831089695" calcext:value-type="float">
            <text:p>0.01009918310897</text:p>
          </table:table-cell>
          <table:table-cell office:value-type="float" office:value="0.0120580504795999" calcext:value-type="float">
            <text:p>0.0120580504796</text:p>
          </table:table-cell>
          <table:table-cell/>
          <table:table-cell office:value-type="float" office:value="-0.0112419303138243" calcext:value-type="float">
            <text:p>-0.011241930313824</text:p>
          </table:table-cell>
          <table:table-cell office:value-type="float" office:value="0.00870169626327908" calcext:value-type="float">
            <text:p>0.008701696263279</text:p>
          </table:table-cell>
          <table:table-cell office:value-type="float" office:value="0.00366825939053715" calcext:value-type="float">
            <text:p>0.003668259390537</text:p>
          </table:table-cell>
        </table:table-row>
        <table:table-row table:style-name="ro1">
          <table:table-cell/>
          <table:table-cell office:value-type="float" office:value="0.017536043781356" calcext:value-type="float">
            <text:p>0.017536043781356</text:p>
          </table:table-cell>
          <table:table-cell office:value-type="float" office:value="0.00071347276163369" calcext:value-type="float">
            <text:p>0.000713472761634</text:p>
          </table:table-cell>
          <table:table-cell office:value-type="float" office:value="0.0114374467010616" calcext:value-type="float">
            <text:p>0.0114374467010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536043781356" calcext:value-type="float">
            <text:p>0.0175360437813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5548767758533" calcext:value-type="float">
            <text:p>0.0084554876775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14374467010616" calcext:value-type="float">
            <text:p>0.0114374467010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9286508921991" calcext:value-type="float">
            <text:p>0.008492865089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1347276163369" calcext:value-type="float">
            <text:p>0.0007134727616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619755701796" calcext:value-type="float">
            <text:p>-0.01146197557018</text:p>
          </table:table-cell>
          <table:table-cell table:number-columns-repeated="2"/>
          <table:table-cell office:value-type="float" office:value="0.00071347276163369" calcext:value-type="float">
            <text:p>0.000713472761634</text:p>
          </table:table-cell>
          <table:table-cell office:value-type="float" office:value="0.0114374467010616" calcext:value-type="float">
            <text:p>0.011437446701062</text:p>
          </table:table-cell>
          <table:table-cell office:value-type="float" office:value="0.017536043781356" calcext:value-type="float">
            <text:p>0.017536043781356</text:p>
          </table:table-cell>
          <table:table-cell/>
          <table:table-cell office:value-type="float" office:value="-0.0114619755701796" calcext:value-type="float">
            <text:p>-0.01146197557018</text:p>
          </table:table-cell>
          <table:table-cell office:value-type="float" office:value="0.00849286508921991" calcext:value-type="float">
            <text:p>0.00849286508922</text:p>
          </table:table-cell>
          <table:table-cell office:value-type="float" office:value="0.00845548767758533" calcext:value-type="float">
            <text:p>0.008455487677585</text:p>
          </table:table-cell>
        </table:table-row>
        <table:table-row table:style-name="ro1">
          <table:table-cell/>
          <table:table-cell office:value-type="float" office:value="0.0202735522876145" calcext:value-type="float">
            <text:p>0.020273552287615</text:p>
          </table:table-cell>
          <table:table-cell table:style-name="ce1" office:value-type="float" office:value="-0.0000606205321039359" calcext:value-type="float">
            <text:p>-6.06E-05</text:p>
          </table:table-cell>
          <table:table-cell office:value-type="float" office:value="0.0135482566865547" calcext:value-type="float">
            <text:p>0.0135482566865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2735522876145" calcext:value-type="float">
            <text:p>0.020273552287615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0.0133938143540461" calcext:value-type="float">
            <text:p>0.0133938143540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5482566865547" calcext:value-type="float">
            <text:p>0.013548256686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1741515967465" calcext:value-type="float">
            <text:p>0.007617415159675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00606205321039359" calcext:value-type="float">
            <text:p>-6.06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6203516964211" calcext:value-type="float">
            <text:p>-0.011620351696421</text:p>
          </table:table-cell>
          <table:table-cell table:number-columns-repeated="2"/>
          <table:table-cell table:style-name="ce1" office:value-type="float" office:value="-0.0000606205321039359" calcext:value-type="float">
            <text:p>-6.06E-05</text:p>
          </table:table-cell>
          <table:table-cell office:value-type="float" office:value="0.0135482566865547" calcext:value-type="float">
            <text:p>0.013548256686555</text:p>
          </table:table-cell>
          <table:table-cell office:value-type="float" office:value="0.0202735522876145" calcext:value-type="float">
            <text:p>0.020273552287615</text:p>
          </table:table-cell>
          <table:table-cell/>
          <table:table-cell office:value-type="float" office:value="-0.0116203516964211" calcext:value-type="float">
            <text:p>-0.011620351696421</text:p>
          </table:table-cell>
          <table:table-cell office:value-type="float" office:value="0.00761741515967465" calcext:value-type="float">
            <text:p>0.007617415159675</text:p>
          </table:table-cell>
          <table:table-cell office:value-type="float" office:value="0.0133938143540461" calcext:value-type="float">
            <text:p>0.013393814354046</text:p>
          </table:table-cell>
        </table:table-row>
        <table:table-row table:style-name="ro1">
          <table:table-cell/>
          <table:table-cell office:value-type="float" office:value="0.0253391094178367" calcext:value-type="float">
            <text:p>0.025339109417837</text:p>
          </table:table-cell>
          <table:table-cell office:value-type="float" office:value="0.000629759778838475" calcext:value-type="float">
            <text:p>0.000629759778838</text:p>
          </table:table-cell>
          <table:table-cell office:value-type="float" office:value="0.0155282276901368" calcext:value-type="float">
            <text:p>0.0155282276901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3391094178367" calcext:value-type="float">
            <text:p>0.025339109417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6977998313602" calcext:value-type="float">
            <text:p>0.0176977998313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5282276901368" calcext:value-type="float">
            <text:p>0.0155282276901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13212625350795" calcext:value-type="float">
            <text:p>0.0071321262535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629759778838475" calcext:value-type="float">
            <text:p>0.000629759778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57529166075" calcext:value-type="float">
            <text:p>-0.012257529166075</text:p>
          </table:table-cell>
          <table:table-cell table:number-columns-repeated="2"/>
          <table:table-cell office:value-type="float" office:value="0.000629759778838475" calcext:value-type="float">
            <text:p>0.000629759778838</text:p>
          </table:table-cell>
          <table:table-cell office:value-type="float" office:value="0.0155282276901368" calcext:value-type="float">
            <text:p>0.015528227690137</text:p>
          </table:table-cell>
          <table:table-cell office:value-type="float" office:value="0.0253391094178367" calcext:value-type="float">
            <text:p>0.025339109417837</text:p>
          </table:table-cell>
          <table:table-cell/>
          <table:table-cell office:value-type="float" office:value="-0.012257529166075" calcext:value-type="float">
            <text:p>-0.012257529166075</text:p>
          </table:table-cell>
          <table:table-cell office:value-type="float" office:value="0.00713212625350795" calcext:value-type="float">
            <text:p>0.007132126253508</text:p>
          </table:table-cell>
          <table:table-cell office:value-type="float" office:value="0.0176977998313602" calcext:value-type="float">
            <text:p>0.01769779983136</text:p>
          </table:table-cell>
        </table:table-row>
        <table:table-row table:style-name="ro1">
          <table:table-cell/>
          <table:table-cell office:value-type="float" office:value="0.0275056626281617" calcext:value-type="float">
            <text:p>0.027505662628162</text:p>
          </table:table-cell>
          <table:table-cell office:value-type="float" office:value="0.00116013233315927" calcext:value-type="float">
            <text:p>0.001160132333159</text:p>
          </table:table-cell>
          <table:table-cell office:value-type="float" office:value="0.0173438725721073" calcext:value-type="float">
            <text:p>0.0173438725721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5056626281617" calcext:value-type="float">
            <text:p>0.027505662628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4796847544442" calcext:value-type="float">
            <text:p>0.02147968475444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73438725721073" calcext:value-type="float">
            <text:p>0.0173438725721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2671161230088" calcext:value-type="float">
            <text:p>0.0073267116123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16013233315927" calcext:value-type="float">
            <text:p>0.0011601323331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505210424077" calcext:value-type="float">
            <text:p>-0.013050521042408</text:p>
          </table:table-cell>
          <table:table-cell table:number-columns-repeated="2"/>
          <table:table-cell office:value-type="float" office:value="0.00116013233315927" calcext:value-type="float">
            <text:p>0.001160132333159</text:p>
          </table:table-cell>
          <table:table-cell office:value-type="float" office:value="0.0173438725721073" calcext:value-type="float">
            <text:p>0.017343872572107</text:p>
          </table:table-cell>
          <table:table-cell office:value-type="float" office:value="0.0275056626281617" calcext:value-type="float">
            <text:p>0.027505662628162</text:p>
          </table:table-cell>
          <table:table-cell/>
          <table:table-cell office:value-type="float" office:value="-0.0130505210424077" calcext:value-type="float">
            <text:p>-0.013050521042408</text:p>
          </table:table-cell>
          <table:table-cell office:value-type="float" office:value="0.00732671161230088" calcext:value-type="float">
            <text:p>0.007326711612301</text:p>
          </table:table-cell>
          <table:table-cell office:value-type="float" office:value="0.0214796847544442" calcext:value-type="float">
            <text:p>0.021479684754444</text:p>
          </table:table-cell>
        </table:table-row>
        <table:table-row table:style-name="ro1">
          <table:table-cell/>
          <table:table-cell office:value-type="float" office:value="0.03124571510682" calcext:value-type="float">
            <text:p>0.03124571510682</text:p>
          </table:table-cell>
          <table:table-cell office:value-type="float" office:value="0.000967759488557531" calcext:value-type="float">
            <text:p>0.000967759488558</text:p>
          </table:table-cell>
          <table:table-cell office:value-type="float" office:value="0.0189479321662164" calcext:value-type="float">
            <text:p>0.0189479321662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4571510682" calcext:value-type="float">
            <text:p>0.031245715106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630434964045" calcext:value-type="float">
            <text:p>0.02436304349640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89479321662164" calcext:value-type="float">
            <text:p>0.018947932166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7420488266131" calcext:value-type="float">
            <text:p>0.0082742048826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967759488557531" calcext:value-type="float">
            <text:p>0.0009677594885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78495085219" calcext:value-type="float">
            <text:p>-0.014278495085219</text:p>
          </table:table-cell>
          <table:table-cell table:number-columns-repeated="2"/>
          <table:table-cell office:value-type="float" office:value="0.000967759488557531" calcext:value-type="float">
            <text:p>0.000967759488558</text:p>
          </table:table-cell>
          <table:table-cell office:value-type="float" office:value="0.0189479321662164" calcext:value-type="float">
            <text:p>0.018947932166216</text:p>
          </table:table-cell>
          <table:table-cell office:value-type="float" office:value="0.03124571510682" calcext:value-type="float">
            <text:p>0.03124571510682</text:p>
          </table:table-cell>
          <table:table-cell/>
          <table:table-cell office:value-type="float" office:value="-0.014278495085219" calcext:value-type="float">
            <text:p>-0.014278495085219</text:p>
          </table:table-cell>
          <table:table-cell office:value-type="float" office:value="0.00827420488266131" calcext:value-type="float">
            <text:p>0.008274204882661</text:p>
          </table:table-cell>
          <table:table-cell office:value-type="float" office:value="0.0243630434964045" calcext:value-type="float">
            <text:p>0.024363043496405</text:p>
          </table:table-cell>
        </table:table-row>
        <table:table-row table:style-name="ro1">
          <table:table-cell/>
          <table:table-cell office:value-type="float" office:value="0.0329510172783019" calcext:value-type="float">
            <text:p>0.032951017278302</text:p>
          </table:table-cell>
          <table:table-cell office:value-type="float" office:value="0.000141866044151374" calcext:value-type="float">
            <text:p>0.000141866044151</text:p>
          </table:table-cell>
          <table:table-cell office:value-type="float" office:value="0.0203197948001018" calcext:value-type="float">
            <text:p>0.0203197948001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9510172783019" calcext:value-type="float">
            <text:p>0.0329510172783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6837764023551" calcext:value-type="float">
            <text:p>0.027683776402355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03197948001018" calcext:value-type="float">
            <text:p>0.0203197948001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7088098867529" calcext:value-type="float">
            <text:p>0.0099708809886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41866044151374" calcext:value-type="float">
            <text:p>0.0001418660441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8717801062738" calcext:value-type="float">
            <text:p>-0.015871780106274</text:p>
          </table:table-cell>
          <table:table-cell table:number-columns-repeated="2"/>
          <table:table-cell office:value-type="float" office:value="0.000141866044151374" calcext:value-type="float">
            <text:p>0.000141866044151</text:p>
          </table:table-cell>
          <table:table-cell office:value-type="float" office:value="0.0203197948001018" calcext:value-type="float">
            <text:p>0.020319794800102</text:p>
          </table:table-cell>
          <table:table-cell office:value-type="float" office:value="0.0329510172783019" calcext:value-type="float">
            <text:p>0.032951017278302</text:p>
          </table:table-cell>
          <table:table-cell/>
          <table:table-cell office:value-type="float" office:value="-0.0158717801062738" calcext:value-type="float">
            <text:p>-0.015871780106274</text:p>
          </table:table-cell>
          <table:table-cell office:value-type="float" office:value="0.00997088098867529" calcext:value-type="float">
            <text:p>0.009970880988675</text:p>
          </table:table-cell>
          <table:table-cell office:value-type="float" office:value="0.0276837764023551" calcext:value-type="float">
            <text:p>0.027683776402355</text:p>
          </table:table-cell>
        </table:table-row>
        <table:table-row table:style-name="ro1">
          <table:table-cell/>
          <table:table-cell office:value-type="float" office:value="0.0357301588940595" calcext:value-type="float">
            <text:p>0.03573015889406</text:p>
          </table:table-cell>
          <table:table-cell office:value-type="float" office:value="-0.00107168298129726" calcext:value-type="float">
            <text:p>-0.001071682981297</text:p>
          </table:table-cell>
          <table:table-cell office:value-type="float" office:value="0.0214850710289596" calcext:value-type="float">
            <text:p>0.021485071028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7301588940595" calcext:value-type="float">
            <text:p>0.035730158894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764022647374" calcext:value-type="float">
            <text:p>0.029764022647374</text:p>
          </table:table-cell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214850710289596" calcext:value-type="float">
            <text:p>0.021485071028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180128308584" calcext:value-type="float">
            <text:p>0.0123180128308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07168298129726" calcext:value-type="float">
            <text:p>-0.0010716829812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6771325345615" calcext:value-type="float">
            <text:p>-0.017677132534562</text:p>
          </table:table-cell>
          <table:table-cell table:number-columns-repeated="2"/>
          <table:table-cell office:value-type="float" office:value="-0.00107168298129726" calcext:value-type="float">
            <text:p>-0.001071682981297</text:p>
          </table:table-cell>
          <table:table-cell office:value-type="float" office:value="0.0214850710289596" calcext:value-type="float">
            <text:p>0.02148507102896</text:p>
          </table:table-cell>
          <table:table-cell office:value-type="float" office:value="0.0357301588940595" calcext:value-type="float">
            <text:p>0.03573015889406</text:p>
          </table:table-cell>
          <table:table-cell/>
          <table:table-cell office:value-type="float" office:value="-0.0176771325345615" calcext:value-type="float">
            <text:p>-0.017677132534562</text:p>
          </table:table-cell>
          <table:table-cell office:value-type="float" office:value="0.0123180128308584" calcext:value-type="float">
            <text:p>0.012318012830858</text:p>
          </table:table-cell>
          <table:table-cell office:value-type="float" office:value="0.029764022647374" calcext:value-type="float">
            <text:p>0.029764022647374</text:p>
          </table:table-cell>
        </table:table-row>
        <table:table-row table:style-name="ro1">
          <table:table-cell/>
          <table:table-cell office:value-type="float" office:value="0.0368316592694709" calcext:value-type="float">
            <text:p>0.036831659269471</text:p>
          </table:table-cell>
          <table:table-cell office:value-type="float" office:value="-0.00256483459559135" calcext:value-type="float">
            <text:p>-0.002564834595591</text:p>
          </table:table-cell>
          <table:table-cell office:value-type="float" office:value="0.021459898458674" calcext:value-type="float">
            <text:p>0.0214598984586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8316592694709" calcext:value-type="float">
            <text:p>0.0368316592694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4694876276657" calcext:value-type="float">
            <text:p>0.0324694876276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59898458674" calcext:value-type="float">
            <text:p>0.0214598984586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533460234797" calcext:value-type="float">
            <text:p>0.013453346023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56483459559135" calcext:value-type="float">
            <text:p>-0.0025648345955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1144993134" calcext:value-type="float">
            <text:p>-0.019771144993134</text:p>
          </table:table-cell>
          <table:table-cell table:number-columns-repeated="2"/>
          <table:table-cell office:value-type="float" office:value="-0.00256483459559135" calcext:value-type="float">
            <text:p>-0.002564834595591</text:p>
          </table:table-cell>
          <table:table-cell office:value-type="float" office:value="0.021459898458674" calcext:value-type="float">
            <text:p>0.021459898458674</text:p>
          </table:table-cell>
          <table:table-cell office:value-type="float" office:value="0.0368316592694709" calcext:value-type="float">
            <text:p>0.036831659269471</text:p>
          </table:table-cell>
          <table:table-cell/>
          <table:table-cell office:value-type="float" office:value="-0.019771144993134" calcext:value-type="float">
            <text:p>-0.019771144993134</text:p>
          </table:table-cell>
          <table:table-cell office:value-type="float" office:value="0.0134533460234797" calcext:value-type="float">
            <text:p>0.01345334602348</text:p>
          </table:table-cell>
          <table:table-cell office:value-type="float" office:value="0.0324694876276657" calcext:value-type="float">
            <text:p>0.032469487627666</text:p>
          </table:table-cell>
        </table:table-row>
        <table:table-row table:style-name="ro1">
          <table:table-cell/>
          <table:table-cell office:value-type="float" office:value="0.0393049099906423" calcext:value-type="float">
            <text:p>0.039304909990642</text:p>
          </table:table-cell>
          <table:table-cell office:value-type="float" office:value="-0.00443681523867062" calcext:value-type="float">
            <text:p>-0.004436815238671</text:p>
          </table:table-cell>
          <table:table-cell office:value-type="float" office:value="0.0206910976940935" calcext:value-type="float">
            <text:p>0.0206910976940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3049099906423" calcext:value-type="float">
            <text:p>0.039304909990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42615264060188" calcext:value-type="float">
            <text:p>0.0342615264060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6910976940935" calcext:value-type="float">
            <text:p>0.0206910976940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07747405163" calcext:value-type="float">
            <text:p>0.0132607747405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43681523867062" calcext:value-type="float">
            <text:p>-0.0044368152386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0698176717295" calcext:value-type="float">
            <text:p>-0.02206981767173</text:p>
          </table:table-cell>
          <table:table-cell table:number-columns-repeated="2"/>
          <table:table-cell office:value-type="float" office:value="-0.00443681523867062" calcext:value-type="float">
            <text:p>-0.004436815238671</text:p>
          </table:table-cell>
          <table:table-cell office:value-type="float" office:value="0.0206910976940935" calcext:value-type="float">
            <text:p>0.020691097694094</text:p>
          </table:table-cell>
          <table:table-cell office:value-type="float" office:value="0.0393049099906423" calcext:value-type="float">
            <text:p>0.039304909990642</text:p>
          </table:table-cell>
          <table:table-cell/>
          <table:table-cell office:value-type="float" office:value="-0.0220698176717295" calcext:value-type="float">
            <text:p>-0.02206981767173</text:p>
          </table:table-cell>
          <table:table-cell office:value-type="float" office:value="0.0132607747405163" calcext:value-type="float">
            <text:p>0.013260774740516</text:p>
          </table:table-cell>
          <table:table-cell office:value-type="float" office:value="0.0342615264060188" calcext:value-type="float">
            <text:p>0.034261526406019</text:p>
          </table:table-cell>
        </table:table-row>
        <table:table-row table:style-name="ro1">
          <table:table-cell/>
          <table:table-cell office:value-type="float" office:value="0.0407952909798515" calcext:value-type="float">
            <text:p>0.040795290979852</text:p>
          </table:table-cell>
          <table:table-cell office:value-type="float" office:value="-0.00658201672037121" calcext:value-type="float">
            <text:p>-0.006582016720371</text:p>
          </table:table-cell>
          <table:table-cell office:value-type="float" office:value="0.0209035948723316" calcext:value-type="float">
            <text:p>0.0209035948723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07952909798515" calcext:value-type="float">
            <text:p>0.0407952909798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366797126098829" calcext:value-type="float">
            <text:p>3.67E-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9035948723316" calcext:value-type="float">
            <text:p>0.0209035948723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526212419477" calcext:value-type="float">
            <text:p>0.0131526212419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58201672037121" calcext:value-type="float">
            <text:p>-0.006582016720371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45920510150432" calcext:value-type="float">
            <text:p>-0.024592051015043</text:p>
          </table:table-cell>
          <table:table-cell table:number-columns-repeated="2"/>
          <table:table-cell office:value-type="float" office:value="-0.00658201672037121" calcext:value-type="float">
            <text:p>-0.006582016720371</text:p>
          </table:table-cell>
          <table:table-cell office:value-type="float" office:value="0.0209035948723316" calcext:value-type="float">
            <text:p>0.020903594872332</text:p>
          </table:table-cell>
          <table:table-cell office:value-type="float" office:value="0.0407952909798515" calcext:value-type="float">
            <text:p>0.040795290979852</text:p>
          </table:table-cell>
          <table:table-cell/>
          <table:table-cell office:value-type="float" office:value="-0.0245920510150432" calcext:value-type="float">
            <text:p>-0.024592051015043</text:p>
          </table:table-cell>
          <table:table-cell office:value-type="float" office:value="0.0131526212419477" calcext:value-type="float">
            <text:p>0.013152621241948</text:p>
          </table:table-cell>
          <table:table-cell table:style-name="ce1" office:value-type="float" office:value="0.0366797126098829" calcext:value-type="float">
            <text:p>3.67E-02</text:p>
          </table:table-cell>
        </table:table-row>
        <table:table-row table:style-name="ro1">
          <table:table-cell/>
          <table:table-cell office:value-type="float" office:value="0.0431401678311687" calcext:value-type="float">
            <text:p>0.043140167831169</text:p>
          </table:table-cell>
          <table:table-cell office:value-type="float" office:value="-0.00898190125921991" calcext:value-type="float">
            <text:p>-0.00898190125922</text:p>
          </table:table-cell>
          <table:table-cell office:value-type="float" office:value="0.0212803780389233" calcext:value-type="float">
            <text:p>0.0212803780389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31401678311687" calcext:value-type="float">
            <text:p>0.0431401678311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84264285053538" calcext:value-type="float">
            <text:p>0.0384264285053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2803780389233" calcext:value-type="float">
            <text:p>0.021280378038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469387386001" calcext:value-type="float">
            <text:p>0.01314693873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98190125921991" calcext:value-type="float">
            <text:p>-0.008981901259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3300716336478" calcext:value-type="float">
            <text:p>-0.027330071633648</text:p>
          </table:table-cell>
          <table:table-cell table:number-columns-repeated="2"/>
          <table:table-cell office:value-type="float" office:value="-0.00898190125921991" calcext:value-type="float">
            <text:p>-0.00898190125922</text:p>
          </table:table-cell>
          <table:table-cell office:value-type="float" office:value="0.0212803780389233" calcext:value-type="float">
            <text:p>0.021280378038923</text:p>
          </table:table-cell>
          <table:table-cell office:value-type="float" office:value="0.0431401678311687" calcext:value-type="float">
            <text:p>0.043140167831169</text:p>
          </table:table-cell>
          <table:table-cell/>
          <table:table-cell office:value-type="float" office:value="-0.0273300716336478" calcext:value-type="float">
            <text:p>-0.027330071633648</text:p>
          </table:table-cell>
          <table:table-cell office:value-type="float" office:value="0.0131469387386001" calcext:value-type="float">
            <text:p>0.0131469387386</text:p>
          </table:table-cell>
          <table:table-cell office:value-type="float" office:value="0.0384264285053538" calcext:value-type="float">
            <text:p>0.038426428505354</text:p>
          </table:table-cell>
        </table:table-row>
        <table:table-row table:style-name="ro1">
          <table:table-cell/>
          <table:table-cell office:value-type="float" office:value="0.0448982075470672" calcext:value-type="float">
            <text:p>0.044898207547067</text:p>
          </table:table-cell>
          <table:table-cell office:value-type="float" office:value="-0.0115784540926416" calcext:value-type="float">
            <text:p>-0.011578454092642</text:p>
          </table:table-cell>
          <table:table-cell office:value-type="float" office:value="0.0216382825600798" calcext:value-type="float">
            <text:p>0.021638282560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48982075470672" calcext:value-type="float">
            <text:p>0.0448982075470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7479385878513" calcext:value-type="float">
            <text:p>0.04074793858785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6382825600798" calcext:value-type="float">
            <text:p>0.02163828256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941205053706" calcext:value-type="float">
            <text:p>0.0131941205053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5784540926416" calcext:value-type="float">
            <text:p>-0.011578454092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2469836392039" calcext:value-type="float">
            <text:p>-0.030246983639204</text:p>
          </table:table-cell>
          <table:table-cell table:number-columns-repeated="2"/>
          <table:table-cell office:value-type="float" office:value="-0.0115784540926416" calcext:value-type="float">
            <text:p>-0.011578454092642</text:p>
          </table:table-cell>
          <table:table-cell office:value-type="float" office:value="0.0216382825600798" calcext:value-type="float">
            <text:p>0.02163828256008</text:p>
          </table:table-cell>
          <table:table-cell office:value-type="float" office:value="0.0448982075470672" calcext:value-type="float">
            <text:p>0.044898207547067</text:p>
          </table:table-cell>
          <table:table-cell/>
          <table:table-cell office:value-type="float" office:value="-0.0302469836392039" calcext:value-type="float">
            <text:p>-0.030246983639204</text:p>
          </table:table-cell>
          <table:table-cell office:value-type="float" office:value="0.0131941205053706" calcext:value-type="float">
            <text:p>0.013194120505371</text:p>
          </table:table-cell>
          <table:table-cell office:value-type="float" office:value="0.0407479385878513" calcext:value-type="float">
            <text:p>0.040747938587851</text:p>
          </table:table-cell>
        </table:table-row>
        <table:table-row table:style-name="ro1">
          <table:table-cell/>
          <table:table-cell office:value-type="float" office:value="0.0473090515353012" calcext:value-type="float">
            <text:p>0.047309051535301</text:p>
          </table:table-cell>
          <table:table-cell office:value-type="float" office:value="-0.0143326667755759" calcext:value-type="float">
            <text:p>-0.014332666775576</text:p>
          </table:table-cell>
          <table:table-cell office:value-type="float" office:value="0.0221488959417349" calcext:value-type="float">
            <text:p>0.0221488959417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73090515353012" calcext:value-type="float">
            <text:p>0.0473090515353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6168188094274" calcext:value-type="float">
            <text:p>0.0426168188094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21488959417349" calcext:value-type="float">
            <text:p>0.022148895941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39064385209" calcext:value-type="float">
            <text:p>0.0132639064385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3326667755759" calcext:value-type="float">
            <text:p>-0.014332666775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175923949255" calcext:value-type="float">
            <text:p>-0.033317592394926</text:p>
          </table:table-cell>
          <table:table-cell table:number-columns-repeated="2"/>
          <table:table-cell office:value-type="float" office:value="-0.0143326667755759" calcext:value-type="float">
            <text:p>-0.014332666775576</text:p>
          </table:table-cell>
          <table:table-cell office:value-type="float" office:value="0.0221488959417349" calcext:value-type="float">
            <text:p>0.022148895941735</text:p>
          </table:table-cell>
          <table:table-cell office:value-type="float" office:value="0.0473090515353012" calcext:value-type="float">
            <text:p>0.047309051535301</text:p>
          </table:table-cell>
          <table:table-cell/>
          <table:table-cell office:value-type="float" office:value="-0.0333175923949255" calcext:value-type="float">
            <text:p>-0.033317592394926</text:p>
          </table:table-cell>
          <table:table-cell office:value-type="float" office:value="0.0132639064385209" calcext:value-type="float">
            <text:p>0.013263906438521</text:p>
          </table:table-cell>
          <table:table-cell office:value-type="float" office:value="0.0426168188094274" calcext:value-type="float">
            <text:p>0.042616818809427</text:p>
          </table:table-cell>
        </table:table-row>
        <table:table-row table:style-name="ro1">
          <table:table-cell/>
          <table:table-cell office:value-type="float" office:value="0.0499566686554642" calcext:value-type="float">
            <text:p>0.049956668655464</text:p>
          </table:table-cell>
          <table:table-cell office:value-type="float" office:value="-0.018158024003468" calcext:value-type="float">
            <text:p>-0.018158024003468</text:p>
          </table:table-cell>
          <table:table-cell office:value-type="float" office:value="0.0264221077606565" calcext:value-type="float">
            <text:p>0.0264221077606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9566686554642" calcext:value-type="float">
            <text:p>0.049956668655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45997305592088" calcext:value-type="float">
            <text:p>0.044599730559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64221077606565" calcext:value-type="float">
            <text:p>0.026422107760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4082067849385" calcext:value-type="float">
            <text:p>0.0174082067849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8158024003468" calcext:value-type="float">
            <text:p>-0.0181580240034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1972530149785" calcext:value-type="float">
            <text:p>-0.032197253014979</text:p>
          </table:table-cell>
          <table:table-cell table:number-columns-repeated="2"/>
          <table:table-cell office:value-type="float" office:value="-0.018158024003468" calcext:value-type="float">
            <text:p>-0.018158024003468</text:p>
          </table:table-cell>
          <table:table-cell office:value-type="float" office:value="0.0264221077606565" calcext:value-type="float">
            <text:p>0.026422107760657</text:p>
          </table:table-cell>
          <table:table-cell office:value-type="float" office:value="0.0499566686554642" calcext:value-type="float">
            <text:p>0.049956668655464</text:p>
          </table:table-cell>
          <table:table-cell/>
          <table:table-cell office:value-type="float" office:value="-0.0321972530149785" calcext:value-type="float">
            <text:p>-0.032197253014979</text:p>
          </table:table-cell>
          <table:table-cell office:value-type="float" office:value="0.0174082067849385" calcext:value-type="float">
            <text:p>0.017408206784939</text:p>
          </table:table-cell>
          <table:table-cell office:value-type="float" office:value="0.0445997305592088" calcext:value-type="float">
            <text:p>0.044599730559209</text:p>
          </table:table-cell>
        </table:table-row>
        <table:table-row table:style-name="ro1">
          <table:table-cell/>
          <table:table-cell office:value-type="float" office:value="0.0517316972371959" calcext:value-type="float">
            <text:p>0.051731697237196</text:p>
          </table:table-cell>
          <table:table-cell office:value-type="float" office:value="-0.0223789930747562" calcext:value-type="float">
            <text:p>-0.022378993074756</text:p>
          </table:table-cell>
          <table:table-cell office:value-type="float" office:value="0.0306989100674313" calcext:value-type="float">
            <text:p>0.0306989100674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17316972371959" calcext:value-type="float">
            <text:p>0.0517316972371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66632295904414" calcext:value-type="float">
            <text:p>0.04666322959044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6989100674313" calcext:value-type="float">
            <text:p>0.030698910067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8279945169721" calcext:value-type="float">
            <text:p>0.0218279945169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789930747562" calcext:value-type="float">
            <text:p>-0.022378993074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4486225213193" calcext:value-type="float">
            <text:p>-0.031448622521319</text:p>
          </table:table-cell>
          <table:table-cell table:number-columns-repeated="2"/>
          <table:table-cell office:value-type="float" office:value="-0.0223789930747562" calcext:value-type="float">
            <text:p>-0.022378993074756</text:p>
          </table:table-cell>
          <table:table-cell office:value-type="float" office:value="0.0306989100674313" calcext:value-type="float">
            <text:p>0.030698910067431</text:p>
          </table:table-cell>
          <table:table-cell office:value-type="float" office:value="0.0517316972371959" calcext:value-type="float">
            <text:p>0.051731697237196</text:p>
          </table:table-cell>
          <table:table-cell/>
          <table:table-cell office:value-type="float" office:value="-0.0314486225213193" calcext:value-type="float">
            <text:p>-0.031448622521319</text:p>
          </table:table-cell>
          <table:table-cell office:value-type="float" office:value="0.0218279945169721" calcext:value-type="float">
            <text:p>0.021827994516972</text:p>
          </table:table-cell>
          <table:table-cell office:value-type="float" office:value="0.0466632295904414" calcext:value-type="float">
            <text:p>0.046663229590441</text:p>
          </table:table-cell>
        </table:table-row>
        <table:table-row table:style-name="ro1">
          <table:table-cell/>
          <table:table-cell office:value-type="float" office:value="0.0552115331517521" calcext:value-type="float">
            <text:p>0.055211533151752</text:p>
          </table:table-cell>
          <table:table-cell office:value-type="float" office:value="-0.0264595094767122" calcext:value-type="float">
            <text:p>-0.026459509476712</text:p>
          </table:table-cell>
          <table:table-cell office:value-type="float" office:value="0.0344284470870824" calcext:value-type="float">
            <text:p>0.0344284470870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52115331517521" calcext:value-type="float">
            <text:p>0.055211533151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8579609171926" calcext:value-type="float">
            <text:p>0.0485796091719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44284470870824" calcext:value-type="float">
            <text:p>0.034428447087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9570706091086" calcext:value-type="float">
            <text:p>0.02595707060910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4595094767122" calcext:value-type="float">
            <text:p>-0.0264595094767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3212558125557" calcext:value-type="float">
            <text:p>-0.032321255812556</text:p>
          </table:table-cell>
          <table:table-cell table:number-columns-repeated="2"/>
          <table:table-cell office:value-type="float" office:value="-0.0264595094767122" calcext:value-type="float">
            <text:p>-0.026459509476712</text:p>
          </table:table-cell>
          <table:table-cell office:value-type="float" office:value="0.0344284470870824" calcext:value-type="float">
            <text:p>0.034428447087082</text:p>
          </table:table-cell>
          <table:table-cell office:value-type="float" office:value="0.0552115331517521" calcext:value-type="float">
            <text:p>0.055211533151752</text:p>
          </table:table-cell>
          <table:table-cell/>
          <table:table-cell office:value-type="float" office:value="-0.0323212558125557" calcext:value-type="float">
            <text:p>-0.032321255812556</text:p>
          </table:table-cell>
          <table:table-cell office:value-type="float" office:value="0.0259570706091086" calcext:value-type="float">
            <text:p>0.025957070609109</text:p>
          </table:table-cell>
          <table:table-cell office:value-type="float" office:value="0.048579609171926" calcext:value-type="float">
            <text:p>0.048579609171926</text:p>
          </table:table-cell>
        </table:table-row>
        <table:table-row table:style-name="ro1">
          <table:table-cell/>
          <table:table-cell office:value-type="float" office:value="0.0576172177419354" calcext:value-type="float">
            <text:p>0.057617217741935</text:p>
          </table:table-cell>
          <table:table-cell office:value-type="float" office:value="-0.0303131431483523" calcext:value-type="float">
            <text:p>-0.030313143148352</text:p>
          </table:table-cell>
          <table:table-cell office:value-type="float" office:value="0.0378746380983067" calcext:value-type="float">
            <text:p>0.0378746380983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76172177419354" calcext:value-type="float">
            <text:p>0.0576172177419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10802030147564" calcext:value-type="float">
            <text:p>0.0510802030147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8746380983067" calcext:value-type="float">
            <text:p>0.0378746380983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4848897731761" calcext:value-type="float">
            <text:p>0.0294848897731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3131431483523" calcext:value-type="float">
            <text:p>-0.030313143148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687524357144" calcext:value-type="float">
            <text:p>-0.034687524357144</text:p>
          </table:table-cell>
          <table:table-cell table:number-columns-repeated="2"/>
          <table:table-cell office:value-type="float" office:value="-0.0303131431483523" calcext:value-type="float">
            <text:p>-0.030313143148352</text:p>
          </table:table-cell>
          <table:table-cell office:value-type="float" office:value="0.0378746380983067" calcext:value-type="float">
            <text:p>0.037874638098307</text:p>
          </table:table-cell>
          <table:table-cell office:value-type="float" office:value="0.0576172177419354" calcext:value-type="float">
            <text:p>0.057617217741935</text:p>
          </table:table-cell>
          <table:table-cell/>
          <table:table-cell office:value-type="float" office:value="-0.034687524357144" calcext:value-type="float">
            <text:p>-0.034687524357144</text:p>
          </table:table-cell>
          <table:table-cell office:value-type="float" office:value="0.0294848897731761" calcext:value-type="float">
            <text:p>0.029484889773176</text:p>
          </table:table-cell>
          <table:table-cell office:value-type="float" office:value="0.0510802030147564" calcext:value-type="float">
            <text:p>0.051080203014756</text:p>
          </table:table-cell>
        </table:table-row>
        <table:table-row table:style-name="ro1">
          <table:table-cell/>
          <table:table-cell office:value-type="float" office:value="0.0603230173957354" calcext:value-type="float">
            <text:p>0.060323017395735</text:p>
          </table:table-cell>
          <table:table-cell office:value-type="float" office:value="-0.0340465127800724" calcext:value-type="float">
            <text:p>-0.034046512780072</text:p>
          </table:table-cell>
          <table:table-cell office:value-type="float" office:value="0.0410078228504196" calcext:value-type="float">
            <text:p>0.041007822850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03230173957354" calcext:value-type="float">
            <text:p>0.060323017395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25363374190907" calcext:value-type="float">
            <text:p>0.0525363374190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10078228504196" calcext:value-type="float">
            <text:p>0.04100782285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3841436619634" calcext:value-type="float">
            <text:p>0.0323841436619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0465127800724" calcext:value-type="float">
            <text:p>-0.0340465127800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3094241618947" calcext:value-type="float">
            <text:p>-0.038309424161895</text:p>
          </table:table-cell>
          <table:table-cell table:number-columns-repeated="2"/>
          <table:table-cell office:value-type="float" office:value="-0.0340465127800724" calcext:value-type="float">
            <text:p>-0.034046512780072</text:p>
          </table:table-cell>
          <table:table-cell office:value-type="float" office:value="0.0410078228504196" calcext:value-type="float">
            <text:p>0.04100782285042</text:p>
          </table:table-cell>
          <table:table-cell office:value-type="float" office:value="0.0603230173957354" calcext:value-type="float">
            <text:p>0.060323017395735</text:p>
          </table:table-cell>
          <table:table-cell/>
          <table:table-cell office:value-type="float" office:value="-0.0383094241618947" calcext:value-type="float">
            <text:p>-0.038309424161895</text:p>
          </table:table-cell>
          <table:table-cell office:value-type="float" office:value="0.0323841436619634" calcext:value-type="float">
            <text:p>0.032384143661963</text:p>
          </table:table-cell>
          <table:table-cell office:value-type="float" office:value="0.0525363374190907" calcext:value-type="float">
            <text:p>0.052536337419091</text:p>
          </table:table-cell>
        </table:table-row>
        <table:table-row table:style-name="ro1">
          <table:table-cell/>
          <table:table-cell office:value-type="float" office:value="0.0496896579858357" calcext:value-type="float">
            <text:p>0.049689657985836</text:p>
          </table:table-cell>
          <table:table-cell office:value-type="float" office:value="-0.0376890697865404" calcext:value-type="float">
            <text:p>-0.03768906978654</text:p>
          </table:table-cell>
          <table:table-cell office:value-type="float" office:value="0.0441080693540659" calcext:value-type="float">
            <text:p>0.0441080693540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6896579858357" calcext:value-type="float">
            <text:p>0.0496896579858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80960072539109" calcext:value-type="float">
            <text:p>0.0380960072539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41080693540659" calcext:value-type="float">
            <text:p>0.0441080693540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0899584733341" calcext:value-type="float">
            <text:p>0.0350899584733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76890697865404" calcext:value-type="float">
            <text:p>-0.03768906978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891530664187" calcext:value-type="float">
            <text:p>-0.042891530664187</text:p>
          </table:table-cell>
          <table:table-cell table:number-columns-repeated="2"/>
          <table:table-cell office:value-type="float" office:value="-0.0376890697865404" calcext:value-type="float">
            <text:p>-0.03768906978654</text:p>
          </table:table-cell>
          <table:table-cell office:value-type="float" office:value="0.0441080693540659" calcext:value-type="float">
            <text:p>0.044108069354066</text:p>
          </table:table-cell>
          <table:table-cell office:value-type="float" office:value="0.0496896579858357" calcext:value-type="float">
            <text:p>0.049689657985836</text:p>
          </table:table-cell>
          <table:table-cell/>
          <table:table-cell office:value-type="float" office:value="-0.042891530664187" calcext:value-type="float">
            <text:p>-0.042891530664187</text:p>
          </table:table-cell>
          <table:table-cell office:value-type="float" office:value="0.0350899584733341" calcext:value-type="float">
            <text:p>0.035089958473334</text:p>
          </table:table-cell>
          <table:table-cell office:value-type="float" office:value="0.0380960072539109" calcext:value-type="float">
            <text:p>0.038096007253911</text:p>
          </table:table-cell>
        </table:table-row>
        <table:table-row table:style-name="ro1">
          <table:table-cell/>
          <table:table-cell office:value-type="float" office:value="0.0286939231389886" calcext:value-type="float">
            <text:p>0.028693923138989</text:p>
          </table:table-cell>
          <table:table-cell office:value-type="float" office:value="-0.0412640896838517" calcext:value-type="float">
            <text:p>-0.041264089683852</text:p>
          </table:table-cell>
          <table:table-cell office:value-type="float" office:value="0.0333025326178305" calcext:value-type="float">
            <text:p>0.0333025326178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6939231389886" calcext:value-type="float">
            <text:p>0.0286939231389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5643735775719" calcext:value-type="float">
            <text:p>0.0175643735775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3025326178305" calcext:value-type="float">
            <text:p>0.0333025326178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9397302426326" calcext:value-type="float">
            <text:p>0.02293973024263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2640896838517" calcext:value-type="float">
            <text:p>-0.0412640896838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1179453597248" calcext:value-type="float">
            <text:p>-0.048117945359725</text:p>
          </table:table-cell>
          <table:table-cell table:number-columns-repeated="2"/>
          <table:table-cell office:value-type="float" office:value="-0.0412640896838517" calcext:value-type="float">
            <text:p>-0.041264089683852</text:p>
          </table:table-cell>
          <table:table-cell office:value-type="float" office:value="0.0333025326178305" calcext:value-type="float">
            <text:p>0.033302532617831</text:p>
          </table:table-cell>
          <table:table-cell office:value-type="float" office:value="0.0286939231389886" calcext:value-type="float">
            <text:p>0.028693923138989</text:p>
          </table:table-cell>
          <table:table-cell/>
          <table:table-cell office:value-type="float" office:value="-0.0481179453597248" calcext:value-type="float">
            <text:p>-0.048117945359725</text:p>
          </table:table-cell>
          <table:table-cell office:value-type="float" office:value="0.0229397302426326" calcext:value-type="float">
            <text:p>0.022939730242633</text:p>
          </table:table-cell>
          <table:table-cell office:value-type="float" office:value="0.0175643735775719" calcext:value-type="float">
            <text:p>0.017564373577572</text:p>
          </table:table-cell>
        </table:table-row>
        <table:table-row table:style-name="ro1">
          <table:table-cell/>
          <table:table-cell office:value-type="float" office:value="0.00570633109813392" calcext:value-type="float">
            <text:p>0.005706331098134</text:p>
          </table:table-cell>
          <table:table-cell office:value-type="float" office:value="-0.0346826028514643" calcext:value-type="float">
            <text:p>-0.034682602851464</text:p>
          </table:table-cell>
          <table:table-cell office:value-type="float" office:value="0.0214096020313271" calcext:value-type="float">
            <text:p>0.0214096020313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0633109813392" calcext:value-type="float">
            <text:p>0.0057063310981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1489924525152" calcext:value-type="float">
            <text:p>-0.00514899245251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096020313271" calcext:value-type="float">
            <text:p>0.0214096020313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1441584633283" calcext:value-type="float">
            <text:p>0.0101441584633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6826028514643" calcext:value-type="float">
            <text:p>-0.034682602851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6558799494223" calcext:value-type="float">
            <text:p>-0.036655879949422</text:p>
          </table:table-cell>
          <table:table-cell table:number-columns-repeated="2"/>
          <table:table-cell office:value-type="float" office:value="-0.0346826028514643" calcext:value-type="float">
            <text:p>-0.034682602851464</text:p>
          </table:table-cell>
          <table:table-cell office:value-type="float" office:value="0.0214096020313271" calcext:value-type="float">
            <text:p>0.021409602031327</text:p>
          </table:table-cell>
          <table:table-cell office:value-type="float" office:value="0.00570633109813392" calcext:value-type="float">
            <text:p>0.005706331098134</text:p>
          </table:table-cell>
          <table:table-cell/>
          <table:table-cell office:value-type="float" office:value="-0.0366558799494223" calcext:value-type="float">
            <text:p>-0.036655879949422</text:p>
          </table:table-cell>
          <table:table-cell office:value-type="float" office:value="0.0101441584633283" calcext:value-type="float">
            <text:p>0.010144158463328</text:p>
          </table:table-cell>
          <table:table-cell office:value-type="float" office:value="-0.0051489924525152" calcext:value-type="float">
            <text:p>-0.005148992452515</text:p>
          </table:table-cell>
        </table:table-row>
        <table:table-row table:style-name="ro1">
          <table:table-cell/>
          <table:table-cell table:style-name="ce1" office:value-type="float" office:value="0.00419909116126603" calcext:value-type="float">
            <text:p>4.20E-03</text:p>
          </table:table-cell>
          <table:table-cell office:value-type="float" office:value="-0.0223802980423354" calcext:value-type="float">
            <text:p>-0.022380298042335</text:p>
          </table:table-cell>
          <table:table-cell office:value-type="float" office:value="0.0103728120550544" calcext:value-type="float">
            <text:p>0.010372812055054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419909116126603" calcext:value-type="float">
            <text:p>4.20E-03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0824460365708243" calcext:value-type="float">
            <text:p>-0.0082446036570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3728120550544" calcext:value-type="float">
            <text:p>0.0103728120550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10515452660663" calcext:value-type="float">
            <text:p>-0.0041051545266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802980423354" calcext:value-type="float">
            <text:p>-0.0223802980423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805252051692" calcext:value-type="float">
            <text:p>-0.023805252051692</text:p>
          </table:table-cell>
          <table:table-cell table:number-columns-repeated="2"/>
          <table:table-cell office:value-type="float" office:value="-0.0223802980423354" calcext:value-type="float">
            <text:p>-0.022380298042335</text:p>
          </table:table-cell>
          <table:table-cell office:value-type="float" office:value="0.0103728120550544" calcext:value-type="float">
            <text:p>0.010372812055054</text:p>
          </table:table-cell>
          <table:table-cell table:style-name="ce1" office:value-type="float" office:value="0.00419909116126603" calcext:value-type="float">
            <text:p>4.20E-03</text:p>
          </table:table-cell>
          <table:table-cell/>
          <table:table-cell office:value-type="float" office:value="-0.023805252051692" calcext:value-type="float">
            <text:p>-0.023805252051692</text:p>
          </table:table-cell>
          <table:table-cell office:value-type="float" office:value="-0.00410515452660663" calcext:value-type="float">
            <text:p>-0.004105154526607</text:p>
          </table:table-cell>
          <table:table-cell office:value-type="float" office:value="-0.00824460365708243" calcext:value-type="float">
            <text:p>-0.008244603657082</text:p>
          </table:table-cell>
        </table:table-row>
        <table:table-row table:style-name="ro1">
          <table:table-cell/>
          <table:table-cell table:style-name="ce1" office:value-type="float" office:value="0.00164508123898735" calcext:value-type="float">
            <text:p>1.65E-03</text:p>
          </table:table-cell>
          <table:table-cell office:value-type="float" office:value="-0.00813829966881093" calcext:value-type="float">
            <text:p>-0.008138299668811</text:p>
          </table:table-cell>
          <table:table-cell office:value-type="float" office:value="0.010128192342232" calcext:value-type="float">
            <text:p>0.010128192342232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164508123898735" calcext:value-type="float">
            <text:p>1.6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66054134332287" calcext:value-type="float">
            <text:p>-0.0086605413433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128192342232" calcext:value-type="float">
            <text:p>0.010128192342232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-0.00611906190003177" calcext:value-type="float">
            <text:p>-0.0061190619000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13829966881093" calcext:value-type="float">
            <text:p>-0.0081382996688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38696537248257" calcext:value-type="float">
            <text:p>-0.009386965372483</text:p>
          </table:table-cell>
          <table:table-cell table:number-columns-repeated="2"/>
          <table:table-cell office:value-type="float" office:value="-0.00813829966881093" calcext:value-type="float">
            <text:p>-0.008138299668811</text:p>
          </table:table-cell>
          <table:table-cell office:value-type="float" office:value="0.010128192342232" calcext:value-type="float">
            <text:p>0.010128192342232</text:p>
          </table:table-cell>
          <table:table-cell table:style-name="ce1" office:value-type="float" office:value="0.00164508123898735" calcext:value-type="float">
            <text:p>1.65E-03</text:p>
          </table:table-cell>
          <table:table-cell/>
          <table:table-cell office:value-type="float" office:value="-0.00938696537248257" calcext:value-type="float">
            <text:p>-0.009386965372483</text:p>
          </table:table-cell>
          <table:table-cell office:value-type="float" office:value="-0.00611906190003177" calcext:value-type="float">
            <text:p>-0.006119061900032</text:p>
          </table:table-cell>
          <table:table-cell office:value-type="float" office:value="-0.00866054134332287" calcext:value-type="float">
            <text:p>-0.008660541343323</text:p>
          </table:table-cell>
        </table:table-row>
        <table:table-row table:style-name="ro1">
          <table:table-cell/>
          <table:table-cell office:value-type="float" office:value="0.000749785542057805" calcext:value-type="float">
            <text:p>0.000749785542058</text:p>
          </table:table-cell>
          <table:table-cell office:value-type="float" office:value="0.00827627247006671" calcext:value-type="float">
            <text:p>0.008276272470067</text:p>
          </table:table-cell>
          <table:table-cell office:value-type="float" office:value="0.0128337076411616" calcext:value-type="float">
            <text:p>0.0128337076411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49785542057805" calcext:value-type="float">
            <text:p>0.0007497855420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67946916245637" calcext:value-type="float">
            <text:p>-0.0096794691624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28337076411616" calcext:value-type="float">
            <text:p>0.012833707641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617070471546" calcext:value-type="float">
            <text:p>-0.0085617070471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7627247006671" calcext:value-type="float">
            <text:p>0.0082762724700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87309474759959" calcext:value-type="float">
            <text:p>0.0068730947476</text:p>
          </table:table-cell>
          <table:table-cell table:number-columns-repeated="2"/>
          <table:table-cell office:value-type="float" office:value="0.00827627247006671" calcext:value-type="float">
            <text:p>0.008276272470067</text:p>
          </table:table-cell>
          <table:table-cell office:value-type="float" office:value="0.0128337076411616" calcext:value-type="float">
            <text:p>0.012833707641162</text:p>
          </table:table-cell>
          <table:table-cell office:value-type="float" office:value="0.000749785542057805" calcext:value-type="float">
            <text:p>0.000749785542058</text:p>
          </table:table-cell>
          <table:table-cell/>
          <table:table-cell office:value-type="float" office:value="0.00687309474759959" calcext:value-type="float">
            <text:p>0.0068730947476</text:p>
          </table:table-cell>
          <table:table-cell office:value-type="float" office:value="-0.0085617070471546" calcext:value-type="float">
            <text:p>-0.008561707047155</text:p>
          </table:table-cell>
          <table:table-cell office:value-type="float" office:value="-0.00967946916245637" calcext:value-type="float">
            <text:p>-0.009679469162456</text:p>
          </table:table-cell>
        </table:table-row>
        <table:table-row table:style-name="ro1">
          <table:table-cell/>
          <table:table-cell office:value-type="float" office:value="0.000616681037838235" calcext:value-type="float">
            <text:p>0.000616681037838</text:p>
          </table:table-cell>
          <table:table-cell office:value-type="float" office:value="0.00484601567567927" calcext:value-type="float">
            <text:p>0.004846015675679</text:p>
          </table:table-cell>
          <table:table-cell office:value-type="float" office:value="0.0156460073212988" calcext:value-type="float">
            <text:p>0.0156460073212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616681037838235" calcext:value-type="float">
            <text:p>0.000616681037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5258938158813" calcext:value-type="float">
            <text:p>-0.0115258938158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6460073212988" calcext:value-type="float">
            <text:p>0.015646007321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201813604612" calcext:value-type="float">
            <text:p>-0.010120181360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4601567567927" calcext:value-type="float">
            <text:p>0.0048460156756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5530957271681" calcext:value-type="float">
            <text:p>0.008455309572717</text:p>
          </table:table-cell>
          <table:table-cell table:number-columns-repeated="2"/>
          <table:table-cell office:value-type="float" office:value="0.00484601567567927" calcext:value-type="float">
            <text:p>0.004846015675679</text:p>
          </table:table-cell>
          <table:table-cell office:value-type="float" office:value="0.0156460073212988" calcext:value-type="float">
            <text:p>0.015646007321299</text:p>
          </table:table-cell>
          <table:table-cell office:value-type="float" office:value="0.000616681037838235" calcext:value-type="float">
            <text:p>0.000616681037838</text:p>
          </table:table-cell>
          <table:table-cell/>
          <table:table-cell office:value-type="float" office:value="0.00845530957271681" calcext:value-type="float">
            <text:p>0.008455309572717</text:p>
          </table:table-cell>
          <table:table-cell office:value-type="float" office:value="-0.0101201813604612" calcext:value-type="float">
            <text:p>-0.010120181360461</text:p>
          </table:table-cell>
          <table:table-cell office:value-type="float" office:value="-0.0115258938158813" calcext:value-type="float">
            <text:p>-0.011525893815881</text:p>
          </table:table-cell>
        </table:table-row>
        <table:table-row table:style-name="ro1">
          <table:table-cell/>
          <table:table-cell office:value-type="float" office:value="0.000781885063351046" calcext:value-type="float">
            <text:p>0.000781885063351</text:p>
          </table:table-cell>
          <table:table-cell office:value-type="float" office:value="0.000570348043078676" calcext:value-type="float">
            <text:p>0.000570348043079</text:p>
          </table:table-cell>
          <table:table-cell office:value-type="float" office:value="0.0148480447782463" calcext:value-type="float">
            <text:p>0.0148480447782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81885063351046" calcext:value-type="float">
            <text:p>0.000781885063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88448371131" calcext:value-type="float">
            <text:p>-0.01285884483711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8480447782463" calcext:value-type="float">
            <text:p>0.014848044778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510734223215" calcext:value-type="float">
            <text:p>-0.010451073422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570348043078676" calcext:value-type="float">
            <text:p>0.0005703480430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86666621443648" calcext:value-type="float">
            <text:p>0.008866666214436</text:p>
          </table:table-cell>
          <table:table-cell table:number-columns-repeated="2"/>
          <table:table-cell office:value-type="float" office:value="0.000570348043078676" calcext:value-type="float">
            <text:p>0.000570348043079</text:p>
          </table:table-cell>
          <table:table-cell office:value-type="float" office:value="0.0148480447782463" calcext:value-type="float">
            <text:p>0.014848044778246</text:p>
          </table:table-cell>
          <table:table-cell office:value-type="float" office:value="0.000781885063351046" calcext:value-type="float">
            <text:p>0.000781885063351</text:p>
          </table:table-cell>
          <table:table-cell/>
          <table:table-cell office:value-type="float" office:value="0.00886666621443648" calcext:value-type="float">
            <text:p>0.008866666214436</text:p>
          </table:table-cell>
          <table:table-cell office:value-type="float" office:value="-0.0104510734223215" calcext:value-type="float">
            <text:p>-0.010451073422322</text:p>
          </table:table-cell>
          <table:table-cell office:value-type="float" office:value="-0.0128588448371131" calcext:value-type="float">
            <text:p>-0.012858844837113</text:p>
          </table:table-cell>
        </table:table-row>
        <table:table-row table:style-name="ro1">
          <table:table-cell/>
          <table:table-cell office:value-type="float" office:value="0.00103204760293391" calcext:value-type="float">
            <text:p>0.001032047602934</text:p>
          </table:table-cell>
          <table:table-cell office:value-type="float" office:value="-0.000562021682100908" calcext:value-type="float">
            <text:p>-0.000562021682101</text:p>
          </table:table-cell>
          <table:table-cell office:value-type="float" office:value="0.0142126745697934" calcext:value-type="float">
            <text:p>0.0142126745697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03204760293391" calcext:value-type="float">
            <text:p>0.0010320476029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9161010078886" calcext:value-type="float">
            <text:p>-0.01491610100788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2126745697934" calcext:value-type="float">
            <text:p>0.0142126745697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347658946969" calcext:value-type="float">
            <text:p>-0.0103347658946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562021682100908" calcext:value-type="float">
            <text:p>-0.0005620216821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2816266326986" calcext:value-type="float">
            <text:p>0.00982816266327</text:p>
          </table:table-cell>
          <table:table-cell table:number-columns-repeated="2"/>
          <table:table-cell office:value-type="float" office:value="-0.000562021682100908" calcext:value-type="float">
            <text:p>-0.000562021682101</text:p>
          </table:table-cell>
          <table:table-cell office:value-type="float" office:value="0.0142126745697934" calcext:value-type="float">
            <text:p>0.014212674569793</text:p>
          </table:table-cell>
          <table:table-cell office:value-type="float" office:value="0.00103204760293391" calcext:value-type="float">
            <text:p>0.001032047602934</text:p>
          </table:table-cell>
          <table:table-cell/>
          <table:table-cell office:value-type="float" office:value="0.00982816266326986" calcext:value-type="float">
            <text:p>0.00982816266327</text:p>
          </table:table-cell>
          <table:table-cell office:value-type="float" office:value="-0.0103347658946969" calcext:value-type="float">
            <text:p>-0.010334765894697</text:p>
          </table:table-cell>
          <table:table-cell office:value-type="float" office:value="-0.0149161010078886" calcext:value-type="float">
            <text:p>-0.014916101007889</text:p>
          </table:table-cell>
        </table:table-row>
        <table:table-row table:style-name="ro1">
          <table:table-cell/>
          <table:table-cell office:value-type="float" office:value="0.00143639425694695" calcext:value-type="float">
            <text:p>0.001436394256947</text:p>
          </table:table-cell>
          <table:table-cell office:value-type="float" office:value="-0.00185406293565038" calcext:value-type="float">
            <text:p>-0.00185406293565</text:p>
          </table:table-cell>
          <table:table-cell office:value-type="float" office:value="0.0138612099490863" calcext:value-type="float">
            <text:p>0.0138612099490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3639425694695" calcext:value-type="float">
            <text:p>0.0014363942569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7467124744244" calcext:value-type="float">
            <text:p>-0.01674671247442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8612099490863" calcext:value-type="float">
            <text:p>0.013861209949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83071493668" calcext:value-type="float">
            <text:p>-0.0104830714936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85406293565038" calcext:value-type="float">
            <text:p>-0.001854062935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4768501542203" calcext:value-type="float">
            <text:p>0.01047685015422</text:p>
          </table:table-cell>
          <table:table-cell table:number-columns-repeated="2"/>
          <table:table-cell office:value-type="float" office:value="-0.00185406293565038" calcext:value-type="float">
            <text:p>-0.00185406293565</text:p>
          </table:table-cell>
          <table:table-cell office:value-type="float" office:value="0.0138612099490863" calcext:value-type="float">
            <text:p>0.013861209949086</text:p>
          </table:table-cell>
          <table:table-cell office:value-type="float" office:value="0.00143639425694695" calcext:value-type="float">
            <text:p>0.001436394256947</text:p>
          </table:table-cell>
          <table:table-cell/>
          <table:table-cell office:value-type="float" office:value="0.0104768501542203" calcext:value-type="float">
            <text:p>0.01047685015422</text:p>
          </table:table-cell>
          <table:table-cell office:value-type="float" office:value="-0.010483071493668" calcext:value-type="float">
            <text:p>-0.010483071493668</text:p>
          </table:table-cell>
          <table:table-cell office:value-type="float" office:value="-0.0167467124744244" calcext:value-type="float">
            <text:p>-0.016746712474424</text:p>
          </table:table-cell>
        </table:table-row>
        <table:table-row table:style-name="ro1">
          <table:table-cell/>
          <table:table-cell office:value-type="float" office:value="0.00209466948429298" calcext:value-type="float">
            <text:p>0.002094669484293</text:p>
          </table:table-cell>
          <table:table-cell office:value-type="float" office:value="-0.00272967879440946" calcext:value-type="float">
            <text:p>-0.002729678794409</text:p>
          </table:table-cell>
          <table:table-cell office:value-type="float" office:value="0.0136791396939154" calcext:value-type="float">
            <text:p>0.013679139693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9466948429298" calcext:value-type="float">
            <text:p>0.002094669484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8400987629171" calcext:value-type="float">
            <text:p>-0.0188400987629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6791396939154" calcext:value-type="float">
            <text:p>0.013679139693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8745672461672" calcext:value-type="float">
            <text:p>-0.0108745672461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72967879440946" calcext:value-type="float">
            <text:p>-0.0027296787944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7411649949957" calcext:value-type="float">
            <text:p>0.010741164994996</text:p>
          </table:table-cell>
          <table:table-cell table:number-columns-repeated="2"/>
          <table:table-cell office:value-type="float" office:value="-0.00272967879440946" calcext:value-type="float">
            <text:p>-0.002729678794409</text:p>
          </table:table-cell>
          <table:table-cell office:value-type="float" office:value="0.0136791396939154" calcext:value-type="float">
            <text:p>0.013679139693915</text:p>
          </table:table-cell>
          <table:table-cell office:value-type="float" office:value="0.00209466948429298" calcext:value-type="float">
            <text:p>0.002094669484293</text:p>
          </table:table-cell>
          <table:table-cell/>
          <table:table-cell office:value-type="float" office:value="0.0107411649949957" calcext:value-type="float">
            <text:p>0.010741164994996</text:p>
          </table:table-cell>
          <table:table-cell office:value-type="float" office:value="-0.0108745672461672" calcext:value-type="float">
            <text:p>-0.010874567246167</text:p>
          </table:table-cell>
          <table:table-cell office:value-type="float" office:value="-0.0188400987629171" calcext:value-type="float">
            <text:p>-0.018840098762917</text:p>
          </table:table-cell>
        </table:table-row>
        <table:table-row table:style-name="ro1">
          <table:table-cell/>
          <table:table-cell office:value-type="float" office:value="0.00302610583292179" calcext:value-type="float">
            <text:p>0.003026105832922</text:p>
          </table:table-cell>
          <table:table-cell office:value-type="float" office:value="-0.00333303034917549" calcext:value-type="float">
            <text:p>-0.003333030349175</text:p>
          </table:table-cell>
          <table:table-cell office:value-type="float" office:value="0.0136767510289877" calcext:value-type="float">
            <text:p>0.0136767510289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02610583292179" calcext:value-type="float">
            <text:p>0.0030261058329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986058412055" calcext:value-type="float">
            <text:p>-0.0209986058412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6767510289877" calcext:value-type="float">
            <text:p>0.0136767510289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775150729871" calcext:value-type="float">
            <text:p>-0.0114775150729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33303034917549" calcext:value-type="float">
            <text:p>-0.003333030349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7497050794095" calcext:value-type="float">
            <text:p>0.01074970507941</text:p>
          </table:table-cell>
          <table:table-cell table:number-columns-repeated="2"/>
          <table:table-cell office:value-type="float" office:value="-0.00333303034917549" calcext:value-type="float">
            <text:p>-0.003333030349175</text:p>
          </table:table-cell>
          <table:table-cell office:value-type="float" office:value="0.0136767510289877" calcext:value-type="float">
            <text:p>0.013676751028988</text:p>
          </table:table-cell>
          <table:table-cell office:value-type="float" office:value="0.00302610583292179" calcext:value-type="float">
            <text:p>0.003026105832922</text:p>
          </table:table-cell>
          <table:table-cell/>
          <table:table-cell office:value-type="float" office:value="0.0107497050794095" calcext:value-type="float">
            <text:p>0.01074970507941</text:p>
          </table:table-cell>
          <table:table-cell office:value-type="float" office:value="-0.0114775150729871" calcext:value-type="float">
            <text:p>-0.011477515072987</text:p>
          </table:table-cell>
          <table:table-cell office:value-type="float" office:value="-0.0209986058412055" calcext:value-type="float">
            <text:p>-0.020998605841206</text:p>
          </table:table-cell>
        </table:table-row>
        <table:table-row table:style-name="ro1">
          <table:table-cell/>
          <table:table-cell office:value-type="float" office:value="0.00424753748321338" calcext:value-type="float">
            <text:p>0.004247537483213</text:p>
          </table:table-cell>
          <table:table-cell office:value-type="float" office:value="-0.00362155837425032" calcext:value-type="float">
            <text:p>-0.00362155837425</text:p>
          </table:table-cell>
          <table:table-cell office:value-type="float" office:value="0.0137892476274993" calcext:value-type="float">
            <text:p>0.0137892476274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24753748321338" calcext:value-type="float">
            <text:p>0.0042475374832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3042856234089" calcext:value-type="float">
            <text:p>-0.0233042856234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7892476274993" calcext:value-type="float">
            <text:p>0.0137892476274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3190140323942" calcext:value-type="float">
            <text:p>-0.0123190140323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62155837425032" calcext:value-type="float">
            <text:p>-0.00362155837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5871642818654" calcext:value-type="float">
            <text:p>0.010587164281865</text:p>
          </table:table-cell>
          <table:table-cell table:number-columns-repeated="2"/>
          <table:table-cell office:value-type="float" office:value="-0.00362155837425032" calcext:value-type="float">
            <text:p>-0.00362155837425</text:p>
          </table:table-cell>
          <table:table-cell office:value-type="float" office:value="0.0137892476274993" calcext:value-type="float">
            <text:p>0.013789247627499</text:p>
          </table:table-cell>
          <table:table-cell office:value-type="float" office:value="0.00424753748321338" calcext:value-type="float">
            <text:p>0.004247537483213</text:p>
          </table:table-cell>
          <table:table-cell/>
          <table:table-cell office:value-type="float" office:value="0.0105871642818654" calcext:value-type="float">
            <text:p>0.010587164281865</text:p>
          </table:table-cell>
          <table:table-cell office:value-type="float" office:value="-0.0123190140323942" calcext:value-type="float">
            <text:p>-0.012319014032394</text:p>
          </table:table-cell>
          <table:table-cell office:value-type="float" office:value="-0.0233042856234089" calcext:value-type="float">
            <text:p>-0.023304285623409</text:p>
          </table:table-cell>
        </table:table-row>
        <table:table-row table:style-name="ro1">
          <table:table-cell/>
          <table:table-cell office:value-type="float" office:value="0.00575093622312363" calcext:value-type="float">
            <text:p>0.005750936223124</text:p>
          </table:table-cell>
          <table:table-cell office:value-type="float" office:value="-0.0037705411537278" calcext:value-type="float">
            <text:p>-0.003770541153728</text:p>
          </table:table-cell>
          <table:table-cell office:value-type="float" office:value="0.014045597455435" calcext:value-type="float">
            <text:p>0.0140455974554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5093622312363" calcext:value-type="float">
            <text:p>0.005750936223124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-0.0256792952025853" calcext:value-type="float">
            <text:p>-0.0256792952025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045597455435" calcext:value-type="float">
            <text:p>0.0140455974554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2304107355834" calcext:value-type="float">
            <text:p>-0.0132304107355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705411537278" calcext:value-type="float">
            <text:p>-0.0037705411537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0775874233067" calcext:value-type="float">
            <text:p>0.010077587423307</text:p>
          </table:table-cell>
          <table:table-cell table:number-columns-repeated="2"/>
          <table:table-cell office:value-type="float" office:value="-0.0037705411537278" calcext:value-type="float">
            <text:p>-0.003770541153728</text:p>
          </table:table-cell>
          <table:table-cell office:value-type="float" office:value="0.014045597455435" calcext:value-type="float">
            <text:p>0.014045597455435</text:p>
          </table:table-cell>
          <table:table-cell office:value-type="float" office:value="0.00575093622312363" calcext:value-type="float">
            <text:p>0.005750936223124</text:p>
          </table:table-cell>
          <table:table-cell/>
          <table:table-cell office:value-type="float" office:value="0.0100775874233067" calcext:value-type="float">
            <text:p>0.010077587423307</text:p>
          </table:table-cell>
          <table:table-cell office:value-type="float" office:value="-0.0132304107355834" calcext:value-type="float">
            <text:p>-0.013230410735583</text:p>
          </table:table-cell>
          <table:table-cell office:value-type="float" office:value="-0.0256792952025853" calcext:value-type="float">
            <text:p>-0.025679295202585</text:p>
          </table:table-cell>
        </table:table-row>
        <table:table-row table:style-name="ro1">
          <table:table-cell/>
          <table:table-cell office:value-type="float" office:value="0.007511265484159" calcext:value-type="float">
            <text:p>0.007511265484159</text:p>
          </table:table-cell>
          <table:table-cell office:value-type="float" office:value="-0.00375367826434169" calcext:value-type="float">
            <text:p>-0.003753678264342</text:p>
          </table:table-cell>
          <table:table-cell office:value-type="float" office:value="0.0143508044949449" calcext:value-type="float">
            <text:p>0.0143508044949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511265484159" calcext:value-type="float">
            <text:p>0.007511265484159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81545990099101" calcext:value-type="float">
            <text:p>-0.028154599009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3508044949449" calcext:value-type="float">
            <text:p>0.0143508044949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966521468595" calcext:value-type="float">
            <text:p>-0.01429665214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5367826434169" calcext:value-type="float">
            <text:p>-0.003753678264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32565749922537" calcext:value-type="float">
            <text:p>0.009325657499225</text:p>
          </table:table-cell>
          <table:table-cell table:number-columns-repeated="2"/>
          <table:table-cell office:value-type="float" office:value="-0.00375367826434169" calcext:value-type="float">
            <text:p>-0.003753678264342</text:p>
          </table:table-cell>
          <table:table-cell office:value-type="float" office:value="0.0143508044949449" calcext:value-type="float">
            <text:p>0.014350804494945</text:p>
          </table:table-cell>
          <table:table-cell office:value-type="float" office:value="0.007511265484159" calcext:value-type="float">
            <text:p>0.007511265484159</text:p>
          </table:table-cell>
          <table:table-cell/>
          <table:table-cell office:value-type="float" office:value="0.00932565749922537" calcext:value-type="float">
            <text:p>0.009325657499225</text:p>
          </table:table-cell>
          <table:table-cell office:value-type="float" office:value="-0.0142966521468595" calcext:value-type="float">
            <text:p>-0.01429665214686</text:p>
          </table:table-cell>
          <table:table-cell office:value-type="float" office:value="-0.0281545990099101" calcext:value-type="float">
            <text:p>-0.02815459900991</text:p>
          </table:table-cell>
        </table:table-row>
        <table:table-row table:style-name="ro1">
          <table:table-cell/>
          <table:table-cell office:value-type="float" office:value="0.00979473584902216" calcext:value-type="float">
            <text:p>0.009794735849022</text:p>
          </table:table-cell>
          <table:table-cell office:value-type="float" office:value="-0.00359297218003298" calcext:value-type="float">
            <text:p>-0.003592972180033</text:p>
          </table:table-cell>
          <table:table-cell office:value-type="float" office:value="0.0146570492347562" calcext:value-type="float">
            <text:p>0.0146570492347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79473584902216" calcext:value-type="float">
            <text:p>0.0097947358490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0130844825461" calcext:value-type="float">
            <text:p>-0.0310130844825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6570492347562" calcext:value-type="float">
            <text:p>0.014657049234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091330554299" calcext:value-type="float">
            <text:p>-0.015509133055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59297218003298" calcext:value-type="float">
            <text:p>-0.0035929721800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8447837413605" calcext:value-type="float">
            <text:p>0.008384478374136</text:p>
          </table:table-cell>
          <table:table-cell table:number-columns-repeated="2"/>
          <table:table-cell office:value-type="float" office:value="-0.00359297218003298" calcext:value-type="float">
            <text:p>-0.003592972180033</text:p>
          </table:table-cell>
          <table:table-cell office:value-type="float" office:value="0.0146570492347562" calcext:value-type="float">
            <text:p>0.014657049234756</text:p>
          </table:table-cell>
          <table:table-cell office:value-type="float" office:value="0.00979473584902216" calcext:value-type="float">
            <text:p>0.009794735849022</text:p>
          </table:table-cell>
          <table:table-cell/>
          <table:table-cell office:value-type="float" office:value="0.00838447837413605" calcext:value-type="float">
            <text:p>0.008384478374136</text:p>
          </table:table-cell>
          <table:table-cell office:value-type="float" office:value="-0.0155091330554299" calcext:value-type="float">
            <text:p>-0.01550913305543</text:p>
          </table:table-cell>
          <table:table-cell office:value-type="float" office:value="-0.0310130844825461" calcext:value-type="float">
            <text:p>-0.031013084482546</text:p>
          </table:table-cell>
        </table:table-row>
        <table:table-row table:style-name="ro1">
          <table:table-cell/>
          <table:table-cell office:value-type="float" office:value="0.0127088696571834" calcext:value-type="float">
            <text:p>0.012708869657183</text:p>
          </table:table-cell>
          <table:table-cell office:value-type="float" office:value="-0.00333371837545998" calcext:value-type="float">
            <text:p>-0.00333371837546</text:p>
          </table:table-cell>
          <table:table-cell office:value-type="float" office:value="0.0149516015260128" calcext:value-type="float">
            <text:p>0.0149516015260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7088696571834" calcext:value-type="float">
            <text:p>0.012708869657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3612357729264" calcext:value-type="float">
            <text:p>-0.0343612357729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9516015260128" calcext:value-type="float">
            <text:p>0.014951601526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167755367216" calcext:value-type="float">
            <text:p>-0.0168167755367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33371837545998" calcext:value-type="float">
            <text:p>-0.003333718375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8981095802613" calcext:value-type="float">
            <text:p>0.007289810958026</text:p>
          </table:table-cell>
          <table:table-cell table:number-columns-repeated="2"/>
          <table:table-cell office:value-type="float" office:value="-0.00333371837545998" calcext:value-type="float">
            <text:p>-0.00333371837546</text:p>
          </table:table-cell>
          <table:table-cell office:value-type="float" office:value="0.0149516015260128" calcext:value-type="float">
            <text:p>0.014951601526013</text:p>
          </table:table-cell>
          <table:table-cell office:value-type="float" office:value="0.0127088696571834" calcext:value-type="float">
            <text:p>0.012708869657183</text:p>
          </table:table-cell>
          <table:table-cell/>
          <table:table-cell office:value-type="float" office:value="0.00728981095802613" calcext:value-type="float">
            <text:p>0.007289810958026</text:p>
          </table:table-cell>
          <table:table-cell office:value-type="float" office:value="-0.0168167755367216" calcext:value-type="float">
            <text:p>-0.016816775536722</text:p>
          </table:table-cell>
          <table:table-cell office:value-type="float" office:value="-0.0343612357729264" calcext:value-type="float">
            <text:p>-0.034361235772926</text:p>
          </table:table-cell>
        </table:table-row>
        <table:table-row table:style-name="ro1">
          <table:table-cell/>
          <table:table-cell office:value-type="float" office:value="0.016073888182963" calcext:value-type="float">
            <text:p>0.016073888182963</text:p>
          </table:table-cell>
          <table:table-cell office:value-type="float" office:value="-0.00301841576810254" calcext:value-type="float">
            <text:p>-0.003018415768103</text:p>
          </table:table-cell>
          <table:table-cell office:value-type="float" office:value="0.0151240530325069" calcext:value-type="float">
            <text:p>0.015124053032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073888182963" calcext:value-type="float">
            <text:p>0.016073888182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1028939036806" calcext:value-type="float">
            <text:p>-0.0381028939036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1240530325069" calcext:value-type="float">
            <text:p>0.015124053032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763351872473" calcext:value-type="float">
            <text:p>-0.0182763351872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01841576810254" calcext:value-type="float">
            <text:p>-0.0030184157681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07612544204454" calcext:value-type="float">
            <text:p>0.006076125442045</text:p>
          </table:table-cell>
          <table:table-cell table:number-columns-repeated="2"/>
          <table:table-cell office:value-type="float" office:value="-0.00301841576810254" calcext:value-type="float">
            <text:p>-0.003018415768103</text:p>
          </table:table-cell>
          <table:table-cell office:value-type="float" office:value="0.0151240530325069" calcext:value-type="float">
            <text:p>0.015124053032507</text:p>
          </table:table-cell>
          <table:table-cell office:value-type="float" office:value="0.016073888182963" calcext:value-type="float">
            <text:p>0.016073888182963</text:p>
          </table:table-cell>
          <table:table-cell/>
          <table:table-cell office:value-type="float" office:value="0.00607612544204454" calcext:value-type="float">
            <text:p>0.006076125442045</text:p>
          </table:table-cell>
          <table:table-cell office:value-type="float" office:value="-0.0182763351872473" calcext:value-type="float">
            <text:p>-0.018276335187247</text:p>
          </table:table-cell>
          <table:table-cell office:value-type="float" office:value="-0.0381028939036806" calcext:value-type="float">
            <text:p>-0.038102893903681</text:p>
          </table:table-cell>
        </table:table-row>
        <table:table-row table:style-name="ro1">
          <table:table-cell/>
          <table:table-cell office:value-type="float" office:value="0.0188127350726182" calcext:value-type="float">
            <text:p>0.018812735072618</text:p>
          </table:table-cell>
          <table:table-cell office:value-type="float" office:value="-0.00294828960302965" calcext:value-type="float">
            <text:p>-0.00294828960303</text:p>
          </table:table-cell>
          <table:table-cell office:value-type="float" office:value="0.0143412453950746" calcext:value-type="float">
            <text:p>0.0143412453950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8127350726182" calcext:value-type="float">
            <text:p>0.0188127350726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3233729316141" calcext:value-type="float">
            <text:p>-0.0413233729316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3412453950746" calcext:value-type="float">
            <text:p>0.014341245395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9254643139484" calcext:value-type="float">
            <text:p>-0.0189254643139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4828960302965" calcext:value-type="float">
            <text:p>-0.002948289603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4489425181827" calcext:value-type="float">
            <text:p>0.005044894251818</text:p>
          </table:table-cell>
          <table:table-cell table:number-columns-repeated="2"/>
          <table:table-cell office:value-type="float" office:value="-0.00294828960302965" calcext:value-type="float">
            <text:p>-0.00294828960303</text:p>
          </table:table-cell>
          <table:table-cell office:value-type="float" office:value="0.0143412453950746" calcext:value-type="float">
            <text:p>0.014341245395075</text:p>
          </table:table-cell>
          <table:table-cell office:value-type="float" office:value="0.0188127350726182" calcext:value-type="float">
            <text:p>0.018812735072618</text:p>
          </table:table-cell>
          <table:table-cell/>
          <table:table-cell office:value-type="float" office:value="0.00504489425181827" calcext:value-type="float">
            <text:p>0.005044894251818</text:p>
          </table:table-cell>
          <table:table-cell office:value-type="float" office:value="-0.0189254643139484" calcext:value-type="float">
            <text:p>-0.018925464313948</text:p>
          </table:table-cell>
          <table:table-cell office:value-type="float" office:value="-0.0413233729316141" calcext:value-type="float">
            <text:p>-0.041323372931614</text:p>
          </table:table-cell>
        </table:table-row>
        <table:table-row table:style-name="ro1">
          <table:table-cell/>
          <table:table-cell office:value-type="float" office:value="0.0224264055256319" calcext:value-type="float">
            <text:p>0.022426405525632</text:p>
          </table:table-cell>
          <table:table-cell office:value-type="float" office:value="-0.00037852063142728" calcext:value-type="float">
            <text:p>-0.000378520631427</text:p>
          </table:table-cell>
          <table:table-cell office:value-type="float" office:value="0.0147817085194374" calcext:value-type="float">
            <text:p>0.0147817085194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4264055256319" calcext:value-type="float">
            <text:p>0.0224264055256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6827083419553" calcext:value-type="float">
            <text:p>-0.0416827083419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7817085194374" calcext:value-type="float">
            <text:p>0.0147817085194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30617868027" calcext:value-type="float">
            <text:p>-0.0168306178680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37852063142728" calcext:value-type="float">
            <text:p>-0.0003785206314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78793544178917" calcext:value-type="float">
            <text:p>0.003787935441789</text:p>
          </table:table-cell>
          <table:table-cell table:number-columns-repeated="2"/>
          <table:table-cell office:value-type="float" office:value="-0.00037852063142728" calcext:value-type="float">
            <text:p>-0.000378520631427</text:p>
          </table:table-cell>
          <table:table-cell office:value-type="float" office:value="0.0147817085194374" calcext:value-type="float">
            <text:p>0.014781708519437</text:p>
          </table:table-cell>
          <table:table-cell office:value-type="float" office:value="0.0224264055256319" calcext:value-type="float">
            <text:p>0.022426405525632</text:p>
          </table:table-cell>
          <table:table-cell/>
          <table:table-cell office:value-type="float" office:value="0.00378793544178917" calcext:value-type="float">
            <text:p>0.003787935441789</text:p>
          </table:table-cell>
          <table:table-cell office:value-type="float" office:value="-0.016830617868027" calcext:value-type="float">
            <text:p>-0.016830617868027</text:p>
          </table:table-cell>
          <table:table-cell office:value-type="float" office:value="-0.0416827083419553" calcext:value-type="float">
            <text:p>-0.041682708341955</text:p>
          </table:table-cell>
        </table:table-row>
        <table:table-row table:style-name="ro1">
          <table:table-cell/>
          <table:table-cell table:style-name="ce1" office:value-type="float" office:value="0.0255613679272975" calcext:value-type="float">
            <text:p>2.56E-02</text:p>
          </table:table-cell>
          <table:table-cell office:value-type="float" office:value="0.00213272519698171" calcext:value-type="float">
            <text:p>0.002132725196982</text:p>
          </table:table-cell>
          <table:table-cell office:value-type="float" office:value="0.0149316197490887" calcext:value-type="float">
            <text:p>0.01493161974908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255613679272975" calcext:value-type="float">
            <text:p>2.56E-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3186917608532" calcext:value-type="float">
            <text:p>-0.0423186917608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9316197490887" calcext:value-type="float">
            <text:p>0.0149316197490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2709616214338" calcext:value-type="float">
            <text:p>-0.0152709616214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3272519698171" calcext:value-type="float">
            <text:p>0.0021327251969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57788920064573" calcext:value-type="float">
            <text:p>0.002577889200646</text:p>
          </table:table-cell>
          <table:table-cell table:number-columns-repeated="2"/>
          <table:table-cell office:value-type="float" office:value="0.00213272519698171" calcext:value-type="float">
            <text:p>0.002132725196982</text:p>
          </table:table-cell>
          <table:table-cell office:value-type="float" office:value="0.0149316197490887" calcext:value-type="float">
            <text:p>0.014931619749089</text:p>
          </table:table-cell>
          <table:table-cell table:style-name="ce1" office:value-type="float" office:value="0.0255613679272975" calcext:value-type="float">
            <text:p>2.56E-02</text:p>
          </table:table-cell>
          <table:table-cell/>
          <table:table-cell office:value-type="float" office:value="0.00257788920064573" calcext:value-type="float">
            <text:p>0.002577889200646</text:p>
          </table:table-cell>
          <table:table-cell office:value-type="float" office:value="-0.0152709616214338" calcext:value-type="float">
            <text:p>-0.015270961621434</text:p>
          </table:table-cell>
          <table:table-cell office:value-type="float" office:value="-0.0423186917608532" calcext:value-type="float">
            <text:p>-0.042318691760853</text:p>
          </table:table-cell>
        </table:table-row>
        <table:table-row table:style-name="ro1">
          <table:table-cell/>
          <table:table-cell office:value-type="float" office:value="0.0292823445824876" calcext:value-type="float">
            <text:p>0.029282344582488</text:p>
          </table:table-cell>
          <table:table-cell office:value-type="float" office:value="0.00417477469856624" calcext:value-type="float">
            <text:p>0.004174774698566</text:p>
          </table:table-cell>
          <table:table-cell office:value-type="float" office:value="0.015035938537399" calcext:value-type="float">
            <text:p>0.015035938537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2823445824876" calcext:value-type="float">
            <text:p>0.0292823445824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3917213592796" calcext:value-type="float">
            <text:p>-0.042391721359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035938537399" calcext:value-type="float">
            <text:p>0.0150359385373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082034201568" calcext:value-type="float">
            <text:p>-0.0131082034201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7477469856624" calcext:value-type="float">
            <text:p>0.004174774698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65898496553194" calcext:value-type="float">
            <text:p>0.001658984965532</text:p>
          </table:table-cell>
          <table:table-cell table:number-columns-repeated="2"/>
          <table:table-cell office:value-type="float" office:value="0.00417477469856624" calcext:value-type="float">
            <text:p>0.004174774698566</text:p>
          </table:table-cell>
          <table:table-cell office:value-type="float" office:value="0.015035938537399" calcext:value-type="float">
            <text:p>0.015035938537399</text:p>
          </table:table-cell>
          <table:table-cell office:value-type="float" office:value="0.0292823445824876" calcext:value-type="float">
            <text:p>0.029282344582488</text:p>
          </table:table-cell>
          <table:table-cell/>
          <table:table-cell office:value-type="float" office:value="0.00165898496553194" calcext:value-type="float">
            <text:p>0.001658984965532</text:p>
          </table:table-cell>
          <table:table-cell office:value-type="float" office:value="-0.0131082034201568" calcext:value-type="float">
            <text:p>-0.013108203420157</text:p>
          </table:table-cell>
          <table:table-cell office:value-type="float" office:value="-0.0423917213592796" calcext:value-type="float">
            <text:p>-0.04239172135928</text:p>
          </table:table-cell>
        </table:table-row>
        <table:table-row table:style-name="ro1">
          <table:table-cell/>
          <table:table-cell office:value-type="float" office:value="0.0330148509555508" calcext:value-type="float">
            <text:p>0.033014850955551</text:p>
          </table:table-cell>
          <table:table-cell office:value-type="float" office:value="0.00628697238920982" calcext:value-type="float">
            <text:p>0.00628697238921</text:p>
          </table:table-cell>
          <table:table-cell office:value-type="float" office:value="0.0159334479947449" calcext:value-type="float">
            <text:p>0.0159334479947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30148509555508" calcext:value-type="float">
            <text:p>0.0330148509555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0020990729161" calcext:value-type="float">
            <text:p>-0.04400209907291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9334479947449" calcext:value-type="float">
            <text:p>0.0159334479947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990465506008" calcext:value-type="float">
            <text:p>-0.0122990465506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28697238920982" calcext:value-type="float">
            <text:p>0.006286972389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661028062978664" calcext:value-type="float">
            <text:p>-0.000661028062979</text:p>
          </table:table-cell>
          <table:table-cell table:number-columns-repeated="2"/>
          <table:table-cell office:value-type="float" office:value="0.00628697238920982" calcext:value-type="float">
            <text:p>0.00628697238921</text:p>
          </table:table-cell>
          <table:table-cell office:value-type="float" office:value="0.0159334479947449" calcext:value-type="float">
            <text:p>0.015933447994745</text:p>
          </table:table-cell>
          <table:table-cell office:value-type="float" office:value="0.0330148509555508" calcext:value-type="float">
            <text:p>0.033014850955551</text:p>
          </table:table-cell>
          <table:table-cell/>
          <table:table-cell office:value-type="float" office:value="-0.000661028062978664" calcext:value-type="float">
            <text:p>-0.000661028062979</text:p>
          </table:table-cell>
          <table:table-cell office:value-type="float" office:value="-0.0122990465506008" calcext:value-type="float">
            <text:p>-0.012299046550601</text:p>
          </table:table-cell>
          <table:table-cell office:value-type="float" office:value="-0.0440020990729161" calcext:value-type="float">
            <text:p>-0.044002099072916</text:p>
          </table:table-cell>
        </table:table-row>
        <table:table-row table:style-name="ro1">
          <table:table-cell/>
          <table:table-cell office:value-type="float" office:value="0.0365877740328566" calcext:value-type="float">
            <text:p>0.036587774032857</text:p>
          </table:table-cell>
          <table:table-cell office:value-type="float" office:value="0.00848697831528126" calcext:value-type="float">
            <text:p>0.008486978315281</text:p>
          </table:table-cell>
          <table:table-cell office:value-type="float" office:value="0.0172439739402835" calcext:value-type="float">
            <text:p>0.0172439739402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5877740328566" calcext:value-type="float">
            <text:p>0.0365877740328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6615357922186" calcext:value-type="float">
            <text:p>-0.0466615357922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72439739402835" calcext:value-type="float">
            <text:p>0.0172439739402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9804541218222" calcext:value-type="float">
            <text:p>-0.0119804541218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8697831528126" calcext:value-type="float">
            <text:p>0.0084869783152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31902775584466" calcext:value-type="float">
            <text:p>-0.004319027755845</text:p>
          </table:table-cell>
          <table:table-cell table:number-columns-repeated="2"/>
          <table:table-cell office:value-type="float" office:value="0.00848697831528126" calcext:value-type="float">
            <text:p>0.008486978315281</text:p>
          </table:table-cell>
          <table:table-cell office:value-type="float" office:value="0.0172439739402835" calcext:value-type="float">
            <text:p>0.017243973940284</text:p>
          </table:table-cell>
          <table:table-cell office:value-type="float" office:value="0.0365877740328566" calcext:value-type="float">
            <text:p>0.036587774032857</text:p>
          </table:table-cell>
          <table:table-cell/>
          <table:table-cell office:value-type="float" office:value="-0.00431902775584466" calcext:value-type="float">
            <text:p>-0.004319027755845</text:p>
          </table:table-cell>
          <table:table-cell office:value-type="float" office:value="-0.0119804541218222" calcext:value-type="float">
            <text:p>-0.011980454121822</text:p>
          </table:table-cell>
          <table:table-cell office:value-type="float" office:value="-0.0466615357922186" calcext:value-type="float">
            <text:p>-0.046661535792219</text:p>
          </table:table-cell>
        </table:table-row>
        <table:table-row table:style-name="ro1">
          <table:table-cell/>
          <table:table-cell office:value-type="float" office:value="0.0399981567981896" calcext:value-type="float">
            <text:p>0.03999815679819</text:p>
          </table:table-cell>
          <table:table-cell office:value-type="float" office:value="0.010719749372778" calcext:value-type="float">
            <text:p>0.010719749372778</text:p>
          </table:table-cell>
          <table:table-cell office:value-type="float" office:value="0.0186358942388322" calcext:value-type="float">
            <text:p>0.0186358942388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9981567981896" calcext:value-type="float">
            <text:p>0.03999815679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8799642200217" calcext:value-type="float">
            <text:p>-0.0498799642200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86358942388322" calcext:value-type="float">
            <text:p>0.0186358942388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7189845845438" calcext:value-type="float">
            <text:p>-0.0117189845845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719749372778" calcext:value-type="float">
            <text:p>0.010719749372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7310153086201" calcext:value-type="float">
            <text:p>-0.008973101530862</text:p>
          </table:table-cell>
          <table:table-cell table:number-columns-repeated="2"/>
          <table:table-cell office:value-type="float" office:value="0.010719749372778" calcext:value-type="float">
            <text:p>0.010719749372778</text:p>
          </table:table-cell>
          <table:table-cell office:value-type="float" office:value="0.0186358942388322" calcext:value-type="float">
            <text:p>0.018635894238832</text:p>
          </table:table-cell>
          <table:table-cell office:value-type="float" office:value="0.0399981567981896" calcext:value-type="float">
            <text:p>0.03999815679819</text:p>
          </table:table-cell>
          <table:table-cell/>
          <table:table-cell office:value-type="float" office:value="-0.00897310153086201" calcext:value-type="float">
            <text:p>-0.008973101530862</text:p>
          </table:table-cell>
          <table:table-cell office:value-type="float" office:value="-0.0117189845845438" calcext:value-type="float">
            <text:p>-0.011718984584544</text:p>
          </table:table-cell>
          <table:table-cell office:value-type="float" office:value="-0.0498799642200217" calcext:value-type="float">
            <text:p>-0.049879964220022</text:p>
          </table:table-cell>
        </table:table-row>
        <table:table-row table:style-name="ro1">
          <table:table-cell/>
          <table:table-cell office:value-type="float" office:value="0.0290304273428397" calcext:value-type="float">
            <text:p>0.02903042734284</text:p>
          </table:table-cell>
          <table:table-cell office:value-type="float" office:value="0.0129617493878859" calcext:value-type="float">
            <text:p>0.012961749387886</text:p>
          </table:table-cell>
          <table:table-cell office:value-type="float" office:value="0.000600912647469316" calcext:value-type="float">
            <text:p>0.0006009126474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0304273428397" calcext:value-type="float">
            <text:p>0.029030427342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3174464095541" calcext:value-type="float">
            <text:p>-0.0353174464095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600912647469316" calcext:value-type="float">
            <text:p>0.000600912647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30419695075266" calcext:value-type="float">
            <text:p>0.0063041969507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9617493878859" calcext:value-type="float">
            <text:p>0.0129617493878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927046266822" calcext:value-type="float">
            <text:p>-0.014292704626682</text:p>
          </table:table-cell>
          <table:table-cell table:number-columns-repeated="2"/>
          <table:table-cell office:value-type="float" office:value="0.0129617493878859" calcext:value-type="float">
            <text:p>0.012961749387886</text:p>
          </table:table-cell>
          <table:table-cell office:value-type="float" office:value="0.000600912647469316" calcext:value-type="float">
            <text:p>0.000600912647469</text:p>
          </table:table-cell>
          <table:table-cell office:value-type="float" office:value="0.0290304273428397" calcext:value-type="float">
            <text:p>0.02903042734284</text:p>
          </table:table-cell>
          <table:table-cell/>
          <table:table-cell office:value-type="float" office:value="-0.0142927046266822" calcext:value-type="float">
            <text:p>-0.014292704626682</text:p>
          </table:table-cell>
          <table:table-cell office:value-type="float" office:value="0.00630419695075266" calcext:value-type="float">
            <text:p>0.006304196950753</text:p>
          </table:table-cell>
          <table:table-cell office:value-type="float" office:value="-0.0353174464095541" calcext:value-type="float">
            <text:p>-0.035317446409554</text:p>
          </table:table-cell>
        </table:table-row>
        <table:table-row table:style-name="ro1">
          <table:table-cell/>
          <table:table-cell office:value-type="float" office:value="0.0189698298020396" calcext:value-type="float">
            <text:p>0.01896982980204</text:p>
          </table:table-cell>
          <table:table-cell office:value-type="float" office:value="0.0151899139645629" calcext:value-type="float">
            <text:p>0.015189913964563</text:p>
          </table:table-cell>
          <table:table-cell office:value-type="float" office:value="0.00602325443382363" calcext:value-type="float">
            <text:p>0.0060232544338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9698298020396" calcext:value-type="float">
            <text:p>0.01896982980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8153883036953" calcext:value-type="float">
            <text:p>-0.02181538830369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602325443382363" calcext:value-type="float">
            <text:p>0.0060232544338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607794595976" calcext:value-type="float">
            <text:p>0.0116077945959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1899139645629" calcext:value-type="float">
            <text:p>0.015189913964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9742586879315" calcext:value-type="float">
            <text:p>-0.019974258687932</text:p>
          </table:table-cell>
          <table:table-cell table:number-columns-repeated="2"/>
          <table:table-cell office:value-type="float" office:value="0.0151899139645629" calcext:value-type="float">
            <text:p>0.015189913964563</text:p>
          </table:table-cell>
          <table:table-cell office:value-type="float" office:value="0.00602325443382363" calcext:value-type="float">
            <text:p>0.006023254433824</text:p>
          </table:table-cell>
          <table:table-cell office:value-type="float" office:value="0.0189698298020396" calcext:value-type="float">
            <text:p>0.01896982980204</text:p>
          </table:table-cell>
          <table:table-cell/>
          <table:table-cell office:value-type="float" office:value="-0.0199742586879315" calcext:value-type="float">
            <text:p>-0.019974258687932</text:p>
          </table:table-cell>
          <table:table-cell office:value-type="float" office:value="0.011607794595976" calcext:value-type="float">
            <text:p>0.011607794595976</text:p>
          </table:table-cell>
          <table:table-cell office:value-type="float" office:value="-0.0218153883036953" calcext:value-type="float">
            <text:p>-0.021815388303695</text:p>
          </table:table-cell>
        </table:table-row>
        <table:table-row table:style-name="ro1">
          <table:table-cell/>
          <table:table-cell office:value-type="float" office:value="0.00799533088775052" calcext:value-type="float">
            <text:p>0.007995330887751</text:p>
          </table:table-cell>
          <table:table-cell office:value-type="float" office:value="0.0053583062076578" calcext:value-type="float">
            <text:p>0.005358306207658</text:p>
          </table:table-cell>
          <table:table-cell office:value-type="float" office:value="0.0087871006306294" calcext:value-type="float">
            <text:p>0.0087871006306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99533088775052" calcext:value-type="float">
            <text:p>0.0079953308877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1207361464231" calcext:value-type="float">
            <text:p>-0.0089120736146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7871006306294" calcext:value-type="float">
            <text:p>0.0087871006306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7449967945285" calcext:value-type="float">
            <text:p>0.0137449967945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3583062076578" calcext:value-type="float">
            <text:p>0.0053583062076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99012410872483" calcext:value-type="float">
            <text:p>-0.009990124108725</text:p>
          </table:table-cell>
          <table:table-cell table:number-columns-repeated="2"/>
          <table:table-cell office:value-type="float" office:value="0.0053583062076578" calcext:value-type="float">
            <text:p>0.005358306207658</text:p>
          </table:table-cell>
          <table:table-cell office:value-type="float" office:value="0.0087871006306294" calcext:value-type="float">
            <text:p>0.008787100630629</text:p>
          </table:table-cell>
          <table:table-cell office:value-type="float" office:value="0.00799533088775052" calcext:value-type="float">
            <text:p>0.007995330887751</text:p>
          </table:table-cell>
          <table:table-cell/>
          <table:table-cell office:value-type="float" office:value="-0.00999012410872483" calcext:value-type="float">
            <text:p>-0.009990124108725</text:p>
          </table:table-cell>
          <table:table-cell office:value-type="float" office:value="0.0137449967945285" calcext:value-type="float">
            <text:p>0.013744996794529</text:p>
          </table:table-cell>
          <table:table-cell office:value-type="float" office:value="-0.00891207361464231" calcext:value-type="float">
            <text:p>-0.008912073614642</text:p>
          </table:table-cell>
        </table:table-row>
        <table:table-row table:style-name="ro1">
          <table:table-cell/>
          <table:table-cell office:value-type="float" office:value="-0.00414694934494032" calcext:value-type="float">
            <text:p>-0.00414694934494</text:p>
          </table:table-cell>
          <table:table-cell office:value-type="float" office:value="0.0059546400029493" calcext:value-type="float">
            <text:p>0.005954640002949</text:p>
          </table:table-cell>
          <table:table-cell office:value-type="float" office:value="0.0112998569011026" calcext:value-type="float">
            <text:p>0.0112998569011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14694934494032" calcext:value-type="float">
            <text:p>-0.004146949344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02660216855877" calcext:value-type="float">
            <text:p>0.004026602168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12998569011026" calcext:value-type="float">
            <text:p>0.0112998569011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1502471896483" calcext:value-type="float">
            <text:p>0.0151502471896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9546400029493" calcext:value-type="float">
            <text:p>0.0059546400029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72625659438966" calcext:value-type="float">
            <text:p>-0.00672625659439</text:p>
          </table:table-cell>
          <table:table-cell table:number-columns-repeated="2"/>
          <table:table-cell office:value-type="float" office:value="0.0059546400029493" calcext:value-type="float">
            <text:p>0.005954640002949</text:p>
          </table:table-cell>
          <table:table-cell office:value-type="float" office:value="0.0112998569011026" calcext:value-type="float">
            <text:p>0.011299856901103</text:p>
          </table:table-cell>
          <table:table-cell office:value-type="float" office:value="-0.00414694934494032" calcext:value-type="float">
            <text:p>-0.00414694934494</text:p>
          </table:table-cell>
          <table:table-cell/>
          <table:table-cell office:value-type="float" office:value="-0.00672625659438966" calcext:value-type="float">
            <text:p>-0.00672625659439</text:p>
          </table:table-cell>
          <table:table-cell office:value-type="float" office:value="0.0151502471896483" calcext:value-type="float">
            <text:p>0.015150247189648</text:p>
          </table:table-cell>
          <table:table-cell office:value-type="float" office:value="0.00402660216855877" calcext:value-type="float">
            <text:p>0.004026602168559</text:p>
          </table:table-cell>
        </table:table-row>
        <table:table-row table:style-name="ro1">
          <table:table-cell/>
          <table:table-cell table:style-name="ce1" office:value-type="float" office:value="0.0000123727249040305" calcext:value-type="float">
            <text:p>1.24E-05</text:p>
          </table:table-cell>
          <table:table-cell office:value-type="float" office:value="0.00743150098809594" calcext:value-type="float">
            <text:p>0.007431500988096</text:p>
          </table:table-cell>
          <table:table-cell office:value-type="float" office:value="0.0140279192394486" calcext:value-type="float">
            <text:p>0.01402791923944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0123727249040305" calcext:value-type="float">
            <text:p>1.24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701115330380686" calcext:value-type="float">
            <text:p>0.00701115330380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0279192394486" calcext:value-type="float">
            <text:p>0.0140279192394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887375826647" calcext:value-type="float">
            <text:p>0.0149887375826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43150098809594" calcext:value-type="float">
            <text:p>0.0074315009880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2565575697211" calcext:value-type="float">
            <text:p>-0.005425655756972</text:p>
          </table:table-cell>
          <table:table-cell table:number-columns-repeated="2"/>
          <table:table-cell office:value-type="float" office:value="0.00743150098809594" calcext:value-type="float">
            <text:p>0.007431500988096</text:p>
          </table:table-cell>
          <table:table-cell office:value-type="float" office:value="0.0140279192394486" calcext:value-type="float">
            <text:p>0.014027919239449</text:p>
          </table:table-cell>
          <table:table-cell table:style-name="ce1" office:value-type="float" office:value="0.0000123727249040305" calcext:value-type="float">
            <text:p>1.24E-05</text:p>
          </table:table-cell>
          <table:table-cell/>
          <table:table-cell office:value-type="float" office:value="-0.00542565575697211" calcext:value-type="float">
            <text:p>-0.005425655756972</text:p>
          </table:table-cell>
          <table:table-cell office:value-type="float" office:value="0.0149887375826647" calcext:value-type="float">
            <text:p>0.014988737582665</text:p>
          </table:table-cell>
          <table:table-cell office:value-type="float" office:value="0.00701115330380686" calcext:value-type="float">
            <text:p>0.007011153303807</text:p>
          </table:table-cell>
        </table:table-row>
        <table:table-row table:style-name="ro1">
          <table:table-cell/>
          <table:table-cell office:value-type="float" office:value="0.00170604145959683" calcext:value-type="float">
            <text:p>0.001706041459597</text:p>
          </table:table-cell>
          <table:table-cell office:value-type="float" office:value="0.00912088090235812" calcext:value-type="float">
            <text:p>0.009120880902358</text:p>
          </table:table-cell>
          <table:table-cell office:value-type="float" office:value="0.0168492953950199" calcext:value-type="float">
            <text:p>0.016849295395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70604145959683" calcext:value-type="float">
            <text:p>0.0017060414595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117088630984" calcext:value-type="float">
            <text:p>0.0111170886309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68492953950199" calcext:value-type="float">
            <text:p>0.01684929539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9042346955645" calcext:value-type="float">
            <text:p>0.0139042346955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12088090235812" calcext:value-type="float">
            <text:p>0.0091208809023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07902481441456" calcext:value-type="float">
            <text:p>-0.005079024814415</text:p>
          </table:table-cell>
          <table:table-cell table:number-columns-repeated="2"/>
          <table:table-cell office:value-type="float" office:value="0.00912088090235812" calcext:value-type="float">
            <text:p>0.009120880902358</text:p>
          </table:table-cell>
          <table:table-cell office:value-type="float" office:value="0.0168492953950199" calcext:value-type="float">
            <text:p>0.01684929539502</text:p>
          </table:table-cell>
          <table:table-cell office:value-type="float" office:value="0.00170604145959683" calcext:value-type="float">
            <text:p>0.001706041459597</text:p>
          </table:table-cell>
          <table:table-cell/>
          <table:table-cell office:value-type="float" office:value="-0.00507902481441456" calcext:value-type="float">
            <text:p>-0.005079024814415</text:p>
          </table:table-cell>
          <table:table-cell office:value-type="float" office:value="0.0139042346955645" calcext:value-type="float">
            <text:p>0.013904234695565</text:p>
          </table:table-cell>
          <table:table-cell office:value-type="float" office:value="0.011117088630984" calcext:value-type="float">
            <text:p>0.011117088630984</text:p>
          </table:table-cell>
        </table:table-row>
        <table:table-row table:style-name="ro1">
          <table:table-cell/>
          <table:table-cell office:value-type="float" office:value="0.00635303285980114" calcext:value-type="float">
            <text:p>0.006353032859801</text:p>
          </table:table-cell>
          <table:table-cell office:value-type="float" office:value="0.0105151694739949" calcext:value-type="float">
            <text:p>0.010515169473995</text:p>
          </table:table-cell>
          <table:table-cell office:value-type="float" office:value="0.0204348746334292" calcext:value-type="float">
            <text:p>0.0204348746334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35303285980114" calcext:value-type="float">
            <text:p>0.0063530328598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6979842834075" calcext:value-type="float">
            <text:p>0.013697984283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4348746334292" calcext:value-type="float">
            <text:p>0.0204348746334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296387156166" calcext:value-type="float">
            <text:p>0.0127296387156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5151694739949" calcext:value-type="float">
            <text:p>0.0105151694739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11789371567431" calcext:value-type="float">
            <text:p>-0.005117893715674</text:p>
          </table:table-cell>
          <table:table-cell table:number-columns-repeated="2"/>
          <table:table-cell office:value-type="float" office:value="0.0105151694739949" calcext:value-type="float">
            <text:p>0.010515169473995</text:p>
          </table:table-cell>
          <table:table-cell office:value-type="float" office:value="0.0204348746334292" calcext:value-type="float">
            <text:p>0.020434874633429</text:p>
          </table:table-cell>
          <table:table-cell office:value-type="float" office:value="0.00635303285980114" calcext:value-type="float">
            <text:p>0.006353032859801</text:p>
          </table:table-cell>
          <table:table-cell/>
          <table:table-cell office:value-type="float" office:value="-0.00511789371567431" calcext:value-type="float">
            <text:p>-0.005117893715674</text:p>
          </table:table-cell>
          <table:table-cell office:value-type="float" office:value="0.0127296387156166" calcext:value-type="float">
            <text:p>0.012729638715617</text:p>
          </table:table-cell>
          <table:table-cell office:value-type="float" office:value="0.0136979842834075" calcext:value-type="float">
            <text:p>0.013697984283408</text:p>
          </table:table-cell>
        </table:table-row>
        <table:table-row table:style-name="ro1">
          <table:table-cell/>
          <table:table-cell office:value-type="float" office:value="0.00814380161259991" calcext:value-type="float">
            <text:p>0.0081438016126</text:p>
          </table:table-cell>
          <table:table-cell office:value-type="float" office:value="0.0113145446824259" calcext:value-type="float">
            <text:p>0.011314544682426</text:p>
          </table:table-cell>
          <table:table-cell office:value-type="float" office:value="0.023941800421015" calcext:value-type="float">
            <text:p>0.0239418004210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14380161259991" calcext:value-type="float">
            <text:p>0.00814380161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652510310941" calcext:value-type="float">
            <text:p>0.0168652510310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3941800421015" calcext:value-type="float">
            <text:p>0.0239418004210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1726521160026" calcext:value-type="float">
            <text:p>0.0121726521160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3145446824259" calcext:value-type="float">
            <text:p>0.0113145446824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0963688538286" calcext:value-type="float">
            <text:p>-0.005409636885383</text:p>
          </table:table-cell>
          <table:table-cell table:number-columns-repeated="2"/>
          <table:table-cell office:value-type="float" office:value="0.0113145446824259" calcext:value-type="float">
            <text:p>0.011314544682426</text:p>
          </table:table-cell>
          <table:table-cell office:value-type="float" office:value="0.023941800421015" calcext:value-type="float">
            <text:p>0.023941800421015</text:p>
          </table:table-cell>
          <table:table-cell office:value-type="float" office:value="0.00814380161259991" calcext:value-type="float">
            <text:p>0.0081438016126</text:p>
          </table:table-cell>
          <table:table-cell/>
          <table:table-cell office:value-type="float" office:value="-0.00540963688538286" calcext:value-type="float">
            <text:p>-0.005409636885383</text:p>
          </table:table-cell>
          <table:table-cell office:value-type="float" office:value="0.0121726521160026" calcext:value-type="float">
            <text:p>0.012172652116003</text:p>
          </table:table-cell>
          <table:table-cell office:value-type="float" office:value="0.0168652510310941" calcext:value-type="float">
            <text:p>0.016865251031094</text:p>
          </table:table-cell>
        </table:table-row>
        <table:table-row table:style-name="ro1">
          <table:table-cell/>
          <table:table-cell office:value-type="float" office:value="0.0121662675588233" calcext:value-type="float">
            <text:p>0.012166267558823</text:p>
          </table:table-cell>
          <table:table-cell office:value-type="float" office:value="0.0116359306799432" calcext:value-type="float">
            <text:p>0.011635930679943</text:p>
          </table:table-cell>
          <table:table-cell office:value-type="float" office:value="0.0272912964437164" calcext:value-type="float">
            <text:p>0.0272912964437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1662675588233" calcext:value-type="float">
            <text:p>0.0121662675588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3099476718759" calcext:value-type="float">
            <text:p>0.01930994767187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72912964437164" calcext:value-type="float">
            <text:p>0.0272912964437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614913757763" calcext:value-type="float">
            <text:p>0.012361491375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6359306799432" calcext:value-type="float">
            <text:p>0.0116359306799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02994856739867" calcext:value-type="float">
            <text:p>-0.006029948567399</text:p>
          </table:table-cell>
          <table:table-cell table:number-columns-repeated="2"/>
          <table:table-cell office:value-type="float" office:value="0.0116359306799432" calcext:value-type="float">
            <text:p>0.011635930679943</text:p>
          </table:table-cell>
          <table:table-cell office:value-type="float" office:value="0.0272912964437164" calcext:value-type="float">
            <text:p>0.027291296443716</text:p>
          </table:table-cell>
          <table:table-cell office:value-type="float" office:value="0.0121662675588233" calcext:value-type="float">
            <text:p>0.012166267558823</text:p>
          </table:table-cell>
          <table:table-cell/>
          <table:table-cell office:value-type="float" office:value="-0.00602994856739867" calcext:value-type="float">
            <text:p>-0.006029948567399</text:p>
          </table:table-cell>
          <table:table-cell office:value-type="float" office:value="0.0123614913757763" calcext:value-type="float">
            <text:p>0.012361491375776</text:p>
          </table:table-cell>
          <table:table-cell office:value-type="float" office:value="0.0193099476718759" calcext:value-type="float">
            <text:p>0.019309947671876</text:p>
          </table:table-cell>
        </table:table-row>
        <table:table-row table:style-name="ro1">
          <table:table-cell/>
          <table:table-cell office:value-type="float" office:value="0.0136421389063077" calcext:value-type="float">
            <text:p>0.013642138906308</text:p>
          </table:table-cell>
          <table:table-cell office:value-type="float" office:value="0.0115611160540117" calcext:value-type="float">
            <text:p>0.011561116054012</text:p>
          </table:table-cell>
          <table:table-cell office:value-type="float" office:value="0.0279887533463016" calcext:value-type="float">
            <text:p>0.0279887533463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6421389063077" calcext:value-type="float">
            <text:p>0.0136421389063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6342251972708" calcext:value-type="float">
            <text:p>0.021634225197271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79887533463016" calcext:value-type="float">
            <text:p>0.0279887533463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085355859069" calcext:value-type="float">
            <text:p>0.0149085355859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5611160540117" calcext:value-type="float">
            <text:p>0.0115611160540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81146521649225" calcext:value-type="float">
            <text:p>-0.006811465216492</text:p>
          </table:table-cell>
          <table:table-cell table:number-columns-repeated="2"/>
          <table:table-cell office:value-type="float" office:value="0.0115611160540117" calcext:value-type="float">
            <text:p>0.011561116054012</text:p>
          </table:table-cell>
          <table:table-cell office:value-type="float" office:value="0.0279887533463016" calcext:value-type="float">
            <text:p>0.027988753346302</text:p>
          </table:table-cell>
          <table:table-cell office:value-type="float" office:value="0.0136421389063077" calcext:value-type="float">
            <text:p>0.013642138906308</text:p>
          </table:table-cell>
          <table:table-cell/>
          <table:table-cell office:value-type="float" office:value="-0.00681146521649225" calcext:value-type="float">
            <text:p>-0.006811465216492</text:p>
          </table:table-cell>
          <table:table-cell office:value-type="float" office:value="0.0149085355859069" calcext:value-type="float">
            <text:p>0.014908535585907</text:p>
          </table:table-cell>
          <table:table-cell office:value-type="float" office:value="0.0216342251972708" calcext:value-type="float">
            <text:p>0.021634225197271</text:p>
          </table:table-cell>
        </table:table-row>
        <table:table-row table:style-name="ro1">
          <table:table-cell/>
          <table:table-cell office:value-type="float" office:value="0.0170381780561618" calcext:value-type="float">
            <text:p>0.017038178056162</text:p>
          </table:table-cell>
          <table:table-cell office:value-type="float" office:value="0.0113210681114228" calcext:value-type="float">
            <text:p>0.011321068111423</text:p>
          </table:table-cell>
          <table:table-cell office:value-type="float" office:value="0.0257112973662746" calcext:value-type="float">
            <text:p>0.0257112973662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0381780561618" calcext:value-type="float">
            <text:p>0.017038178056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0522573166291" calcext:value-type="float">
            <text:p>0.0230522573166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57112973662746" calcext:value-type="float">
            <text:p>0.0257112973662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9031689312837" calcext:value-type="float">
            <text:p>0.0209031689312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3210681114228" calcext:value-type="float">
            <text:p>0.0113210681114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691574334034" calcext:value-type="float">
            <text:p>-0.007869157433403</text:p>
          </table:table-cell>
          <table:table-cell table:number-columns-repeated="2"/>
          <table:table-cell office:value-type="float" office:value="0.0113210681114228" calcext:value-type="float">
            <text:p>0.011321068111423</text:p>
          </table:table-cell>
          <table:table-cell office:value-type="float" office:value="0.0257112973662746" calcext:value-type="float">
            <text:p>0.025711297366275</text:p>
          </table:table-cell>
          <table:table-cell office:value-type="float" office:value="0.0170381780561618" calcext:value-type="float">
            <text:p>0.017038178056162</text:p>
          </table:table-cell>
          <table:table-cell/>
          <table:table-cell office:value-type="float" office:value="-0.0078691574334034" calcext:value-type="float">
            <text:p>-0.007869157433403</text:p>
          </table:table-cell>
          <table:table-cell office:value-type="float" office:value="0.0209031689312837" calcext:value-type="float">
            <text:p>0.020903168931284</text:p>
          </table:table-cell>
          <table:table-cell office:value-type="float" office:value="0.0230522573166291" calcext:value-type="float">
            <text:p>0.023052257316629</text:p>
          </table:table-cell>
        </table:table-row>
        <table:table-row table:style-name="ro1">
          <table:table-cell/>
          <table:table-cell office:value-type="float" office:value="0.0179513610457013" calcext:value-type="float">
            <text:p>0.017951361045701</text:p>
          </table:table-cell>
          <table:table-cell office:value-type="float" office:value="0.0108285342112459" calcext:value-type="float">
            <text:p>0.010828534211246</text:p>
          </table:table-cell>
          <table:table-cell office:value-type="float" office:value="0.0261865107305568" calcext:value-type="float">
            <text:p>0.0261865107305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9513610457013" calcext:value-type="float">
            <text:p>0.017951361045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8544939104411" calcext:value-type="float">
            <text:p>0.024854493910441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61865107305568" calcext:value-type="float">
            <text:p>0.026186510730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6322271219833" calcext:value-type="float">
            <text:p>0.0216322271219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8285342112459" calcext:value-type="float">
            <text:p>0.010828534211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04521953037418" calcext:value-type="float">
            <text:p>-0.009045219530374</text:p>
          </table:table-cell>
          <table:table-cell table:number-columns-repeated="2"/>
          <table:table-cell office:value-type="float" office:value="0.0108285342112459" calcext:value-type="float">
            <text:p>0.010828534211246</text:p>
          </table:table-cell>
          <table:table-cell office:value-type="float" office:value="0.0261865107305568" calcext:value-type="float">
            <text:p>0.026186510730557</text:p>
          </table:table-cell>
          <table:table-cell office:value-type="float" office:value="0.0179513610457013" calcext:value-type="float">
            <text:p>0.017951361045701</text:p>
          </table:table-cell>
          <table:table-cell/>
          <table:table-cell office:value-type="float" office:value="-0.00904521953037418" calcext:value-type="float">
            <text:p>-0.009045219530374</text:p>
          </table:table-cell>
          <table:table-cell office:value-type="float" office:value="0.0216322271219833" calcext:value-type="float">
            <text:p>0.021632227121983</text:p>
          </table:table-cell>
          <table:table-cell office:value-type="float" office:value="0.0248544939104411" calcext:value-type="float">
            <text:p>0.024854493910441</text:p>
          </table:table-cell>
        </table:table-row>
        <table:table-row table:style-name="ro1">
          <table:table-cell/>
          <table:table-cell office:value-type="float" office:value="0.0208643454458901" calcext:value-type="float">
            <text:p>0.02086434544589</text:p>
          </table:table-cell>
          <table:table-cell office:value-type="float" office:value="0.0101128217848203" calcext:value-type="float">
            <text:p>0.01011282178482</text:p>
          </table:table-cell>
          <table:table-cell office:value-type="float" office:value="0.0267593238348466" calcext:value-type="float">
            <text:p>0.0267593238348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8643454458901" calcext:value-type="float">
            <text:p>0.02086434544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762866495146" calcext:value-type="float">
            <text:p>0.0257628664951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67593238348466" calcext:value-type="float">
            <text:p>0.0267593238348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9392196842625" calcext:value-type="float">
            <text:p>0.0219392196842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1128217848203" calcext:value-type="float">
            <text:p>0.010112821784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455883390794" calcext:value-type="float">
            <text:p>-0.010345588339079</text:p>
          </table:table-cell>
          <table:table-cell table:number-columns-repeated="2"/>
          <table:table-cell office:value-type="float" office:value="0.0101128217848203" calcext:value-type="float">
            <text:p>0.01011282178482</text:p>
          </table:table-cell>
          <table:table-cell office:value-type="float" office:value="0.0267593238348466" calcext:value-type="float">
            <text:p>0.026759323834847</text:p>
          </table:table-cell>
          <table:table-cell office:value-type="float" office:value="0.0208643454458901" calcext:value-type="float">
            <text:p>0.02086434544589</text:p>
          </table:table-cell>
          <table:table-cell/>
          <table:table-cell office:value-type="float" office:value="-0.0103455883390794" calcext:value-type="float">
            <text:p>-0.010345588339079</text:p>
          </table:table-cell>
          <table:table-cell office:value-type="float" office:value="0.0219392196842625" calcext:value-type="float">
            <text:p>0.021939219684263</text:p>
          </table:table-cell>
          <table:table-cell office:value-type="float" office:value="0.025762866495146" calcext:value-type="float">
            <text:p>0.025762866495146</text:p>
          </table:table-cell>
        </table:table-row>
        <table:table-row table:style-name="ro1">
          <table:table-cell/>
          <table:table-cell office:value-type="float" office:value="0.0214013329102624" calcext:value-type="float">
            <text:p>0.021401332910262</text:p>
          </table:table-cell>
          <table:table-cell office:value-type="float" office:value="0.00923729799783704" calcext:value-type="float">
            <text:p>0.009237297997837</text:p>
          </table:table-cell>
          <table:table-cell office:value-type="float" office:value="0.0278751174855317" calcext:value-type="float">
            <text:p>0.0278751174855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4013329102624" calcext:value-type="float">
            <text:p>0.0214013329102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5456796557685" calcext:value-type="float">
            <text:p>0.02754567965576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78751174855317" calcext:value-type="float">
            <text:p>0.0278751174855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5557418158799" calcext:value-type="float">
            <text:p>0.022555741815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23729799783704" calcext:value-type="float">
            <text:p>0.009237297997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7840054694857" calcext:value-type="float">
            <text:p>-0.011784005469486</text:p>
          </table:table-cell>
          <table:table-cell table:number-columns-repeated="2"/>
          <table:table-cell office:value-type="float" office:value="0.00923729799783704" calcext:value-type="float">
            <text:p>0.009237297997837</text:p>
          </table:table-cell>
          <table:table-cell office:value-type="float" office:value="0.0278751174855317" calcext:value-type="float">
            <text:p>0.027875117485532</text:p>
          </table:table-cell>
          <table:table-cell office:value-type="float" office:value="0.0214013329102624" calcext:value-type="float">
            <text:p>0.021401332910262</text:p>
          </table:table-cell>
          <table:table-cell/>
          <table:table-cell office:value-type="float" office:value="-0.0117840054694857" calcext:value-type="float">
            <text:p>-0.011784005469486</text:p>
          </table:table-cell>
          <table:table-cell office:value-type="float" office:value="0.0225557418158799" calcext:value-type="float">
            <text:p>0.02255574181588</text:p>
          </table:table-cell>
          <table:table-cell office:value-type="float" office:value="0.0275456796557685" calcext:value-type="float">
            <text:p>0.027545679655769</text:p>
          </table:table-cell>
        </table:table-row>
        <table:table-row table:style-name="ro1">
          <table:table-cell/>
          <table:table-cell office:value-type="float" office:value="0.0238001109810139" calcext:value-type="float">
            <text:p>0.023800110981014</text:p>
          </table:table-cell>
          <table:table-cell office:value-type="float" office:value="0.00824448697919022" calcext:value-type="float">
            <text:p>0.00824448697919</text:p>
          </table:table-cell>
          <table:table-cell office:value-type="float" office:value="0.0290874996045982" calcext:value-type="float">
            <text:p>0.0290874996045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38001109810139" calcext:value-type="float">
            <text:p>0.0238001109810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9846218176099" calcext:value-type="float">
            <text:p>0.0279846218176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0874996045982" calcext:value-type="float">
            <text:p>0.029087499604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1826828470093" calcext:value-type="float">
            <text:p>0.02318268284700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4448697919022" calcext:value-type="float">
            <text:p>0.008244486979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3294052247433" calcext:value-type="float">
            <text:p>-0.013329405224743</text:p>
          </table:table-cell>
          <table:table-cell table:number-columns-repeated="2"/>
          <table:table-cell office:value-type="float" office:value="0.00824448697919022" calcext:value-type="float">
            <text:p>0.00824448697919</text:p>
          </table:table-cell>
          <table:table-cell office:value-type="float" office:value="0.0290874996045982" calcext:value-type="float">
            <text:p>0.029087499604598</text:p>
          </table:table-cell>
          <table:table-cell office:value-type="float" office:value="0.0238001109810139" calcext:value-type="float">
            <text:p>0.023800110981014</text:p>
          </table:table-cell>
          <table:table-cell/>
          <table:table-cell office:value-type="float" office:value="-0.0133294052247433" calcext:value-type="float">
            <text:p>-0.013329405224743</text:p>
          </table:table-cell>
          <table:table-cell office:value-type="float" office:value="0.0231826828470093" calcext:value-type="float">
            <text:p>0.023182682847009</text:p>
          </table:table-cell>
          <table:table-cell office:value-type="float" office:value="0.0279846218176099" calcext:value-type="float">
            <text:p>0.02798462181761</text:p>
          </table:table-cell>
        </table:table-row>
        <table:table-row table:style-name="ro1">
          <table:table-cell/>
          <table:table-cell office:value-type="float" office:value="0.0241739491918785" calcext:value-type="float">
            <text:p>0.024173949191879</text:p>
          </table:table-cell>
          <table:table-cell office:value-type="float" office:value="0.00718974433000225" calcext:value-type="float">
            <text:p>0.007189744330002</text:p>
          </table:table-cell>
          <table:table-cell office:value-type="float" office:value="0.0303551149725074" calcext:value-type="float">
            <text:p>0.030355114972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1739491918785" calcext:value-type="float">
            <text:p>0.0241739491918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8040024760367" calcext:value-type="float">
            <text:p>0.0298040024760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3551149725074" calcext:value-type="float">
            <text:p>0.030355114972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8185161374579" calcext:value-type="float">
            <text:p>0.0238185161374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18974433000225" calcext:value-type="float">
            <text:p>0.0071897443300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9498273337171" calcext:value-type="float">
            <text:p>-0.014949827333717</text:p>
          </table:table-cell>
          <table:table-cell table:number-columns-repeated="2"/>
          <table:table-cell office:value-type="float" office:value="0.00718974433000225" calcext:value-type="float">
            <text:p>0.007189744330002</text:p>
          </table:table-cell>
          <table:table-cell office:value-type="float" office:value="0.0303551149725074" calcext:value-type="float">
            <text:p>0.030355114972507</text:p>
          </table:table-cell>
          <table:table-cell office:value-type="float" office:value="0.0241739491918785" calcext:value-type="float">
            <text:p>0.024173949191879</text:p>
          </table:table-cell>
          <table:table-cell/>
          <table:table-cell office:value-type="float" office:value="-0.0149498273337171" calcext:value-type="float">
            <text:p>-0.014949827333717</text:p>
          </table:table-cell>
          <table:table-cell office:value-type="float" office:value="0.0238185161374579" calcext:value-type="float">
            <text:p>0.023818516137458</text:p>
          </table:table-cell>
          <table:table-cell office:value-type="float" office:value="0.0298040024760367" calcext:value-type="float">
            <text:p>0.029804002476037</text:p>
          </table:table-cell>
        </table:table-row>
        <table:table-row table:style-name="ro1">
          <table:table-cell/>
          <table:table-cell office:value-type="float" office:value="0.0263431733460262" calcext:value-type="float">
            <text:p>0.026343173346026</text:p>
          </table:table-cell>
          <table:table-cell office:value-type="float" office:value="0.00612340201639623" calcext:value-type="float">
            <text:p>0.006123402016396</text:p>
          </table:table-cell>
          <table:table-cell office:value-type="float" office:value="0.0317345112825383" calcext:value-type="float">
            <text:p>0.0317345112825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3431733460262" calcext:value-type="float">
            <text:p>0.026343173346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0045071042384" calcext:value-type="float">
            <text:p>0.03000450710423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17345112825383" calcext:value-type="float">
            <text:p>0.0317345112825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6046925437504" calcext:value-type="float">
            <text:p>0.024604692543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12340201639623" calcext:value-type="float">
            <text:p>0.0061234020163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058680923518" calcext:value-type="float">
            <text:p>-0.016605868092352</text:p>
          </table:table-cell>
          <table:table-cell table:number-columns-repeated="2"/>
          <table:table-cell office:value-type="float" office:value="0.00612340201639623" calcext:value-type="float">
            <text:p>0.006123402016396</text:p>
          </table:table-cell>
          <table:table-cell office:value-type="float" office:value="0.0317345112825383" calcext:value-type="float">
            <text:p>0.031734511282538</text:p>
          </table:table-cell>
          <table:table-cell office:value-type="float" office:value="0.0263431733460262" calcext:value-type="float">
            <text:p>0.026343173346026</text:p>
          </table:table-cell>
          <table:table-cell/>
          <table:table-cell office:value-type="float" office:value="-0.0166058680923518" calcext:value-type="float">
            <text:p>-0.016605868092352</text:p>
          </table:table-cell>
          <table:table-cell office:value-type="float" office:value="0.0246046925437504" calcext:value-type="float">
            <text:p>0.02460469254375</text:p>
          </table:table-cell>
          <table:table-cell office:value-type="float" office:value="0.0300045071042384" calcext:value-type="float">
            <text:p>0.030004507104238</text:p>
          </table:table-cell>
        </table:table-row>
        <table:table-row table:style-name="ro1">
          <table:table-cell/>
          <table:table-cell office:value-type="float" office:value="0.0267730771604674" calcext:value-type="float">
            <text:p>0.026773077160467</text:p>
          </table:table-cell>
          <table:table-cell office:value-type="float" office:value="0.00515887870393939" calcext:value-type="float">
            <text:p>0.005158878703939</text:p>
          </table:table-cell>
          <table:table-cell office:value-type="float" office:value="0.0333493931542618" calcext:value-type="float">
            <text:p>0.0333493931542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7730771604674" calcext:value-type="float">
            <text:p>0.0267730771604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8349143743018" calcext:value-type="float">
            <text:p>0.0318349143743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3493931542618" calcext:value-type="float">
            <text:p>0.0333493931542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5693161700203" calcext:value-type="float">
            <text:p>0.025569316170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5887870393939" calcext:value-type="float">
            <text:p>0.0051588787039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1180483048689" calcext:value-type="float">
            <text:p>-0.018118048304869</text:p>
          </table:table-cell>
          <table:table-cell table:number-columns-repeated="2"/>
          <table:table-cell office:value-type="float" office:value="0.00515887870393939" calcext:value-type="float">
            <text:p>0.005158878703939</text:p>
          </table:table-cell>
          <table:table-cell office:value-type="float" office:value="0.0333493931542618" calcext:value-type="float">
            <text:p>0.033349393154262</text:p>
          </table:table-cell>
          <table:table-cell office:value-type="float" office:value="0.0267730771604674" calcext:value-type="float">
            <text:p>0.026773077160467</text:p>
          </table:table-cell>
          <table:table-cell/>
          <table:table-cell office:value-type="float" office:value="-0.0181180483048689" calcext:value-type="float">
            <text:p>-0.018118048304869</text:p>
          </table:table-cell>
          <table:table-cell office:value-type="float" office:value="0.0255693161700203" calcext:value-type="float">
            <text:p>0.02556931617002</text:p>
          </table:table-cell>
          <table:table-cell office:value-type="float" office:value="0.0318349143743018" calcext:value-type="float">
            <text:p>0.031834914374302</text:p>
          </table:table-cell>
        </table:table-row>
        <table:table-row table:style-name="ro1">
          <table:table-cell/>
          <table:table-cell office:value-type="float" office:value="0.0312396251137941" calcext:value-type="float">
            <text:p>0.031239625113794</text:p>
          </table:table-cell>
          <table:table-cell office:value-type="float" office:value="0.00471102886277379" calcext:value-type="float">
            <text:p>0.004711028862774</text:p>
          </table:table-cell>
          <table:table-cell office:value-type="float" office:value="0.038656546074687" calcext:value-type="float">
            <text:p>0.0386565460746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396251137941" calcext:value-type="float">
            <text:p>0.0312396251137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032715774771" calcext:value-type="float">
            <text:p>0.0330327157747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8656546074687" calcext:value-type="float">
            <text:p>0.0386565460746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3304212614156" calcext:value-type="float">
            <text:p>0.0303304212614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1102886277379" calcext:value-type="float">
            <text:p>0.004711028862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676402599663" calcext:value-type="float">
            <text:p>-0.013867640259966</text:p>
          </table:table-cell>
          <table:table-cell table:number-columns-repeated="2"/>
          <table:table-cell office:value-type="float" office:value="0.00471102886277379" calcext:value-type="float">
            <text:p>0.004711028862774</text:p>
          </table:table-cell>
          <table:table-cell office:value-type="float" office:value="0.038656546074687" calcext:value-type="float">
            <text:p>0.038656546074687</text:p>
          </table:table-cell>
          <table:table-cell office:value-type="float" office:value="0.0312396251137941" calcext:value-type="float">
            <text:p>0.031239625113794</text:p>
          </table:table-cell>
          <table:table-cell/>
          <table:table-cell office:value-type="float" office:value="-0.0138676402599663" calcext:value-type="float">
            <text:p>-0.013867640259966</text:p>
          </table:table-cell>
          <table:table-cell office:value-type="float" office:value="0.0303304212614156" calcext:value-type="float">
            <text:p>0.030330421261416</text:p>
          </table:table-cell>
          <table:table-cell office:value-type="float" office:value="0.033032715774771" calcext:value-type="float">
            <text:p>0.033032715774771</text:p>
          </table:table-cell>
        </table:table-row>
        <table:table-row table:style-name="ro1">
          <table:table-cell/>
          <table:table-cell office:value-type="float" office:value="0.0330647264938472" calcext:value-type="float">
            <text:p>0.033064726493847</text:p>
          </table:table-cell>
          <table:table-cell office:value-type="float" office:value="0.00433812783385304" calcext:value-type="float">
            <text:p>0.004338127833853</text:p>
          </table:table-cell>
          <table:table-cell office:value-type="float" office:value="0.0441717447359229" calcext:value-type="float">
            <text:p>0.0441717447359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30647264938472" calcext:value-type="float">
            <text:p>0.0330647264938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0585571043742" calcext:value-type="float">
            <text:p>0.035058557104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41717447359229" calcext:value-type="float">
            <text:p>0.044171744735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3422514775745" calcext:value-type="float">
            <text:p>0.0353422514775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3812783385304" calcext:value-type="float">
            <text:p>0.0043381278338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71375655227084" calcext:value-type="float">
            <text:p>-0.009713756552271</text:p>
          </table:table-cell>
          <table:table-cell table:number-columns-repeated="2"/>
          <table:table-cell office:value-type="float" office:value="0.00433812783385304" calcext:value-type="float">
            <text:p>0.004338127833853</text:p>
          </table:table-cell>
          <table:table-cell office:value-type="float" office:value="0.0441717447359229" calcext:value-type="float">
            <text:p>0.044171744735923</text:p>
          </table:table-cell>
          <table:table-cell office:value-type="float" office:value="0.0330647264938472" calcext:value-type="float">
            <text:p>0.033064726493847</text:p>
          </table:table-cell>
          <table:table-cell/>
          <table:table-cell office:value-type="float" office:value="-0.00971375655227084" calcext:value-type="float">
            <text:p>-0.009713756552271</text:p>
          </table:table-cell>
          <table:table-cell office:value-type="float" office:value="0.0353422514775745" calcext:value-type="float">
            <text:p>0.035342251477575</text:p>
          </table:table-cell>
          <table:table-cell office:value-type="float" office:value="0.0350585571043742" calcext:value-type="float">
            <text:p>0.035058557104374</text:p>
          </table:table-cell>
        </table:table-row>
        <table:table-row table:style-name="ro1">
          <table:table-cell/>
          <table:table-cell office:value-type="float" office:value="0.035478461304201" calcext:value-type="float">
            <text:p>0.035478461304201</text:p>
          </table:table-cell>
          <table:table-cell office:value-type="float" office:value="0.00410735723656298" calcext:value-type="float">
            <text:p>0.004107357236563</text:p>
          </table:table-cell>
          <table:table-cell office:value-type="float" office:value="0.0483418730010114" calcext:value-type="float">
            <text:p>0.0483418730010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478461304201" calcext:value-type="float">
            <text:p>0.0354784613042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9271644340196" calcext:value-type="float">
            <text:p>0.035927164434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83418730010114" calcext:value-type="float">
            <text:p>0.0483418730010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0351092823182" calcext:value-type="float">
            <text:p>0.040035109282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0735723656298" calcext:value-type="float">
            <text:p>0.004107357236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6405489178855" calcext:value-type="float">
            <text:p>-0.007564054891789</text:p>
          </table:table-cell>
          <table:table-cell table:number-columns-repeated="2"/>
          <table:table-cell office:value-type="float" office:value="0.00410735723656298" calcext:value-type="float">
            <text:p>0.004107357236563</text:p>
          </table:table-cell>
          <table:table-cell office:value-type="float" office:value="0.0483418730010114" calcext:value-type="float">
            <text:p>0.048341873001011</text:p>
          </table:table-cell>
          <table:table-cell office:value-type="float" office:value="0.035478461304201" calcext:value-type="float">
            <text:p>0.035478461304201</text:p>
          </table:table-cell>
          <table:table-cell/>
          <table:table-cell office:value-type="float" office:value="-0.00756405489178855" calcext:value-type="float">
            <text:p>-0.007564054891789</text:p>
          </table:table-cell>
          <table:table-cell office:value-type="float" office:value="0.0400351092823182" calcext:value-type="float">
            <text:p>0.040035109282318</text:p>
          </table:table-cell>
          <table:table-cell office:value-type="float" office:value="0.0359271644340196" calcext:value-type="float">
            <text:p>0.03592716443402</text:p>
          </table:table-cell>
        </table:table-row>
        <table:table-row table:style-name="ro1">
          <table:table-cell/>
          <table:table-cell office:value-type="float" office:value="0.0374902947218661" calcext:value-type="float">
            <text:p>0.037490294721866</text:p>
          </table:table-cell>
          <table:table-cell office:value-type="float" office:value="0.00408551222708515" calcext:value-type="float">
            <text:p>0.004085512227085</text:p>
          </table:table-cell>
          <table:table-cell office:value-type="float" office:value="0.0524795263206455" calcext:value-type="float">
            <text:p>0.0524795263206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74902947218661" calcext:value-type="float">
            <text:p>0.0374902947218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60831878932087" calcext:value-type="float">
            <text:p>0.036083187893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24795263206455" calcext:value-type="float">
            <text:p>0.0524795263206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38985391385988" calcext:value-type="float">
            <text:p>0.0438985391385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08551222708515" calcext:value-type="float">
            <text:p>0.0040855122270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1019445738158" calcext:value-type="float">
            <text:p>-0.007110194457382</text:p>
          </table:table-cell>
          <table:table-cell table:number-columns-repeated="2"/>
          <table:table-cell office:value-type="float" office:value="0.00408551222708515" calcext:value-type="float">
            <text:p>0.004085512227085</text:p>
          </table:table-cell>
          <table:table-cell office:value-type="float" office:value="0.0524795263206455" calcext:value-type="float">
            <text:p>0.052479526320646</text:p>
          </table:table-cell>
          <table:table-cell office:value-type="float" office:value="0.0374902947218661" calcext:value-type="float">
            <text:p>0.037490294721866</text:p>
          </table:table-cell>
          <table:table-cell/>
          <table:table-cell office:value-type="float" office:value="-0.00711019445738158" calcext:value-type="float">
            <text:p>-0.007110194457382</text:p>
          </table:table-cell>
          <table:table-cell office:value-type="float" office:value="0.0438985391385988" calcext:value-type="float">
            <text:p>0.043898539138599</text:p>
          </table:table-cell>
          <table:table-cell office:value-type="float" office:value="0.0360831878932087" calcext:value-type="float">
            <text:p>0.036083187893209</text:p>
          </table:table-cell>
        </table:table-row>
        <table:table-row table:style-name="ro1">
          <table:table-cell/>
          <table:table-cell office:value-type="float" office:value="0.0395796965783507" calcext:value-type="float">
            <text:p>0.039579696578351</text:p>
          </table:table-cell>
          <table:table-cell office:value-type="float" office:value="0.00416670909979472" calcext:value-type="float">
            <text:p>0.004166709099795</text:p>
          </table:table-cell>
          <table:table-cell office:value-type="float" office:value="0.0425265948795916" calcext:value-type="float">
            <text:p>0.0425265948795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5796965783507" calcext:value-type="float">
            <text:p>0.039579696578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3527808400194" calcext:value-type="float">
            <text:p>0.0353527808400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5265948795916" calcext:value-type="float">
            <text:p>0.0425265948795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2183051324127" calcext:value-type="float">
            <text:p>0.0332183051324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6670909979472" calcext:value-type="float">
            <text:p>0.004166709099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5190861248067" calcext:value-type="float">
            <text:p>-0.007851908612481</text:p>
          </table:table-cell>
          <table:table-cell table:number-columns-repeated="2"/>
          <table:table-cell office:value-type="float" office:value="0.00416670909979472" calcext:value-type="float">
            <text:p>0.004166709099795</text:p>
          </table:table-cell>
          <table:table-cell office:value-type="float" office:value="0.0425265948795916" calcext:value-type="float">
            <text:p>0.042526594879592</text:p>
          </table:table-cell>
          <table:table-cell office:value-type="float" office:value="0.0395796965783507" calcext:value-type="float">
            <text:p>0.039579696578351</text:p>
          </table:table-cell>
          <table:table-cell/>
          <table:table-cell office:value-type="float" office:value="-0.00785190861248067" calcext:value-type="float">
            <text:p>-0.007851908612481</text:p>
          </table:table-cell>
          <table:table-cell office:value-type="float" office:value="0.0332183051324127" calcext:value-type="float">
            <text:p>0.033218305132413</text:p>
          </table:table-cell>
          <table:table-cell office:value-type="float" office:value="0.0353527808400194" calcext:value-type="float">
            <text:p>0.035352780840019</text:p>
          </table:table-cell>
        </table:table-row>
        <table:table-row table:style-name="ro1">
          <table:table-cell/>
          <table:table-cell office:value-type="float" office:value="0.0262954796395576" calcext:value-type="float">
            <text:p>0.026295479639558</text:p>
          </table:table-cell>
          <table:table-cell office:value-type="float" office:value="0.004324894452998" calcext:value-type="float">
            <text:p>0.004324894452998</text:p>
          </table:table-cell>
          <table:table-cell office:value-type="float" office:value="0.0314702656260442" calcext:value-type="float">
            <text:p>0.031470265626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2954796395576" calcext:value-type="float">
            <text:p>0.0262954796395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3845548282799" calcext:value-type="float">
            <text:p>0.018384554828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14702656260442" calcext:value-type="float">
            <text:p>0.0314702656260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5099128020677" calcext:value-type="float">
            <text:p>0.0215099128020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24894452998" calcext:value-type="float">
            <text:p>0.004324894452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0310061761656" calcext:value-type="float">
            <text:p>-0.009403100617617</text:p>
          </table:table-cell>
          <table:table-cell table:number-columns-repeated="2"/>
          <table:table-cell office:value-type="float" office:value="0.004324894452998" calcext:value-type="float">
            <text:p>0.004324894452998</text:p>
          </table:table-cell>
          <table:table-cell office:value-type="float" office:value="0.0314702656260442" calcext:value-type="float">
            <text:p>0.031470265626044</text:p>
          </table:table-cell>
          <table:table-cell office:value-type="float" office:value="0.0262954796395576" calcext:value-type="float">
            <text:p>0.026295479639558</text:p>
          </table:table-cell>
          <table:table-cell/>
          <table:table-cell office:value-type="float" office:value="-0.00940310061761656" calcext:value-type="float">
            <text:p>-0.009403100617617</text:p>
          </table:table-cell>
          <table:table-cell office:value-type="float" office:value="0.0215099128020677" calcext:value-type="float">
            <text:p>0.021509912802068</text:p>
          </table:table-cell>
          <table:table-cell office:value-type="float" office:value="0.0183845548282799" calcext:value-type="float">
            <text:p>0.01838455482828</text:p>
          </table:table-cell>
        </table:table-row>
        <table:table-row table:style-name="ro1">
          <table:table-cell/>
          <table:table-cell office:value-type="float" office:value="0.00390282291528539" calcext:value-type="float">
            <text:p>0.003902822915285</text:p>
          </table:table-cell>
          <table:table-cell office:value-type="float" office:value="0.00454396247068508" calcext:value-type="float">
            <text:p>0.004543962470685</text:p>
          </table:table-cell>
          <table:table-cell office:value-type="float" office:value="0.0213027133272292" calcext:value-type="float">
            <text:p>0.021302713327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90282291528539" calcext:value-type="float">
            <text:p>0.0039028229152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27887658042" calcext:value-type="float">
            <text:p>-0.004278876580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3027133272292" calcext:value-type="float">
            <text:p>0.021302713327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3526894535861" calcext:value-type="float">
            <text:p>0.0082352689453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54396247068508" calcext:value-type="float">
            <text:p>0.004543962470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146867106217" calcext:value-type="float">
            <text:p>-0.011414686710622</text:p>
          </table:table-cell>
          <table:table-cell table:number-columns-repeated="2"/>
          <table:table-cell office:value-type="float" office:value="0.00454396247068508" calcext:value-type="float">
            <text:p>0.004543962470685</text:p>
          </table:table-cell>
          <table:table-cell office:value-type="float" office:value="0.0213027133272292" calcext:value-type="float">
            <text:p>0.021302713327229</text:p>
          </table:table-cell>
          <table:table-cell office:value-type="float" office:value="0.00390282291528539" calcext:value-type="float">
            <text:p>0.003902822915285</text:p>
          </table:table-cell>
          <table:table-cell/>
          <table:table-cell office:value-type="float" office:value="-0.0114146867106217" calcext:value-type="float">
            <text:p>-0.011414686710622</text:p>
          </table:table-cell>
          <table:table-cell office:value-type="float" office:value="0.00823526894535861" calcext:value-type="float">
            <text:p>0.008235268945359</text:p>
          </table:table-cell>
          <table:table-cell office:value-type="float" office:value="-0.00427887658042" calcext:value-type="float">
            <text:p>-0.00427887658042</text:p>
          </table:table-cell>
        </table:table-row>
        <table:table-row table:style-name="ro1">
          <table:table-cell/>
          <table:table-cell office:value-type="float" office:value="0.00260462844869746" calcext:value-type="float">
            <text:p>0.002604628448697</text:p>
          </table:table-cell>
          <table:table-cell office:value-type="float" office:value="0.00481302307993921" calcext:value-type="float">
            <text:p>0.004813023079939</text:p>
          </table:table-cell>
          <table:table-cell office:value-type="float" office:value="0.0123708173826435" calcext:value-type="float">
            <text:p>0.0123708173826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60462844869746" calcext:value-type="float">
            <text:p>0.0026046284486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27730597473891" calcext:value-type="float">
            <text:p>-0.00727730597473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123708173826435" calcext:value-type="float">
            <text:p>0.0123708173826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46036498435468" calcext:value-type="float">
            <text:p>-0.0064603649843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1302307993921" calcext:value-type="float">
            <text:p>0.0048130230799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854369572978" calcext:value-type="float">
            <text:p>-0.013585436957298</text:p>
          </table:table-cell>
          <table:table-cell table:number-columns-repeated="2"/>
          <table:table-cell office:value-type="float" office:value="0.00481302307993921" calcext:value-type="float">
            <text:p>0.004813023079939</text:p>
          </table:table-cell>
          <table:table-cell office:value-type="float" office:value="0.0123708173826435" calcext:value-type="float">
            <text:p>0.012370817382644</text:p>
          </table:table-cell>
          <table:table-cell office:value-type="float" office:value="0.00260462844869746" calcext:value-type="float">
            <text:p>0.002604628448697</text:p>
          </table:table-cell>
          <table:table-cell/>
          <table:table-cell office:value-type="float" office:value="-0.0135854369572978" calcext:value-type="float">
            <text:p>-0.013585436957298</text:p>
          </table:table-cell>
          <table:table-cell office:value-type="float" office:value="-0.00646036498435468" calcext:value-type="float">
            <text:p>-0.006460364984355</text:p>
          </table:table-cell>
          <table:table-cell office:value-type="float" office:value="-0.00727730597473891" calcext:value-type="float">
            <text:p>-0.007277305974739</text:p>
          </table:table-cell>
        </table:table-row>
        <table:table-row table:style-name="ro1">
          <table:table-cell/>
          <table:table-cell office:value-type="float" office:value="0.0033618640705037" calcext:value-type="float">
            <text:p>0.003361864070504</text:p>
          </table:table-cell>
          <table:table-cell office:value-type="float" office:value="0.00512698774595378" calcext:value-type="float">
            <text:p>0.005126987745954</text:p>
          </table:table-cell>
          <table:table-cell office:value-type="float" office:value="0.00335663206401586" calcext:value-type="float">
            <text:p>0.0033566320640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3618640705037" calcext:value-type="float">
            <text:p>0.0033618640705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0807478353845" calcext:value-type="float">
            <text:p>-0.008508074783538</text:p>
          </table:table-cell>
          <table:table-cell table:number-columns-repeated="3"/>
          <table:table-cell table:style-name="ce1"/>
          <table:table-cell office:value-type="string" calcext:value-type="string">
            <text:p>ROLL:</text:p>
          </table:table-cell>
          <table:table-cell office:value-type="float" office:value="0.00335663206401586" calcext:value-type="float">
            <text:p>0.0033566320640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165950286309" calcext:value-type="float">
            <text:p>-0.0211165950286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2698774595378" calcext:value-type="float">
            <text:p>0.0051269877459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6673893610854" calcext:value-type="float">
            <text:p>-0.015667389361085</text:p>
          </table:table-cell>
          <table:table-cell table:number-columns-repeated="2"/>
          <table:table-cell office:value-type="float" office:value="0.00512698774595378" calcext:value-type="float">
            <text:p>0.005126987745954</text:p>
          </table:table-cell>
          <table:table-cell office:value-type="float" office:value="0.00335663206401586" calcext:value-type="float">
            <text:p>0.003356632064016</text:p>
          </table:table-cell>
          <table:table-cell office:value-type="float" office:value="0.0033618640705037" calcext:value-type="float">
            <text:p>0.003361864070504</text:p>
          </table:table-cell>
          <table:table-cell/>
          <table:table-cell office:value-type="float" office:value="-0.0156673893610854" calcext:value-type="float">
            <text:p>-0.015667389361085</text:p>
          </table:table-cell>
          <table:table-cell office:value-type="float" office:value="-0.0211165950286309" calcext:value-type="float">
            <text:p>-0.021116595028631</text:p>
          </table:table-cell>
          <table:table-cell office:value-type="float" office:value="-0.00850807478353845" calcext:value-type="float">
            <text:p>-0.008508074783538</text:p>
          </table:table-cell>
        </table:table-row>
        <table:table-row table:style-name="ro1">
          <table:table-cell/>
          <table:table-cell office:value-type="float" office:value="0.0025378448577143" calcext:value-type="float">
            <text:p>0.002537844857714</text:p>
          </table:table-cell>
          <table:table-cell office:value-type="float" office:value="0.0209244302491265" calcext:value-type="float">
            <text:p>0.020924430249127</text:p>
          </table:table-cell>
          <table:table-cell office:value-type="float" office:value="0.00795605443675832" calcext:value-type="float">
            <text:p>0.0079560544367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5378448577143" calcext:value-type="float">
            <text:p>0.002537844857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006042356266" calcext:value-type="float">
            <text:p>-0.01010060423562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795605443675832" calcext:value-type="float">
            <text:p>0.0079560544367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2433527826804" calcext:value-type="float">
            <text:p>-0.020243352782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9244302491265" calcext:value-type="float">
            <text:p>0.0209244302491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835812034606272" calcext:value-type="float">
            <text:p>-0.000835812034606</text:p>
          </table:table-cell>
          <table:table-cell table:number-columns-repeated="2"/>
          <table:table-cell office:value-type="float" office:value="0.0209244302491265" calcext:value-type="float">
            <text:p>0.020924430249127</text:p>
          </table:table-cell>
          <table:table-cell office:value-type="float" office:value="0.00795605443675832" calcext:value-type="float">
            <text:p>0.007956054436758</text:p>
          </table:table-cell>
          <table:table-cell office:value-type="float" office:value="0.0025378448577143" calcext:value-type="float">
            <text:p>0.002537844857714</text:p>
          </table:table-cell>
          <table:table-cell/>
          <table:table-cell office:value-type="float" office:value="-0.000835812034606272" calcext:value-type="float">
            <text:p>-0.000835812034606</text:p>
          </table:table-cell>
          <table:table-cell office:value-type="float" office:value="-0.0202433527826804" calcext:value-type="float">
            <text:p>-0.02024335278268</text:p>
          </table:table-cell>
          <table:table-cell office:value-type="float" office:value="-0.0101006042356266" calcext:value-type="float">
            <text:p>-0.010100604235627</text:p>
          </table:table-cell>
        </table:table-row>
        <table:table-row table:style-name="ro1">
          <table:table-cell/>
          <table:table-cell office:value-type="float" office:value="0.00295520478637016" calcext:value-type="float">
            <text:p>0.00295520478637</text:p>
          </table:table-cell>
          <table:table-cell office:value-type="float" office:value="0.0170081814906497" calcext:value-type="float">
            <text:p>0.01700818149065</text:p>
          </table:table-cell>
          <table:table-cell office:value-type="float" office:value="0.0129310897384047" calcext:value-type="float">
            <text:p>0.01293108973840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95520478637016" calcext:value-type="float">
            <text:p>0.002955204786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5455484927109" calcext:value-type="float">
            <text:p>-0.0115455484927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29310897384047" calcext:value-type="float">
            <text:p>0.012931089738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002452218693" calcext:value-type="float">
            <text:p>-0.0191002452218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0081814906497" calcext:value-type="float">
            <text:p>0.017008181490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33095701051805" calcext:value-type="float">
            <text:p>0.001330957010518</text:p>
          </table:table-cell>
          <table:table-cell table:number-columns-repeated="2"/>
          <table:table-cell office:value-type="float" office:value="0.0170081814906497" calcext:value-type="float">
            <text:p>0.01700818149065</text:p>
          </table:table-cell>
          <table:table-cell office:value-type="float" office:value="0.0129310897384047" calcext:value-type="float">
            <text:p>0.012931089738405</text:p>
          </table:table-cell>
          <table:table-cell office:value-type="float" office:value="0.00295520478637016" calcext:value-type="float">
            <text:p>0.00295520478637</text:p>
          </table:table-cell>
          <table:table-cell/>
          <table:table-cell office:value-type="float" office:value="0.00133095701051805" calcext:value-type="float">
            <text:p>0.001330957010518</text:p>
          </table:table-cell>
          <table:table-cell office:value-type="float" office:value="-0.0191002452218693" calcext:value-type="float">
            <text:p>-0.019100245221869</text:p>
          </table:table-cell>
          <table:table-cell office:value-type="float" office:value="-0.0115455484927109" calcext:value-type="float">
            <text:p>-0.011545548492711</text:p>
          </table:table-cell>
        </table:table-row>
        <table:table-row table:style-name="ro1">
          <table:table-cell/>
          <table:table-cell office:value-type="float" office:value="0.00312027043880703" calcext:value-type="float">
            <text:p>0.003120270438807</text:p>
          </table:table-cell>
          <table:table-cell office:value-type="float" office:value="0.0117783853521035" calcext:value-type="float">
            <text:p>0.011778385352104</text:p>
          </table:table-cell>
          <table:table-cell office:value-type="float" office:value="0.0202691477915117" calcext:value-type="float">
            <text:p>0.0202691477915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12027043880703" calcext:value-type="float">
            <text:p>0.003120270438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775996440812" calcext:value-type="float">
            <text:p>-0.0135775996440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2691477915117" calcext:value-type="float">
            <text:p>0.0202691477915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055346667193" calcext:value-type="float">
            <text:p>-0.01660553466671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7783853521035" calcext:value-type="float">
            <text:p>0.0117783853521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41934441176196" calcext:value-type="float">
            <text:p>0.002419344411762</text:p>
          </table:table-cell>
          <table:table-cell table:number-columns-repeated="2"/>
          <table:table-cell office:value-type="float" office:value="0.0117783853521035" calcext:value-type="float">
            <text:p>0.011778385352104</text:p>
          </table:table-cell>
          <table:table-cell office:value-type="float" office:value="0.0202691477915117" calcext:value-type="float">
            <text:p>0.020269147791512</text:p>
          </table:table-cell>
          <table:table-cell office:value-type="float" office:value="0.00312027043880703" calcext:value-type="float">
            <text:p>0.003120270438807</text:p>
          </table:table-cell>
          <table:table-cell/>
          <table:table-cell office:value-type="float" office:value="0.00241934441176196" calcext:value-type="float">
            <text:p>0.002419344411762</text:p>
          </table:table-cell>
          <table:table-cell office:value-type="float" office:value="-0.0166055346667193" calcext:value-type="float">
            <text:p>-0.016605534666719</text:p>
          </table:table-cell>
          <table:table-cell office:value-type="float" office:value="-0.0135775996440812" calcext:value-type="float">
            <text:p>-0.013577599644081</text:p>
          </table:table-cell>
        </table:table-row>
        <table:table-row table:style-name="ro1">
          <table:table-cell/>
          <table:table-cell office:value-type="float" office:value="0.00367026940392449" calcext:value-type="float">
            <text:p>0.003670269403924</text:p>
          </table:table-cell>
          <table:table-cell office:value-type="float" office:value="0.0101069407937756" calcext:value-type="float">
            <text:p>0.010106940793776</text:p>
          </table:table-cell>
          <table:table-cell office:value-type="float" office:value="0.0295678188249147" calcext:value-type="float">
            <text:p>0.029567818824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67026940392449" calcext:value-type="float">
            <text:p>0.0036702694039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8883581732091" calcext:value-type="float">
            <text:p>-0.015888358173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5678188249147" calcext:value-type="float">
            <text:p>0.029567818824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136955477116" calcext:value-type="float">
            <text:p>-0.0125136955477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1069407937756" calcext:value-type="float">
            <text:p>0.010106940793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43427656759675" calcext:value-type="float">
            <text:p>0.003434276567597</text:p>
          </table:table-cell>
          <table:table-cell table:number-columns-repeated="2"/>
          <table:table-cell office:value-type="float" office:value="0.0101069407937756" calcext:value-type="float">
            <text:p>0.010106940793776</text:p>
          </table:table-cell>
          <table:table-cell office:value-type="float" office:value="0.0295678188249147" calcext:value-type="float">
            <text:p>0.029567818824915</text:p>
          </table:table-cell>
          <table:table-cell office:value-type="float" office:value="0.00367026940392449" calcext:value-type="float">
            <text:p>0.003670269403924</text:p>
          </table:table-cell>
          <table:table-cell/>
          <table:table-cell office:value-type="float" office:value="0.00343427656759675" calcext:value-type="float">
            <text:p>0.003434276567597</text:p>
          </table:table-cell>
          <table:table-cell office:value-type="float" office:value="-0.0125136955477116" calcext:value-type="float">
            <text:p>-0.012513695547712</text:p>
          </table:table-cell>
          <table:table-cell office:value-type="float" office:value="-0.0158883581732091" calcext:value-type="float">
            <text:p>-0.015888358173209</text:p>
          </table:table-cell>
        </table:table-row>
        <table:table-row table:style-name="ro1">
          <table:table-cell/>
          <table:table-cell office:value-type="float" office:value="0.00457920203542207" calcext:value-type="float">
            <text:p>0.004579202035422</text:p>
          </table:table-cell>
          <table:table-cell office:value-type="float" office:value="0.00849180323999722" calcext:value-type="float">
            <text:p>0.008491803239997</text:p>
          </table:table-cell>
          <table:table-cell office:value-type="float" office:value="0.0289999774402025" calcext:value-type="float">
            <text:p>0.0289999774402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57920203542207" calcext:value-type="float">
            <text:p>0.0045792020354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908186190241" calcext:value-type="float">
            <text:p>-0.01829081861902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9999774402025" calcext:value-type="float">
            <text:p>0.0289999774402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7782426607039" calcext:value-type="float">
            <text:p>-0.014778242660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9180323999722" calcext:value-type="float">
            <text:p>0.008491803239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7257753518644" calcext:value-type="float">
            <text:p>0.004172577535186</text:p>
          </table:table-cell>
          <table:table-cell table:number-columns-repeated="2"/>
          <table:table-cell office:value-type="float" office:value="0.00849180323999722" calcext:value-type="float">
            <text:p>0.008491803239997</text:p>
          </table:table-cell>
          <table:table-cell office:value-type="float" office:value="0.0289999774402025" calcext:value-type="float">
            <text:p>0.028999977440203</text:p>
          </table:table-cell>
          <table:table-cell office:value-type="float" office:value="0.00457920203542207" calcext:value-type="float">
            <text:p>0.004579202035422</text:p>
          </table:table-cell>
          <table:table-cell/>
          <table:table-cell office:value-type="float" office:value="0.00417257753518644" calcext:value-type="float">
            <text:p>0.004172577535186</text:p>
          </table:table-cell>
          <table:table-cell office:value-type="float" office:value="-0.0147782426607039" calcext:value-type="float">
            <text:p>-0.014778242660704</text:p>
          </table:table-cell>
          <table:table-cell office:value-type="float" office:value="-0.0182908186190241" calcext:value-type="float">
            <text:p>-0.018290818619024</text:p>
          </table:table-cell>
        </table:table-row>
        <table:table-row table:style-name="ro1">
          <table:table-cell/>
          <table:table-cell office:value-type="float" office:value="0.00516310254524624" calcext:value-type="float">
            <text:p>0.005163102545246</text:p>
          </table:table-cell>
          <table:table-cell office:value-type="float" office:value="0.00709577509773485" calcext:value-type="float">
            <text:p>0.007095775097735</text:p>
          </table:table-cell>
          <table:table-cell office:value-type="float" office:value="0.0286877410983183" calcext:value-type="float">
            <text:p>0.028687741098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6310254524624" calcext:value-type="float">
            <text:p>0.005163102545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2749552353369" calcext:value-type="float">
            <text:p>-0.0202749552353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6877410983183" calcext:value-type="float">
            <text:p>0.028687741098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7124072651564" calcext:value-type="float">
            <text:p>-0.0157124072651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09577509773485" calcext:value-type="float">
            <text:p>0.007095775097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1282777804599" calcext:value-type="float">
            <text:p>0.004712827778046</text:p>
          </table:table-cell>
          <table:table-cell table:number-columns-repeated="2"/>
          <table:table-cell office:value-type="float" office:value="0.00709577509773485" calcext:value-type="float">
            <text:p>0.007095775097735</text:p>
          </table:table-cell>
          <table:table-cell office:value-type="float" office:value="0.0286877410983183" calcext:value-type="float">
            <text:p>0.028687741098318</text:p>
          </table:table-cell>
          <table:table-cell office:value-type="float" office:value="0.00516310254524624" calcext:value-type="float">
            <text:p>0.005163102545246</text:p>
          </table:table-cell>
          <table:table-cell/>
          <table:table-cell office:value-type="float" office:value="0.00471282777804599" calcext:value-type="float">
            <text:p>0.004712827778046</text:p>
          </table:table-cell>
          <table:table-cell office:value-type="float" office:value="-0.0157124072651564" calcext:value-type="float">
            <text:p>-0.015712407265156</text:p>
          </table:table-cell>
          <table:table-cell office:value-type="float" office:value="-0.0202749552353369" calcext:value-type="float">
            <text:p>-0.020274955235337</text:p>
          </table:table-cell>
        </table:table-row>
        <table:table-row table:style-name="ro1">
          <table:table-cell/>
          <table:table-cell office:value-type="float" office:value="0.00588487413061176" calcext:value-type="float">
            <text:p>0.005884874130612</text:p>
          </table:table-cell>
          <table:table-cell office:value-type="float" office:value="0.00602439629253138" calcext:value-type="float">
            <text:p>0.006024396292531</text:p>
          </table:table-cell>
          <table:table-cell office:value-type="float" office:value="0.0293070014427426" calcext:value-type="float">
            <text:p>0.0293070014427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88487413061176" calcext:value-type="float">
            <text:p>0.005884874130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8751652308217" calcext:value-type="float">
            <text:p>-0.0218751652308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3070014427426" calcext:value-type="float">
            <text:p>0.0293070014427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3231176645283" calcext:value-type="float">
            <text:p>-0.0173231176645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02439629253138" calcext:value-type="float">
            <text:p>0.006024396292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4235792560264" calcext:value-type="float">
            <text:p>0.004942357925603</text:p>
          </table:table-cell>
          <table:table-cell table:number-columns-repeated="2"/>
          <table:table-cell office:value-type="float" office:value="0.00602439629253138" calcext:value-type="float">
            <text:p>0.006024396292531</text:p>
          </table:table-cell>
          <table:table-cell office:value-type="float" office:value="0.0293070014427426" calcext:value-type="float">
            <text:p>0.029307001442743</text:p>
          </table:table-cell>
          <table:table-cell office:value-type="float" office:value="0.00588487413061176" calcext:value-type="float">
            <text:p>0.005884874130612</text:p>
          </table:table-cell>
          <table:table-cell/>
          <table:table-cell office:value-type="float" office:value="0.00494235792560264" calcext:value-type="float">
            <text:p>0.004942357925603</text:p>
          </table:table-cell>
          <table:table-cell office:value-type="float" office:value="-0.0173231176645283" calcext:value-type="float">
            <text:p>-0.017323117664528</text:p>
          </table:table-cell>
          <table:table-cell office:value-type="float" office:value="-0.0218751652308217" calcext:value-type="float">
            <text:p>-0.021875165230822</text:p>
          </table:table-cell>
        </table:table-row>
        <table:table-row table:style-name="ro1">
          <table:table-cell/>
          <table:table-cell office:value-type="float" office:value="0.00720162288299151" calcext:value-type="float">
            <text:p>0.007201622882992</text:p>
          </table:table-cell>
          <table:table-cell office:value-type="float" office:value="0.00529479496129201" calcext:value-type="float">
            <text:p>0.005294794961292</text:p>
          </table:table-cell>
          <table:table-cell office:value-type="float" office:value="0.0300698338299599" calcext:value-type="float">
            <text:p>0.030069833829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20162288299151" calcext:value-type="float">
            <text:p>0.0072016228829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2237018369709" calcext:value-type="float">
            <text:p>-0.0242237018369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0698338299599" calcext:value-type="float">
            <text:p>0.030069833829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70544498438" calcext:value-type="float">
            <text:p>-0.0191705444984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29479496129201" calcext:value-type="float">
            <text:p>0.0052947949612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88874801966678" calcext:value-type="float">
            <text:p>0.004888748019667</text:p>
          </table:table-cell>
          <table:table-cell table:number-columns-repeated="2"/>
          <table:table-cell office:value-type="float" office:value="0.00529479496129201" calcext:value-type="float">
            <text:p>0.005294794961292</text:p>
          </table:table-cell>
          <table:table-cell office:value-type="float" office:value="0.0300698338299599" calcext:value-type="float">
            <text:p>0.03006983382996</text:p>
          </table:table-cell>
          <table:table-cell office:value-type="float" office:value="0.00720162288299151" calcext:value-type="float">
            <text:p>0.007201622882992</text:p>
          </table:table-cell>
          <table:table-cell/>
          <table:table-cell office:value-type="float" office:value="0.00488874801966678" calcext:value-type="float">
            <text:p>0.004888748019667</text:p>
          </table:table-cell>
          <table:table-cell office:value-type="float" office:value="-0.019170544498438" calcext:value-type="float">
            <text:p>-0.019170544498438</text:p>
          </table:table-cell>
          <table:table-cell office:value-type="float" office:value="-0.0242237018369709" calcext:value-type="float">
            <text:p>-0.024223701836971</text:p>
          </table:table-cell>
        </table:table-row>
        <table:table-row table:style-name="ro1">
          <table:table-cell/>
          <table:table-cell office:value-type="float" office:value="0.00856623982699785" calcext:value-type="float">
            <text:p>0.008566239826998</text:p>
          </table:table-cell>
          <table:table-cell office:value-type="float" office:value="0.00489191774079859" calcext:value-type="float">
            <text:p>0.004891917740799</text:p>
          </table:table-cell>
          <table:table-cell office:value-type="float" office:value="0.0308035138966864" calcext:value-type="float">
            <text:p>0.030803513896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56623982699785" calcext:value-type="float">
            <text:p>0.008566239826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5172094241734" calcext:value-type="float">
            <text:p>-0.0265172094241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8035138966864" calcext:value-type="float">
            <text:p>0.030803513896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2680705682411" calcext:value-type="float">
            <text:p>-0.0212680705682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9191774079859" calcext:value-type="float">
            <text:p>0.0048919177407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6043363285375" calcext:value-type="float">
            <text:p>0.004604336328538</text:p>
          </table:table-cell>
          <table:table-cell table:number-columns-repeated="2"/>
          <table:table-cell office:value-type="float" office:value="0.00489191774079859" calcext:value-type="float">
            <text:p>0.004891917740799</text:p>
          </table:table-cell>
          <table:table-cell office:value-type="float" office:value="0.0308035138966864" calcext:value-type="float">
            <text:p>0.030803513896686</text:p>
          </table:table-cell>
          <table:table-cell office:value-type="float" office:value="0.00856623982699785" calcext:value-type="float">
            <text:p>0.008566239826998</text:p>
          </table:table-cell>
          <table:table-cell/>
          <table:table-cell office:value-type="float" office:value="0.0046043363285375" calcext:value-type="float">
            <text:p>0.004604336328538</text:p>
          </table:table-cell>
          <table:table-cell office:value-type="float" office:value="-0.0212680705682411" calcext:value-type="float">
            <text:p>-0.021268070568241</text:p>
          </table:table-cell>
          <table:table-cell office:value-type="float" office:value="-0.0265172094241734" calcext:value-type="float">
            <text:p>-0.026517209424173</text:p>
          </table:table-cell>
        </table:table-row>
        <table:table-row table:style-name="ro1">
          <table:table-cell/>
          <table:table-cell table:style-name="ce1" office:value-type="float" office:value="0.0107355227349583" calcext:value-type="float">
            <text:p>1.07E-02</text:p>
          </table:table-cell>
          <table:table-cell office:value-type="float" office:value="0.00468569719222349" calcext:value-type="float">
            <text:p>0.004685697192223</text:p>
          </table:table-cell>
          <table:table-cell office:value-type="float" office:value="0.0316217966442161" calcext:value-type="float">
            <text:p>0.031621796644216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107355227349583" calcext:value-type="float">
            <text:p>1.07E-02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293514933999884" calcext:value-type="float">
            <text:p>-0.02935149339998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16217966442161" calcext:value-type="float">
            <text:p>0.031621796644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818107781608" calcext:value-type="float">
            <text:p>-0.0235818107781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8569719222349" calcext:value-type="float">
            <text:p>0.0046856971922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97805589342526" calcext:value-type="float">
            <text:p>0.003978055893425</text:p>
          </table:table-cell>
          <table:table-cell table:number-columns-repeated="2"/>
          <table:table-cell office:value-type="float" office:value="0.00468569719222349" calcext:value-type="float">
            <text:p>0.004685697192223</text:p>
          </table:table-cell>
          <table:table-cell office:value-type="float" office:value="0.0316217966442161" calcext:value-type="float">
            <text:p>0.031621796644216</text:p>
          </table:table-cell>
          <table:table-cell table:style-name="ce1" office:value-type="float" office:value="0.0107355227349583" calcext:value-type="float">
            <text:p>1.07E-02</text:p>
          </table:table-cell>
          <table:table-cell/>
          <table:table-cell office:value-type="float" office:value="0.00397805589342526" calcext:value-type="float">
            <text:p>0.003978055893425</text:p>
          </table:table-cell>
          <table:table-cell office:value-type="float" office:value="-0.0235818107781608" calcext:value-type="float">
            <text:p>-0.023581810778161</text:p>
          </table:table-cell>
          <table:table-cell office:value-type="float" office:value="-0.0293514933999884" calcext:value-type="float">
            <text:p>-0.029351493399988</text:p>
          </table:table-cell>
        </table:table-row>
        <table:table-row table:style-name="ro1">
          <table:table-cell/>
          <table:table-cell office:value-type="float" office:value="0.0131160458270939" calcext:value-type="float">
            <text:p>0.013116045827094</text:p>
          </table:table-cell>
          <table:table-cell office:value-type="float" office:value="0.00465206788426959" calcext:value-type="float">
            <text:p>0.00465206788427</text:p>
          </table:table-cell>
          <table:table-cell office:value-type="float" office:value="0.0325211706275074" calcext:value-type="float">
            <text:p>0.032521170627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160458270939" calcext:value-type="float">
            <text:p>0.0131160458270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4692754506139" calcext:value-type="float">
            <text:p>-0.032469275450614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25211706275074" calcext:value-type="float">
            <text:p>0.032521170627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0918053332108" calcext:value-type="float">
            <text:p>-0.0260918053332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5206788426959" calcext:value-type="float">
            <text:p>0.004652067884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12231956982163" calcext:value-type="float">
            <text:p>0.003122319569822</text:p>
          </table:table-cell>
          <table:table-cell table:number-columns-repeated="2"/>
          <table:table-cell office:value-type="float" office:value="0.00465206788426959" calcext:value-type="float">
            <text:p>0.00465206788427</text:p>
          </table:table-cell>
          <table:table-cell office:value-type="float" office:value="0.0325211706275074" calcext:value-type="float">
            <text:p>0.032521170627507</text:p>
          </table:table-cell>
          <table:table-cell office:value-type="float" office:value="0.0131160458270939" calcext:value-type="float">
            <text:p>0.013116045827094</text:p>
          </table:table-cell>
          <table:table-cell/>
          <table:table-cell office:value-type="float" office:value="0.00312231956982163" calcext:value-type="float">
            <text:p>0.003122319569822</text:p>
          </table:table-cell>
          <table:table-cell office:value-type="float" office:value="-0.0260918053332108" calcext:value-type="float">
            <text:p>-0.026091805333211</text:p>
          </table:table-cell>
          <table:table-cell office:value-type="float" office:value="-0.0324692754506139" calcext:value-type="float">
            <text:p>-0.032469275450614</text:p>
          </table:table-cell>
        </table:table-row>
        <table:table-row table:style-name="ro1">
          <table:table-cell/>
          <table:table-cell office:value-type="float" office:value="0.0161143003784424" calcext:value-type="float">
            <text:p>0.016114300378442</text:p>
          </table:table-cell>
          <table:table-cell office:value-type="float" office:value="0.00476373753165637" calcext:value-type="float">
            <text:p>0.004763737531656</text:p>
          </table:table-cell>
          <table:table-cell office:value-type="float" office:value="0.0336094424946103" calcext:value-type="float">
            <text:p>0.03360944249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1143003784424" calcext:value-type="float">
            <text:p>0.0161143003784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0302116128677" calcext:value-type="float">
            <text:p>-0.03603021161286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36094424946103" calcext:value-type="float">
            <text:p>0.033609442494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6478308193213" calcext:value-type="float">
            <text:p>-0.0286478308193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6373753165637" calcext:value-type="float">
            <text:p>0.004763737531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08682260689309" calcext:value-type="float">
            <text:p>0.002086822606893</text:p>
          </table:table-cell>
          <table:table-cell table:number-columns-repeated="2"/>
          <table:table-cell office:value-type="float" office:value="0.00476373753165637" calcext:value-type="float">
            <text:p>0.004763737531656</text:p>
          </table:table-cell>
          <table:table-cell office:value-type="float" office:value="0.0336094424946103" calcext:value-type="float">
            <text:p>0.03360944249461</text:p>
          </table:table-cell>
          <table:table-cell office:value-type="float" office:value="0.0161143003784424" calcext:value-type="float">
            <text:p>0.016114300378442</text:p>
          </table:table-cell>
          <table:table-cell/>
          <table:table-cell office:value-type="float" office:value="0.00208682260689309" calcext:value-type="float">
            <text:p>0.002086822606893</text:p>
          </table:table-cell>
          <table:table-cell office:value-type="float" office:value="-0.0286478308193213" calcext:value-type="float">
            <text:p>-0.028647830819321</text:p>
          </table:table-cell>
          <table:table-cell office:value-type="float" office:value="-0.0360302116128677" calcext:value-type="float">
            <text:p>-0.036030211612868</text:p>
          </table:table-cell>
        </table:table-row>
        <table:table-row table:style-name="ro1">
          <table:table-cell/>
          <table:table-cell office:value-type="float" office:value="0.0191742757934716" calcext:value-type="float">
            <text:p>0.019174275793472</text:p>
          </table:table-cell>
          <table:table-cell office:value-type="float" office:value="0.00500342700732167" calcext:value-type="float">
            <text:p>0.005003427007322</text:p>
          </table:table-cell>
          <table:table-cell office:value-type="float" office:value="0.0346988313274431" calcext:value-type="float">
            <text:p>0.0346988313274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1742757934716" calcext:value-type="float">
            <text:p>0.01917427579347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397958949323621" calcext:value-type="float">
            <text:p>-0.03979589493236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46988313274431" calcext:value-type="float">
            <text:p>0.0346988313274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2433202911461" calcext:value-type="float">
            <text:p>-0.0312433202911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00342700732167" calcext:value-type="float">
            <text:p>0.0050034270073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887821352156409" calcext:value-type="float">
            <text:p>0.000887821352156</text:p>
          </table:table-cell>
          <table:table-cell table:number-columns-repeated="2"/>
          <table:table-cell office:value-type="float" office:value="0.00500342700732167" calcext:value-type="float">
            <text:p>0.005003427007322</text:p>
          </table:table-cell>
          <table:table-cell office:value-type="float" office:value="0.0346988313274431" calcext:value-type="float">
            <text:p>0.034698831327443</text:p>
          </table:table-cell>
          <table:table-cell office:value-type="float" office:value="0.0191742757934716" calcext:value-type="float">
            <text:p>0.019174275793472</text:p>
          </table:table-cell>
          <table:table-cell/>
          <table:table-cell office:value-type="float" office:value="0.000887821352156409" calcext:value-type="float">
            <text:p>0.000887821352156</text:p>
          </table:table-cell>
          <table:table-cell office:value-type="float" office:value="-0.0312433202911461" calcext:value-type="float">
            <text:p>-0.031243320291146</text:p>
          </table:table-cell>
          <table:table-cell office:value-type="float" office:value="-0.0397958949323621" calcext:value-type="float">
            <text:p>-0.039795894932362</text:p>
          </table:table-cell>
        </table:table-row>
        <table:table-row table:style-name="ro1">
          <table:table-cell/>
          <table:table-cell office:value-type="float" office:value="0.0215096167890038" calcext:value-type="float">
            <text:p>0.021509616789004</text:p>
          </table:table-cell>
          <table:table-cell office:value-type="float" office:value="0.00479359327152782" calcext:value-type="float">
            <text:p>0.004793593271528</text:p>
          </table:table-cell>
          <table:table-cell office:value-type="float" office:value="0.0351366193896106" calcext:value-type="float">
            <text:p>0.0351366193896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5096167890038" calcext:value-type="float">
            <text:p>0.021509616789004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429120071299378" calcext:value-type="float">
            <text:p>-0.04291200712993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51366193896106" calcext:value-type="float">
            <text:p>0.0351366193896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633294014247" calcext:value-type="float">
            <text:p>-0.0333633294014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9359327152782" calcext:value-type="float">
            <text:p>0.0047935932715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000803311734397865" calcext:value-type="float">
            <text:p>-8.03E-05</text:p>
          </table:table-cell>
          <table:table-cell table:number-columns-repeated="2"/>
          <table:table-cell office:value-type="float" office:value="0.00479359327152782" calcext:value-type="float">
            <text:p>0.004793593271528</text:p>
          </table:table-cell>
          <table:table-cell office:value-type="float" office:value="0.0351366193896106" calcext:value-type="float">
            <text:p>0.035136619389611</text:p>
          </table:table-cell>
          <table:table-cell office:value-type="float" office:value="0.0215096167890038" calcext:value-type="float">
            <text:p>0.021509616789004</text:p>
          </table:table-cell>
          <table:table-cell/>
          <table:table-cell table:style-name="ce1" office:value-type="float" office:value="-0.0000803311734397865" calcext:value-type="float">
            <text:p>-8.03E-05</text:p>
          </table:table-cell>
          <table:table-cell office:value-type="float" office:value="-0.0333633294014247" calcext:value-type="float">
            <text:p>-0.033363329401425</text:p>
          </table:table-cell>
          <table:table-cell office:value-type="float" office:value="-0.0429120071299378" calcext:value-type="float">
            <text:p>-0.042912007129938</text:p>
          </table:table-cell>
        </table:table-row>
        <table:table-row table:style-name="ro1">
          <table:table-cell/>
          <table:table-cell office:value-type="float" office:value="0.02514643465358" calcext:value-type="float">
            <text:p>0.02514643465358</text:p>
          </table:table-cell>
          <table:table-cell office:value-type="float" office:value="0.00672800296592322" calcext:value-type="float">
            <text:p>0.006728002965923</text:p>
          </table:table-cell>
          <table:table-cell office:value-type="float" office:value="0.0369846167850406" calcext:value-type="float">
            <text:p>0.0369846167850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14643465358" calcext:value-type="float">
            <text:p>0.025146434653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2995182924261" calcext:value-type="float">
            <text:p>-0.0432995182924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9846167850406" calcext:value-type="float">
            <text:p>0.0369846167850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017787507806" calcext:value-type="float">
            <text:p>-0.0327017787507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72800296592322" calcext:value-type="float">
            <text:p>0.006728002965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15028669618065" calcext:value-type="float">
            <text:p>-0.001150286696181</text:p>
          </table:table-cell>
          <table:table-cell table:number-columns-repeated="2"/>
          <table:table-cell office:value-type="float" office:value="0.00672800296592322" calcext:value-type="float">
            <text:p>0.006728002965923</text:p>
          </table:table-cell>
          <table:table-cell office:value-type="float" office:value="0.0369846167850406" calcext:value-type="float">
            <text:p>0.036984616785041</text:p>
          </table:table-cell>
          <table:table-cell office:value-type="float" office:value="0.02514643465358" calcext:value-type="float">
            <text:p>0.02514643465358</text:p>
          </table:table-cell>
          <table:table-cell/>
          <table:table-cell office:value-type="float" office:value="-0.00115028669618065" calcext:value-type="float">
            <text:p>-0.001150286696181</text:p>
          </table:table-cell>
          <table:table-cell office:value-type="float" office:value="-0.0327017787507806" calcext:value-type="float">
            <text:p>-0.032701778750781</text:p>
          </table:table-cell>
          <table:table-cell office:value-type="float" office:value="-0.0432995182924261" calcext:value-type="float">
            <text:p>-0.043299518292426</text:p>
          </table:table-cell>
        </table:table-row>
        <table:table-row table:style-name="ro1">
          <table:table-cell/>
          <table:table-cell office:value-type="float" office:value="0.0280946214065096" calcext:value-type="float">
            <text:p>0.02809462140651</text:p>
          </table:table-cell>
          <table:table-cell office:value-type="float" office:value="0.00867059914236635" calcext:value-type="float">
            <text:p>0.008670599142366</text:p>
          </table:table-cell>
          <table:table-cell office:value-type="float" office:value="0.0384153057918029" calcext:value-type="float">
            <text:p>0.0384153057918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0946214065096" calcext:value-type="float">
            <text:p>0.02809462140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8448899964564" calcext:value-type="float">
            <text:p>-0.0438448899964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84153057918029" calcext:value-type="float">
            <text:p>0.0384153057918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3930598623582" calcext:value-type="float">
            <text:p>-0.0323930598623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67059914236635" calcext:value-type="float">
            <text:p>0.0086705991423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14451959467569" calcext:value-type="float">
            <text:p>-0.002144519594676</text:p>
          </table:table-cell>
          <table:table-cell table:number-columns-repeated="2"/>
          <table:table-cell office:value-type="float" office:value="0.00867059914236635" calcext:value-type="float">
            <text:p>0.008670599142366</text:p>
          </table:table-cell>
          <table:table-cell office:value-type="float" office:value="0.0384153057918029" calcext:value-type="float">
            <text:p>0.038415305791803</text:p>
          </table:table-cell>
          <table:table-cell office:value-type="float" office:value="0.0280946214065096" calcext:value-type="float">
            <text:p>0.02809462140651</text:p>
          </table:table-cell>
          <table:table-cell/>
          <table:table-cell office:value-type="float" office:value="-0.00214451959467569" calcext:value-type="float">
            <text:p>-0.002144519594676</text:p>
          </table:table-cell>
          <table:table-cell office:value-type="float" office:value="-0.0323930598623582" calcext:value-type="float">
            <text:p>-0.032393059862358</text:p>
          </table:table-cell>
          <table:table-cell office:value-type="float" office:value="-0.0438448899964564" calcext:value-type="float">
            <text:p>-0.043844889996456</text:p>
          </table:table-cell>
        </table:table-row>
        <table:table-row table:style-name="ro1">
          <table:table-cell/>
          <table:table-cell office:value-type="float" office:value="0.0313130737220889" calcext:value-type="float">
            <text:p>0.031313073722089</text:p>
          </table:table-cell>
          <table:table-cell office:value-type="float" office:value="0.0100372904306305" calcext:value-type="float">
            <text:p>0.010037290430631</text:p>
          </table:table-cell>
          <table:table-cell office:value-type="float" office:value="0.0397026788466539" calcext:value-type="float">
            <text:p>0.0397026788466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3130737220889" calcext:value-type="float">
            <text:p>0.0313130737220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5814732234273" calcext:value-type="float">
            <text:p>-0.04358147322342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97026788466539" calcext:value-type="float">
            <text:p>0.039702678846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5116203537637" calcext:value-type="float">
            <text:p>-0.0315116203537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372904306305" calcext:value-type="float">
            <text:p>0.0100372904306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11736412478655" calcext:value-type="float">
            <text:p>-0.003117364124787</text:p>
          </table:table-cell>
          <table:table-cell table:number-columns-repeated="2"/>
          <table:table-cell office:value-type="float" office:value="0.0100372904306305" calcext:value-type="float">
            <text:p>0.010037290430631</text:p>
          </table:table-cell>
          <table:table-cell office:value-type="float" office:value="0.0397026788466539" calcext:value-type="float">
            <text:p>0.039702678846654</text:p>
          </table:table-cell>
          <table:table-cell office:value-type="float" office:value="0.0313130737220889" calcext:value-type="float">
            <text:p>0.031313073722089</text:p>
          </table:table-cell>
          <table:table-cell/>
          <table:table-cell office:value-type="float" office:value="-0.00311736412478655" calcext:value-type="float">
            <text:p>-0.003117364124787</text:p>
          </table:table-cell>
          <table:table-cell office:value-type="float" office:value="-0.0315116203537637" calcext:value-type="float">
            <text:p>-0.031511620353764</text:p>
          </table:table-cell>
          <table:table-cell office:value-type="float" office:value="-0.0435814732234273" calcext:value-type="float">
            <text:p>-0.043581473223427</text:p>
          </table:table-cell>
        </table:table-row>
        <table:table-row table:style-name="ro1">
          <table:table-cell/>
          <table:table-cell office:value-type="float" office:value="0.0349257313476234" calcext:value-type="float">
            <text:p>0.034925731347623</text:p>
          </table:table-cell>
          <table:table-cell office:value-type="float" office:value="0.0115144513067691" calcext:value-type="float">
            <text:p>0.011514451306769</text:p>
          </table:table-cell>
          <table:table-cell office:value-type="float" office:value="0.0423919002347949" calcext:value-type="float">
            <text:p>0.0423919002347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49257313476234" calcext:value-type="float">
            <text:p>0.0349257313476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8574902209579" calcext:value-type="float">
            <text:p>-0.044857490220958</text:p>
          </table:table-cell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423919002347949" calcext:value-type="float">
            <text:p>0.042391900234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9837339366232" calcext:value-type="float">
            <text:p>-0.0319837339366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5144513067691" calcext:value-type="float">
            <text:p>0.0115144513067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589217886756" calcext:value-type="float">
            <text:p>-0.005458921788676</text:p>
          </table:table-cell>
          <table:table-cell table:number-columns-repeated="2"/>
          <table:table-cell office:value-type="float" office:value="0.0115144513067691" calcext:value-type="float">
            <text:p>0.011514451306769</text:p>
          </table:table-cell>
          <table:table-cell office:value-type="float" office:value="0.0423919002347949" calcext:value-type="float">
            <text:p>0.042391900234795</text:p>
          </table:table-cell>
          <table:table-cell office:value-type="float" office:value="0.0349257313476234" calcext:value-type="float">
            <text:p>0.034925731347623</text:p>
          </table:table-cell>
          <table:table-cell/>
          <table:table-cell office:value-type="float" office:value="-0.0054589217886756" calcext:value-type="float">
            <text:p>-0.005458921788676</text:p>
          </table:table-cell>
          <table:table-cell office:value-type="float" office:value="-0.0319837339366232" calcext:value-type="float">
            <text:p>-0.031983733936623</text:p>
          </table:table-cell>
          <table:table-cell office:value-type="float" office:value="-0.0448574902209579" calcext:value-type="float">
            <text:p>-0.044857490220958</text:p>
          </table:table-cell>
        </table:table-row>
        <table:table-row table:style-name="ro1">
          <table:table-cell/>
          <table:table-cell office:value-type="float" office:value="0.038218824914938" calcext:value-type="float">
            <text:p>0.038218824914938</text:p>
          </table:table-cell>
          <table:table-cell office:value-type="float" office:value="0.0131026374539639" calcext:value-type="float">
            <text:p>0.013102637453964</text:p>
          </table:table-cell>
          <table:table-cell office:value-type="float" office:value="0.0453964946502353" calcext:value-type="float">
            <text:p>0.0453964946502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8218824914938" calcext:value-type="float">
            <text:p>0.038218824914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8323489259346" calcext:value-type="float">
            <text:p>-0.0468323489259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53964946502353" calcext:value-type="float">
            <text:p>0.0453964946502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927232047442" calcext:value-type="float">
            <text:p>-0.0333927232047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026374539639" calcext:value-type="float">
            <text:p>0.0131026374539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7601809205261" calcext:value-type="float">
            <text:p>-0.009176018092053</text:p>
          </table:table-cell>
          <table:table-cell table:number-columns-repeated="2"/>
          <table:table-cell office:value-type="float" office:value="0.0131026374539639" calcext:value-type="float">
            <text:p>0.013102637453964</text:p>
          </table:table-cell>
          <table:table-cell office:value-type="float" office:value="0.0453964946502353" calcext:value-type="float">
            <text:p>0.045396494650235</text:p>
          </table:table-cell>
          <table:table-cell office:value-type="float" office:value="0.038218824914938" calcext:value-type="float">
            <text:p>0.038218824914938</text:p>
          </table:table-cell>
          <table:table-cell/>
          <table:table-cell office:value-type="float" office:value="-0.00917601809205261" calcext:value-type="float">
            <text:p>-0.009176018092053</text:p>
          </table:table-cell>
          <table:table-cell office:value-type="float" office:value="-0.0333927232047442" calcext:value-type="float">
            <text:p>-0.033392723204744</text:p>
          </table:table-cell>
          <table:table-cell office:value-type="float" office:value="-0.0468323489259346" calcext:value-type="float">
            <text:p>-0.046832348925935</text:p>
          </table:table-cell>
        </table:table-row>
        <table:table-row table:style-name="ro1">
          <table:table-cell/>
          <table:table-cell office:value-type="float" office:value="0.0415282383296903" calcext:value-type="float">
            <text:p>0.04152823832969</text:p>
          </table:table-cell>
          <table:table-cell office:value-type="float" office:value="0.0147172385282555" calcext:value-type="float">
            <text:p>0.014717238528256</text:p>
          </table:table-cell>
          <table:table-cell office:value-type="float" office:value="0.0483881858551837" calcext:value-type="float">
            <text:p>0.0483881858551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15282383296903" calcext:value-type="float">
            <text:p>0.041528238329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4903191850816" calcext:value-type="float">
            <text:p>-0.0494903191850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83881858551837" calcext:value-type="float">
            <text:p>0.048388185855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03267415135" calcext:value-type="float">
            <text:p>-0.035032674151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172385282555" calcext:value-type="float">
            <text:p>0.0147172385282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88848232895" calcext:value-type="float">
            <text:p>-0.013888848232895</text:p>
          </table:table-cell>
          <table:table-cell table:number-columns-repeated="2"/>
          <table:table-cell office:value-type="float" office:value="0.0147172385282555" calcext:value-type="float">
            <text:p>0.014717238528256</text:p>
          </table:table-cell>
          <table:table-cell office:value-type="float" office:value="0.0483881858551837" calcext:value-type="float">
            <text:p>0.048388185855184</text:p>
          </table:table-cell>
          <table:table-cell office:value-type="float" office:value="0.0415282383296903" calcext:value-type="float">
            <text:p>0.04152823832969</text:p>
          </table:table-cell>
          <table:table-cell/>
          <table:table-cell office:value-type="float" office:value="-0.013888848232895" calcext:value-type="float">
            <text:p>-0.013888848232895</text:p>
          </table:table-cell>
          <table:table-cell office:value-type="float" office:value="-0.03503267415135" calcext:value-type="float">
            <text:p>-0.03503267415135</text:p>
          </table:table-cell>
          <table:table-cell office:value-type="float" office:value="-0.0494903191850816" calcext:value-type="float">
            <text:p>-0.049490319185082</text:p>
          </table:table-cell>
        </table:table-row>
        <table:table-row table:style-name="ro1">
          <table:table-cell/>
          <table:table-cell office:value-type="float" office:value="0.0312224160087497" calcext:value-type="float">
            <text:p>0.03122241600875</text:p>
          </table:table-cell>
          <table:table-cell office:value-type="float" office:value="0.0163332739590753" calcext:value-type="float">
            <text:p>0.016333273959075</text:p>
          </table:table-cell>
          <table:table-cell office:value-type="float" office:value="0.0330971467613751" calcext:value-type="float">
            <text:p>0.0330971467613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224160087497" calcext:value-type="float">
            <text:p>0.031222416008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1526665799736" calcext:value-type="float">
            <text:p>-0.0351526665799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0971467613751" calcext:value-type="float">
            <text:p>0.0330971467613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1201960410801" calcext:value-type="float">
            <text:p>-0.017120196041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3332739590753" calcext:value-type="float">
            <text:p>0.016333273959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2593120361637" calcext:value-type="float">
            <text:p>-0.019259312036164</text:p>
          </table:table-cell>
          <table:table-cell table:number-columns-repeated="2"/>
          <table:table-cell office:value-type="float" office:value="0.0163332739590753" calcext:value-type="float">
            <text:p>0.016333273959075</text:p>
          </table:table-cell>
          <table:table-cell office:value-type="float" office:value="0.0330971467613751" calcext:value-type="float">
            <text:p>0.033097146761375</text:p>
          </table:table-cell>
          <table:table-cell office:value-type="float" office:value="0.0312224160087497" calcext:value-type="float">
            <text:p>0.03122241600875</text:p>
          </table:table-cell>
          <table:table-cell/>
          <table:table-cell office:value-type="float" office:value="-0.0192593120361637" calcext:value-type="float">
            <text:p>-0.019259312036164</text:p>
          </table:table-cell>
          <table:table-cell office:value-type="float" office:value="-0.0171201960410801" calcext:value-type="float">
            <text:p>-0.01712019604108</text:p>
          </table:table-cell>
          <table:table-cell office:value-type="float" office:value="-0.0351526665799736" calcext:value-type="float">
            <text:p>-0.035152666579974</text:p>
          </table:table-cell>
        </table:table-row>
        <table:table-row table:style-name="ro1">
          <table:table-cell/>
          <table:table-cell office:value-type="float" office:value="0.0208566451400421" calcext:value-type="float">
            <text:p>0.020856645140042</text:p>
          </table:table-cell>
          <table:table-cell office:value-type="float" office:value="0.0179306039971176" calcext:value-type="float">
            <text:p>0.017930603997118</text:p>
          </table:table-cell>
          <table:table-cell office:value-type="float" office:value="0.0169319005969599" calcext:value-type="float">
            <text:p>0.016931900596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8566451400421" calcext:value-type="float">
            <text:p>0.020856645140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754412118456" calcext:value-type="float">
            <text:p>-0.0211754412118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69319005969599" calcext:value-type="float">
            <text:p>0.016931900596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30349343516492" calcext:value-type="float">
            <text:p>0.0013034934351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9306039971176" calcext:value-type="float">
            <text:p>0.0179306039971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987087925269" calcext:value-type="float">
            <text:p>-0.024987087925269</text:p>
          </table:table-cell>
          <table:table-cell table:number-columns-repeated="2"/>
          <table:table-cell office:value-type="float" office:value="0.0179306039971176" calcext:value-type="float">
            <text:p>0.017930603997118</text:p>
          </table:table-cell>
          <table:table-cell office:value-type="float" office:value="0.0169319005969599" calcext:value-type="float">
            <text:p>0.01693190059696</text:p>
          </table:table-cell>
          <table:table-cell office:value-type="float" office:value="0.0208566451400421" calcext:value-type="float">
            <text:p>0.020856645140042</text:p>
          </table:table-cell>
          <table:table-cell/>
          <table:table-cell office:value-type="float" office:value="-0.024987087925269" calcext:value-type="float">
            <text:p>-0.024987087925269</text:p>
          </table:table-cell>
          <table:table-cell office:value-type="float" office:value="0.00130349343516492" calcext:value-type="float">
            <text:p>0.001303493435165</text:p>
          </table:table-cell>
          <table:table-cell office:value-type="float" office:value="-0.0211754412118456" calcext:value-type="float">
            <text:p>-0.021175441211846</text:p>
          </table:table-cell>
        </table:table-row>
        <table:table-row table:style-name="ro1">
          <table:table-cell/>
          <table:table-cell office:value-type="float" office:value="0.0100024770714359" calcext:value-type="float">
            <text:p>0.010002477071436</text:p>
          </table:table-cell>
          <table:table-cell office:value-type="float" office:value="0.00844954376668054" calcext:value-type="float">
            <text:p>0.008449543766681</text:p>
          </table:table-cell>
          <table:table-cell office:value-type="float" office:value="0.0206960815113913" calcext:value-type="float">
            <text:p>0.0206960815113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024770714359" calcext:value-type="float">
            <text:p>0.0100024770714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46329928318765" calcext:value-type="float">
            <text:p>-0.00846329928318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6960815113913" calcext:value-type="float">
            <text:p>0.020696081511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1738716520305" calcext:value-type="float">
            <text:p>0.0058173871652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4954376668054" calcext:value-type="float">
            <text:p>0.008449543766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254343151405" calcext:value-type="float">
            <text:p>-0.015254343151405</text:p>
          </table:table-cell>
          <table:table-cell table:number-columns-repeated="2"/>
          <table:table-cell office:value-type="float" office:value="0.00844954376668054" calcext:value-type="float">
            <text:p>0.008449543766681</text:p>
          </table:table-cell>
          <table:table-cell office:value-type="float" office:value="0.0206960815113913" calcext:value-type="float">
            <text:p>0.020696081511391</text:p>
          </table:table-cell>
          <table:table-cell office:value-type="float" office:value="0.0100024770714359" calcext:value-type="float">
            <text:p>0.010002477071436</text:p>
          </table:table-cell>
          <table:table-cell/>
          <table:table-cell office:value-type="float" office:value="-0.015254343151405" calcext:value-type="float">
            <text:p>-0.015254343151405</text:p>
          </table:table-cell>
          <table:table-cell office:value-type="float" office:value="0.00581738716520305" calcext:value-type="float">
            <text:p>0.005817387165203</text:p>
          </table:table-cell>
          <table:table-cell office:value-type="float" office:value="-0.00846329928318765" calcext:value-type="float">
            <text:p>-0.008463299283188</text:p>
          </table:table-cell>
        </table:table-row>
        <table:table-row table:style-name="ro1">
          <table:table-cell/>
          <table:table-cell office:value-type="float" office:value="-0.00118781654914116" calcext:value-type="float">
            <text:p>-0.001187816549141</text:p>
          </table:table-cell>
          <table:table-cell office:value-type="float" office:value="-0.00676450959504151" calcext:value-type="float">
            <text:p>-0.006764509595042</text:p>
          </table:table-cell>
          <table:table-cell office:value-type="float" office:value="0.0240154633509769" calcext:value-type="float">
            <text:p>0.0240154633509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18781654914116" calcext:value-type="float">
            <text:p>-0.0011878165491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97039185013389" calcext:value-type="float">
            <text:p>0.003970391850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40154633509769" calcext:value-type="float">
            <text:p>0.024015463350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2415786071967" calcext:value-type="float">
            <text:p>0.009824157860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76450959504151" calcext:value-type="float">
            <text:p>-0.006764509595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60550031286588" calcext:value-type="float">
            <text:p>-0.003605500312866</text:p>
          </table:table-cell>
          <table:table-cell table:number-columns-repeated="2"/>
          <table:table-cell office:value-type="float" office:value="-0.00676450959504151" calcext:value-type="float">
            <text:p>-0.006764509595042</text:p>
          </table:table-cell>
          <table:table-cell office:value-type="float" office:value="0.0240154633509769" calcext:value-type="float">
            <text:p>0.024015463350977</text:p>
          </table:table-cell>
          <table:table-cell office:value-type="float" office:value="-0.00118781654914116" calcext:value-type="float">
            <text:p>-0.001187816549141</text:p>
          </table:table-cell>
          <table:table-cell/>
          <table:table-cell office:value-type="float" office:value="-0.00360550031286588" calcext:value-type="float">
            <text:p>-0.003605500312866</text:p>
          </table:table-cell>
          <table:table-cell office:value-type="float" office:value="0.00982415786071967" calcext:value-type="float">
            <text:p>0.00982415786072</text:p>
          </table:table-cell>
          <table:table-cell office:value-type="float" office:value="0.00397039185013389" calcext:value-type="float">
            <text:p>0.003970391850134</text:p>
          </table:table-cell>
        </table:table-row>
        <table:table-row table:style-name="ro1">
          <table:table-cell/>
          <table:table-cell office:value-type="float" office:value="0.00168448396200344" calcext:value-type="float">
            <text:p>0.001684483962003</text:p>
          </table:table-cell>
          <table:table-cell office:value-type="float" office:value="-0.00456724370524394" calcext:value-type="float">
            <text:p>-0.004567243705244</text:p>
          </table:table-cell>
          <table:table-cell office:value-type="float" office:value="0.0273727378066352" calcext:value-type="float">
            <text:p>0.0273727378066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8448396200344" calcext:value-type="float">
            <text:p>0.0016844839620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999278352439" calcext:value-type="float">
            <text:p>0.006999927835244</text:p>
          </table:table-cell>
          <table:table-cell table:number-columns-repeated="4"/>
          <table:table-cell table:style-name="ce1" office:value-type="string" calcext:value-type="string">
            <text:p>ROLL:</text:p>
          </table:table-cell>
          <table:table-cell office:value-type="float" office:value="0.0273727378066352" calcext:value-type="float">
            <text:p>0.027372737806635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0.012424224305221" calcext:value-type="float">
            <text:p>0.0124242243052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56724370524394" calcext:value-type="float">
            <text:p>-0.0045672437052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0367269130584396" calcext:value-type="float">
            <text:p>-3.67E-03</text:p>
          </table:table-cell>
          <table:table-cell table:number-columns-repeated="2"/>
          <table:table-cell office:value-type="float" office:value="-0.00456724370524394" calcext:value-type="float">
            <text:p>-0.004567243705244</text:p>
          </table:table-cell>
          <table:table-cell office:value-type="float" office:value="0.0273727378066352" calcext:value-type="float">
            <text:p>0.027372737806635</text:p>
          </table:table-cell>
          <table:table-cell office:value-type="float" office:value="0.00168448396200344" calcext:value-type="float">
            <text:p>0.001684483962003</text:p>
          </table:table-cell>
          <table:table-cell/>
          <table:table-cell table:style-name="ce1" office:value-type="float" office:value="-0.00367269130584396" calcext:value-type="float">
            <text:p>-3.67E-03</text:p>
          </table:table-cell>
          <table:table-cell office:value-type="float" office:value="0.012424224305221" calcext:value-type="float">
            <text:p>0.012424224305221</text:p>
          </table:table-cell>
          <table:table-cell office:value-type="float" office:value="0.0069999278352439" calcext:value-type="float">
            <text:p>0.006999927835244</text:p>
          </table:table-cell>
        </table:table-row>
        <table:table-row table:style-name="ro1">
          <table:table-cell/>
          <table:table-cell office:value-type="float" office:value="0.00226844622212189" calcext:value-type="float">
            <text:p>0.002268446222122</text:p>
          </table:table-cell>
          <table:table-cell office:value-type="float" office:value="-0.00395001697113629" calcext:value-type="float">
            <text:p>-0.003950016971136</text:p>
          </table:table-cell>
          <table:table-cell office:value-type="float" office:value="0.0308565907711358" calcext:value-type="float">
            <text:p>0.0308565907711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26844622212189" calcext:value-type="float">
            <text:p>0.0022684462221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2170898854386" calcext:value-type="float">
            <text:p>0.01021708988543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08565907711358" calcext:value-type="float">
            <text:p>0.0308565907711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8970510596906" calcext:value-type="float">
            <text:p>0.0138970510596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95001697113629" calcext:value-type="float">
            <text:p>-0.0039500169711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56649245561246" calcext:value-type="float">
            <text:p>-0.003566492455612</text:p>
          </table:table-cell>
          <table:table-cell table:number-columns-repeated="2"/>
          <table:table-cell office:value-type="float" office:value="-0.00395001697113629" calcext:value-type="float">
            <text:p>-0.003950016971136</text:p>
          </table:table-cell>
          <table:table-cell office:value-type="float" office:value="0.0308565907711358" calcext:value-type="float">
            <text:p>0.030856590771136</text:p>
          </table:table-cell>
          <table:table-cell office:value-type="float" office:value="0.00226844622212189" calcext:value-type="float">
            <text:p>0.002268446222122</text:p>
          </table:table-cell>
          <table:table-cell/>
          <table:table-cell office:value-type="float" office:value="-0.00356649245561246" calcext:value-type="float">
            <text:p>-0.003566492455612</text:p>
          </table:table-cell>
          <table:table-cell office:value-type="float" office:value="0.0138970510596906" calcext:value-type="float">
            <text:p>0.013897051059691</text:p>
          </table:table-cell>
          <table:table-cell office:value-type="float" office:value="0.0102170898854386" calcext:value-type="float">
            <text:p>0.010217089885439</text:p>
          </table:table-cell>
        </table:table-row>
        <table:table-row table:style-name="ro1">
          <table:table-cell/>
          <table:table-cell office:value-type="float" office:value="0.00584002501709993" calcext:value-type="float">
            <text:p>0.0058400250171</text:p>
          </table:table-cell>
          <table:table-cell office:value-type="float" office:value="-0.00187363072665779" calcext:value-type="float">
            <text:p>-0.001873630726658</text:p>
          </table:table-cell>
          <table:table-cell office:value-type="float" office:value="0.0344387696239459" calcext:value-type="float">
            <text:p>0.0344387696239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84002501709993" calcext:value-type="float">
            <text:p>0.00584002501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9982918103933" calcext:value-type="float">
            <text:p>0.01199829181039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44387696239459" calcext:value-type="float">
            <text:p>0.034438769623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8848532067027" calcext:value-type="float">
            <text:p>0.0148848532067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87363072665779" calcext:value-type="float">
            <text:p>-0.0018736307266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02861871857354" calcext:value-type="float">
            <text:p>-0.004028618718574</text:p>
          </table:table-cell>
          <table:table-cell table:number-columns-repeated="2"/>
          <table:table-cell office:value-type="float" office:value="-0.00187363072665779" calcext:value-type="float">
            <text:p>-0.001873630726658</text:p>
          </table:table-cell>
          <table:table-cell office:value-type="float" office:value="0.0344387696239459" calcext:value-type="float">
            <text:p>0.034438769623946</text:p>
          </table:table-cell>
          <table:table-cell office:value-type="float" office:value="0.00584002501709993" calcext:value-type="float">
            <text:p>0.0058400250171</text:p>
          </table:table-cell>
          <table:table-cell/>
          <table:table-cell office:value-type="float" office:value="-0.00402861871857354" calcext:value-type="float">
            <text:p>-0.004028618718574</text:p>
          </table:table-cell>
          <table:table-cell office:value-type="float" office:value="0.0148848532067027" calcext:value-type="float">
            <text:p>0.014884853206703</text:p>
          </table:table-cell>
          <table:table-cell office:value-type="float" office:value="0.0119982918103933" calcext:value-type="float">
            <text:p>0.011998291810393</text:p>
          </table:table-cell>
        </table:table-row>
        <table:table-row table:style-name="ro1">
          <table:table-cell/>
          <table:table-cell office:value-type="float" office:value="0.00651480653439882" calcext:value-type="float">
            <text:p>0.006514806534399</text:p>
          </table:table-cell>
          <table:table-cell office:value-type="float" office:value="-0.00022722112017107" calcext:value-type="float">
            <text:p>-0.000227221120171</text:p>
          </table:table-cell>
          <table:table-cell office:value-type="float" office:value="0.0387692926743901" calcext:value-type="float">
            <text:p>0.038769292674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51480653439882" calcext:value-type="float">
            <text:p>0.0065148065343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1685824654364" calcext:value-type="float">
            <text:p>0.014168582465436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87692926743901" calcext:value-type="float">
            <text:p>0.038769292674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1662339306791" calcext:value-type="float">
            <text:p>0.0161662339306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22722112017107" calcext:value-type="float">
            <text:p>-0.0002272211201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76816393550462" calcext:value-type="float">
            <text:p>-0.004768163935505</text:p>
          </table:table-cell>
          <table:table-cell table:number-columns-repeated="2"/>
          <table:table-cell office:value-type="float" office:value="-0.00022722112017107" calcext:value-type="float">
            <text:p>-0.000227221120171</text:p>
          </table:table-cell>
          <table:table-cell office:value-type="float" office:value="0.0387692926743901" calcext:value-type="float">
            <text:p>0.03876929267439</text:p>
          </table:table-cell>
          <table:table-cell office:value-type="float" office:value="0.00651480653439882" calcext:value-type="float">
            <text:p>0.006514806534399</text:p>
          </table:table-cell>
          <table:table-cell/>
          <table:table-cell office:value-type="float" office:value="-0.00476816393550462" calcext:value-type="float">
            <text:p>-0.004768163935505</text:p>
          </table:table-cell>
          <table:table-cell office:value-type="float" office:value="0.0161662339306791" calcext:value-type="float">
            <text:p>0.016166233930679</text:p>
          </table:table-cell>
          <table:table-cell office:value-type="float" office:value="0.0141685824654364" calcext:value-type="float">
            <text:p>0.014168582465436</text:p>
          </table:table-cell>
        </table:table-row>
        <table:table-row table:style-name="ro1">
          <table:table-cell/>
          <table:table-cell office:value-type="float" office:value="0.00958667767614672" calcext:value-type="float">
            <text:p>0.009586677676147</text:p>
          </table:table-cell>
          <table:table-cell office:value-type="float" office:value="0.000819314858370226" calcext:value-type="float">
            <text:p>0.00081931485837</text:p>
          </table:table-cell>
          <table:table-cell office:value-type="float" office:value="0.0429884359367557" calcext:value-type="float">
            <text:p>0.0429884359367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58667767614672" calcext:value-type="float">
            <text:p>0.0095866776761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5749683999719" calcext:value-type="float">
            <text:p>0.0155749683999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9884359367557" calcext:value-type="float">
            <text:p>0.042988435936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077431778981" calcext:value-type="float">
            <text:p>0.0180774317789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819314858370226" calcext:value-type="float">
            <text:p>0.00081931485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7291879625364" calcext:value-type="float">
            <text:p>-0.005729187962536</text:p>
          </table:table-cell>
          <table:table-cell table:number-columns-repeated="2"/>
          <table:table-cell office:value-type="float" office:value="0.000819314858370226" calcext:value-type="float">
            <text:p>0.00081931485837</text:p>
          </table:table-cell>
          <table:table-cell office:value-type="float" office:value="0.0429884359367557" calcext:value-type="float">
            <text:p>0.042988435936756</text:p>
          </table:table-cell>
          <table:table-cell office:value-type="float" office:value="0.00958667767614672" calcext:value-type="float">
            <text:p>0.009586677676147</text:p>
          </table:table-cell>
          <table:table-cell/>
          <table:table-cell office:value-type="float" office:value="-0.0057291879625364" calcext:value-type="float">
            <text:p>-0.005729187962536</text:p>
          </table:table-cell>
          <table:table-cell office:value-type="float" office:value="0.018077431778981" calcext:value-type="float">
            <text:p>0.018077431778981</text:p>
          </table:table-cell>
          <table:table-cell office:value-type="float" office:value="0.0155749683999719" calcext:value-type="float">
            <text:p>0.015574968399972</text:p>
          </table:table-cell>
        </table:table-row>
        <table:table-row table:style-name="ro1">
          <table:table-cell/>
          <table:table-cell office:value-type="float" office:value="0.0100284265865548" calcext:value-type="float">
            <text:p>0.010028426586555</text:p>
          </table:table-cell>
          <table:table-cell office:value-type="float" office:value="0.00162136196446944" calcext:value-type="float">
            <text:p>0.001621361964469</text:p>
          </table:table-cell>
          <table:table-cell office:value-type="float" office:value="0.0470364956424636" calcext:value-type="float">
            <text:p>0.0470364956424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284265865548" calcext:value-type="float">
            <text:p>0.010028426586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554078260467" calcext:value-type="float">
            <text:p>0.01685540782604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470364956424636" calcext:value-type="float">
            <text:p>0.047036495642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7318564258071" calcext:value-type="float">
            <text:p>0.0207318564258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2136196446944" calcext:value-type="float">
            <text:p>0.001621361964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81536626476407" calcext:value-type="float">
            <text:p>-0.006815366264764</text:p>
          </table:table-cell>
          <table:table-cell table:number-columns-repeated="2"/>
          <table:table-cell office:value-type="float" office:value="0.00162136196446944" calcext:value-type="float">
            <text:p>0.001621361964469</text:p>
          </table:table-cell>
          <table:table-cell office:value-type="float" office:value="0.0470364956424636" calcext:value-type="float">
            <text:p>0.047036495642464</text:p>
          </table:table-cell>
          <table:table-cell office:value-type="float" office:value="0.0100284265865548" calcext:value-type="float">
            <text:p>0.010028426586555</text:p>
          </table:table-cell>
          <table:table-cell/>
          <table:table-cell office:value-type="float" office:value="-0.00681536626476407" calcext:value-type="float">
            <text:p>-0.006815366264764</text:p>
          </table:table-cell>
          <table:table-cell office:value-type="float" office:value="0.0207318564258071" calcext:value-type="float">
            <text:p>0.020731856425807</text:p>
          </table:table-cell>
          <table:table-cell office:value-type="float" office:value="0.0168554078260467" calcext:value-type="float">
            <text:p>0.016855407826047</text:p>
          </table:table-cell>
        </table:table-row>
        <table:table-row table:style-name="ro1">
          <table:table-cell/>
          <table:table-cell office:value-type="float" office:value="0.0122168949161566" calcext:value-type="float">
            <text:p>0.012216894916157</text:p>
          </table:table-cell>
          <table:table-cell office:value-type="float" office:value="0.00210694369508225" calcext:value-type="float">
            <text:p>0.002106943695082</text:p>
          </table:table-cell>
          <table:table-cell office:value-type="float" office:value="0.0462046317295504" calcext:value-type="float">
            <text:p>0.046204631729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2168949161566" calcext:value-type="float">
            <text:p>0.0122168949161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3175162408632" calcext:value-type="float">
            <text:p>0.01731751624086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62046317295504" calcext:value-type="float">
            <text:p>0.046204631729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5174687301074" calcext:value-type="float">
            <text:p>0.0255174687301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0694369508225" calcext:value-type="float">
            <text:p>0.002106943695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05237664539971" calcext:value-type="float">
            <text:p>-0.0080523766454</text:p>
          </table:table-cell>
          <table:table-cell table:number-columns-repeated="2"/>
          <table:table-cell office:value-type="float" office:value="0.00210694369508225" calcext:value-type="float">
            <text:p>0.002106943695082</text:p>
          </table:table-cell>
          <table:table-cell office:value-type="float" office:value="0.0462046317295504" calcext:value-type="float">
            <text:p>0.04620463172955</text:p>
          </table:table-cell>
          <table:table-cell office:value-type="float" office:value="0.0122168949161566" calcext:value-type="float">
            <text:p>0.012216894916157</text:p>
          </table:table-cell>
          <table:table-cell/>
          <table:table-cell office:value-type="float" office:value="-0.00805237664539971" calcext:value-type="float">
            <text:p>-0.0080523766454</text:p>
          </table:table-cell>
          <table:table-cell office:value-type="float" office:value="0.0255174687301074" calcext:value-type="float">
            <text:p>0.025517468730107</text:p>
          </table:table-cell>
          <table:table-cell office:value-type="float" office:value="0.0173175162408632" calcext:value-type="float">
            <text:p>0.017317516240863</text:p>
          </table:table-cell>
        </table:table-row>
        <table:table-row table:style-name="ro1">
          <table:table-cell/>
          <table:table-cell office:value-type="float" office:value="0.0121291637069313" calcext:value-type="float">
            <text:p>0.012129163706931</text:p>
          </table:table-cell>
          <table:table-cell office:value-type="float" office:value="0.00225674619283092" calcext:value-type="float">
            <text:p>0.002256746192831</text:p>
          </table:table-cell>
          <table:table-cell office:value-type="float" office:value="0.0429991369048151" calcext:value-type="float">
            <text:p>0.0429991369048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1291637069313" calcext:value-type="float">
            <text:p>0.0121291637069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0628980716606" calcext:value-type="float">
            <text:p>0.01806289807166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9991369048151" calcext:value-type="float">
            <text:p>0.0429991369048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8743960365215" calcext:value-type="float">
            <text:p>0.0328743960365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25674619283092" calcext:value-type="float">
            <text:p>0.0022567461928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6246455041688" calcext:value-type="float">
            <text:p>-0.009462464550417</text:p>
          </table:table-cell>
          <table:table-cell table:number-columns-repeated="2"/>
          <table:table-cell office:value-type="float" office:value="0.00225674619283092" calcext:value-type="float">
            <text:p>0.002256746192831</text:p>
          </table:table-cell>
          <table:table-cell office:value-type="float" office:value="0.0429991369048151" calcext:value-type="float">
            <text:p>0.042999136904815</text:p>
          </table:table-cell>
          <table:table-cell office:value-type="float" office:value="0.0121291637069313" calcext:value-type="float">
            <text:p>0.012129163706931</text:p>
          </table:table-cell>
          <table:table-cell/>
          <table:table-cell office:value-type="float" office:value="-0.00946246455041688" calcext:value-type="float">
            <text:p>-0.009462464550417</text:p>
          </table:table-cell>
          <table:table-cell office:value-type="float" office:value="0.0328743960365215" calcext:value-type="float">
            <text:p>0.032874396036522</text:p>
          </table:table-cell>
          <table:table-cell office:value-type="float" office:value="0.0180628980716606" calcext:value-type="float">
            <text:p>0.018062898071661</text:p>
          </table:table-cell>
        </table:table-row>
        <table:table-row table:style-name="ro1">
          <table:table-cell/>
          <table:table-cell office:value-type="float" office:value="0.0136922612343088" calcext:value-type="float">
            <text:p>0.013692261234309</text:p>
          </table:table-cell>
          <table:table-cell office:value-type="float" office:value="0.00204340722316339" calcext:value-type="float">
            <text:p>0.002043407223163</text:p>
          </table:table-cell>
          <table:table-cell office:value-type="float" office:value="0.0377824293532295" calcext:value-type="float">
            <text:p>0.037782429353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6922612343088" calcext:value-type="float">
            <text:p>0.0136922612343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9095450079375" calcext:value-type="float">
            <text:p>0.01790954500793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7824293532295" calcext:value-type="float">
            <text:p>0.037782429353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3810782787399" calcext:value-type="float">
            <text:p>0.042381078278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4340722316339" calcext:value-type="float">
            <text:p>0.0020434072231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9975719474188" calcext:value-type="float">
            <text:p>-0.010997571947419</text:p>
          </table:table-cell>
          <table:table-cell table:number-columns-repeated="2"/>
          <table:table-cell office:value-type="float" office:value="0.00204340722316339" calcext:value-type="float">
            <text:p>0.002043407223163</text:p>
          </table:table-cell>
          <table:table-cell office:value-type="float" office:value="0.0377824293532295" calcext:value-type="float">
            <text:p>0.03778242935323</text:p>
          </table:table-cell>
          <table:table-cell office:value-type="float" office:value="0.0136922612343088" calcext:value-type="float">
            <text:p>0.013692261234309</text:p>
          </table:table-cell>
          <table:table-cell/>
          <table:table-cell office:value-type="float" office:value="-0.0109975719474188" calcext:value-type="float">
            <text:p>-0.010997571947419</text:p>
          </table:table-cell>
          <table:table-cell office:value-type="float" office:value="0.0423810782787399" calcext:value-type="float">
            <text:p>0.04238107827874</text:p>
          </table:table-cell>
          <table:table-cell office:value-type="float" office:value="0.0179095450079375" calcext:value-type="float">
            <text:p>0.017909545007938</text:p>
          </table:table-cell>
        </table:table-row>
        <table:table-row table:style-name="ro1">
          <table:table-cell/>
          <table:table-cell office:value-type="float" office:value="0.013115449670291" calcext:value-type="float">
            <text:p>0.013115449670291</text:p>
          </table:table-cell>
          <table:table-cell office:value-type="float" office:value="0.00152931026680604" calcext:value-type="float">
            <text:p>0.001529310266806</text:p>
          </table:table-cell>
          <table:table-cell office:value-type="float" office:value="0.0394418542372503" calcext:value-type="float">
            <text:p>0.039441854237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15449670291" calcext:value-type="float">
            <text:p>0.0131154496702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3680734411008" calcext:value-type="float">
            <text:p>0.0183680734411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94418542372503" calcext:value-type="float">
            <text:p>0.039441854237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2488197678616" calcext:value-type="float">
            <text:p>0.0422488197678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52931026680604" calcext:value-type="float">
            <text:p>0.0015293102668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6869111137186" calcext:value-type="float">
            <text:p>-0.012686911113719</text:p>
          </table:table-cell>
          <table:table-cell table:number-columns-repeated="2"/>
          <table:table-cell office:value-type="float" office:value="0.00152931026680604" calcext:value-type="float">
            <text:p>0.001529310266806</text:p>
          </table:table-cell>
          <table:table-cell office:value-type="float" office:value="0.0394418542372503" calcext:value-type="float">
            <text:p>0.03944185423725</text:p>
          </table:table-cell>
          <table:table-cell office:value-type="float" office:value="0.013115449670291" calcext:value-type="float">
            <text:p>0.013115449670291</text:p>
          </table:table-cell>
          <table:table-cell/>
          <table:table-cell office:value-type="float" office:value="-0.0126869111137186" calcext:value-type="float">
            <text:p>-0.012686911113719</text:p>
          </table:table-cell>
          <table:table-cell office:value-type="float" office:value="0.0422488197678616" calcext:value-type="float">
            <text:p>0.042248819767862</text:p>
          </table:table-cell>
          <table:table-cell office:value-type="float" office:value="0.0183680734411008" calcext:value-type="float">
            <text:p>0.018368073441101</text:p>
          </table:table-cell>
        </table:table-row>
        <table:table-row table:style-name="ro1">
          <table:table-cell/>
          <table:table-cell office:value-type="float" office:value="0.0144302045324472" calcext:value-type="float">
            <text:p>0.014430204532447</text:p>
          </table:table-cell>
          <table:table-cell office:value-type="float" office:value="0.000758478107959952" calcext:value-type="float">
            <text:p>0.00075847810796</text:p>
          </table:table-cell>
          <table:table-cell office:value-type="float" office:value="0.0401991079892447" calcext:value-type="float">
            <text:p>0.0401991079892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4302045324472" calcext:value-type="float">
            <text:p>0.0144302045324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7832543771746" calcext:value-type="float">
            <text:p>0.0177832543771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01991079892447" calcext:value-type="float">
            <text:p>0.040199107989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0795309865359" calcext:value-type="float">
            <text:p>0.0420795309865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58478107959952" calcext:value-type="float">
            <text:p>0.00075847810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5107681021923" calcext:value-type="float">
            <text:p>-0.014510768102192</text:p>
          </table:table-cell>
          <table:table-cell table:number-columns-repeated="2"/>
          <table:table-cell office:value-type="float" office:value="0.000758478107959952" calcext:value-type="float">
            <text:p>0.00075847810796</text:p>
          </table:table-cell>
          <table:table-cell office:value-type="float" office:value="0.0401991079892447" calcext:value-type="float">
            <text:p>0.040199107989245</text:p>
          </table:table-cell>
          <table:table-cell office:value-type="float" office:value="0.0144302045324472" calcext:value-type="float">
            <text:p>0.014430204532447</text:p>
          </table:table-cell>
          <table:table-cell/>
          <table:table-cell office:value-type="float" office:value="-0.0145107681021923" calcext:value-type="float">
            <text:p>-0.014510768102192</text:p>
          </table:table-cell>
          <table:table-cell office:value-type="float" office:value="0.0420795309865359" calcext:value-type="float">
            <text:p>0.042079530986536</text:p>
          </table:table-cell>
          <table:table-cell office:value-type="float" office:value="0.0177832543771746" calcext:value-type="float">
            <text:p>0.017783254377175</text:p>
          </table:table-cell>
        </table:table-row>
        <table:table-row table:style-name="ro1">
          <table:table-cell table:number-columns-repeated="2"/>
          <table:table-cell office:value-type="float" office:value="-0.000228547001047593" calcext:value-type="float">
            <text:p>-0.000228547001048</text:p>
          </table:table-cell>
          <table:table-cell office:value-type="float" office:value="0.0419313123173975" calcext:value-type="float">
            <text:p>0.041931312317398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19313123173975" calcext:value-type="float">
            <text:p>0.0419313123173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4179954653864" calcext:value-type="float">
            <text:p>0.0424179954653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228547001047593" calcext:value-type="float">
            <text:p>-0.0002285470010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421922309923" calcext:value-type="float">
            <text:p>-0.016442192230992</text:p>
          </table:table-cell>
          <table:table-cell table:number-columns-repeated="2"/>
          <table:table-cell office:value-type="float" office:value="-0.000228547001047593" calcext:value-type="float">
            <text:p>-0.000228547001048</text:p>
          </table:table-cell>
          <table:table-cell office:value-type="float" office:value="0.0419313123173975" calcext:value-type="float">
            <text:p>0.0419313123173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144404411291192" calcext:value-type="float">
            <text:p>-0.001444044112912</text:p>
          </table:table-cell>
          <table:table-cell office:value-type="float" office:value="0.0441708111653672" calcext:value-type="float">
            <text:p>0.044170811165367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41708111653672" calcext:value-type="float">
            <text:p>0.0441708111653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31635476199608" calcext:value-type="float">
            <text:p>0.0431635476199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44404411291192" calcext:value-type="float">
            <text:p>-0.001444044112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743798678917" calcext:value-type="float">
            <text:p>-0.018574379867892</text:p>
          </table:table-cell>
          <table:table-cell table:number-columns-repeated="2"/>
          <table:table-cell office:value-type="float" office:value="-0.00144404411291192" calcext:value-type="float">
            <text:p>-0.001444044112912</text:p>
          </table:table-cell>
          <table:table-cell office:value-type="float" office:value="0.0441708111653672" calcext:value-type="float">
            <text:p>0.0441708111653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63063234293817" calcext:value-type="float">
            <text:p>-0.002630632342938</text:p>
          </table:table-cell>
          <table:table-cell office:value-type="float" office:value="0.0468088926047525" calcext:value-type="float">
            <text:p>0.04680889260475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68088926047525" calcext:value-type="float">
            <text:p>0.0468088926047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43017992934673" calcext:value-type="float">
            <text:p>0.0443017992934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63063234293817" calcext:value-type="float">
            <text:p>-0.002630632342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906338567904" calcext:value-type="float">
            <text:p>-0.02069063385679</text:p>
          </table:table-cell>
          <table:table-cell table:number-columns-repeated="2"/>
          <table:table-cell office:value-type="float" office:value="-0.00263063234293817" calcext:value-type="float">
            <text:p>-0.002630632342938</text:p>
          </table:table-cell>
          <table:table-cell office:value-type="float" office:value="0.0468088926047525" calcext:value-type="float">
            <text:p>0.0468088926047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389170577277828" calcext:value-type="float">
            <text:p>-0.003891705772778</text:p>
          </table:table-cell>
          <table:table-cell office:value-type="float" office:value="0.052284402904717" calcext:value-type="float">
            <text:p>0.052284402904717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2284402904717" calcext:value-type="float">
            <text:p>0.0522844029047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84350817767905" calcext:value-type="float">
            <text:p>0.0484350817767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89170577277828" calcext:value-type="float">
            <text:p>-0.003891705772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5847532937708" calcext:value-type="float">
            <text:p>-0.017584753293771</text:p>
          </table:table-cell>
          <table:table-cell table:number-columns-repeated="2"/>
          <table:table-cell office:value-type="float" office:value="-0.00389170577277828" calcext:value-type="float">
            <text:p>-0.003891705772778</text:p>
          </table:table-cell>
          <table:table-cell office:value-type="float" office:value="0.052284402904717" calcext:value-type="float">
            <text:p>0.0522844029047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509584010404574" calcext:value-type="float">
            <text:p>-0.005095840104046</text:p>
          </table:table-cell>
          <table:table-cell office:value-type="float" office:value="0.0580846339416046" calcext:value-type="float">
            <text:p>0.058084633941605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80846339416046" calcext:value-type="float">
            <text:p>0.0580846339416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3185715654342" calcext:value-type="float">
            <text:p>0.0531857156543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09584010404574" calcext:value-type="float">
            <text:p>-0.0050958401040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4255908626666" calcext:value-type="float">
            <text:p>-0.014425590862667</text:p>
          </table:table-cell>
          <table:table-cell table:number-columns-repeated="2"/>
          <table:table-cell office:value-type="float" office:value="-0.00509584010404574" calcext:value-type="float">
            <text:p>-0.005095840104046</text:p>
          </table:table-cell>
          <table:table-cell office:value-type="float" office:value="0.0580846339416046" calcext:value-type="float">
            <text:p>0.0580846339416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619726559618284" calcext:value-type="float">
            <text:p>-0.006197265596183</text:p>
          </table:table-cell>
          <table:table-cell office:value-type="float" office:value="0.0626324275385861" calcext:value-type="float">
            <text:p>0.062632427538586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626324275385861" calcext:value-type="float">
            <text:p>0.062632427538586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0.057603961274322" calcext:value-type="float">
            <text:p>0.057603961274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19726559618284" calcext:value-type="float">
            <text:p>-0.006197265596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32614755657988" calcext:value-type="float">
            <text:p>-1.33E-02</text:p>
          </table:table-cell>
          <table:table-cell table:number-columns-repeated="2"/>
          <table:table-cell office:value-type="float" office:value="-0.00619726559618284" calcext:value-type="float">
            <text:p>-0.006197265596183</text:p>
          </table:table-cell>
          <table:table-cell office:value-type="float" office:value="0.0626324275385861" calcext:value-type="float">
            <text:p>0.0626324275385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705195113849979" calcext:value-type="float">
            <text:p>-0.0070519511385</text:p>
          </table:table-cell>
          <table:table-cell office:value-type="float" office:value="0.0671830249963904" calcext:value-type="float">
            <text:p>0.06718302499639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671830249963904" calcext:value-type="float">
            <text:p>0.067183024996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611535203477398" calcext:value-type="float">
            <text:p>0.061153520347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05195113849979" calcext:value-type="float">
            <text:p>-0.0070519511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7699121011405" calcext:value-type="float">
            <text:p>-0.013769912101141</text:p>
          </table:table-cell>
          <table:table-cell table:number-columns-repeated="2"/>
          <table:table-cell office:value-type="float" office:value="-0.00705195113849979" calcext:value-type="float">
            <text:p>-0.0070519511385</text:p>
          </table:table-cell>
          <table:table-cell office:value-type="float" office:value="0.0671830249963904" calcext:value-type="float">
            <text:p>0.067183024996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77953405745892" calcext:value-type="float">
            <text:p>-0.007795340574589</text:p>
          </table:table-cell>
          <table:table-cell office:value-type="float" office:value="0.0563907859812103" calcext:value-type="float">
            <text:p>0.05639078598121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63907859812103" calcext:value-type="float">
            <text:p>0.056390785981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14277998824762" calcext:value-type="float">
            <text:p>0.0514277998824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7953405745892" calcext:value-type="float">
            <text:p>-0.007795340574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4539128518132" calcext:value-type="float">
            <text:p>-0.015453912851813</text:p>
          </table:table-cell>
          <table:table-cell table:number-columns-repeated="2"/>
          <table:table-cell office:value-type="float" office:value="-0.0077953405745892" calcext:value-type="float">
            <text:p>-0.007795340574589</text:p>
          </table:table-cell>
          <table:table-cell office:value-type="float" office:value="0.0563907859812103" calcext:value-type="float">
            <text:p>0.056390785981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845745993576676" calcext:value-type="float">
            <text:p>-0.008457459935767</text:p>
          </table:table-cell>
          <table:table-cell office:value-type="float" office:value="0.0444639482857758" calcext:value-type="float">
            <text:p>0.044463948285776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44639482857758" calcext:value-type="float">
            <text:p>0.044463948285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7131867647661" calcext:value-type="float">
            <text:p>0.0407131867647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45745993576676" calcext:value-type="float">
            <text:p>-0.0084574599357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9291836337817" calcext:value-type="float">
            <text:p>-0.017929183633782</text:p>
          </table:table-cell>
          <table:table-cell table:number-columns-repeated="2"/>
          <table:table-cell office:value-type="float" office:value="-0.00845745993576676" calcext:value-type="float">
            <text:p>-0.008457459935767</text:p>
          </table:table-cell>
          <table:table-cell office:value-type="float" office:value="0.0444639482857758" calcext:value-type="float">
            <text:p>0.044463948285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905805645231963" calcext:value-type="float">
            <text:p>-0.00905805645232</text:p>
          </table:table-cell>
          <table:table-cell office:value-type="float" office:value="0.0334043642836601" calcext:value-type="float">
            <text:p>0.03340436428366</text:p>
          </table:table-cell>
          <table:table-cell table:number-columns-repeated="6"/>
          <table:table-cell table:style-name="ce1"/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4043642836601" calcext:value-type="float">
            <text:p>0.033404364283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8441933124966" calcext:value-type="float">
            <text:p>0.028441933124966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-0.00905805645231963" calcext:value-type="float">
            <text:p>-0.0090580564523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08487135297286" calcext:value-type="float">
            <text:p>-0.020848713529729</text:p>
          </table:table-cell>
          <table:table-cell table:number-columns-repeated="2"/>
          <table:table-cell office:value-type="float" office:value="-0.00905805645231963" calcext:value-type="float">
            <text:p>-0.00905805645232</text:p>
          </table:table-cell>
          <table:table-cell office:value-type="float" office:value="0.0334043642836601" calcext:value-type="float">
            <text:p>0.03340436428366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2"/>
          <table:table-cell office:value-type="float" office:value="-0.00960995857457591" calcext:value-type="float">
            <text:p>-0.009609958574576</text:p>
          </table:table-cell>
          <table:table-cell office:value-type="float" office:value="0.0224121599934832" calcext:value-type="float">
            <text:p>0.02241215999348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224121599934832" calcext:value-type="float">
            <text:p>0.0224121599934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0700031051648" calcext:value-type="float">
            <text:p>0.0150700031051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60995857457591" calcext:value-type="float">
            <text:p>-0.009609958574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13111589888" calcext:value-type="float">
            <text:p>-0.023913111589888</text:p>
          </table:table-cell>
          <table:table-cell table:number-columns-repeated="2"/>
          <table:table-cell office:value-type="float" office:value="-0.00960995857457591" calcext:value-type="float">
            <text:p>-0.009609958574576</text:p>
          </table:table-cell>
          <table:table-cell office:value-type="float" office:value="0.0224121599934832" calcext:value-type="float">
            <text:p>0.0224121599934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48152773390108" calcext:value-type="float">
            <text:p>0.001481527733901</text:p>
          </table:table-cell>
          <table:table-cell office:value-type="float" office:value="0.0114481658397105" calcext:value-type="float">
            <text:p>0.011448165839711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114481658397105" calcext:value-type="float">
            <text:p>0.0114481658397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00802594369392" calcext:value-type="float">
            <text:p>0.0010080259436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152773390108" calcext:value-type="float">
            <text:p>0.0014815277339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380716903094" calcext:value-type="float">
            <text:p>-0.010438071690309</text:p>
          </table:table-cell>
          <table:table-cell table:number-columns-repeated="2"/>
          <table:table-cell office:value-type="float" office:value="0.00148152773390108" calcext:value-type="float">
            <text:p>0.001481527733901</text:p>
          </table:table-cell>
          <table:table-cell office:value-type="float" office:value="0.0114481658397105" calcext:value-type="float">
            <text:p>0.0114481658397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59450573866125" calcext:value-type="float">
            <text:p>0.015945057386613</text:p>
          </table:table-cell>
          <table:table-cell office:value-type="float" office:value="0.00165993954224459" calcext:value-type="float">
            <text:p>0.001659939542245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0165993954224459" calcext:value-type="float">
            <text:p>0.001659939542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4922248009496" calcext:value-type="float">
            <text:p>-0.012492224800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9450573866125" calcext:value-type="float">
            <text:p>0.0159450573866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68684188785055" calcext:value-type="float">
            <text:p>0.004686841887851</text:p>
          </table:table-cell>
          <table:table-cell table:number-columns-repeated="2"/>
          <table:table-cell office:value-type="float" office:value="0.0159450573866125" calcext:value-type="float">
            <text:p>0.015945057386613</text:p>
          </table:table-cell>
          <table:table-cell office:value-type="float" office:value="0.00165993954224459" calcext:value-type="float">
            <text:p>0.0016599395422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3409501682718" calcext:value-type="float">
            <text:p>0.012340950168272</text:p>
          </table:table-cell>
          <table:table-cell office:value-type="float" office:value="0.00554201401172251" calcext:value-type="float">
            <text:p>0.00554201401172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0554201401172251" calcext:value-type="float">
            <text:p>0.005542014011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38660741778" calcext:value-type="float">
            <text:p>-0.0114386607417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3409501682718" calcext:value-type="float">
            <text:p>0.0123409501682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8775454142797" calcext:value-type="float">
            <text:p>0.006287754541428</text:p>
          </table:table-cell>
          <table:table-cell table:number-columns-repeated="2"/>
          <table:table-cell office:value-type="float" office:value="0.0123409501682718" calcext:value-type="float">
            <text:p>0.012340950168272</text:p>
          </table:table-cell>
          <table:table-cell office:value-type="float" office:value="0.00554201401172251" calcext:value-type="float">
            <text:p>0.0055420140117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64735184673876" calcext:value-type="float">
            <text:p>0.00764735184673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64735184673876" calcext:value-type="float">
            <text:p>0.0076473518467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79190929161573" calcext:value-type="float">
            <text:p>0.006791909291616</text:p>
          </table:table-cell>
          <table:table-cell table:number-columns-repeated="2"/>
          <table:table-cell office:value-type="float" office:value="0.00764735184673876" calcext:value-type="float">
            <text:p>0.0076473518467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539523377578979" calcext:value-type="float">
            <text:p>0.0053952337757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39523377578979" calcext:value-type="float">
            <text:p>0.00539523377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7384082037739" calcext:value-type="float">
            <text:p>0.008373840820377</text:p>
          </table:table-cell>
          <table:table-cell table:number-columns-repeated="2"/>
          <table:table-cell office:value-type="float" office:value="0.00539523377578979" calcext:value-type="float">
            <text:p>0.005395233775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381252796340498" calcext:value-type="float">
            <text:p>0.00381252796340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81252796340498" calcext:value-type="float">
            <text:p>0.003812527963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28768286672029" calcext:value-type="float">
            <text:p>0.00928768286672</text:p>
          </table:table-cell>
          <table:table-cell table:number-columns-repeated="2"/>
          <table:table-cell office:value-type="float" office:value="0.00381252796340498" calcext:value-type="float">
            <text:p>0.0038125279634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247612066037916" calcext:value-type="float">
            <text:p>0.00247612066037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47612066037916" calcext:value-type="float">
            <text:p>0.0024761206603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7764169536855" calcext:value-type="float">
            <text:p>0.009777641695369</text:p>
          </table:table-cell>
          <table:table-cell table:number-columns-repeated="2"/>
          <table:table-cell office:value-type="float" office:value="0.00247612066037916" calcext:value-type="float">
            <text:p>0.0024761206603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13849409350253" calcext:value-type="float">
            <text:p>0.0013849409350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3849409350253" calcext:value-type="float">
            <text:p>0.0013849409350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7125960508983" calcext:value-type="float">
            <text:p>0.00997125960509</text:p>
          </table:table-cell>
          <table:table-cell table:number-columns-repeated="2"/>
          <table:table-cell office:value-type="float" office:value="0.0013849409350253" calcext:value-type="float">
            <text:p>0.00138494093502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float" office:value="0.000629471087936982" calcext:value-type="float">
            <text:p>0.000629471087937</text:p>
          </table:table-cell>
          <table:table-cell table:number-columns-repeated="3"/>
          <table:table-cell table:style-name="ce1"/>
          <table:table-cell table:number-columns-repeated="11"/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00629471087936982" calcext:value-type="float">
            <text:p>0.0006294710879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4767888624526" calcext:value-type="float">
            <text:p>0.009947678886245</text:p>
          </table:table-cell>
          <table:table-cell table:number-columns-repeated="2"/>
          <table:table-cell office:value-type="float" office:value="0.000629471087936982" calcext:value-type="float">
            <text:p>0.00062947108793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663285973680914" calcext:value-type="float">
            <text:p>6.63E-0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table:style-name="ce1" office:value-type="float" office:value="0.0000663285973680914" calcext:value-type="float">
            <text:p>6.63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60034600019232" calcext:value-type="float">
            <text:p>0.009600346000192</text:p>
          </table:table-cell>
          <table:table-cell table:number-columns-repeated="2"/>
          <table:table-cell table:style-name="ce1" office:value-type="float" office:value="0.0000663285973680914" calcext:value-type="float">
            <text:p>6.63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313065576296293" calcext:value-type="float">
            <text:p>-0.00031306557629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13065576296293" calcext:value-type="float">
            <text:p>-0.0003130655762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00393604804172" calcext:value-type="float">
            <text:p>0.009003936048042</text:p>
          </table:table-cell>
          <table:table-cell table:number-columns-repeated="2"/>
          <table:table-cell office:value-type="float" office:value="-0.000313065576296293" calcext:value-type="float">
            <text:p>-0.0003130655762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530449950074149" calcext:value-type="float">
            <text:p>-0.00053044995007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530449950074149" calcext:value-type="float">
            <text:p>-0.0005304499500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2324693555095" calcext:value-type="float">
            <text:p>0.008223246935551</text:p>
          </table:table-cell>
          <table:table-cell table:number-columns-repeated="2"/>
          <table:table-cell office:value-type="float" office:value="-0.000530449950074149" calcext:value-type="float">
            <text:p>-0.000530449950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633175859701494" calcext:value-type="float">
            <text:p>-0.00063317585970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633175859701494" calcext:value-type="float">
            <text:p>-0.000633175859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8522777523169" calcext:value-type="float">
            <text:p>0.007285227775232</text:p>
          </table:table-cell>
          <table:table-cell table:number-columns-repeated="2"/>
          <table:table-cell office:value-type="float" office:value="-0.000633175859701494" calcext:value-type="float">
            <text:p>-0.0006331758597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672185427063601" calcext:value-type="float">
            <text:p>-0.0006721854270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672185427063601" calcext:value-type="float">
            <text:p>-0.0006721854270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696906817338" calcext:value-type="float">
            <text:p>0.006226969068173</text:p>
          </table:table-cell>
          <table:table-cell table:number-columns-repeated="2"/>
          <table:table-cell office:value-type="float" office:value="-0.000672185427063601" calcext:value-type="float">
            <text:p>-0.0006721854270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14550829356052" calcext:value-type="float">
            <text:p>-0.001455082935605</text:p>
          </table:table-cell>
          <table:table-cell table:number-columns-repeated="7"/>
          <table:table-cell table:style-name="ce1"/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-0.0014550829356052" calcext:value-type="float">
            <text:p>-0.0014550829356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586256797602408" calcext:value-type="float">
            <text:p>0.005862567976024</text:p>
          </table:table-cell>
          <table:table-cell table:number-columns-repeated="2"/>
          <table:table-cell office:value-type="float" office:value="-0.0014550829356052" calcext:value-type="float">
            <text:p>-0.001455082935605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office:value-type="float" office:value="-0.000393253642022645" calcext:value-type="float">
            <text:p>-0.00039325364202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93253642022645" calcext:value-type="float">
            <text:p>-0.0003932536420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64202208488163" calcext:value-type="float">
            <text:p>0.005642022084882</text:p>
          </table:table-cell>
          <table:table-cell table:number-columns-repeated="2"/>
          <table:table-cell office:value-type="float" office:value="-0.000393253642022645" calcext:value-type="float">
            <text:p>-0.000393253642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875058157359376" calcext:value-type="float">
            <text:p>0.000875058157359</text:p>
          </table:table-cell>
          <table:table-cell table:number-columns-repeated="6"/>
          <table:table-cell table:style-name="ce1"/>
          <table:table-cell table:number-columns-repeated="12"/>
          <table:table-cell office:value-type="string" calcext:value-type="string">
            <text:p>ROLL:</text:p>
          </table:table-cell>
          <table:table-cell office:value-type="float" office:value="0.000875058157359376" calcext:value-type="float">
            <text:p>0.0008750581573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576608019147" calcext:value-type="float">
            <text:p>0.004957660801915</text:p>
          </table:table-cell>
          <table:table-cell table:number-columns-repeated="2"/>
          <table:table-cell office:value-type="float" office:value="0.000875058157359376" calcext:value-type="float">
            <text:p>0.0008750581573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161968972872265" calcext:value-type="float">
            <text:p>0.00161968972872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61968972872265" calcext:value-type="float">
            <text:p>0.001619689728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9301573758507" calcext:value-type="float">
            <text:p>0.004793015737585</text:p>
          </table:table-cell>
          <table:table-cell table:number-columns-repeated="2"/>
          <table:table-cell office:value-type="float" office:value="0.00161968972872265" calcext:value-type="float">
            <text:p>0.0016196897287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246135873267586" calcext:value-type="float">
            <text:p>0.00246135873267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46135873267586" calcext:value-type="float">
            <text:p>0.0024613587326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25874977932047" calcext:value-type="float">
            <text:p>0.00325874977932</text:p>
          </table:table-cell>
          <table:table-cell table:number-columns-repeated="2"/>
          <table:table-cell office:value-type="float" office:value="0.00246135873267586" calcext:value-type="float">
            <text:p>0.0024613587326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342290598356361" calcext:value-type="float">
            <text:p>0.0034229059835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42290598356361" calcext:value-type="float">
            <text:p>0.003422905983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337991497058038" calcext:value-type="float">
            <text:p>0.000337991497058</text:p>
          </table:table-cell>
          <table:table-cell table:number-columns-repeated="2"/>
          <table:table-cell office:value-type="float" office:value="0.00342290598356361" calcext:value-type="float">
            <text:p>0.003422905983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441067870258148" calcext:value-type="float">
            <text:p>0.0044106787025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441067870258148" calcext:value-type="float">
            <text:p>0.0044106787025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58988155150363" calcext:value-type="float">
            <text:p>-0.003589881551504</text:p>
          </table:table-cell>
          <table:table-cell table:number-columns-repeated="2"/>
          <table:table-cell office:value-type="float" office:value="0.00441067870258148" calcext:value-type="float">
            <text:p>0.0044106787025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539800379247534" calcext:value-type="float">
            <text:p>0.00539800379247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39800379247534" calcext:value-type="float">
            <text:p>0.0053980037924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18425325780421" calcext:value-type="float">
            <text:p>-0.008184253257804</text:p>
          </table:table-cell>
          <table:table-cell table:number-columns-repeated="2"/>
          <table:table-cell office:value-type="float" office:value="0.00539800379247534" calcext:value-type="float">
            <text:p>0.00539800379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636411077446706" calcext:value-type="float">
            <text:p>0.00636411077446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636411077446706" calcext:value-type="float">
            <text:p>0.0063641107744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431374523601" calcext:value-type="float">
            <text:p>-0.01314313745236</text:p>
          </table:table-cell>
          <table:table-cell table:number-columns-repeated="2"/>
          <table:table-cell office:value-type="float" office:value="0.00636411077446706" calcext:value-type="float">
            <text:p>0.0063641107744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729093566712488" calcext:value-type="float">
            <text:p>0.0072909356671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29093566712488" calcext:value-type="float">
            <text:p>0.0072909356671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127012547286" calcext:value-type="float">
            <text:p>-0.018212701254729</text:p>
          </table:table-cell>
          <table:table-cell table:number-columns-repeated="2"/>
          <table:table-cell office:value-type="float" office:value="0.00729093566712488" calcext:value-type="float">
            <text:p>0.00729093566712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float" office:value="0.00880689031219802" calcext:value-type="float">
            <text:p>0.008806890312198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0.00880689031219802" calcext:value-type="float">
            <text:p>0.0088068903121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3002825671198" calcext:value-type="float">
            <text:p>-0.01530028256712</text:p>
          </table:table-cell>
          <table:table-cell table:number-columns-repeated="2"/>
          <table:table-cell office:value-type="float" office:value="0.00880689031219802" calcext:value-type="float">
            <text:p>0.00880689031219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office:value-type="float" office:value="0.0088016641409462" calcext:value-type="float">
            <text:p>0.008801664140946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0.0088016641409462" calcext:value-type="float">
            <text:p>0.008801664140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593403256281" calcext:value-type="float">
            <text:p>-0.013859340325628</text:p>
          </table:table-cell>
          <table:table-cell table:number-columns-repeated="2"/>
          <table:table-cell office:value-type="float" office:value="0.0088016641409462" calcext:value-type="float">
            <text:p>0.00880166414094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float" office:value="0.00944173429536344" calcext:value-type="float">
            <text:p>0.0094417342953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944173429536344" calcext:value-type="float">
            <text:p>0.0094417342953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260429501638" calcext:value-type="float">
            <text:p>-0.013426042950164</text:p>
          </table:table-cell>
          <table:table-cell table:number-columns-repeated="2"/>
          <table:table-cell office:value-type="float" office:value="0.00944173429536344" calcext:value-type="float">
            <text:p>0.009441734295363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float" office:value="0.0103530652787519" calcext:value-type="float">
            <text:p>0.010353065278752</text:p>
          </table:table-cell>
          <table:table-cell table:number-columns-repeated="3"/>
          <table:table-cell table:style-name="ce1" table:number-columns-repeated="2"/>
          <table:table-cell table:number-columns-repeated="14"/>
          <table:table-cell office:value-type="string" calcext:value-type="string">
            <text:p>ROLL:</text:p>
          </table:table-cell>
          <table:table-cell office:value-type="float" office:value="0.0103530652787519" calcext:value-type="float">
            <text:p>0.010353065278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817471723074" calcext:value-type="float">
            <text:p>-0.013181747172307</text:p>
          </table:table-cell>
          <table:table-cell table:number-columns-repeated="2"/>
          <table:table-cell office:value-type="float" office:value="0.0103530652787519" calcext:value-type="float">
            <text:p>0.01035306527875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float" office:value="0.0108520448290447" calcext:value-type="float">
            <text:p>0.01085204482904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108520448290447" calcext:value-type="float">
            <text:p>0.0108520448290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2876946767658" calcext:value-type="float">
            <text:p>-0.013287694676766</text:p>
          </table:table-cell>
          <table:table-cell table:number-columns-repeated="2"/>
          <table:table-cell office:value-type="float" office:value="0.0108520448290447" calcext:value-type="float">
            <text:p>0.010852044829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10832582430363" calcext:value-type="float">
            <text:p>0.010832582430363</text:p>
          </table:table-cell>
          <table:table-cell table:number-columns-repeated="14"/>
          <table:table-cell table:style-name="ce1"/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832582430363" calcext:value-type="float">
            <text:p>0.0108325824303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37011858918561" calcext:value-type="float">
            <text:p>-1.37E-02</text:p>
          </table:table-cell>
          <table:table-cell table:number-columns-repeated="2"/>
          <table:table-cell office:value-type="float" office:value="0.010832582430363" calcext:value-type="float">
            <text:p>0.0108325824303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104269759747311" calcext:value-type="float">
            <text:p>0.010426975974731</text:p>
          </table:table-cell>
          <table:table-cell table:number-columns-repeated="15"/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104269759747311" calcext:value-type="float">
            <text:p>0.010426975974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598091479815" calcext:value-type="float">
            <text:p>-0.014359809147982</text:p>
          </table:table-cell>
          <table:table-cell table:number-columns-repeated="2"/>
          <table:table-cell office:value-type="float" office:value="0.0104269759747311" calcext:value-type="float">
            <text:p>0.0104269759747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97323344033067" calcext:value-type="float">
            <text:p>0.00973233440330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97323344033067" calcext:value-type="float">
            <text:p>0.0097323344033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326144734112" calcext:value-type="float">
            <text:p>-0.015326144734112</text:p>
          </table:table-cell>
          <table:table-cell table:number-columns-repeated="2"/>
          <table:table-cell office:value-type="float" office:value="0.0097323344033067" calcext:value-type="float">
            <text:p>0.0097323344033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872843591013733" calcext:value-type="float">
            <text:p>0.00872843591013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872843591013733" calcext:value-type="float">
            <text:p>0.0087284359101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829930548401" calcext:value-type="float">
            <text:p>-0.01648299305484</text:p>
          </table:table-cell>
          <table:table-cell table:number-columns-repeated="2"/>
          <table:table-cell office:value-type="float" office:value="0.00872843591013733" calcext:value-type="float">
            <text:p>0.0087284359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744434984162012" calcext:value-type="float">
            <text:p>0.00744434984162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44434984162012" calcext:value-type="float">
            <text:p>0.00744434984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8669514130846" calcext:value-type="float">
            <text:p>-0.017866951413085</text:p>
          </table:table-cell>
          <table:table-cell table:number-columns-repeated="2"/>
          <table:table-cell office:value-type="float" office:value="0.00744434984162012" calcext:value-type="float">
            <text:p>0.007444349841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585403832290588" calcext:value-type="float">
            <text:p>0.00585403832290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85403832290588" calcext:value-type="float">
            <text:p>0.0058540383229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4002014240395" calcext:value-type="float">
            <text:p>-0.01940020142404</text:p>
          </table:table-cell>
          <table:table-cell table:number-columns-repeated="2"/>
          <table:table-cell office:value-type="float" office:value="0.00585403832290588" calcext:value-type="float">
            <text:p>0.0058540383229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40129540157239" calcext:value-type="float">
            <text:p>0.00401295401572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40129540157239" calcext:value-type="float">
            <text:p>0.0040129540157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229654210693" calcext:value-type="float">
            <text:p>-0.021122965421069</text:p>
          </table:table-cell>
          <table:table-cell table:number-columns-repeated="2"/>
          <table:table-cell office:value-type="float" office:value="0.0040129540157239" calcext:value-type="float">
            <text:p>0.0040129540157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199889996638915" calcext:value-type="float">
            <text:p>0.00199889996638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99889996638915" calcext:value-type="float">
            <text:p>0.0019988999663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0722101449411" calcext:value-type="float">
            <text:p>-0.023072210144941</text:p>
          </table:table-cell>
          <table:table-cell table:number-columns-repeated="2"/>
          <table:table-cell office:value-type="float" office:value="0.00199889996638915" calcext:value-type="float">
            <text:p>0.0019988999663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105268875464234" calcext:value-type="float">
            <text:p>-0.0001052688754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105268875464234" calcext:value-type="float">
            <text:p>-0.000105268875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0354983160181" calcext:value-type="float">
            <text:p>-0.025035498316018</text:p>
          </table:table-cell>
          <table:table-cell table:number-columns-repeated="2"/>
          <table:table-cell office:value-type="float" office:value="-0.000105268875464234" calcext:value-type="float">
            <text:p>-0.0001052688754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211237739273362" calcext:value-type="float">
            <text:p>-0.00211237739273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11237739273362" calcext:value-type="float">
            <text:p>-0.0021123773927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0531642539176" calcext:value-type="float">
            <text:p>-0.027053164253918</text:p>
          </table:table-cell>
          <table:table-cell table:number-columns-repeated="2"/>
          <table:table-cell office:value-type="float" office:value="-0.00211237739273362" calcext:value-type="float">
            <text:p>-0.0021123773927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401374375841667" calcext:value-type="float">
            <text:p>-0.00401374375841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01374375841667" calcext:value-type="float">
            <text:p>-0.0040137437584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8475782470291" calcext:value-type="float">
            <text:p>-0.023847578247029</text:p>
          </table:table-cell>
          <table:table-cell table:number-columns-repeated="2"/>
          <table:table-cell office:value-type="float" office:value="-0.00401374375841667" calcext:value-type="float">
            <text:p>-0.0040137437584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576748196448591" calcext:value-type="float">
            <text:p>-0.00576748196448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576748196448591" calcext:value-type="float">
            <text:p>-0.0057674819644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722433147453" calcext:value-type="float">
            <text:p>-0.020672243314745</text:p>
          </table:table-cell>
          <table:table-cell table:number-columns-repeated="2"/>
          <table:table-cell office:value-type="float" office:value="-0.00576748196448591" calcext:value-type="float">
            <text:p>-0.005767481964486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float" office:value="-0.00739517638080526" calcext:value-type="float">
            <text:p>-0.007395176380805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-0.00739517638080526" calcext:value-type="float">
            <text:p>-0.0073951763808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4736523693242" calcext:value-type="float">
            <text:p>-0.019473652369324</text:p>
          </table:table-cell>
          <table:table-cell table:number-columns-repeated="2"/>
          <table:table-cell office:value-type="float" office:value="-0.00739517638080526" calcext:value-type="float">
            <text:p>-0.00739517638080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float" office:value="-0.00878995527527147" calcext:value-type="float">
            <text:p>-0.00878995527527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878995527527147" calcext:value-type="float">
            <text:p>-0.0087899552752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928615798511" calcext:value-type="float">
            <text:p>-0.019928615798511</text:p>
          </table:table-cell>
          <table:table-cell table:number-columns-repeated="2"/>
          <table:table-cell office:value-type="float" office:value="-0.00878995527527147" calcext:value-type="float">
            <text:p>-0.0087899552752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100699919791751" calcext:value-type="float">
            <text:p>-0.01006999197917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00699919791751" calcext:value-type="float">
            <text:p>-0.010069991979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5440942496882" calcext:value-type="float">
            <text:p>-0.021544094249688</text:p>
          </table:table-cell>
          <table:table-cell table:number-columns-repeated="2"/>
          <table:table-cell office:value-type="float" office:value="-0.0100699919791751" calcext:value-type="float">
            <text:p>-0.0100699919791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11266454074457" calcext:value-type="float">
            <text:p>-0.01126645407445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1266454074457" calcext:value-type="float">
            <text:p>-0.0112664540744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376972704617" calcext:value-type="float">
            <text:p>-0.023937697270462</text:p>
          </table:table-cell>
          <table:table-cell table:number-columns-repeated="2"/>
          <table:table-cell office:value-type="float" office:value="-0.011266454074457" calcext:value-type="float">
            <text:p>-0.0112664540744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124000631295153" calcext:value-type="float">
            <text:p>-0.01240006312951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24000631295153" calcext:value-type="float">
            <text:p>-0.0124000631295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7651623451434" calcext:value-type="float">
            <text:p>-0.026765162345143</text:p>
          </table:table-cell>
          <table:table-cell table:number-columns-repeated="2"/>
          <table:table-cell office:value-type="float" office:value="-0.0124000631295153" calcext:value-type="float">
            <text:p>-0.0124000631295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134842037904252" calcext:value-type="float">
            <text:p>-0.0134842037904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34842037904252" calcext:value-type="float">
            <text:p>-0.013484203790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7307638049468" calcext:value-type="float">
            <text:p>-0.029730763804947</text:p>
          </table:table-cell>
          <table:table-cell table:number-columns-repeated="2"/>
          <table:table-cell office:value-type="float" office:value="-0.0134842037904252" calcext:value-type="float">
            <text:p>-0.0134842037904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295997650499683" calcext:value-type="float">
            <text:p>-0.00295997650499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95997650499683" calcext:value-type="float">
            <text:p>-0.002959976504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2012716650471" calcext:value-type="float">
            <text:p>-0.016201271665047</text:p>
          </table:table-cell>
          <table:table-cell table:number-columns-repeated="2"/>
          <table:table-cell office:value-type="float" office:value="-0.00295997650499683" calcext:value-type="float">
            <text:p>-0.0029599765049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109314130735317" calcext:value-type="float">
            <text:p>0.010931413073532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109314130735317" calcext:value-type="float">
            <text:p>0.0109314130735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00319903180472" calcext:value-type="float">
            <text:p>-0.001003199031805</text:p>
          </table:table-cell>
          <table:table-cell table:number-columns-repeated="2"/>
          <table:table-cell office:value-type="float" office:value="0.0109314130735317" calcext:value-type="float">
            <text:p>0.010931413073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76375640275468" calcext:value-type="float">
            <text:p>0.00763756402754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6375640275468" calcext:value-type="float">
            <text:p>0.0076375640275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10963963735096" calcext:value-type="float">
            <text:p>0.001109639637351</text:p>
          </table:table-cell>
          <table:table-cell table:number-columns-repeated="2"/>
          <table:table-cell office:value-type="float" office:value="0.0076375640275468" calcext:value-type="float">
            <text:p>0.0076375640275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323264965965289" calcext:value-type="float">
            <text:p>0.00323264965965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23264965965289" calcext:value-type="float">
            <text:p>0.0032326496596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14287310282746" calcext:value-type="float">
            <text:p>0.002142873102827</text:p>
          </table:table-cell>
          <table:table-cell table:number-columns-repeated="2"/>
          <table:table-cell office:value-type="float" office:value="0.00323264965965289" calcext:value-type="float">
            <text:p>0.0032326496596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116224532886328" calcext:value-type="float">
            <text:p>0.0011622453288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16224532886328" calcext:value-type="float">
            <text:p>0.0011622453288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6325469516229" calcext:value-type="float">
            <text:p>0.004163254695162</text:p>
          </table:table-cell>
          <table:table-cell table:number-columns-repeated="2"/>
          <table:table-cell office:value-type="float" office:value="0.00116224532886328" calcext:value-type="float">
            <text:p>0.0011622453288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33507590001294" calcext:value-type="float">
            <text:p>-0.00033507590001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3507590001294" calcext:value-type="float">
            <text:p>-0.000335075900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53998047485157" calcext:value-type="float">
            <text:p>0.005539980474852</text:p>
          </table:table-cell>
          <table:table-cell table:number-columns-repeated="2"/>
          <table:table-cell office:value-type="float" office:value="-0.00033507590001294" calcext:value-type="float">
            <text:p>-0.0003350759000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154016394430343" calcext:value-type="float">
            <text:p>-0.00154016394430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154016394430343" calcext:value-type="float">
            <text:p>-0.0015401639443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4025101403071" calcext:value-type="float">
            <text:p>0.006402510140307</text:p>
          </table:table-cell>
          <table:table-cell table:number-columns-repeated="2"/>
          <table:table-cell office:value-type="float" office:value="-0.00154016394430343" calcext:value-type="float">
            <text:p>-0.0015401639443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249552328092099" calcext:value-type="float">
            <text:p>-0.00249552328092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49552328092099" calcext:value-type="float">
            <text:p>-0.0024955232809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9134940167029" calcext:value-type="float">
            <text:p>0.00699134940167</text:p>
          </table:table-cell>
          <table:table-cell table:number-columns-repeated="2"/>
          <table:table-cell office:value-type="float" office:value="-0.00249552328092099" calcext:value-type="float">
            <text:p>-0.002495523280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315014579381562" calcext:value-type="float">
            <text:p>-0.00315014579381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15014579381562" calcext:value-type="float">
            <text:p>-0.0031501457938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3927969567545" calcext:value-type="float">
            <text:p>0.007339279695675</text:p>
          </table:table-cell>
          <table:table-cell table:number-columns-repeated="2"/>
          <table:table-cell office:value-type="float" office:value="-0.00315014579381562" calcext:value-type="float">
            <text:p>-0.003150145793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365001978398092" calcext:value-type="float">
            <text:p>-0.0036500197839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65001978398092" calcext:value-type="float">
            <text:p>-0.0036500197839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5288736151589" calcext:value-type="float">
            <text:p>0.007352887361516</text:p>
          </table:table-cell>
          <table:table-cell table:number-columns-repeated="2"/>
          <table:table-cell office:value-type="float" office:value="-0.00365001978398092" calcext:value-type="float">
            <text:p>-0.003650019783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399521062785387" calcext:value-type="float">
            <text:p>-0.00399521062785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99521062785387" calcext:value-type="float">
            <text:p>-0.0039952106278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11487963972498" calcext:value-type="float">
            <text:p>0.007114879639725</text:p>
          </table:table-cell>
          <table:table-cell table:number-columns-repeated="2"/>
          <table:table-cell office:value-type="float" office:value="-0.00399521062785387" calcext:value-type="float">
            <text:p>-0.0039952106278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420357319063476" calcext:value-type="float">
            <text:p>-0.00420357319063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20357319063476" calcext:value-type="float">
            <text:p>-0.0042035731906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69005476302175" calcext:value-type="float">
            <text:p>0.006690054763022</text:p>
          </table:table-cell>
          <table:table-cell table:number-columns-repeated="2"/>
          <table:table-cell office:value-type="float" office:value="-0.00420357319063476" calcext:value-type="float">
            <text:p>-0.0042035731906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432304594461849" calcext:value-type="float">
            <text:p>-0.004323045944618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32304594461849" calcext:value-type="float">
            <text:p>-0.0043230459446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10413151596247" calcext:value-type="float">
            <text:p>0.006104131515962</text:p>
          </table:table-cell>
          <table:table-cell table:number-columns-repeated="2"/>
          <table:table-cell office:value-type="float" office:value="-0.00432304594461849" calcext:value-type="float">
            <text:p>-0.0043230459446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440458535004418" calcext:value-type="float">
            <text:p>-0.00440458535004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40458535004418" calcext:value-type="float">
            <text:p>-0.0044045853500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9539225262788" calcext:value-type="float">
            <text:p>0.005395392252628</text:p>
          </table:table-cell>
          <table:table-cell table:number-columns-repeated="2"/>
          <table:table-cell office:value-type="float" office:value="-0.00440458535004418" calcext:value-type="float">
            <text:p>-0.0044045853500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526527413460301" calcext:value-type="float">
            <text:p>-0.00526527413460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526527413460301" calcext:value-type="float">
            <text:p>-0.0052652741346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4967804203254" calcext:value-type="float">
            <text:p>0.005349678042033</text:p>
          </table:table-cell>
          <table:table-cell table:number-columns-repeated="2"/>
          <table:table-cell office:value-type="float" office:value="-0.00526527413460301" calcext:value-type="float">
            <text:p>-0.005265274134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416844596106332" calcext:value-type="float">
            <text:p>-0.0041684459610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16844596106332" calcext:value-type="float">
            <text:p>-0.0041684459610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5895705276824" calcext:value-type="float">
            <text:p>0.005358957052768</text:p>
          </table:table-cell>
          <table:table-cell table:number-columns-repeated="2"/>
          <table:table-cell office:value-type="float" office:value="-0.00416844596106332" calcext:value-type="float">
            <text:p>-0.0041684459610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292939707665037" calcext:value-type="float">
            <text:p>-0.0029293970766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92939707665037" calcext:value-type="float">
            <text:p>-0.002929397076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9697047380384" calcext:value-type="float">
            <text:p>0.004996970473804</text:p>
          </table:table-cell>
          <table:table-cell table:number-columns-repeated="2"/>
          <table:table-cell office:value-type="float" office:value="-0.00292939707665037" calcext:value-type="float">
            <text:p>-0.002929397076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222818581282512" calcext:value-type="float">
            <text:p>-0.0022281858128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22818581282512" calcext:value-type="float">
            <text:p>-0.0022281858128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3854196706102" calcext:value-type="float">
            <text:p>0.005038541967061</text:p>
          </table:table-cell>
          <table:table-cell table:number-columns-repeated="2"/>
          <table:table-cell office:value-type="float" office:value="-0.00222818581282512" calcext:value-type="float">
            <text:p>-0.0022281858128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141738311234587" calcext:value-type="float">
            <text:p>-0.00141738311234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141738311234587" calcext:value-type="float">
            <text:p>-0.0014173831123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9862312467357" calcext:value-type="float">
            <text:p>0.003698623124674</text:p>
          </table:table-cell>
          <table:table-cell table:number-columns-repeated="2"/>
          <table:table-cell office:value-type="float" office:value="-0.00141738311234587" calcext:value-type="float">
            <text:p>-0.0014173831123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0.000492296514806534" calcext:value-type="float">
            <text:p>-0.00049229651480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492296514806534" calcext:value-type="float">
            <text:p>-0.000492296514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983863678584913" calcext:value-type="float">
            <text:p>0.000983863678585</text:p>
          </table:table-cell>
          <table:table-cell table:number-columns-repeated="2"/>
          <table:table-cell office:value-type="float" office:value="-0.000492296514806534" calcext:value-type="float">
            <text:p>-0.0004922965148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459412578756552" calcext:value-type="float">
            <text:p>0.00045941257875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0459412578756552" calcext:value-type="float">
            <text:p>0.0004594125787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73085775214638" calcext:value-type="float">
            <text:p>-0.002730857752146</text:p>
          </table:table-cell>
          <table:table-cell table:number-columns-repeated="2"/>
          <table:table-cell office:value-type="float" office:value="0.000459412578756552" calcext:value-type="float">
            <text:p>0.0004594125787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141040826738461" calcext:value-type="float">
            <text:p>0.00141040826738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41040826738461" calcext:value-type="float">
            <text:p>0.001410408267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0446462670573" calcext:value-type="float">
            <text:p>-0.007104464626706</text:p>
          </table:table-cell>
          <table:table-cell table:number-columns-repeated="2"/>
          <table:table-cell office:value-type="float" office:value="0.00141040826738461" calcext:value-type="float">
            <text:p>0.0014104082673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233916855068127" calcext:value-type="float">
            <text:p>0.0023391685506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33916855068127" calcext:value-type="float">
            <text:p>0.002339168550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8347107957348" calcext:value-type="float">
            <text:p>-0.011834710795735</text:p>
          </table:table-cell>
          <table:table-cell table:number-columns-repeated="2"/>
          <table:table-cell office:value-type="float" office:value="0.00233916855068127" calcext:value-type="float">
            <text:p>0.0023391685506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322706779768648" calcext:value-type="float">
            <text:p>0.00322706779768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22706779768648" calcext:value-type="float">
            <text:p>0.003227067797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683038110607" calcext:value-type="float">
            <text:p>-0.016668303811061</text:p>
          </table:table-cell>
          <table:table-cell table:number-columns-repeated="2"/>
          <table:table-cell office:value-type="float" office:value="0.00322706779768648" calcext:value-type="float">
            <text:p>0.003227067797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573528468750842" calcext:value-type="float">
            <text:p>0.005735284687508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73528468750842" calcext:value-type="float">
            <text:p>0.0057352846875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6858231070244" calcext:value-type="float">
            <text:p>-0.014685823107024</text:p>
          </table:table-cell>
          <table:table-cell table:number-columns-repeated="2"/>
          <table:table-cell office:value-type="float" office:value="0.00573528468750842" calcext:value-type="float">
            <text:p>0.005735284687508</text:p>
          </table:table-cell>
          <table:table-cell table:number-columns-repeated="6"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table:number-columns-repeated="7"/>
          <table:table-cell table:style-name="ce1"/>
          <table:table-cell table:number-columns-repeated="29"/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11"/>
          <table:table-cell table:style-name="ce1"/>
          <table:table-cell table:number-columns-repeated="25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11"/>
          <table:table-cell table:style-name="ce1"/>
          <table:table-cell table:number-columns-repeated="25"/>
        </table:table-row>
        <table:table-row table:style-name="ro1" table:number-rows-repeated="15">
          <table:table-cell table:number-columns-repeated="37"/>
        </table:table-row>
        <table:table-row table:style-name="ro1">
          <table:table-cell table:number-columns-repeated="11"/>
          <table:table-cell table:style-name="ce1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6:52:23.046292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4:17:50.066210721</meta:creation-date>
    <meta:editing-duration>PT2H40M59S</meta:editing-duration>
    <meta:editing-cycles>16</meta:editing-cycles>
    <meta:generator>LibreOffice/6.0.7.3$Linux_X86_64 LibreOffice_project/00m0$Build-3</meta:generator>
    <dc:date>2025-02-08T18:02:14.181751443</dc:date>
    <meta:document-statistic meta:table-count="1" meta:cell-count="6434" meta:object-count="0"/>
  </office:meta>
</office:document-meta>
</file>